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223" manifest:media-type="application/x-openoffice-gdimetafile;windows_formatname=&quot;GDIMetaFile&quot;"/>
  <manifest:file-entry manifest:full-path="ObjectReplacements/Object 13" manifest:media-type=""/>
  <manifest:file-entry manifest:full-path="ObjectReplacements/Object 249" manifest:media-type=""/>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
  <manifest:file-entry manifest:full-path="ObjectReplacements/Object 247" manifest:media-type=""/>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222" manifest:media-type="application/x-openoffice-gdimetafile;windows_formatname=&quot;GDIMetaFile&quot;"/>
  <manifest:file-entry manifest:full-path="ObjectReplacements/Object 12" manifest:media-type=""/>
  <manifest:file-entry manifest:full-path="ObjectReplacements/Object 248" manifest:media-type=""/>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
  <manifest:file-entry manifest:full-path="ObjectReplacements/Object 242"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
  <manifest:file-entry manifest:full-path="ObjectReplacements/Object 28" manifest:media-type="application/x-openoffice-gdimetafile;windows_formatname=&quot;GDIMetaFile&quot;"/>
  <manifest:file-entry manifest:full-path="ObjectReplacements/Object 239" manifest:media-type=""/>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6" manifest:media-type=""/>
  <manifest:file-entry manifest:full-path="ObjectReplacements/Object 36"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8" manifest:media-type=""/>
  <manifest:file-entry manifest:full-path="ObjectReplacements/Object 129" manifest:media-type="application/x-openoffice-gdimetafile;windows_formatname=&quot;GDIMetaFile&quot;"/>
  <manifest:file-entry manifest:full-path="ObjectReplacements/Object 130" manifest:media-type=""/>
  <manifest:file-entry manifest:full-path="ObjectReplacements/Object 131" manifest:media-type="application/x-openoffice-gdimetafile;windows_formatname=&quot;GDIMetaFile&quot;"/>
  <manifest:file-entry manifest:full-path="ObjectReplacements/Object 132" manifest:media-type=""/>
  <manifest:file-entry manifest:full-path="ObjectReplacements/Object 133" manifest:media-type=""/>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6" manifest:media-type=""/>
  <manifest:file-entry manifest:full-path="ObjectReplacements/Object 147" manifest:media-type=""/>
  <manifest:file-entry manifest:full-path="ObjectReplacements/Object 143" manifest:media-type="application/x-openoffice-gdimetafile;windows_formatname=&quot;GDIMetaFile&quot;"/>
  <manifest:file-entry manifest:full-path="ObjectReplacements/Object 144" manifest:media-type=""/>
  <manifest:file-entry manifest:full-path="ObjectReplacements/Object 145" manifest:media-type=""/>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1/settings.xml" manifest:media-type="text/xml"/>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8/Configurations2/" manifest:media-type="application/vnd.sun.xml.ui.configuration"/>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Configurations2/" manifest:media-type="application/vnd.sun.xml.ui.configuration"/>
  <manifest:file-entry manifest:full-path="Object 30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Configurations2/" manifest:media-type="application/vnd.sun.xml.ui.configuration"/>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P1" style:family="paragraph" style:parent-style-name="Standard">
      <style:text-properties officeooo:paragraph-rsid="000891a1"/>
    </style:style>
    <style:style style:name="P2" style:family="paragraph" style:parent-style-name="Standard">
      <style:text-properties officeooo:paragraph-rsid="000b22ba"/>
    </style:style>
    <style:style style:name="P3" style:family="paragraph" style:parent-style-name="Standard">
      <style:text-properties officeooo:paragraph-rsid="000c72a5"/>
    </style:style>
    <style:style style:name="P4" style:family="paragraph" style:parent-style-name="Standard">
      <style:text-properties officeooo:paragraph-rsid="000f9fae"/>
    </style:style>
    <style:style style:name="P5" style:family="paragraph" style:parent-style-name="Standard">
      <style:text-properties officeooo:paragraph-rsid="00116d8f"/>
    </style:style>
    <style:style style:name="P6" style:family="paragraph" style:parent-style-name="Standard">
      <style:text-properties officeooo:rsid="00116d8f" officeooo:paragraph-rsid="00116d8f"/>
    </style:style>
    <style:style style:name="P7" style:family="paragraph" style:parent-style-name="Standard">
      <style:text-properties officeooo:paragraph-rsid="0011e74e"/>
    </style:style>
    <style:style style:name="P8" style:family="paragraph" style:parent-style-name="Standard">
      <style:text-properties officeooo:paragraph-rsid="0012811a"/>
    </style:style>
    <style:style style:name="P9" style:family="paragraph" style:parent-style-name="Standard">
      <style:text-properties officeooo:paragraph-rsid="0015191c"/>
    </style:style>
    <style:style style:name="P10" style:family="paragraph" style:parent-style-name="Standard">
      <style:text-properties officeooo:paragraph-rsid="0016735d"/>
    </style:style>
    <style:style style:name="P11" style:family="paragraph" style:parent-style-name="Standard">
      <style:text-properties officeooo:paragraph-rsid="0016fca2"/>
    </style:style>
    <style:style style:name="P12" style:family="paragraph" style:parent-style-name="Standard">
      <style:text-properties officeooo:paragraph-rsid="00185f41"/>
    </style:style>
    <style:style style:name="P13" style:family="paragraph" style:parent-style-name="Standard">
      <style:text-properties officeooo:rsid="00185f41" officeooo:paragraph-rsid="00185f41"/>
    </style:style>
    <style:style style:name="P14" style:family="paragraph" style:parent-style-name="Standard">
      <style:text-properties officeooo:paragraph-rsid="001ef520"/>
    </style:style>
    <style:style style:name="P15" style:family="paragraph" style:parent-style-name="Standard">
      <style:text-properties officeooo:rsid="0018bbc0" officeooo:paragraph-rsid="0018bbc0"/>
    </style:style>
    <style:style style:name="P16" style:family="paragraph" style:parent-style-name="Standard">
      <style:text-properties officeooo:rsid="0018bbc0" officeooo:paragraph-rsid="001ef520"/>
    </style:style>
    <style:style style:name="P17" style:family="paragraph" style:parent-style-name="Standard">
      <style:text-properties officeooo:paragraph-rsid="0021f60e"/>
    </style:style>
    <style:style style:name="P18" style:family="paragraph" style:parent-style-name="Standard">
      <style:text-properties officeooo:paragraph-rsid="0023ede1"/>
    </style:style>
    <style:style style:name="P19" style:family="paragraph" style:parent-style-name="Standard">
      <style:text-properties officeooo:rsid="0023ede1" officeooo:paragraph-rsid="0023ede1"/>
    </style:style>
    <style:style style:name="P20" style:family="paragraph" style:parent-style-name="Standard">
      <style:text-properties officeooo:paragraph-rsid="00259449"/>
    </style:style>
    <style:style style:name="P21" style:family="paragraph" style:parent-style-name="Standard">
      <style:text-properties officeooo:rsid="00259449" officeooo:paragraph-rsid="00259449"/>
    </style:style>
    <style:style style:name="P22" style:family="paragraph" style:parent-style-name="Standard">
      <style:text-properties officeooo:paragraph-rsid="002748a6"/>
    </style:style>
    <style:style style:name="P23" style:family="paragraph" style:parent-style-name="Standard">
      <style:text-properties officeooo:paragraph-rsid="002a5eef"/>
    </style:style>
    <style:style style:name="P24" style:family="paragraph" style:parent-style-name="Standard">
      <style:text-properties officeooo:rsid="002a5eef" officeooo:paragraph-rsid="002a5eef"/>
    </style:style>
    <style:style style:name="P25" style:family="paragraph" style:parent-style-name="Standard">
      <style:text-properties officeooo:paragraph-rsid="002b6a3b"/>
    </style:style>
    <style:style style:name="P26" style:family="paragraph" style:parent-style-name="Standard">
      <style:text-properties officeooo:rsid="002b6a3b" officeooo:paragraph-rsid="002b6a3b"/>
    </style:style>
    <style:style style:name="P27" style:family="paragraph" style:parent-style-name="Standard">
      <style:text-properties officeooo:paragraph-rsid="002e6949"/>
    </style:style>
    <style:style style:name="P28" style:family="paragraph" style:parent-style-name="Standard">
      <style:text-properties officeooo:rsid="002e6949" officeooo:paragraph-rsid="002e6949"/>
    </style:style>
    <style:style style:name="P29" style:family="paragraph" style:parent-style-name="Standard">
      <style:text-properties officeooo:paragraph-rsid="00352be3"/>
    </style:style>
    <style:style style:name="P30" style:family="paragraph" style:parent-style-name="Standard">
      <style:text-properties officeooo:rsid="00352be3" officeooo:paragraph-rsid="00352be3"/>
    </style:style>
    <style:style style:name="P31" style:family="paragraph" style:parent-style-name="Standard">
      <style:text-properties officeooo:paragraph-rsid="0039b40b"/>
    </style:style>
    <style:style style:name="P32" style:family="paragraph" style:parent-style-name="Standard">
      <style:text-properties officeooo:paragraph-rsid="003cc5a4"/>
    </style:style>
    <style:style style:name="P33" style:family="paragraph" style:parent-style-name="Standard">
      <style:text-properties officeooo:rsid="00401251" officeooo:paragraph-rsid="00401251"/>
    </style:style>
    <style:style style:name="P34" style:family="paragraph" style:parent-style-name="Standard">
      <style:text-properties officeooo:rsid="00410f7f" officeooo:paragraph-rsid="00410f7f"/>
    </style:style>
    <style:style style:name="P35" style:family="paragraph" style:parent-style-name="Standard">
      <style:text-properties officeooo:rsid="00416496" officeooo:paragraph-rsid="00416496"/>
    </style:style>
    <style:style style:name="P36" style:family="paragraph" style:parent-style-name="Standard">
      <style:text-properties officeooo:paragraph-rsid="004885bc"/>
    </style:style>
    <style:style style:name="P37" style:family="paragraph" style:parent-style-name="Standard">
      <style:text-properties officeooo:paragraph-rsid="00499cb8"/>
    </style:style>
    <style:style style:name="P38" style:family="paragraph" style:parent-style-name="Standard">
      <style:text-properties officeooo:paragraph-rsid="004b8bf4"/>
    </style:style>
    <style:style style:name="P39" style:family="paragraph" style:parent-style-name="Standard">
      <style:text-properties officeooo:paragraph-rsid="004c6224"/>
    </style:style>
    <style:style style:name="P40" style:family="paragraph" style:parent-style-name="Standard">
      <style:text-properties officeooo:rsid="004c6224" officeooo:paragraph-rsid="004c6224"/>
    </style:style>
    <style:style style:name="P41" style:family="paragraph" style:parent-style-name="Standard">
      <style:text-properties officeooo:rsid="004e4b31" officeooo:paragraph-rsid="004c6224"/>
    </style:style>
    <style:style style:name="P42" style:family="paragraph" style:parent-style-name="Standard">
      <style:text-properties officeooo:paragraph-rsid="0050346c"/>
    </style:style>
    <style:style style:name="P43" style:family="paragraph" style:parent-style-name="Standard">
      <style:text-properties officeooo:rsid="0050346c" officeooo:paragraph-rsid="0050346c"/>
    </style:style>
    <style:style style:name="P44" style:family="paragraph" style:parent-style-name="Standard">
      <style:text-properties officeooo:paragraph-rsid="005155c3"/>
    </style:style>
    <style:style style:name="P45" style:family="paragraph" style:parent-style-name="Standard">
      <style:text-properties officeooo:paragraph-rsid="00534641"/>
    </style:style>
    <style:style style:name="P46" style:family="paragraph" style:parent-style-name="Standard">
      <style:text-properties officeooo:rsid="00534641" officeooo:paragraph-rsid="00534641"/>
    </style:style>
    <style:style style:name="P47" style:family="paragraph" style:parent-style-name="Standard">
      <style:text-properties officeooo:paragraph-rsid="0056c55b"/>
    </style:style>
    <style:style style:name="P48" style:family="paragraph" style:parent-style-name="Standard">
      <style:text-properties officeooo:rsid="0056c55b" officeooo:paragraph-rsid="0056c55b"/>
    </style:style>
    <style:style style:name="P49" style:family="paragraph" style:parent-style-name="Standard">
      <style:text-properties officeooo:paragraph-rsid="00584ee0"/>
    </style:style>
    <style:style style:name="P50" style:family="paragraph" style:parent-style-name="Standard">
      <style:text-properties officeooo:rsid="005a5168" officeooo:paragraph-rsid="005a5168"/>
    </style:style>
    <style:style style:name="P51" style:family="paragraph" style:parent-style-name="Standard">
      <style:text-properties officeooo:paragraph-rsid="005b9823"/>
    </style:style>
    <style:style style:name="P52" style:family="paragraph" style:parent-style-name="Standard">
      <style:text-properties officeooo:rsid="005b9823" officeooo:paragraph-rsid="005b9823"/>
    </style:style>
    <style:style style:name="P53" style:family="paragraph" style:parent-style-name="Standard">
      <style:text-properties officeooo:paragraph-rsid="005e03a9"/>
    </style:style>
    <style:style style:name="P54" style:family="paragraph" style:parent-style-name="Standard">
      <style:text-properties officeooo:rsid="005e03a9" officeooo:paragraph-rsid="005e03a9"/>
    </style:style>
    <style:style style:name="P55" style:family="paragraph" style:parent-style-name="Standard">
      <style:text-properties officeooo:paragraph-rsid="00662cdf"/>
    </style:style>
    <style:style style:name="P56" style:family="paragraph" style:parent-style-name="Standard">
      <style:text-properties officeooo:rsid="0066cf76" officeooo:paragraph-rsid="0066cf76"/>
    </style:style>
    <style:style style:name="P57" style:family="paragraph" style:parent-style-name="Standard">
      <style:text-properties officeooo:paragraph-rsid="0068bd07"/>
    </style:style>
    <style:style style:name="P58" style:family="paragraph" style:parent-style-name="Standard">
      <style:text-properties officeooo:rsid="0068bd07" officeooo:paragraph-rsid="0068bd07"/>
    </style:style>
    <style:style style:name="P59" style:family="paragraph" style:parent-style-name="Standard">
      <style:text-properties officeooo:paragraph-rsid="006c41ba"/>
    </style:style>
    <style:style style:name="P60" style:family="paragraph" style:parent-style-name="Standard">
      <style:text-properties officeooo:rsid="006c41ba" officeooo:paragraph-rsid="006c41ba"/>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end" style:justify-single-word="false"/>
    </style:style>
    <style:style style:name="P63" style:family="paragraph">
      <loext:graphic-properties draw:opacity="0%"/>
    </style:style>
    <style:style style:name="T1" style:family="text">
      <style:text-properties officeooo:rsid="0008af84"/>
    </style:style>
    <style:style style:name="T2" style:family="text">
      <style:text-properties officeooo:rsid="000a44a5"/>
    </style:style>
    <style:style style:name="T3" style:family="text">
      <style:text-properties officeooo:rsid="000b22ba"/>
    </style:style>
    <style:style style:name="T4" style:family="text">
      <style:text-properties officeooo:rsid="000c72a5"/>
    </style:style>
    <style:style style:name="T5" style:family="text">
      <style:text-properties officeooo:rsid="000f9fae"/>
    </style:style>
    <style:style style:name="T6" style:family="text">
      <style:text-properties officeooo:rsid="00116d8f"/>
    </style:style>
    <style:style style:name="T7" style:family="text">
      <style:text-properties officeooo:rsid="0011e74e"/>
    </style:style>
    <style:style style:name="T8" style:family="text">
      <style:text-properties officeooo:rsid="0012811a"/>
    </style:style>
    <style:style style:name="T9" style:family="text">
      <style:text-properties officeooo:rsid="0015191c"/>
    </style:style>
    <style:style style:name="T10" style:family="text">
      <style:text-properties officeooo:rsid="0016735d"/>
    </style:style>
    <style:style style:name="T11" style:family="text">
      <style:text-properties officeooo:rsid="0016ed10"/>
    </style:style>
    <style:style style:name="T12" style:family="text">
      <style:text-properties officeooo:rsid="0016fca2"/>
    </style:style>
    <style:style style:name="T13" style:family="text">
      <style:text-properties officeooo:rsid="00185f41"/>
    </style:style>
    <style:style style:name="T14" style:family="text">
      <style:text-properties officeooo:rsid="001ac3e7"/>
    </style:style>
    <style:style style:name="T15" style:family="text">
      <style:text-properties officeooo:rsid="001b546b"/>
    </style:style>
    <style:style style:name="T16" style:family="text">
      <style:text-properties officeooo:rsid="001d532e"/>
    </style:style>
    <style:style style:name="T17" style:family="text">
      <style:text-properties officeooo:rsid="001ef520"/>
    </style:style>
    <style:style style:name="T18" style:family="text">
      <style:text-properties officeooo:rsid="0020b0a7"/>
    </style:style>
    <style:style style:name="T19" style:family="text">
      <style:text-properties officeooo:rsid="0021f60e"/>
    </style:style>
    <style:style style:name="T20" style:family="text">
      <style:text-properties officeooo:rsid="0023ede1"/>
    </style:style>
    <style:style style:name="T21" style:family="text">
      <style:text-properties officeooo:rsid="00259449"/>
    </style:style>
    <style:style style:name="T22" style:family="text">
      <style:text-properties officeooo:rsid="002748a6"/>
    </style:style>
    <style:style style:name="T23" style:family="text">
      <style:text-properties officeooo:rsid="002a5eef"/>
    </style:style>
    <style:style style:name="T24" style:family="text">
      <style:text-properties officeooo:rsid="002a6644"/>
    </style:style>
    <style:style style:name="T25" style:family="text">
      <style:text-properties officeooo:rsid="002b6a3b"/>
    </style:style>
    <style:style style:name="T26" style:family="text">
      <style:text-properties officeooo:rsid="002d50ba"/>
    </style:style>
    <style:style style:name="T27" style:family="text">
      <style:text-properties officeooo:rsid="002e6949"/>
    </style:style>
    <style:style style:name="T28" style:family="text">
      <style:text-properties officeooo:rsid="003062a0"/>
    </style:style>
    <style:style style:name="T29" style:family="text">
      <style:text-properties officeooo:rsid="00318710"/>
    </style:style>
    <style:style style:name="T30" style:family="text">
      <style:text-properties officeooo:rsid="00352be3"/>
    </style:style>
    <style:style style:name="T31" style:family="text">
      <style:text-properties officeooo:rsid="0035952f"/>
    </style:style>
    <style:style style:name="T32" style:family="text">
      <style:text-properties officeooo:rsid="0037b683"/>
    </style:style>
    <style:style style:name="T33" style:family="text">
      <style:text-properties style:font-name="Liberation Serif1" officeooo:rsid="0037b683"/>
    </style:style>
    <style:style style:name="T34" style:family="text">
      <style:text-properties style:text-position="super 58%" officeooo:rsid="0037b683"/>
    </style:style>
    <style:style style:name="T35" style:family="text">
      <style:text-properties style:text-position="super 58%" officeooo:rsid="003caa72"/>
    </style:style>
    <style:style style:name="T36" style:family="text">
      <style:text-properties style:text-position="super 58%" officeooo:rsid="003cc5a4"/>
    </style:style>
    <style:style style:name="T37" style:family="text">
      <style:text-properties style:text-position="super 58%" officeooo:rsid="003f5610"/>
    </style:style>
    <style:style style:name="T38" style:family="text">
      <style:text-properties style:text-position="super 58%" officeooo:rsid="004944bb"/>
    </style:style>
    <style:style style:name="T39" style:family="text">
      <style:text-properties style:text-position="super 58%" officeooo:rsid="00499cb8"/>
    </style:style>
    <style:style style:name="T40" style:family="text">
      <style:text-properties style:text-position="super 58%" officeooo:rsid="004b8bf4"/>
    </style:style>
    <style:style style:name="T41" style:family="text">
      <style:text-properties style:text-position="super 58%" officeooo:rsid="00584ee0"/>
    </style:style>
    <style:style style:name="T42" style:family="text">
      <style:text-properties style:text-position="super 58%" officeooo:rsid="0063a4e4"/>
    </style:style>
    <style:style style:name="T43" style:family="text">
      <style:text-properties style:text-position="super 58%" officeooo:rsid="006dc86b"/>
    </style:style>
    <style:style style:name="T44" style:family="text">
      <style:text-properties officeooo:rsid="0039b40b"/>
    </style:style>
    <style:style style:name="T45" style:family="text">
      <style:text-properties officeooo:rsid="003caa72"/>
    </style:style>
    <style:style style:name="T46" style:family="text">
      <style:text-properties officeooo:rsid="003cc5a4"/>
    </style:style>
    <style:style style:name="T47" style:family="text">
      <style:text-properties officeooo:rsid="003f5610"/>
    </style:style>
    <style:style style:name="T48" style:family="text">
      <style:text-properties officeooo:rsid="00410f7f"/>
    </style:style>
    <style:style style:name="T49" style:family="text">
      <style:text-properties officeooo:rsid="00416496"/>
    </style:style>
    <style:style style:name="T50" style:family="text">
      <style:text-properties officeooo:rsid="004885bc"/>
    </style:style>
    <style:style style:name="T51" style:family="text">
      <style:text-properties officeooo:rsid="004944bb"/>
    </style:style>
    <style:style style:name="T52" style:family="text">
      <style:text-properties style:text-underline-style="none" officeooo:rsid="004944bb"/>
    </style:style>
    <style:style style:name="T53" style:family="text">
      <style:text-properties officeooo:rsid="00499cb8"/>
    </style:style>
    <style:style style:name="T54" style:family="text">
      <style:text-properties officeooo:rsid="004b8bf4"/>
    </style:style>
    <style:style style:name="T55" style:family="text">
      <style:text-properties officeooo:rsid="004ba91b"/>
    </style:style>
    <style:style style:name="T56" style:family="text">
      <style:text-properties officeooo:rsid="004e4b31"/>
    </style:style>
    <style:style style:name="T57" style:family="text">
      <style:text-properties officeooo:rsid="0050346c"/>
    </style:style>
    <style:style style:name="T58" style:family="text">
      <style:text-properties officeooo:rsid="0050fde2"/>
    </style:style>
    <style:style style:name="T59" style:family="text">
      <style:text-properties officeooo:rsid="005155c3"/>
    </style:style>
    <style:style style:name="T60" style:family="text">
      <style:text-properties officeooo:rsid="00534641"/>
    </style:style>
    <style:style style:name="T61" style:family="text">
      <style:text-properties officeooo:rsid="0056c55b"/>
    </style:style>
    <style:style style:name="T62" style:family="text">
      <style:text-properties officeooo:rsid="005762dc"/>
    </style:style>
    <style:style style:name="T63" style:family="text">
      <style:text-properties officeooo:rsid="00584ee0"/>
    </style:style>
    <style:style style:name="T64" style:family="text">
      <style:text-properties officeooo:rsid="0058744c"/>
    </style:style>
    <style:style style:name="T65" style:family="text">
      <style:text-properties officeooo:rsid="005a5168"/>
    </style:style>
    <style:style style:name="T66" style:family="text">
      <style:text-properties officeooo:rsid="005b9823"/>
    </style:style>
    <style:style style:name="T67" style:family="text">
      <style:text-properties officeooo:rsid="005c7f91"/>
    </style:style>
    <style:style style:name="T68" style:family="text">
      <style:text-properties officeooo:rsid="005e03a9"/>
    </style:style>
    <style:style style:name="T69" style:family="text">
      <style:text-properties officeooo:rsid="0063a4e4"/>
    </style:style>
    <style:style style:name="T70" style:family="text">
      <style:text-properties officeooo:rsid="00644478"/>
    </style:style>
    <style:style style:name="T71" style:family="text">
      <style:text-properties officeooo:rsid="00662cdf"/>
    </style:style>
    <style:style style:name="T72" style:family="text">
      <style:text-properties officeooo:rsid="0066cf76"/>
    </style:style>
    <style:style style:name="T73" style:family="text">
      <style:text-properties officeooo:rsid="0068bd07"/>
    </style:style>
    <style:style style:name="T74" style:family="text">
      <style:text-properties officeooo:rsid="006c41ba"/>
    </style:style>
    <style:style style:name="T75" style:family="text">
      <style:text-properties officeooo:rsid="006dc86b"/>
    </style:style>
    <style:style style:name="T76" style:family="text">
      <style:text-properties officeooo:rsid="006f6040"/>
    </style:style>
    <style:style style:name="T77" style:family="text">
      <style:text-properties officeooo:rsid="006f9a0f"/>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vertical-rel="frame" style:horizontal-pos="from-left" style:horizontal-rel="frame" draw:ole-draw-aspect="1"/>
    </style:style>
    <style:style style:name="gr1" style:family="graphic">
      <style:graphic-properties draw:opacity="0%" draw:textarea-horizontal-align="justify" draw:textarea-vertical-align="middle" draw:auto-grow-height="false" fo:min-height="0.322in" fo:min-width="0.2429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justify" draw:textarea-vertical-align="middle" draw:auto-grow-height="false" fo:min-height="0.5402in" fo:min-width="0.751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opacity="0%" draw:textarea-horizontal-align="justify" draw:textarea-vertical-align="middle" draw:auto-grow-height="false" fo:min-height="0.3917in" fo:min-width="0.63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opacity="0%" draw:textarea-horizontal-align="justify" draw:textarea-vertical-align="middle" draw:auto-grow-height="false" fo:min-height="0.5571in" fo:min-width="0.7575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opacity="0%" draw:textarea-horizontal-align="justify" draw:textarea-vertical-align="middle" draw:auto-grow-height="false" fo:min-height="0.3772in" fo:min-width="0.63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7plgIWIA47k" text:style-name="Internet_20_link" text:visited-style-name="Visited_20_Internet_20_Link">Geometric Algebra 6: Multivector Products</text:a></text:p>
      <text:p text:style-name="P1"/>
      <text:p text:style-name="Standard"><text:span text:style-name="T3">W</text:span>elcome back, we're now going to proceed with our study of <text:a xlink:type="simple" xlink:href="https://en.wikipedia.org/wiki/Geometric_algebra" text:style-name="Internet_20_link" text:visited-style-name="Visited_20_Internet_20_Link">Geometric algebra</text:a> focusing for now on the space-time algebra because that's our our guiding paper does and that actually is as far as I know the most interesting Geometric algebra as far as physics is concerned. <text:span text:style-name="T3">T</text:span>he Geometric algebra of three</text:p>
      <text:p text:style-name="P2">dimensions is also very interesting and is frequently used for the introduction into the subject but we will proceed with our work, we had just begun, let's see where did we leave off, we just finished the notion of the space-time product and now it is time to move into this topic of <text:a xlink:type="simple" xlink:href="https://en.wikipedia.org/wiki/Multivector" text:style-name="Internet_20_link" text:visited-style-name="Visited_20_Internet_20_Link">multi-vectors</text:a> and that's a big topic and we will begin it today so let's get started.</text:p>
      <text:p text:style-name="P2"/>
      <text:p text:style-name="P2">I'll begin today with a bit of an <text:span text:style-name="T3">errata, </text:span>somewhere I'll call it an errata but it's somewhere between an errata and a clarification. I spoke about bi-vectors, tri-vectors and quad-vectors and we put them in these different vector spaces and each of these vector spaces where he's given a grade, <text:span text:style-name="T3">a</text:span> <text:span text:style-name="T3">w</text:span>ay of identifying them so the real numbers are grade zero vector space, the grade one vectors are in<draw:frame draw:style-name="fr2" draw:name="Object17" text:anchor-type="as-char" svg:y="-0.1484in" svg:width="0.3984in" svg:height="0.2091in" draw:z-index="0"><draw:object xlink:href="./Object 1" xlink:type="simple" xlink:show="embed" xlink:actuate="onLoad"/><draw:image xlink:href="./ObjectReplacements/Object 1" xlink:type="simple" xlink:show="embed" xlink:actuate="onLoad"/><svg:desc>formula</svg:desc></draw:frame>, the grade two vectors are all the bi-vectors, the grade three vectors are all the tri-vectors and the grade <text:span text:style-name="T3">grade </text:span>four <text:span text:style-name="T3">are </text:span>all of the <text:span text:style-name="T3">q</text:span>uad-vectors and I've labeled them here by the basis vectors and I've switched to this<draw:frame draw:style-name="fr2" draw:name="Object6" text:anchor-type="as-char" svg:y="-0.0866in" svg:width="0.2008in" svg:height="0.1283in" draw:z-index="36"><draw:object xlink:href="./Object 7" xlink:type="simple" xlink:show="embed" xlink:actuate="onLoad"/><draw:image xlink:href="./ObjectReplacements/Object 7" xlink:type="simple" xlink:show="embed" xlink:actuate="onLoad"/></draw:frame>notation so that's the first thing I want to point out is I've been using<draw:frame draw:style-name="fr2" draw:name="Object7" text:anchor-type="as-char" svg:y="-0.1484in" svg:width="0.1602in" svg:height="0.1839in" draw:z-index="37"><draw:object xlink:href="./Object 8" xlink:type="simple" xlink:show="embed" xlink:actuate="onLoad"/><draw:image xlink:href="./ObjectReplacements/Object 8" xlink:type="simple" xlink:show="embed" xlink:actuate="onLoad"/></draw:frame>for our basis vectors and now I've gotten rid of<draw:frame draw:style-name="fr2" draw:name="Object8" text:anchor-type="as-char" svg:y="-0.1484in" svg:width="0.1602in" svg:height="0.1839in" draw:z-index="38"><draw:object xlink:href="./Object 9" xlink:type="simple" xlink:show="embed" xlink:actuate="onLoad"/><draw:image xlink:href="./ObjectReplacements/Object 9" xlink:type="simple" xlink:show="embed" xlink:actuate="onLoad"/></draw:frame>and we are going to use these<draw:frame draw:style-name="fr2" draw:name="Object9" text:anchor-type="as-char" svg:y="-0.0866in" svg:width="0.2008in" svg:height="0.1283in" draw:z-index="39"><draw:object xlink:href="./Object 10" xlink:type="simple" xlink:show="embed" xlink:actuate="onLoad"/><draw:image xlink:href="./ObjectReplacements/Object 10" xlink:type="simple" xlink:show="embed" xlink:actuate="onLoad"/></draw:frame>and the reason we use<draw:frame draw:style-name="fr2" draw:name="Object10" text:anchor-type="as-char" svg:y="-0.0866in" svg:width="0.2008in" svg:height="0.1283in" draw:z-index="40"><draw:object xlink:href="./Object 11" xlink:type="simple" xlink:show="embed" xlink:actuate="onLoad"/><draw:image xlink:href="./ObjectReplacements/Object 11" xlink:type="simple" xlink:show="embed" xlink:actuate="onLoad"/></draw:frame>is because those who are really interested in Geometric algebra frequently use<draw:frame draw:style-name="fr2" draw:name="Object11" text:anchor-type="as-char" svg:y="-0.0866in" svg:width="0.2008in" svg:height="0.1283in" draw:z-index="41"><draw:object xlink:href="./Object 12" xlink:type="simple" xlink:show="embed" xlink:actuate="onLoad"/><draw:image xlink:href="./ObjectReplacements/Object 12" xlink:type="simple" xlink:show="embed" xlink:actuate="onLoad"/></draw:frame>and they use<draw:frame draw:style-name="fr2" draw:name="Object12" text:anchor-type="as-char" svg:y="-0.0866in" svg:width="0.2008in" svg:height="0.1283in" draw:z-index="42"><draw:object xlink:href="./Object 13" xlink:type="simple" xlink:show="embed" xlink:actuate="onLoad"/><draw:image xlink:href="./ObjectReplacements/Object 13" xlink:type="simple" xlink:show="embed" xlink:actuate="onLoad"/></draw:frame>because they're very proud of the fact that these basis vectors in<draw:frame draw:style-name="fr2" draw:name="Object1" text:anchor-type="as-char" svg:y="-0.1484in" svg:width="0.3984in" svg:height="0.2091in" draw:z-index="1"><draw:object xlink:href="./Object 2" xlink:type="simple" xlink:show="embed" xlink:actuate="onLoad"/><draw:image xlink:href="./ObjectReplacements/Object 2" xlink:type="simple" xlink:show="embed" xlink:actuate="onLoad"/><svg:desc>formula</svg:desc></draw:frame>turn out to have one-to-one direct and unambiguous correspondence to the <text:a xlink:type="simple" xlink:href="https://en.wikipedia.org/wiki/Gamma_matrices" text:style-name="Internet_20_link" text:visited-style-name="Visited_20_Internet_20_Link">Dirac matrices</text:a> of the <text:a xlink:type="simple" xlink:href="https://en.wikipedia.org/wiki/Dirac_equation" text:style-name="Internet_20_link" text:visited-style-name="Visited_20_Internet_20_Link">Dirac equation</text:a> of relativistic quantum mechanics.</text:p>
      <text:p text:style-name="P2"/>
      <text:p text:style-name="P2"><draw:frame draw:style-name="fr1" draw:name="Frame1" text:anchor-type="paragraph" svg:width="2.5in" draw:z-index="4"><draw:text-box fo:min-height="1.972in"><draw:frame draw:style-name="fr3" draw:name="Object19" text:anchor-type="frame" svg:x="0.8646in" svg:y="1.472in" svg:width="0.4008in" svg:height="0.1228in" draw:z-index="35"><draw:object xlink:href="./Object 39" xlink:type="simple" xlink:show="embed" xlink:actuate="onLoad"/><draw:image xlink:href="./ObjectReplacements/Object 39" xlink:type="simple" xlink:show="embed" xlink:actuate="onLoad"/><svg:desc>formula</svg:desc></draw:frame><draw:frame draw:style-name="fr3" draw:name="Object18" text:anchor-type="frame" svg:x="1.7543in" svg:y="1.5575in" svg:width="0.3953in" svg:height="0.1228in" draw:z-index="34"><draw:object xlink:href="./Object 38" xlink:type="simple" xlink:show="embed" xlink:actuate="onLoad"/><draw:image xlink:href="./ObjectReplacements/Object 38" xlink:type="simple" xlink:show="embed" xlink:actuate="onLoad"/><svg:desc>formula</svg:desc></draw:frame><draw:frame draw:style-name="fr3" draw:name="Object16" text:anchor-type="frame" svg:x="1.8083in" svg:y="0.0839in" svg:width="0.3945in" svg:height="0.1228in" draw:z-index="33"><draw:object xlink:href="./Object 37" xlink:type="simple" xlink:show="embed" xlink:actuate="onLoad"/><draw:image xlink:href="./ObjectReplacements/Object 37" xlink:type="simple" xlink:show="embed" xlink:actuate="onLoad"/><svg:desc>formula</svg:desc></draw:frame><draw:frame draw:style-name="fr3" draw:name="Object15" text:anchor-type="frame" svg:x="0.8075in" svg:y="0.078in" svg:width="0.3937in" svg:height="0.1228in" draw:z-index="32"><draw:object xlink:href="./Object 36" xlink:type="simple" xlink:show="embed" xlink:actuate="onLoad"/><draw:image xlink:href="./ObjectReplacements/Object 36" xlink:type="simple" xlink:show="embed" xlink:actuate="onLoad"/><svg:desc>formula</svg:desc></draw:frame><draw:frame draw:style-name="fr3" draw:name="Object14" text:anchor-type="frame" svg:x="0.1417in" svg:y="0.1465in" svg:width="0.3965in" svg:height="0.1228in" draw:z-index="31"><draw:object xlink:href="./Object 25" xlink:type="simple" xlink:show="embed" xlink:actuate="onLoad"/><draw:image xlink:href="./ObjectReplacements/Object 25" xlink:type="simple" xlink:show="embed" xlink:actuate="onLoad"/><svg:desc>formula</svg:desc></draw:frame><draw:frame draw:style-name="fr3" draw:name="Object55" text:anchor-type="frame" svg:x="1.6882in" svg:y="1.4244in" svg:width="0.4709in" svg:height="0.0819in" draw:z-index="30"><draw:object xlink:href="./Object 35" xlink:type="simple" xlink:show="embed" xlink:actuate="onLoad"/><draw:image xlink:href="./ObjectReplacements/Object 35" xlink:type="simple" xlink:show="embed" xlink:actuate="onLoad"/><svg:desc>formula</svg:desc></draw:frame><draw:frame draw:style-name="fr3" draw:name="Object54" text:anchor-type="frame" svg:x="1.6854in" svg:y="1.3138in" svg:width="0.472in" svg:height="0.0819in" draw:z-index="29"><draw:object xlink:href="./Object 34" xlink:type="simple" xlink:show="embed" xlink:actuate="onLoad"/><draw:image xlink:href="./ObjectReplacements/Object 34" xlink:type="simple" xlink:show="embed" xlink:actuate="onLoad"/><svg:desc>formula</svg:desc></draw:frame><draw:frame draw:style-name="fr3" draw:name="Object53" text:anchor-type="frame" svg:x="1.6846in" svg:y="1.1902in" svg:width="0.472in" svg:height="0.0819in" draw:z-index="28"><draw:object xlink:href="./Object 33" xlink:type="simple" xlink:show="embed" xlink:actuate="onLoad"/><draw:image xlink:href="./ObjectReplacements/Object 33" xlink:type="simple" xlink:show="embed" xlink:actuate="onLoad"/><svg:desc>formula</svg:desc></draw:frame><draw:frame draw:style-name="fr3" draw:name="Object44" text:anchor-type="frame" svg:x="1.6819in" svg:y="1.0673in" svg:width="0.4717in" svg:height="0.0819in" draw:z-index="27"><draw:object xlink:href="./Object 32" xlink:type="simple" xlink:show="embed" xlink:actuate="onLoad"/><draw:image xlink:href="./ObjectReplacements/Object 32" xlink:type="simple" xlink:show="embed" xlink:actuate="onLoad"/><svg:desc>formula</svg:desc></draw:frame><draw:frame draw:style-name="fr3" draw:name="Object52" text:anchor-type="frame" svg:x="1.7417in" svg:y="0.6063in" svg:width="0.3181in" svg:height="0.0819in" draw:z-index="26"><draw:object xlink:href="./Object 31" xlink:type="simple" xlink:show="embed" xlink:actuate="onLoad"/><draw:image xlink:href="./ObjectReplacements/Object 31" xlink:type="simple" xlink:show="embed" xlink:actuate="onLoad"/><svg:desc>formula</svg:desc></draw:frame><draw:frame draw:style-name="fr3" draw:name="Object51" text:anchor-type="frame" svg:x="2.0756in" svg:y="0.4201in" svg:width="0.3173in" svg:height="0.0819in" draw:z-index="25"><draw:object xlink:href="./Object 30" xlink:type="simple" xlink:show="embed" xlink:actuate="onLoad"/><draw:image xlink:href="./ObjectReplacements/Object 30" xlink:type="simple" xlink:show="embed" xlink:actuate="onLoad"/><svg:desc>formula</svg:desc></draw:frame><draw:frame draw:style-name="fr3" draw:name="Object50" text:anchor-type="frame" svg:x="2.0772in" svg:y="0.6016in" svg:width="0.3181in" svg:height="0.0819in" draw:z-index="24"><draw:object xlink:href="./Object 29" xlink:type="simple" xlink:show="embed" xlink:actuate="onLoad"/><draw:image xlink:href="./ObjectReplacements/Object 29" xlink:type="simple" xlink:show="embed" xlink:actuate="onLoad"/><svg:desc>formula</svg:desc></draw:frame><draw:frame draw:style-name="fr3" draw:name="Object49" text:anchor-type="frame" svg:x="2.0602in" svg:y="0.2535in" svg:width="0.3189in" svg:height="0.0819in" draw:z-index="23"><draw:object xlink:href="./Object 28" xlink:type="simple" xlink:show="embed" xlink:actuate="onLoad"/><draw:image xlink:href="./ObjectReplacements/Object 28" xlink:type="simple" xlink:show="embed" xlink:actuate="onLoad"/><svg:desc>formula</svg:desc></draw:frame><draw:frame draw:style-name="fr3" draw:name="Object43" text:anchor-type="frame" svg:x="1.7228in" svg:y="0.2535in" svg:width="0.3189in" svg:height="0.0819in" draw:z-index="22"><draw:object xlink:href="./Object 27" xlink:type="simple" xlink:show="embed" xlink:actuate="onLoad"/><draw:image xlink:href="./ObjectReplacements/Object 27" xlink:type="simple" xlink:show="embed" xlink:actuate="onLoad"/><svg:desc>formula</svg:desc></draw:frame><draw:frame draw:style-name="fr3" draw:name="Object48" text:anchor-type="frame" svg:x="1.7346in" svg:y="0.4228in" svg:width="0.3193in" svg:height="0.0819in" draw:z-index="21"><draw:object xlink:href="./Object 26" xlink:type="simple" xlink:show="embed" xlink:actuate="onLoad"/><draw:image xlink:href="./ObjectReplacements/Object 26" xlink:type="simple" xlink:show="embed" xlink:actuate="onLoad"/><svg:desc>formula</svg:desc></draw:frame><draw:frame draw:style-name="fr3" draw:name="Object46" text:anchor-type="frame" svg:x="0.3764in" svg:y="0.8in" svg:width="0.2626in" svg:height="0.1402in" draw:z-index="20"><draw:object xlink:href="./Object 24" xlink:type="simple" xlink:show="embed" xlink:actuate="onLoad"/><draw:image xlink:href="./ObjectReplacements/Object 24" xlink:type="simple" xlink:show="embed" xlink:actuate="onLoad"/><svg:desc>formula</svg:desc></draw:frame><draw:frame draw:style-name="fr3" draw:name="Object45" text:anchor-type="frame" svg:x="0.75in" svg:y="1.252in" svg:width="0.6252in" svg:height="0.0819in" draw:z-index="19"><draw:object xlink:href="./Object 23" xlink:type="simple" xlink:show="embed" xlink:actuate="onLoad"/><draw:image xlink:href="./ObjectReplacements/Object 23" xlink:type="simple" xlink:show="embed" xlink:actuate="onLoad"/><svg:desc>formula</svg:desc></draw:frame><draw:frame draw:style-name="fr3" draw:name="Object42" text:anchor-type="frame" svg:x="0.2362in" svg:y="0.4752in" svg:width="0.1339in" svg:height="0.1228in" draw:z-index="18"><draw:object xlink:href="./Object 22" xlink:type="simple" xlink:show="embed" xlink:actuate="onLoad"/><draw:image xlink:href="./ObjectReplacements/Object 22" xlink:type="simple" xlink:show="embed" xlink:actuate="onLoad"/><svg:desc>formula</svg:desc></draw:frame><draw:frame draw:style-name="fr3" draw:name="Object41" text:anchor-type="frame" svg:x="0.2327in" svg:y="0.2984in" svg:width="0.1638in" svg:height="0.1008in" draw:z-index="17"><draw:object xlink:href="./Object 21" xlink:type="simple" xlink:show="embed" xlink:actuate="onLoad"/><draw:image xlink:href="./ObjectReplacements/Object 21" xlink:type="simple" xlink:show="embed" xlink:actuate="onLoad"/><svg:desc>formula</svg:desc></draw:frame><draw:frame draw:style-name="fr3" draw:name="Object40" text:anchor-type="frame" svg:x="0.8083in" svg:y="0.4091in" svg:width="0.5354in" svg:height="0.1047in" draw:z-index="16"><draw:object xlink:href="./Object 20" xlink:type="simple" xlink:show="embed" xlink:actuate="onLoad"/><draw:image xlink:href="./ObjectReplacements/Object 20" xlink:type="simple" xlink:show="embed" xlink:actuate="onLoad"/><svg:desc>formula</svg:desc></draw:frame><draw:frame draw:style-name="fr3" draw:name="Object39" text:anchor-type="frame" svg:x="0.7689in" svg:y="0.2146in" svg:width="0.2917in" svg:height="0.139in" draw:z-index="15"><draw:object xlink:href="./Object 19" xlink:type="simple" xlink:show="embed" xlink:actuate="onLoad"/><draw:image xlink:href="./ObjectReplacements/Object 19" xlink:type="simple" xlink:show="embed" xlink:actuate="onLoad"/><svg:desc>formula</svg:desc></draw:frame><draw:frame draw:style-name="fr3" draw:name="Object38" text:anchor-type="frame" svg:x="0.5047in" svg:y="0.3945in" svg:width="0.172in" svg:height="0.1228in" draw:z-index="13"><draw:object xlink:href="./Object 18" xlink:type="simple" xlink:show="embed" xlink:actuate="onLoad"/><draw:image xlink:href="./ObjectReplacements/Object 18" xlink:type="simple" xlink:show="embed" xlink:actuate="onLoad"/><svg:desc>formula</svg:desc></draw:frame><draw:frame draw:style-name="fr3" draw:name="Object37" text:anchor-type="frame" svg:x="1.411in" svg:y="1.1866in" svg:width="0.172in" svg:height="0.1228in" draw:z-index="12"><draw:object xlink:href="./Object 17" xlink:type="simple" xlink:show="embed" xlink:actuate="onLoad"/><draw:image xlink:href="./ObjectReplacements/Object 17" xlink:type="simple" xlink:show="embed" xlink:actuate="onLoad"/><svg:desc>formula</svg:desc></draw:frame><draw:frame draw:style-name="fr3" draw:name="Object36" text:anchor-type="frame" svg:x="1.9008in" svg:y="0.8228in" svg:width="0.172in" svg:height="0.1228in" draw:z-index="11"><draw:object xlink:href="./Object 16" xlink:type="simple" xlink:show="embed" xlink:actuate="onLoad"/><draw:image xlink:href="./ObjectReplacements/Object 16" xlink:type="simple" xlink:show="embed" xlink:actuate="onLoad"/><svg:desc>formula</svg:desc></draw:frame><draw:frame draw:style-name="fr3" draw:name="Object35" text:anchor-type="frame" svg:x="1.4299in" svg:y="0.3091in" svg:width="0.172in" svg:height="0.1228in" draw:z-index="10"><draw:object xlink:href="./Object 15" xlink:type="simple" xlink:show="embed" xlink:actuate="onLoad"/><draw:image xlink:href="./ObjectReplacements/Object 15" xlink:type="simple" xlink:show="embed" xlink:actuate="onLoad"/><svg:desc>formula</svg:desc></draw:frame><text:p text:style-name="Frame_20_contents"><draw:custom-shape text:anchor-type="paragraph" draw:z-index="7" draw:name="Shape1_0" draw:style-name="gr4" draw:text-style-name="P63" svg:width="0.7579in" svg:height="0.5571in" svg:x="1.5819in" svg:y="0.1465in"><text:p/><draw:enhanced-geometry svg:viewBox="0 0 21600 21600" draw:type="rectangle" draw:enhanced-path="M 0 0 L 21600 0 21600 21600 0 21600 0 0 Z N"/></draw:custom-shape><draw:custom-shape text:anchor-type="paragraph" draw:z-index="8" draw:name="Shape1_1" draw:style-name="gr3" draw:text-style-name="P63" svg:width="0.635in" svg:height="0.3921in" svg:x="0.6799in" svg:y="1.0209in"><text:p/><draw:enhanced-geometry svg:viewBox="0 0 21600 21600" draw:type="rectangle" draw:enhanced-path="M 0 0 L 21600 0 21600 21600 0 21600 0 0 Z N"/></draw:custom-shape><draw:custom-shape text:anchor-type="paragraph" draw:z-index="9" draw:name="Shape1_2" draw:style-name="gr2" draw:text-style-name="P63" svg:width="0.7516in" svg:height="0.5406in" svg:x="1.5701in" svg:y="0.9575in"><text:p/><draw:enhanced-geometry svg:viewBox="0 0 21600 21600" draw:type="rectangle" draw:enhanced-path="M 0 0 L 21600 0 21600 21600 0 21600 0 0 Z N"/></draw:custom-shape><draw:custom-shape text:anchor-type="paragraph" draw:z-index="14" draw:name="Shape2" draw:style-name="gr1" draw:text-style-name="P63" svg:width="0.2433in" svg:height="0.3224in" svg:x="0.1465in" svg:y="0.2165in"><text:p/><draw:enhanced-geometry svg:viewBox="0 0 21600 21600" draw:type="rectangle" draw:enhanced-path="M 0 0 L 21600 0 21600 21600 0 21600 0 0 Z N"/></draw:custom-shape><draw:custom-shape text:anchor-type="paragraph" draw:z-index="6" draw:name="Shape1" draw:style-name="gr5" draw:text-style-name="P63" svg:width="0.635in" svg:height="0.3776in" svg:x="0.6862in" svg:y="0.1547in"><text:p/><draw:enhanced-geometry svg:viewBox="0 0 21600 21600" draw:type="rectangle" draw:enhanced-path="M 0 0 L 21600 0 21600 21600 0 21600 0 0 Z N"/></draw:custom-shape></text:p></draw:text-box></draw:frame></text:p>
      <text:p text:style-name="P3"><text:span text:style-name="T4">N</text:span>ow these guys are not<draw:frame draw:style-name="fr2" draw:name="Object20" text:anchor-type="as-char" svg:y="-0.1484in" svg:width="0.4055in" svg:height="0.1839in" draw:z-index="43"><draw:object xlink:href="./Object 40" xlink:type="simple" xlink:show="embed" xlink:actuate="onLoad"/><draw:image xlink:href="./ObjectReplacements/Object 40" xlink:type="simple" xlink:show="embed" xlink:actuate="onLoad"/></draw:frame>matrices like the Dirac matrices are but they're just basis vectors of<draw:frame draw:style-name="fr2" draw:name="Object2" text:anchor-type="as-char" svg:y="-0.1484in" svg:width="0.3984in" svg:height="0.2091in" draw:z-index="2"><draw:object xlink:href="./Object 3" xlink:type="simple" xlink:show="embed" xlink:actuate="onLoad"/><draw:image xlink:href="./ObjectReplacements/Object 3" xlink:type="simple" xlink:show="embed" xlink:actuate="onLoad"/><svg:desc>formula</svg:desc></draw:frame>but it turns out that Dirac didn't know about Geometric algebra and he had to discover them through a particular representation a matrix representation of these <text:span text:style-name="T4">m</text:span>atrix basis vectors which is interesting and that's one of the things that everybody's so proud about regarding Geometric algebra is that it captures the Dirac matrices so elegantly and without using matrices with just using them as basis vectors.</text:p>
      <text:p text:style-name="P3"/>
      <text:p text:style-name="P3"/>
      <text:p text:style-name="P4"><text:span text:style-name="T4">T</text:span>he basis vectors are now going to be labeled with these<draw:frame draw:style-name="fr2" draw:name="Object13" text:anchor-type="as-char" svg:y="-0.0866in" svg:width="0.2008in" svg:height="0.1283in" draw:z-index="44"><draw:object xlink:href="./Object 14" xlink:type="simple" xlink:show="embed" xlink:actuate="onLoad"/><draw:image xlink:href="./ObjectReplacements/Object 14" xlink:type="simple" xlink:show="embed" xlink:actuate="onLoad"/></draw:frame>so all the bi-vectors, tri-vectors the quad-vector which we're going to call a <text:a xlink:type="simple" xlink:href="https://en.wikipedia.org/wiki/Pseudoscalar" text:style-name="Internet_20_link" text:visited-style-name="Visited_20_Internet_20_Link">pseudo scalar</text:a> pretty soon, these are the pseudo-scal<text:span text:style-name="T1">a</text:span>rs, these are the scalars, these are the pseudo scalars, these are the vectors, these are going to be these pseudo-vectors and these are the bi-vectors. <text:span text:style-name="T5">T</text:span>hat's the first little change that's not really an errata that's just a change the paper does it most papers do it so we're going to jump into that too. <text:span text:style-name="T5">T</text:span>he errata was the use the word <text:s/><draw:frame draw:style-name="fr2" draw:name="Object21" text:anchor-type="as-char" svg:y="-0.1484in" svg:width="0.1665in" svg:height="0.1839in" draw:z-index="45"><draw:object xlink:href="./Object 41" xlink:type="simple" xlink:show="embed" xlink:actuate="onLoad"/><draw:image xlink:href="./ObjectReplacements/Object 41" xlink:type="simple" xlink:show="embed" xlink:actuate="onLoad"/></draw:frame>-blade and I used it <text:span text:style-name="T1">synonymous</text:span> with grade so a grade <text:span text:style-name="T5">three </text:span>object was a three blade, a grade one object was a one blade, <text:span text:style-name="T5">t</text:span>he language I used in the last lesson and that's not really the way the language is used throughout most of this subject. <text:span text:style-name="T5">T</text:span>urns out in this paper they do actually use that language they use<draw:frame draw:style-name="fr2" draw:name="Object22" text:anchor-type="as-char" svg:y="-0.1484in" svg:width="0.1665in" svg:height="0.1839in" draw:z-index="46"><draw:object xlink:href="./Object 42" xlink:type="simple" xlink:show="embed" xlink:actuate="onLoad"/><draw:image xlink:href="./ObjectReplacements/Object 42" xlink:type="simple" xlink:show="embed" xlink:actuate="onLoad"/></draw:frame>-blade <text:span text:style-name="T1">synonymous</text:span> with grade one so you could be a grade one vector or a grade two vector and you're a one blade or a two blade but the reality is most papers reserve the word blade for something that's known as a simple<draw:frame draw:style-name="fr2" draw:name="Object23" text:anchor-type="as-char" svg:y="-0.1484in" svg:width="0.1665in" svg:height="0.1839in" draw:z-index="47"><draw:object xlink:href="./Object 43" xlink:type="simple" xlink:show="embed" xlink:actuate="onLoad"/><draw:image xlink:href="./ObjectReplacements/Object 43" xlink:type="simple" xlink:show="embed" xlink:actuate="onLoad"/></draw:frame>-vector so we still have all this weird language stuff. <text:span text:style-name="T5">T</text:span>he bi-vectors are all two vectors which we give the word bi-vector because it's a little easier I guess to say than two vector, the tri-vectors are three vectors the quad-vectors are four vectors, we don't usually say one vector we just say vector and the grade zero we just call a scalar but they are zero vectors and one vectors.</text:p>
      <text:p text:style-name="P4"><text:soft-page-break/></text:p>
      <text:p text:style-name="P5"><text:span text:style-name="T5">N</text:span>ow so if you're a grade one object you're some linear combination of these basis vectors<draw:frame draw:style-name="fr2" draw:name="Object24" text:anchor-type="as-char" svg:y="-0.0866in" svg:width="0.2307in" svg:height="0.1472in" draw:z-index="61"><draw:object xlink:href="./Object 44" xlink:type="simple" xlink:show="embed" xlink:actuate="onLoad"/><draw:image xlink:href="./ObjectReplacements/Object 44" xlink:type="simple" xlink:show="embed" xlink:actuate="onLoad"/></draw:frame>, if you're <text:span text:style-name="T5">a </text:span>grade two object, you're some linear combination of these bi-vector basis vectors<draw:frame draw:style-name="fr2" draw:name="Object25" text:anchor-type="as-char" svg:y="-0.1043in" svg:width="0.5339in" svg:height="0.1646in" draw:z-index="62"><draw:object xlink:href="./Object 45" xlink:type="simple" xlink:show="embed" xlink:actuate="onLoad"/><draw:image xlink:href="./ObjectReplacements/Object 45" xlink:type="simple" xlink:show="embed" xlink:actuate="onLoad"/></draw:frame>, likewise for tri-vectors. <text:span text:style-name="T5">H</text:span>owever if you're a simple two vector that is something different than being just a general two vector so not all two vectors are simple but all simple two vectors are of course two vectors so let's make that clear and flush that out. <text:span text:style-name="T5">T</text:span>o understand what I should have meant by a k-blade is if we took say this sum of two by vectors:</text:p>
      <text:p text:style-name="P6"/>
      <table:table table:name="Table1" table:style-name="Table1">
        <table:table-column table:style-name="Table1.A"/>
        <table:table-column table:style-name="Table1.B"/>
        <table:table-header-rows>
          <table:table-row>
            <table:table-cell table:style-name="Table1.A1" office:value-type="string">
              <text:p text:style-name="P61"><draw:frame draw:style-name="fr2" draw:name="Object26" text:anchor-type="as-char" svg:y="-0.1898in" svg:width="3.7339in" svg:height="0.2654in" draw:z-index="78"><draw:object xlink:href="./Object 46" xlink:type="simple" xlink:show="embed" xlink:actuate="onLoad"/><draw:image xlink:href="./ObjectReplacements/Object 46" xlink:type="simple" xlink:show="embed" xlink:actuate="onLoad"/><svg:desc>formula</svg:desc></draw:frame></text:p>
            </table:table-cell>
            <table:table-cell table:style-name="Table1.A1" office:value-type="string">
              <text:p text:style-name="P62">(<text:sequence text:ref-name="refText0" text:name="Text" text:formula="ooow:Text+1" style:num-format="1">1</text:sequence>)</text:p>
            </table:table-cell>
          </table:table-row>
        </table:table-header-rows>
      </table:table>
      <text:p text:style-name="P5"/>
      <text:p text:style-name="P5"><text:span text:style-name="T6">T</text:span>he sum of two b<text:span text:style-name="T6">i-</text:span>vectors is a bi-vector because <text:span text:style-name="T6">a</text:span> bi-vector is a vector space, the bi-vector vector space allows you to add bi-vectors together so this is the sum of two bi-vectors <text:sequence-ref text:reference-format="text" text:ref-name="refText0">(1)</text:sequence-ref>. <text:span text:style-name="T6">N</text:span>ow if I took these two bi-vectors and I flip these two elements, I'll generate a minus sign there so that's what I do right here and then if I take bi-linearity, I take<draw:frame draw:style-name="fr2" draw:name="Object27" text:anchor-type="as-char" svg:y="-0.1484in" svg:width="0.211in" svg:height="0.2091in" draw:z-index="63"><draw:object xlink:href="./Object 47" xlink:type="simple" xlink:show="embed" xlink:actuate="onLoad"/><draw:image xlink:href="./ObjectReplacements/Object 47" xlink:type="simple" xlink:show="embed" xlink:actuate="onLoad"/></draw:frame>and I move it out, what I've done is I've taken two bi-<text:span text:style-name="T1">v</text:span>ector products and I've converted it into one by vector product and I've written this as still a vector wedge a vector, this is a vector wedge a vector but it's plus another vector wedge a vector this is just a vector wedge with a vector, well this is what we want to call, this construction where you just have nothing more than a vector wedged with another vector, if that's the whole expression or you can convert it into</text:p>
      <text:p text:style-name="P5">that type of expression that is what constitutes a two blade.</text:p>
      <text:p text:style-name="P5"/>
      <text:p text:style-name="P9"><text:span text:style-name="T6">T</text:span>his this thing here is interpreted as a little slice of area inside our space well that looks like a blade it's a little blade sitting in space so we call this a two blade and then we expand the notion of blade to three blade and four dimensions and a four blade or a five blade but the point is it's just one little piece of area <text:span text:style-name="T7">s</text:span>o that is a two blade there and that is a two blade here <text:sequence-ref text:reference-format="text" text:ref-name="refText0">(1)</text:sequence-ref><text:s/>but when you add them together it's not obvious that it's a two blade it turns out that it is because I can still take this sum and I can turn it into a single wedge product by just finding the right vector. <text:span text:style-name="T7">H</text:span>ere's another example, <text:span text:style-name="T7">W</text:span>ell can I turn that into something that looks like<draw:frame draw:style-name="fr2" draw:name="Object29" text:anchor-type="as-char" svg:y="-0.1484in" svg:width="0.3945in" svg:height="0.1839in" draw:z-index="75"><draw:object xlink:href="./Object 49" xlink:type="simple" xlink:show="embed" xlink:actuate="onLoad"/><draw:image xlink:href="./ObjectReplacements/Object 49" xlink:type="simple" xlink:show="embed" xlink:actuate="onLoad"/><svg:desc>formula</svg:desc></draw:frame>? <text:span text:style-name="T8">T</text:span>he answer is yes. <draw:frame draw:style-name="fr2" draw:name="Object30" text:anchor-type="as-char" svg:y="-0.1484in" svg:width="0.1673in" svg:height="0.1839in" draw:z-index="76"><draw:object xlink:href="./Object 50" xlink:type="simple" xlink:show="embed" xlink:actuate="onLoad"/><draw:image xlink:href="./ObjectReplacements/Object 50" xlink:type="simple" xlink:show="embed" xlink:actuate="onLoad"/></draw:frame><text:span text:style-name="T8">and</text:span><text:span text:style-name="T8"><draw:frame draw:style-name="fr2" draw:name="Object31" text:anchor-type="as-char" svg:y="-0.1484in" svg:width="0.1673in" svg:height="0.1839in" draw:z-index="77"><draw:object xlink:href="./Object 51" xlink:type="simple" xlink:show="embed" xlink:actuate="onLoad"/><draw:image xlink:href="./ObjectReplacements/Object 51" xlink:type="simple" xlink:show="embed" xlink:actuate="onLoad"/></draw:frame></text:span><text:span text:style-name="T8">are vectors and there's only one wedge so this constitutes a two blade that means </text:span>this sum <text:sequence-ref text:reference-format="text" text:ref-name="refText1">(2)</text:sequence-ref><text:s/>is a two blade.</text:p>
      <text:p text:style-name="P8"/>
      <table:table table:name="Table2" table:style-name="Table2">
        <table:table-column table:style-name="Table2.A"/>
        <table:table-column table:style-name="Table2.B"/>
        <table:table-header-rows>
          <table:table-row>
            <table:table-cell table:style-name="Table2.A1" office:value-type="string">
              <text:p text:style-name="P61"><draw:frame draw:style-name="fr2" draw:name="Object28" text:anchor-type="as-char" svg:y="-0.4193in" svg:width="3.8472in" svg:height="0.4953in" draw:z-index="89"><draw:object xlink:href="./Object 48" xlink:type="simple" xlink:show="embed" xlink:actuate="onLoad"/><draw:image xlink:href="./ObjectReplacements/Object 48" xlink:type="simple" xlink:show="embed" xlink:actuate="onLoad"/><svg:desc>formula</svg:desc></draw:frame></text:p>
            </table:table-cell>
            <table:table-cell table:style-name="Table2.A1" office:value-type="string">
              <text:p text:style-name="P62">(<text:sequence text:ref-name="refText1" text:name="Text" text:formula="ooow:Text+1" style:num-format="1">2</text:sequence>)</text:p>
            </table:table-cell>
          </table:table-row>
        </table:table-header-rows>
      </table:table>
      <text:p text:style-name="P7"/>
      <text:p text:style-name="Standard"><text:span text:style-name="T9">T</text:span>his can't always be done, there are certain times when it can always be done, for example in three</text:p>
      <text:p text:style-name="Standard">dimensions you can always take any combination of two blades and the result is still a two blade but in four dimensions that's not always true. <text:span text:style-name="T9">T</text:span>his is well known to the people who study differential forms because this is well known the idea of a simple form versus a general form but this is a simple two vector, this is a compound two vector but I don't want to get too far over that because <text:sequence-ref text:reference-format="text" text:ref-name="refText0">(1)</text:sequence-ref><text:s/>is not really compound because it really is a two blade but there are times where you cannot make this addition work and in four dimensions you definitely cannot always add two blades together to get another two blade but when you can do it then what you're dealing with are two blades otherwise you're just dealing with a<text:span text:style-name="T10">n</text:span> element of the grade two vector space. <text:span text:style-name="T10">H</text:span>aving said that we <text:span text:style-name="T10">n</text:span>ow understand that only these simple<draw:frame draw:style-name="fr2" draw:name="Object32" text:anchor-type="as-char" svg:y="-0.1484in" svg:width="0.1665in" svg:height="0.1839in" draw:z-index="93"><draw:object xlink:href="./Object 52" xlink:type="simple" xlink:show="embed" xlink:actuate="onLoad"/><draw:image xlink:href="./ObjectReplacements/Object 52" xlink:type="simple" xlink:show="embed" xlink:actuate="onLoad"/></draw:frame>-vectors really are eligible to be called blades however if we go to the paper, we haven't started reading this section on multi-vectors yet but when we do we will get to the following statement,</text:p>
      <text:p text:style-name="Standard">this paragraph is in the section on multi-vectors, they write here “we will refer to the elements of the</text:p>
      <text:p text:style-name="Standard">grade<draw:frame draw:style-name="fr2" draw:name="Object33" text:anchor-type="as-char" svg:y="-0.1484in" svg:width="0.1665in" svg:height="0.1839in" draw:z-index="94"><draw:object xlink:href="./Object 53" xlink:type="simple" xlink:show="embed" xlink:actuate="onLoad"/><draw:image xlink:href="./ObjectReplacements/Object 53" xlink:type="simple" xlink:show="embed" xlink:actuate="onLoad"/></draw:frame><text:span text:style-name="T10">s</text:span>ub-space as<draw:frame draw:style-name="fr2" draw:name="Object34" text:anchor-type="as-char" svg:y="-0.1484in" svg:width="0.1665in" svg:height="0.1839in" draw:z-index="95"><draw:object xlink:href="./Object 54" xlink:type="simple" xlink:show="embed" xlink:actuate="onLoad"/><draw:image xlink:href="./ObjectReplacements/Object 54" xlink:type="simple" xlink:show="embed" xlink:actuate="onLoad"/></draw:frame>-blades and what follows to disambiguate them from grade <text:span text:style-name="T10">one </text:span>vectors” so what they're dealing with here is this problem of language that I've hinted at before that exists in this subject because the old it's a four vector of four vectors problem.</text:p>
      <text:p text:style-name="Standard"><text:soft-page-break/></text:p>
      <text:p text:style-name="Standard"><text:span text:style-name="T10">T</text:span>hey talk about bi-vectors, <text:span text:style-name="T10">t</text:span>ri-vectors, quad-vectors but they say this word vector we want vectors to just mean the grade one object so all these other things we're going to call blades so we don't start getting this word vector leaking into our minds in the wrong way. I think that's what they're after here so anything in the grade<draw:frame draw:style-name="fr2" draw:name="Object47" text:anchor-type="as-char" svg:y="-0.1484in" svg:width="0.1665in" svg:height="0.1839in" draw:z-index="96"><draw:object xlink:href="./Object 55" xlink:type="simple" xlink:show="embed" xlink:actuate="onLoad"/><draw:image xlink:href="./ObjectReplacements/Object 55" xlink:type="simple" xlink:show="embed" xlink:actuate="onLoad"/></draw:frame><text:span text:style-name="T10">s</text:span>ub-space, they're going to call a<draw:frame draw:style-name="fr2" draw:name="Object56" text:anchor-type="as-char" svg:y="-0.1484in" svg:width="0.1665in" svg:height="0.1839in" draw:z-index="100"><draw:object xlink:href="./Object 56" xlink:type="simple" xlink:show="embed" xlink:actuate="onLoad"/><draw:image xlink:href="./ObjectReplacements/Object 56" xlink:type="simple" xlink:show="embed" xlink:actuate="onLoad"/></draw:frame>-blade, however that is not really super standard usage, I think the standard usage of k-blade is only the circumstance where you can literally write the element of the <text:span text:style-name="T10">s</text:span>ub-space as<draw:frame draw:style-name="fr2" draw:name="Object57" text:anchor-type="as-char" svg:y="-0.1484in" svg:width="0.6165in" svg:height="0.1839in" draw:z-index="107"><draw:object xlink:href="./Object 57" xlink:type="simple" xlink:show="embed" xlink:actuate="onLoad"/><draw:image xlink:href="./ObjectReplacements/Object 57" xlink:type="simple" xlink:show="embed" xlink:actuate="onLoad"/></draw:frame>, that would be a three blade, but if you can't do that if you have to live with that plus<draw:frame draw:style-name="fr2" draw:name="Object58" text:anchor-type="as-char" svg:y="-0.1484in" svg:width="0.5693in" svg:height="0.1839in" draw:z-index="108"><draw:object xlink:href="./Object 58" xlink:type="simple" xlink:show="embed" xlink:actuate="onLoad"/><draw:image xlink:href="./ObjectReplacements/Object 58" xlink:type="simple" xlink:show="embed" xlink:actuate="onLoad"/></draw:frame>and there's no way to combine these two into a single blade<draw:frame draw:style-name="fr2" draw:name="Object59" text:anchor-type="as-char" svg:y="-0.1484in" svg:width="0.6409in" svg:height="0.1839in" draw:z-index="109"><draw:object xlink:href="./Object 59" xlink:type="simple" xlink:show="embed" xlink:actuate="onLoad"/><draw:image xlink:href="./ObjectReplacements/Object 59" xlink:type="simple" xlink:show="embed" xlink:actuate="onLoad"/></draw:frame>, if you can't take these two and find a combination of <draw:frame draw:style-name="fr2" draw:name="Object60" text:anchor-type="as-char" svg:y="-0.1484in" svg:width="0.5189in" svg:height="0.1839in" draw:z-index="111"><draw:object xlink:href="./Object 60" xlink:type="simple" xlink:show="embed" xlink:actuate="onLoad"/><draw:image xlink:href="./ObjectReplacements/Object 60" xlink:type="simple" xlink:show="embed" xlink:actuate="onLoad"/></draw:frame>that gives you this, if you can't do that then you don't have this is not a three blade, this is just a grade one or a <text:span text:style-name="T10">g</text:span>rade <text:span text:style-name="T10">t</text:span>hree vector or a</text:p>
      <text:p text:style-name="P10">member of the grade three or <text:span text:style-name="T10">t</text:span>ri-vector it's a tri-vector.</text:p>
      <text:p text:style-name="P10"/>
      <text:p text:style-name="Standard"><text:span text:style-name="T11">H</text:span>ere in this paper they actually are using blades <text:span text:style-name="T11">synonymous</text:span> with an element of the algebra so because of that I am going to lean into it because this paper is what we're following and this is the language the author has chosen the authors made it very clear what they mean by<draw:frame draw:style-name="fr2" draw:name="Object61" text:anchor-type="as-char" svg:y="-0.1484in" svg:width="0.1665in" svg:height="0.1839in" draw:z-index="112"><draw:object xlink:href="./Object 61" xlink:type="simple" xlink:show="embed" xlink:actuate="onLoad"/><draw:image xlink:href="./ObjectReplacements/Object 61" xlink:type="simple" xlink:show="embed" xlink:actuate="onLoad"/></draw:frame>-blade. <text:span text:style-name="T11">W</text:span>hat they don't do is they don't alert you to the fact that that's not exactly standard usage of the word <text:a xlink:type="simple" xlink:href="https://www.youtube.com/watch?v=7plgIWIA47k" text:style-name="Internet_20_link" text:visited-style-name="Visited_20_Internet_20_Link">blade</text:a>. <text:span text:style-name="T11">W</text:span>ho am I to say what is standard and what isn't especially since this is clearly not my home-based subject, I'm learning this I'm probably just a little bit ahead of those of you who are watching this or most of those of you who are watching at least so going just straight up to Wikipedia you know how do they <text:span text:style-name="T11">d</text:span>efine the word blade and they say specifically a<draw:frame draw:style-name="fr2" draw:name="Object62" text:anchor-type="as-char" svg:y="-0.1484in" svg:width="0.1665in" svg:height="0.1839in" draw:z-index="118"><draw:object xlink:href="./Object 62" xlink:type="simple" xlink:show="embed" xlink:actuate="onLoad"/><draw:image xlink:href="./ObjectReplacements/Object 62" xlink:type="simple" xlink:show="embed" xlink:actuate="onLoad"/></draw:frame>-blade is a<draw:frame draw:style-name="fr2" draw:name="Object63" text:anchor-type="as-char" svg:y="-0.1484in" svg:width="0.1665in" svg:height="0.1839in" draw:z-index="120"><draw:object xlink:href="./Object 63" xlink:type="simple" xlink:show="embed" xlink:actuate="onLoad"/><draw:image xlink:href="./ObjectReplacements/Object 63" xlink:type="simple" xlink:show="embed" xlink:actuate="onLoad"/></draw:frame>-vector that can be expressed as the exterior product of one vectors and is of grade<draw:frame draw:style-name="fr2" draw:name="Object64" text:anchor-type="as-char" svg:y="-0.1484in" svg:width="0.1665in" svg:height="0.1839in" draw:z-index="122"><draw:object xlink:href="./Object 64" xlink:type="simple" xlink:show="embed" xlink:actuate="onLoad"/><draw:image xlink:href="./ObjectReplacements/Object 64" xlink:type="simple" xlink:show="embed" xlink:actuate="onLoad"/></draw:frame>. <text:span text:style-name="T11">T</text:span>hat's what I just said right? <text:span text:style-name="T11">A</text:span><text:span text:style-name="T11"><draw:frame draw:style-name="fr2" draw:name="Object65" text:anchor-type="as-char" svg:y="-0.1484in" svg:width="0.1665in" svg:height="0.1839in" draw:z-index="123"><draw:object xlink:href="./Object 65" xlink:type="simple" xlink:show="embed" xlink:actuate="onLoad"/><draw:image xlink:href="./ObjectReplacements/Object 65" xlink:type="simple" xlink:show="embed" xlink:actuate="onLoad"/></draw:frame></text:span><text:span text:style-name="T11">-</text:span>blade, if you've got to be a<draw:frame draw:style-name="fr2" draw:name="Object66" text:anchor-type="as-char" svg:y="-0.1484in" svg:width="0.1665in" svg:height="0.1839in" draw:z-index="124"><draw:object xlink:href="./Object 66" xlink:type="simple" xlink:show="embed" xlink:actuate="onLoad"/><draw:image xlink:href="./ObjectReplacements/Object 66" xlink:type="simple" xlink:show="embed" xlink:actuate="onLoad"/></draw:frame>vector and you've got to be expressed as an exterior product of <text:span text:style-name="T11">one </text:span>vector so this would be a<draw:frame draw:style-name="fr2" draw:name="Object67" text:anchor-type="as-char" svg:y="-0.1484in" svg:width="0.1665in" svg:height="0.1839in" draw:z-index="125"><draw:object xlink:href="./Object 67" xlink:type="simple" xlink:show="embed" xlink:actuate="onLoad"/><draw:image xlink:href="./ObjectReplacements/Object 67" xlink:type="simple" xlink:show="embed" xlink:actuate="onLoad"/></draw:frame>-blade<draw:frame draw:style-name="fr2" draw:name="Object68" text:anchor-type="as-char" svg:y="-0.1484in" svg:width="0.6217in" svg:height="0.1839in" draw:z-index="136"><draw:object xlink:href="./Object 68" xlink:type="simple" xlink:show="embed" xlink:actuate="onLoad"/><draw:image xlink:href="./ObjectReplacements/Object 68" xlink:type="simple" xlink:show="embed" xlink:actuate="onLoad"/></draw:frame>because I can express it as the exterior product of three one vectors.</text:p>
      <text:p text:style-name="Standard"/>
      <text:p text:style-name="Standard"><text:span text:style-name="T11">A</text:span>ll scalars are zero blades, all vectors are one <text:span text:style-name="T11">blade</text:span> every vector is simple, like I said, the other word for this is simple, when you can do this so simple and blades are in fact synonymous, as far as I know. <text:span text:style-name="T12">A</text:span> two blade is a simple bi-vector so now they say so a two blade is not just any bi-vector it's a simple bi-vector, sums of two blades are also bi-vectors but it's not always simple a two blade may be expressed as the wedge product of two vectors<draw:frame draw:style-name="fr2" draw:name="Object69" text:anchor-type="as-char" svg:y="-0.1484in" svg:width="0.1673in" svg:height="0.1839in" draw:z-index="137"><draw:object xlink:href="./Object 69" xlink:type="simple" xlink:show="embed" xlink:actuate="onLoad"/><draw:image xlink:href="./ObjectReplacements/Object 69" xlink:type="simple" xlink:show="embed" xlink:actuate="onLoad"/></draw:frame>and<draw:frame draw:style-name="fr2" draw:name="Object70" text:anchor-type="as-char" svg:y="-0.1484in" svg:width="0.1665in" svg:height="0.1839in" draw:z-index="140"><draw:object xlink:href="./Object 70" xlink:type="simple" xlink:show="embed" xlink:actuate="onLoad"/><draw:image xlink:href="./ObjectReplacements/Object 70" xlink:type="simple" xlink:show="embed" xlink:actuate="onLoad"/></draw:frame>so we just did that, what they don't say there is that in three dimensions that is always true every bi-vector is simple in three dimensions a three blade is a simple tri-vector it may be expressed as wedge <text:span text:style-name="T12">product</text:span> of three vectors. <text:span text:style-name="T12">I</text:span>n a vector space of <text:span text:style-name="T12">d</text:span>imension<draw:frame draw:style-name="fr2" draw:name="Object71" text:anchor-type="as-char" svg:y="-0.1484in" svg:width="0.1661in" svg:height="0.1839in" draw:z-index="141"><draw:object xlink:href="./Object 71" xlink:type="simple" xlink:show="embed" xlink:actuate="onLoad"/><draw:image xlink:href="./ObjectReplacements/Object 71" xlink:type="simple" xlink:show="embed" xlink:actuate="onLoad"/></draw:frame>, a blade of grade<draw:frame draw:style-name="fr2" draw:name="Object72" text:anchor-type="as-char" svg:y="-0.1484in" svg:width="0.3874in" svg:height="0.1839in" draw:z-index="142"><draw:object xlink:href="./Object 72" xlink:type="simple" xlink:show="embed" xlink:actuate="onLoad"/><draw:image xlink:href="./ObjectReplacements/Object 72" xlink:type="simple" xlink:show="embed" xlink:actuate="onLoad"/></draw:frame>is called a pseudo-vector or an anti-vector, well we'll get to that later that's something else. <text:span text:style-name="T12">T</text:span>he highest grade element in space is called the pseudo-scal<text:span text:style-name="T1">a</text:span>r, a little foreshadowing there, we'll talk about that later and well whatever. <text:span text:style-name="T12">T</text:span>he point is is that this is the correct I shouldn't say correct because if you define your terms you can it's your paper right you can write it the way you want I just want to alert anybody who's watching this that the use of the word blade is a little bit more specific than this paper actually uses it, so with that we will now move on to some additional multi-vector multiplication.</text:p>
      <text:p text:style-name="P11"/>
      <text:p text:style-name="Standard"><text:span text:style-name="T13">W</text:span>hen we do our multi-vector multiplication we have learned how to multiply scalars times vectors that's an easy one, space time multiplication of those two is simply real number multiplication and we can take grade one objects and multiply them together we know the rule for that and that rule is just remember the dot product part plus the wedge product part so and we've learned how to do in the last</text:p>
      <text:p text:style-name="Standard">lesson we learned how to take a grade one object and multiply it by a grade <text:span text:style-name="T13">two</text:span> object which we're going to do that again in relative form what we don't know how to do is grade <text:span text:style-name="T13">one</text:span> times grade <text:span text:style-name="T13">three</text:span> yet which is very similar to grade one times grade two, we don't know how to do grade one times grade</text:p>
      <text:p text:style-name="Standard">four so let's see if we can knock those two out in this lesson. <text:span text:style-name="T13">L</text:span>et me <text:span text:style-name="T13">b</text:span>egin by just laying down some rules that apply to Geometric algebra in total generality and everybody who studies the subject has to learn these rules eventually and the basic idea for these rules that I put here is we're talking about this</text:p>
      <text:p text:style-name="P12"><text:soft-page-break/>the space-time product of a vector times a<draw:frame draw:style-name="fr2" draw:name="Object73" text:anchor-type="as-char" svg:y="-0.1484in" svg:width="0.1665in" svg:height="0.1839in" draw:z-index="153"><draw:object xlink:href="./Object 73" xlink:type="simple" xlink:show="embed" xlink:actuate="onLoad"/><draw:image xlink:href="./ObjectReplacements/Object 73" xlink:type="simple" xlink:show="embed" xlink:actuate="onLoad"/></draw:frame>vector. <draw:frame draw:style-name="fr2" draw:name="Object74" text:anchor-type="as-char" svg:y="-0.1484in" svg:width="0.2161in" svg:height="0.1839in" draw:z-index="157"><draw:object xlink:href="./Object 74" xlink:type="simple" xlink:show="embed" xlink:actuate="onLoad"/><draw:image xlink:href="./ObjectReplacements/Object 74" xlink:type="simple" xlink:show="embed" xlink:actuate="onLoad"/></draw:frame>is a<draw:frame draw:style-name="fr2" draw:name="Object75" text:anchor-type="as-char" svg:y="-0.1484in" svg:width="0.1665in" svg:height="0.1839in" draw:z-index="172"><draw:object xlink:href="./Object 75" xlink:type="simple" xlink:show="embed" xlink:actuate="onLoad"/><draw:image xlink:href="./ObjectReplacements/Object 75" xlink:type="simple" xlink:show="embed" xlink:actuate="onLoad"/></draw:frame>-vector or as this paper would call it it's a <draw:frame draw:style-name="fr2" draw:name="Object76" text:anchor-type="as-char" svg:y="-0.1484in" svg:width="0.1665in" svg:height="0.1839in" draw:z-index="176"><draw:object xlink:href="./Object 76" xlink:type="simple" xlink:show="embed" xlink:actuate="onLoad"/><draw:image xlink:href="./ObjectReplacements/Object 76" xlink:type="simple" xlink:show="embed" xlink:actuate="onLoad"/></draw:frame>blade, it doesn't really matter if you call it a<draw:frame draw:style-name="fr2" draw:name="Object77" text:anchor-type="as-char" svg:y="-0.1484in" svg:width="0.1665in" svg:height="0.1839in" draw:z-index="215"><draw:object xlink:href="./Object 77" xlink:type="simple" xlink:show="embed" xlink:actuate="onLoad"/><draw:image xlink:href="./ObjectReplacements/Object 77" xlink:type="simple" xlink:show="embed" xlink:actuate="onLoad"/></draw:frame>-blade because any<draw:frame draw:style-name="fr2" draw:name="Object78" text:anchor-type="as-char" svg:y="-0.1484in" svg:width="0.1665in" svg:height="0.1839in" draw:z-index="216"><draw:object xlink:href="./Object 78" xlink:type="simple" xlink:show="embed" xlink:actuate="onLoad"/><draw:image xlink:href="./ObjectReplacements/Object 78" xlink:type="simple" xlink:show="embed" xlink:actuate="onLoad"/></draw:frame>-vector is the sum of<draw:frame draw:style-name="fr2" draw:name="Object79" text:anchor-type="as-char" svg:y="-0.1484in" svg:width="0.1665in" svg:height="0.1839in" draw:z-index="228"><draw:object xlink:href="./Object 79" xlink:type="simple" xlink:show="embed" xlink:actuate="onLoad"/><draw:image xlink:href="./ObjectReplacements/Object 79" xlink:type="simple" xlink:show="embed" xlink:actuate="onLoad"/></draw:frame>-blades so whatever you can prove for a<draw:frame draw:style-name="fr2" draw:name="Object80" text:anchor-type="as-char" svg:y="-0.1484in" svg:width="0.1665in" svg:height="0.1839in" draw:z-index="229"><draw:object xlink:href="./Object 80" xlink:type="simple" xlink:show="embed" xlink:actuate="onLoad"/><draw:image xlink:href="./ObjectReplacements/Object 80" xlink:type="simple" xlink:show="embed" xlink:actuate="onLoad"/></draw:frame>blade by linearity will extend to all of the<draw:frame draw:style-name="fr2" draw:name="Object81" text:anchor-type="as-char" svg:y="-0.1484in" svg:width="0.1665in" svg:height="0.1839in" draw:z-index="230"><draw:object xlink:href="./Object 81" xlink:type="simple" xlink:show="embed" xlink:actuate="onLoad"/><draw:image xlink:href="./ObjectReplacements/Object 81" xlink:type="simple" xlink:show="embed" xlink:actuate="onLoad"/></draw:frame>-vectors so it really doesn't matter what you call it.</text:p>
      <text:p text:style-name="P13"/>
      <table:table table:name="Table3" table:style-name="Table3">
        <table:table-column table:style-name="Table3.A"/>
        <table:table-column table:style-name="Table3.B"/>
        <table:table-header-rows>
          <table:table-row>
            <table:table-cell table:style-name="Table3.A1" office:value-type="string">
              <text:p text:style-name="P61"><draw:frame draw:style-name="fr2" draw:name="Object82" text:anchor-type="as-char" svg:y="-0.1898in" svg:width="2.8744in" svg:height="0.2492in" draw:z-index="248"><draw:object xlink:href="./Object 82" xlink:type="simple" xlink:show="embed" xlink:actuate="onLoad"/><draw:image xlink:href="./ObjectReplacements/Object 82" xlink:type="simple" xlink:show="embed" xlink:actuate="onLoad"/><svg:desc>formula</svg:desc></draw:frame></text:p>
            </table:table-cell>
            <table:table-cell table:style-name="Table3.A1" office:value-type="string">
              <text:p text:style-name="P62">(<text:sequence text:ref-name="refText2" text:name="Text" text:formula="ooow:Text+1" style:num-format="1">3</text:sequence>)</text:p>
            </table:table-cell>
          </table:table-row>
        </table:table-header-rows>
      </table:table>
      <text:p text:style-name="P12"/>
      <table:table table:name="Table4" table:style-name="Table4">
        <table:table-column table:style-name="Table4.A"/>
        <table:table-column table:style-name="Table4.B"/>
        <table:table-header-rows>
          <table:table-row>
            <table:table-cell table:style-name="Table4.A1" office:value-type="string">
              <text:p text:style-name="P61"><draw:frame draw:style-name="fr2" draw:name="Object83" text:anchor-type="as-char" svg:y="-0.1854in" svg:width="1.4957in" svg:height="0.2307in" draw:z-index="249"><draw:object xlink:href="./Object 83" xlink:type="simple" xlink:show="embed" xlink:actuate="onLoad"/><draw:image xlink:href="./ObjectReplacements/Object 83" xlink:type="simple" xlink:show="embed" xlink:actuate="onLoad"/><svg:desc>formula</svg:desc></draw:frame></text:p>
            </table:table-cell>
            <table:table-cell table:style-name="Table4.A1" office:value-type="string">
              <text:p text:style-name="P62">(<text:sequence text:ref-name="refText3" text:name="Text" text:formula="ooow:Text+1" style:num-format="1">4</text:sequence>)</text:p>
            </table:table-cell>
          </table:table-row>
        </table:table-header-rows>
      </table:table>
      <text:p text:style-name="P12"/>
      <text:p text:style-name="P14"><text:span text:style-name="T14">W</text:span>e know that whenever you do this you can create a symmetric piece and an anti-symmetric piece, it's really that clear that you can do that, what's important to understand is that in the case where you're multiplying by a one vector by a regular vector if one of these two terms is a regular vector then it's always going to be the case that one of these two pieces will lower the grade of the product meaning if you have a<draw:frame draw:style-name="fr2" draw:name="Object86" text:anchor-type="as-char" svg:y="-0.1484in" svg:width="0.1665in" svg:height="0.1839in" draw:z-index="231"><draw:object xlink:href="./Object 88" xlink:type="simple" xlink:show="embed" xlink:actuate="onLoad"/><draw:image xlink:href="./ObjectReplacements/Object 88" xlink:type="simple" xlink:show="embed" xlink:actuate="onLoad"/><svg:desc>formula</svg:desc></draw:frame>-blade here one of these two pieces <text:sequence-ref text:reference-format="text" text:ref-name="refText2">(3)</text:sequence-ref><text:s/>will be a<draw:frame draw:style-name="fr2" draw:name="Object87" text:anchor-type="as-char" svg:y="-0.1484in" svg:width="0.389in" svg:height="0.1839in" draw:z-index="233"><draw:object xlink:href="./Object 89" xlink:type="simple" xlink:show="embed" xlink:actuate="onLoad"/><draw:image xlink:href="./ObjectReplacements/Object 89" xlink:type="simple" xlink:show="embed" xlink:actuate="onLoad"/><svg:desc>formula</svg:desc></draw:frame>-blade and the other piece will be a</text:p>
      <text:p text:style-name="P14"><draw:frame draw:style-name="fr2" draw:name="Object88" text:anchor-type="as-char" svg:y="-0.1484in" svg:width="0.3638in" svg:height="0.1839in" draw:z-index="235"><draw:object xlink:href="./Object 90" xlink:type="simple" xlink:show="embed" xlink:actuate="onLoad"/><draw:image xlink:href="./ObjectReplacements/Object 90" xlink:type="simple" xlink:show="embed" xlink:actuate="onLoad"/><svg:desc>formula</svg:desc></draw:frame>-blade but we don't know what which one is which until you study the subject but you do know that you're you're going to take the one that lowers the rank of the<draw:frame draw:style-name="fr2" draw:name="Object89" text:anchor-type="as-char" svg:y="-0.1484in" svg:width="0.1665in" svg:height="0.1839in" draw:z-index="236"><draw:object xlink:href="./Object 91" xlink:type="simple" xlink:show="embed" xlink:actuate="onLoad"/><draw:image xlink:href="./ObjectReplacements/Object 91" xlink:type="simple" xlink:show="embed" xlink:actuate="onLoad"/><svg:desc>formula</svg:desc></draw:frame>-<text:span text:style-name="T14">blade </text:span>to be the dot product definition. <text:span text:style-name="T14">T</text:span>he definition of the dot product will literally be which of these two pieces, whichever of</text:p>
      <text:p text:style-name="P14">these two pieces lowers the grade of<draw:frame draw:style-name="fr2" draw:name="Object90" text:anchor-type="as-char" svg:y="-0.1484in" svg:width="0.1665in" svg:height="0.1839in" draw:z-index="237"><draw:object xlink:href="./Object 86" xlink:type="simple" xlink:show="embed" xlink:actuate="onLoad"/><draw:image xlink:href="./ObjectReplacements/Object 86" xlink:type="simple" xlink:show="embed" xlink:actuate="onLoad"/><svg:desc>formula</svg:desc></draw:frame>and the wedge product will be the opposite, the piece that raises the grade of<draw:frame draw:style-name="fr2" draw:name="Object91" text:anchor-type="as-char" svg:y="-0.1484in" svg:width="0.1665in" svg:height="0.1839in" draw:z-index="238"><draw:object xlink:href="./Object 87" xlink:type="simple" xlink:show="embed" xlink:actuate="onLoad"/><draw:image xlink:href="./ObjectReplacements/Object 87" xlink:type="simple" xlink:show="embed" xlink:actuate="onLoad"/><svg:desc>formula</svg:desc></draw:frame>so the dot <text:span text:style-name="T15">and </text:span>wedge product here <text:sequence-ref text:reference-format="text" text:ref-name="refText2">(3)</text:sequence-ref><text:s/>aren't defined by this is always commutes or this always anti-commutes or something like that, in fact that's not the case it turns out there's times when this <text:span text:style-name="T16">first</text:span> <text:span text:style-name="T16">term </text:span>anti-commutes and this <text:span text:style-name="T16">second term </text:span>actually commutes.</text:p>
      <text:p text:style-name="P12"/>
      <table:table table:name="Table5" table:style-name="Table5">
        <table:table-column table:style-name="Table5.A"/>
        <table:table-column table:style-name="Table5.B"/>
        <table:table-header-rows>
          <table:table-row>
            <table:table-cell table:style-name="Table5.A1" office:value-type="string">
              <text:p text:style-name="P61"><draw:frame draw:style-name="fr2" draw:name="Object84" text:anchor-type="as-char" svg:y="-0.2154in" svg:width="3.4563in" svg:height="0.2752in" draw:z-index="250"><draw:object xlink:href="./Object 84" xlink:type="simple" xlink:show="embed" xlink:actuate="onLoad"/><draw:image xlink:href="./ObjectReplacements/Object 84" xlink:type="simple" xlink:show="embed" xlink:actuate="onLoad"/><svg:desc>formula</svg:desc></draw:frame></text:p>
            </table:table-cell>
            <table:table-cell table:style-name="Table5.A1" office:value-type="string">
              <text:p text:style-name="P62">(<text:sequence text:ref-name="refText4" text:name="Text" text:formula="ooow:Text+1" style:num-format="1">5</text:sequence>)</text:p>
            </table:table-cell>
          </table:table-row>
        </table:table-header-rows>
      </table:table>
      <text:p text:style-name="P15"/>
      <text:p text:style-name="P16"><text:span text:style-name="T17">W</text:span>e have to figure out which is which and they've already figured this out for us and we could go through these long proper proofs that show these facts but just to get it under our fingers or just to get it in our heads understanding right away that the dot product the part that lowers the value of the<draw:frame draw:style-name="fr2" draw:name="Object92" text:anchor-type="as-char" svg:y="-0.1484in" svg:width="0.1665in" svg:height="0.1839in" draw:z-index="239"><draw:object xlink:href="./Object 92" xlink:type="simple" xlink:show="embed" xlink:actuate="onLoad"/><draw:image xlink:href="./ObjectReplacements/Object 92" xlink:type="simple" xlink:show="embed" xlink:actuate="onLoad"/><svg:desc>formula</svg:desc></draw:frame>-blade depends on the value of<draw:frame draw:style-name="fr2" draw:name="Object93" text:anchor-type="as-char" svg:y="-0.1484in" svg:width="0.1665in" svg:height="0.1839in" draw:z-index="240"><draw:object xlink:href="./Object 93" xlink:type="simple" xlink:show="embed" xlink:actuate="onLoad"/><draw:image xlink:href="./ObjectReplacements/Object 93" xlink:type="simple" xlink:show="embed" xlink:actuate="onLoad"/><svg:desc>formula</svg:desc></draw:frame>and as you can see if the value of<draw:frame draw:style-name="fr2" draw:name="Object94" text:anchor-type="as-char" svg:y="-0.1484in" svg:width="0.1665in" svg:height="0.1839in" draw:z-index="242"><draw:object xlink:href="./Object 94" xlink:type="simple" xlink:show="embed" xlink:actuate="onLoad"/><draw:image xlink:href="./ObjectReplacements/Object 94" xlink:type="simple" xlink:show="embed" xlink:actuate="onLoad"/><svg:desc>formula</svg:desc></draw:frame>is even then the dot product is the symmetric piece and if the value of<draw:frame draw:style-name="fr2" draw:name="Object95" text:anchor-type="as-char" svg:y="-0.1484in" svg:width="0.1665in" svg:height="0.1839in" draw:z-index="243"><draw:object xlink:href="./Object 95" xlink:type="simple" xlink:show="embed" xlink:actuate="onLoad"/><draw:image xlink:href="./ObjectReplacements/Object 95" xlink:type="simple" xlink:show="embed" xlink:actuate="onLoad"/><svg:desc>formula</svg:desc></draw:frame>is even then the dot product commutes<draw:frame draw:style-name="fr2" draw:name="Object96" text:anchor-type="as-char" svg:y="-0.1484in" svg:width="0.7752in" svg:height="0.1839in" draw:z-index="244"><draw:object xlink:href="./Object 96" xlink:type="simple" xlink:show="embed" xlink:actuate="onLoad"/><draw:image xlink:href="./ObjectReplacements/Object 96" xlink:type="simple" xlink:show="embed" xlink:actuate="onLoad"/><svg:desc>formula</svg:desc></draw:frame>on the other hand if the if<draw:frame draw:style-name="fr2" draw:name="Object97" text:anchor-type="as-char" svg:y="-0.1484in" svg:width="0.1665in" svg:height="0.1839in" draw:z-index="245"><draw:object xlink:href="./Object 97" xlink:type="simple" xlink:show="embed" xlink:actuate="onLoad"/><draw:image xlink:href="./ObjectReplacements/Object 97" xlink:type="simple" xlink:show="embed" xlink:actuate="onLoad"/><svg:desc>formula</svg:desc></draw:frame>is odd then the dot product is actually the anti-symmetric piece and likewise if it's odd then it actually commutes <text:sequence-ref text:reference-format="text" text:ref-name="refText4">(5)</text:sequence-ref>. I hope I said that right if<draw:frame draw:style-name="fr2" draw:name="Object98" text:anchor-type="as-char" svg:y="-0.1484in" svg:width="0.1665in" svg:height="0.1839in" draw:z-index="246"><draw:object xlink:href="./Object 98" xlink:type="simple" xlink:show="embed" xlink:actuate="onLoad"/><draw:image xlink:href="./ObjectReplacements/Object 98" xlink:type="simple" xlink:show="embed" xlink:actuate="onLoad"/><svg:desc>formula</svg:desc></draw:frame><text:span text:style-name="T17">i</text:span>s odd then it is the symmetric part and it commutes, if<draw:frame draw:style-name="fr2" draw:name="Object99" text:anchor-type="as-char" svg:y="-0.1484in" svg:width="0.1665in" svg:height="0.1839in" draw:z-index="247"><draw:object xlink:href="./Object 99" xlink:type="simple" xlink:show="embed" xlink:actuate="onLoad"/><draw:image xlink:href="./ObjectReplacements/Object 99" xlink:type="simple" xlink:show="embed" xlink:actuate="onLoad"/><svg:desc>formula</svg:desc></draw:frame>is even then it is the anti-symmetric part and it anti-commutes.</text:p>
      <text:p text:style-name="P16"/>
      <table:table table:name="Table6" table:style-name="Table6">
        <table:table-column table:style-name="Table6.A"/>
        <table:table-column table:style-name="Table6.B"/>
        <table:table-header-rows>
          <table:table-row>
            <table:table-cell table:style-name="Table6.A1" office:value-type="string">
              <text:p text:style-name="P61"><draw:frame draw:style-name="fr2" draw:name="Object85" text:anchor-type="as-char" svg:y="-0.2154in" svg:width="3.3744in" svg:height="0.2752in" draw:z-index="251"><draw:object xlink:href="./Object 85" xlink:type="simple" xlink:show="embed" xlink:actuate="onLoad"/><draw:image xlink:href="./ObjectReplacements/Object 85" xlink:type="simple" xlink:show="embed" xlink:actuate="onLoad"/><svg:desc>formula</svg:desc></draw:frame></text:p>
            </table:table-cell>
            <table:table-cell table:style-name="Table6.A1" office:value-type="string">
              <text:p text:style-name="P62">(<text:sequence text:ref-name="refText5" text:name="Text" text:formula="ooow:Text+1" style:num-format="1">6</text:sequence>)</text:p>
            </table:table-cell>
          </table:table-row>
        </table:table-header-rows>
      </table:table>
      <text:p text:style-name="P12"/>
      <text:p text:style-name="P17"><text:span text:style-name="T17">T</text:span>he formula is correct so I hope I spoke it correctly there then <text:span text:style-name="T17">t</text:span>he Wedge product is really the same formula just you get rid of the one right and so the wedge product is the opposite of whatever the dot product is but the big <text:span text:style-name="T18">p</text:span>oint here is that the wedge product is always taken to be the thing that raises the rank and the dot product is always the thing that lowers the rank and when I say raises and lower I guess what I should say is that the space-time product of a vector times any multi-vector, well let's say any<draw:frame draw:style-name="fr2" draw:name="Object100" text:anchor-type="as-char" svg:y="-0.1484in" svg:width="0.1665in" svg:height="0.1839in" draw:z-index="252"><draw:object xlink:href="./Object 100" xlink:type="simple" xlink:show="embed" xlink:actuate="onLoad"/><draw:image xlink:href="./ObjectReplacements/Object 100" xlink:type="simple" xlink:show="embed" xlink:actuate="onLoad"/></draw:frame>-blade I just want to stick within one graded algebra because again you can extend all this by linearity so you just need to understand how to multiply vectors times<draw:frame draw:style-name="fr2" draw:name="Object101" text:anchor-type="as-char" svg:y="-0.1484in" svg:width="0.1665in" svg:height="0.1839in" draw:z-index="253"><draw:object xlink:href="./Object 101" xlink:type="simple" xlink:show="embed" xlink:actuate="onLoad"/><draw:image xlink:href="./ObjectReplacements/Object 101" xlink:type="simple" xlink:show="embed" xlink:actuate="onLoad"/></draw:frame>blades and then everything follows so whenever you take a vector and you take the space-time product with a<draw:frame draw:style-name="fr2" draw:name="Object102" text:anchor-type="as-char" svg:y="-0.1484in" svg:width="0.1665in" svg:height="0.1839in" draw:z-index="254"><draw:object xlink:href="./Object 102" xlink:type="simple" xlink:show="embed" xlink:actuate="onLoad"/><draw:image xlink:href="./ObjectReplacements/Object 102" xlink:type="simple" xlink:show="embed" xlink:actuate="onLoad"/></draw:frame>blade you're always going to get something one degree lower than the<draw:frame draw:style-name="fr2" draw:name="Object103" text:anchor-type="as-char" svg:y="-0.1484in" svg:width="0.1665in" svg:height="0.1839in" draw:z-index="255"><draw:object xlink:href="./Object 103" xlink:type="simple" xlink:show="embed" xlink:actuate="onLoad"/><draw:image xlink:href="./ObjectReplacements/Object 103" xlink:type="simple" xlink:show="embed" xlink:actuate="onLoad"/></draw:frame>-blade and one degree higher than the<draw:frame draw:style-name="fr2" draw:name="Object104" text:anchor-type="as-char" svg:y="-0.1484in" svg:width="0.1665in" svg:height="0.1839in" draw:z-index="256"><draw:object xlink:href="./Object 104" xlink:type="simple" xlink:show="embed" xlink:actuate="onLoad"/><draw:image xlink:href="./ObjectReplacements/Object 104" xlink:type="simple" xlink:show="embed" xlink:actuate="onLoad"/></draw:frame>-blade and the piece of these that lowers it is the dot product part and piece that raises it is the wedge product part. <text:span text:style-name="T19">T</text:span>hat is a <text:span text:style-name="T20">f</text:span>ormula that we need to know.</text:p>
      <text:p text:style-name="P17"><text:soft-page-break/></text:p>
      <text:p text:style-name="P18"><text:span text:style-name="T19">A</text:span>nother thing I want to remind you of from our last lesson is that any multi-vector<draw:frame draw:style-name="fr2" draw:name="Object105" text:anchor-type="as-char" svg:y="-0.1484in" svg:width="0.2437in" svg:height="0.1839in" draw:z-index="257"><draw:object xlink:href="./Object 105" xlink:type="simple" xlink:show="embed" xlink:actuate="onLoad"/><draw:image xlink:href="./ObjectReplacements/Object 105" xlink:type="simple" xlink:show="embed" xlink:actuate="onLoad"/></draw:frame>can be broken down into a grade <text:span text:style-name="T20">z</text:span>ero part, grade one part, two part, three part and four part in the space-time algebra.</text:p>
      <text:p text:style-name="P19"/>
      <table:table table:name="Table7" table:style-name="Table7">
        <table:table-column table:style-name="Table7.A"/>
        <table:table-column table:style-name="Table7.B"/>
        <table:table-header-rows>
          <table:table-row>
            <table:table-cell table:style-name="Table7.A1" office:value-type="string">
              <text:p text:style-name="P61"><draw:frame draw:style-name="fr2" draw:name="Object106" text:anchor-type="as-char" svg:y="-0.4362in" svg:width="3.378in" svg:height="0.5118in" draw:z-index="283"><draw:object xlink:href="./Object 106" xlink:type="simple" xlink:show="embed" xlink:actuate="onLoad"/><draw:image xlink:href="./ObjectReplacements/Object 106" xlink:type="simple" xlink:show="embed" xlink:actuate="onLoad"/><svg:desc>formula</svg:desc></draw:frame></text:p>
            </table:table-cell>
            <table:table-cell table:style-name="Table7.A1" office:value-type="string">
              <text:p text:style-name="P62">(<text:sequence text:ref-name="refText6" text:name="Text" text:formula="ooow:Text+1" style:num-format="1">7</text:sequence>)</text:p>
            </table:table-cell>
          </table:table-row>
        </table:table-header-rows>
      </table:table>
      <text:p text:style-name="P18"/>
      <text:p text:style-name="P18"><text:span text:style-name="T21">I</text:span>n general algebra this continues on forever depending on how many dimensions you have in your base space and the base space is always this<draw:frame draw:style-name="fr2" draw:name="Object3" text:anchor-type="as-char" svg:y="-0.152in" svg:width="0.7118in" svg:height="0.2126in" draw:z-index="3"><draw:object xlink:href="./Object 4" xlink:type="simple" xlink:show="embed" xlink:actuate="onLoad"/><draw:image xlink:href="./ObjectReplacements/Object 4" xlink:type="simple" xlink:show="embed" xlink:actuate="onLoad"/><svg:desc>formula</svg:desc></draw:frame>but this guy's<draw:frame draw:style-name="fr2" draw:name="Object107" text:anchor-type="as-char" svg:y="-0.1484in" svg:width="0.4335in" svg:height="0.2091in" draw:z-index="258"><draw:object xlink:href="./Object 107" xlink:type="simple" xlink:show="embed" xlink:actuate="onLoad"/><draw:image xlink:href="./ObjectReplacements/Object 107" xlink:type="simple" xlink:show="embed" xlink:actuate="onLoad"/></draw:frame>always a member of<draw:frame draw:style-name="fr2" draw:name="Object108" text:anchor-type="as-char" svg:y="-0.152in" svg:width="0.7138in" svg:height="0.2126in" draw:z-index="259"><draw:object xlink:href="./Object 108" xlink:type="simple" xlink:show="embed" xlink:actuate="onLoad"/><draw:image xlink:href="./ObjectReplacements/Object 108" xlink:type="simple" xlink:show="embed" xlink:actuate="onLoad"/><svg:desc>formula</svg:desc></draw:frame> or the grade zero space and this is the bi-vector space the tri-vector space and the quad-vector space</text:p>
      <text:p text:style-name="P20"><text:span text:style-name="T77">T</text:span>he way we separate<draw:frame draw:style-name="fr2" draw:name="Object4" text:anchor-type="as-char" svg:y="-0.1484in" svg:width="0.2437in" svg:height="0.1839in" draw:z-index="260"><draw:object xlink:href="./Object 5" xlink:type="simple" xlink:show="embed" xlink:actuate="onLoad"/><draw:image xlink:href="./ObjectReplacements/Object 5" xlink:type="simple" xlink:show="embed" xlink:actuate="onLoad"/></draw:frame>into these parts is we put these angle brackets around and say zero so this means the zero vector part of the multi-vector<draw:frame draw:style-name="fr2" draw:name="Object109" text:anchor-type="as-char" svg:y="-0.1484in" svg:width="0.2437in" svg:height="0.1839in" draw:z-index="261"><draw:object xlink:href="./Object 109" xlink:type="simple" xlink:show="embed" xlink:actuate="onLoad"/><draw:image xlink:href="./ObjectReplacements/Object 109" xlink:type="simple" xlink:show="embed" xlink:actuate="onLoad"/></draw:frame>with that caveat that we don't fully understand this plus yet but we're faking it until we make it. <text:span text:style-name="T21">H</text:span>opefully we'll make it in one of the lessons coming up.</text:p>
      <text:p text:style-name="P20"/>
      <text:p text:style-name="P20"><text:span text:style-name="T21">N</text:span>ow the formula that we should understand from this though that is an important aspect of Geometric algebra is the idea of multiplying taking the space-time product of two, in this case blades, a<draw:frame draw:style-name="fr2" draw:name="Object110" text:anchor-type="as-char" svg:y="-0.1484in" svg:width="0.1693in" svg:height="0.1839in" draw:z-index="263"><draw:object xlink:href="./Object 110" xlink:type="simple" xlink:show="embed" xlink:actuate="onLoad"/><draw:image xlink:href="./ObjectReplacements/Object 110" xlink:type="simple" xlink:show="embed" xlink:actuate="onLoad"/></draw:frame>-blade and a<draw:frame draw:style-name="fr2" draw:name="Object111" text:anchor-type="as-char" svg:y="-0.1484in" svg:width="0.1835in" svg:height="0.1839in" draw:z-index="267"><draw:object xlink:href="./Object 111" xlink:type="simple" xlink:show="embed" xlink:actuate="onLoad"/><draw:image xlink:href="./ObjectReplacements/Object 111" xlink:type="simple" xlink:show="embed" xlink:actuate="onLoad"/></draw:frame>-blade so<draw:frame draw:style-name="fr2" draw:name="Object112" text:anchor-type="as-char" svg:y="-0.1484in" svg:width="0.2071in" svg:height="0.1839in" draw:z-index="268"><draw:object xlink:href="./Object 112" xlink:type="simple" xlink:show="embed" xlink:actuate="onLoad"/><draw:image xlink:href="./ObjectReplacements/Object 112" xlink:type="simple" xlink:show="embed" xlink:actuate="onLoad"/></draw:frame>is going to be a<draw:frame draw:style-name="fr2" draw:name="Object113" text:anchor-type="as-char" svg:y="-0.1484in" svg:width="0.1693in" svg:height="0.1839in" draw:z-index="269"><draw:object xlink:href="./Object 113" xlink:type="simple" xlink:show="embed" xlink:actuate="onLoad"/><draw:image xlink:href="./ObjectReplacements/Object 113" xlink:type="simple" xlink:show="embed" xlink:actuate="onLoad"/></draw:frame>-blade for our discussion and<draw:frame draw:style-name="fr2" draw:name="Object114" text:anchor-type="as-char" svg:y="-0.1484in" svg:width="0.1917in" svg:height="0.1839in" draw:z-index="270"><draw:object xlink:href="./Object 114" xlink:type="simple" xlink:show="embed" xlink:actuate="onLoad"/><draw:image xlink:href="./ObjectReplacements/Object 114" xlink:type="simple" xlink:show="embed" xlink:actuate="onLoad"/></draw:frame>is going to be a<draw:frame draw:style-name="fr2" draw:name="Object115" text:anchor-type="as-char" svg:y="-0.1484in" svg:width="0.1835in" svg:height="0.1839in" draw:z-index="271"><draw:object xlink:href="./Object 115" xlink:type="simple" xlink:show="embed" xlink:actuate="onLoad"/><draw:image xlink:href="./ObjectReplacements/Object 115" xlink:type="simple" xlink:show="embed" xlink:actuate="onLoad"/></draw:frame>-blade:</text:p>
      <text:p text:style-name="P21"/>
      <table:table table:name="Table8" table:style-name="Table8">
        <table:table-column table:style-name="Table8.A"/>
        <table:table-column table:style-name="Table8.B"/>
        <table:table-header-rows>
          <table:table-row>
            <table:table-cell table:style-name="Table8.A1" office:value-type="string">
              <text:p text:style-name="P61"><draw:frame draw:style-name="fr2" draw:name="Object116" text:anchor-type="as-char" svg:y="-0.1854in" svg:width="3.8055in" svg:height="0.2618in" draw:z-index="284"><draw:object xlink:href="./Object 116" xlink:type="simple" xlink:show="embed" xlink:actuate="onLoad"/><draw:image xlink:href="./ObjectReplacements/Object 116" xlink:type="simple" xlink:show="embed" xlink:actuate="onLoad"/><svg:desc>formula</svg:desc></draw:frame></text:p>
            </table:table-cell>
            <table:table-cell table:style-name="Table8.A1" office:value-type="string">
              <text:p text:style-name="P62">(<text:sequence text:ref-name="refText7" text:name="Text" text:formula="ooow:Text+1" style:num-format="1">8</text:sequence>)</text:p>
            </table:table-cell>
          </table:table-row>
        </table:table-header-rows>
      </table:table>
      <text:p text:style-name="P20"/>
      <table:table table:name="Table9" table:style-name="Table9">
        <table:table-column table:style-name="Table9.A"/>
        <table:table-column table:style-name="Table9.B"/>
        <table:table-header-rows>
          <table:table-row>
            <table:table-cell table:style-name="Table9.A1" office:value-type="string">
              <text:p text:style-name="P61"><draw:frame draw:style-name="fr2" draw:name="Object117" text:anchor-type="as-char" svg:y="-0.1854in" svg:width="3.002in" svg:height="0.261in" draw:z-index="285"><draw:object xlink:href="./Object 117" xlink:type="simple" xlink:show="embed" xlink:actuate="onLoad"/><draw:image xlink:href="./ObjectReplacements/Object 117" xlink:type="simple" xlink:show="embed" xlink:actuate="onLoad"/><svg:desc>formula</svg:desc></draw:frame></text:p>
            </table:table-cell>
            <table:table-cell table:style-name="Table9.A1" office:value-type="string">
              <text:p text:style-name="P62">(<text:sequence text:ref-name="refText8" text:name="Text" text:formula="ooow:Text+1" style:num-format="1">9</text:sequence>)</text:p>
            </table:table-cell>
          </table:table-row>
        </table:table-header-rows>
      </table:table>
      <text:p text:style-name="P20"/>
      <text:p text:style-name="P22"><text:span text:style-name="T22">I</text:span>t's pretty intricate proof using this proper form language but you can always show that this space-time product is going to be the sum of a wide variety of things where the lowest grade object is a<draw:frame draw:style-name="fr2" draw:name="Object118" text:anchor-type="as-char" svg:y="-0.1484in" svg:width="0.4126in" svg:height="0.1839in" draw:z-index="272"><draw:object xlink:href="./Object 118" xlink:type="simple" xlink:show="embed" xlink:actuate="onLoad"/><draw:image xlink:href="./ObjectReplacements/Object 118" xlink:type="simple" xlink:show="embed" xlink:actuate="onLoad"/></draw:frame>-blade where I guess I should be a little bit more careful because<draw:frame draw:style-name="fr2" draw:name="Object119" text:anchor-type="as-char" svg:y="-0.1484in" svg:width="0.1835in" svg:height="0.1839in" draw:z-index="273"><draw:object xlink:href="./Object 119" xlink:type="simple" xlink:show="embed" xlink:actuate="onLoad"/><draw:image xlink:href="./ObjectReplacements/Object 119" xlink:type="simple" xlink:show="embed" xlink:actuate="onLoad"/></draw:frame>could be larger than<draw:frame draw:style-name="fr2" draw:name="Object120" text:anchor-type="as-char" svg:y="-0.1484in" svg:width="0.1693in" svg:height="0.1839in" draw:z-index="274"><draw:object xlink:href="./Object 120" xlink:type="simple" xlink:show="embed" xlink:actuate="onLoad"/><draw:image xlink:href="./ObjectReplacements/Object 120" xlink:type="simple" xlink:show="embed" xlink:actuate="onLoad"/></draw:frame>so these are all absolute values in here <text:sequence-ref text:reference-format="text" text:ref-name="refText7">(8)</text:sequence-ref>. <text:span text:style-name="T22">A</text:span><text:span text:style-name="T22"><draw:frame draw:style-name="fr2" draw:name="Object121" text:anchor-type="as-char" svg:y="-0.1484in" svg:width="0.5035in" svg:height="0.1854in" draw:z-index="275"><draw:object xlink:href="./Object 121" xlink:type="simple" xlink:show="embed" xlink:actuate="onLoad"/><draw:image xlink:href="./ObjectReplacements/Object 121" xlink:type="simple" xlink:show="embed" xlink:actuate="onLoad"/></draw:frame></text:span>part, <text:span text:style-name="T22">a</text:span><text:span text:style-name="T22"><draw:frame draw:style-name="fr2" draw:name="Object122" text:anchor-type="as-char" svg:y="-0.1484in" svg:width="0.6811in" svg:height="0.1854in" draw:z-index="276"><draw:object xlink:href="./Object 122" xlink:type="simple" xlink:show="embed" xlink:actuate="onLoad"/><draw:image xlink:href="./ObjectReplacements/Object 122" xlink:type="simple" xlink:show="embed" xlink:actuate="onLoad"/></draw:frame></text:span>part all the way up to the largest part being a<draw:frame draw:style-name="fr2" draw:name="Object123" text:anchor-type="as-char" svg:y="-0.1484in" svg:width="0.4783in" svg:height="0.1854in" draw:z-index="277"><draw:object xlink:href="./Object 123" xlink:type="simple" xlink:show="embed" xlink:actuate="onLoad"/><draw:image xlink:href="./ObjectReplacements/Object 123" xlink:type="simple" xlink:show="embed" xlink:actuate="onLoad"/></draw:frame><text:span text:style-name="T22">part </text:span>and so the product of two blades for arbitrary<draw:frame draw:style-name="fr2" draw:name="Object124" text:anchor-type="as-char" svg:y="-0.1484in" svg:width="0.1693in" svg:height="0.1839in" draw:z-index="278"><draw:object xlink:href="./Object 124" xlink:type="simple" xlink:show="embed" xlink:actuate="onLoad"/><draw:image xlink:href="./ObjectReplacements/Object 124" xlink:type="simple" xlink:show="embed" xlink:actuate="onLoad"/></draw:frame>and<draw:frame draw:style-name="fr2" draw:name="Object125" text:anchor-type="as-char" svg:y="-0.1484in" svg:width="0.1835in" svg:height="0.1839in" draw:z-index="279"><draw:object xlink:href="./Object 125" xlink:type="simple" xlink:show="embed" xlink:actuate="onLoad"/><draw:image xlink:href="./ObjectReplacements/Object 125" xlink:type="simple" xlink:show="embed" xlink:actuate="onLoad"/></draw:frame>can no longer really be thought of as just an anti-symmetric part and a symmetric part, it's actually spread a little more thoroughly and it covers more of the sub-spaces of the algebra. <text:span text:style-name="T22">T</text:span>hese products are a little bit more difficult to understand now in the context of the work we're doing the two blade times two blade is a thing we should we could definitely have to wrestle with and two blade times a three blade but if you'll notice a two blade times a three blade ultimately you would get a five blade but you can't have a five blade in a space-time algebra so it gets cut off once this series gets larger than<draw:frame draw:style-name="fr2" draw:name="Object126" text:anchor-type="as-char" svg:y="-0.1484in" svg:width="0.1661in" svg:height="0.1839in" draw:z-index="280"><draw:object xlink:href="./Object 126" xlink:type="simple" xlink:show="embed" xlink:actuate="onLoad"/><draw:image xlink:href="./ObjectReplacements/Object 126" xlink:type="simple" xlink:show="embed" xlink:actuate="onLoad"/></draw:frame>where<draw:frame draw:style-name="fr2" draw:name="Object127" text:anchor-type="as-char" svg:y="-0.1484in" svg:width="0.1661in" svg:height="0.1839in" draw:z-index="281"><draw:object xlink:href="./Object 127" xlink:type="simple" xlink:show="embed" xlink:actuate="onLoad"/><draw:image xlink:href="./ObjectReplacements/Object 127" xlink:type="simple" xlink:show="embed" xlink:actuate="onLoad"/></draw:frame>is the dimensionality of<draw:frame draw:style-name="fr2" draw:name="Object5" text:anchor-type="as-char" svg:y="-0.1484in" svg:width="0.3984in" svg:height="0.2091in" draw:z-index="5"><draw:object xlink:href="./Object 6" xlink:type="simple" xlink:show="embed" xlink:actuate="onLoad"/><draw:image xlink:href="./ObjectReplacements/Object 6" xlink:type="simple" xlink:show="embed" xlink:actuate="onLoad"/><svg:desc>formula</svg:desc></draw:frame>.</text:p>
      <text:p text:style-name="P22"/>
      <text:p text:style-name="P23"><text:span text:style-name="T22">I</text:span>f the dimension of your one space whatever vector space you're dealing with, what the dimensionality of that thing is<draw:frame draw:style-name="fr2" draw:name="Object128" text:anchor-type="as-char" svg:y="-0.1484in" svg:width="0.1661in" svg:height="0.1839in" draw:z-index="282"><draw:object xlink:href="./Object 128" xlink:type="simple" xlink:show="embed" xlink:actuate="onLoad"/><draw:image xlink:href="./ObjectReplacements/Object 128" xlink:type="simple" xlink:show="embed" xlink:actuate="onLoad"/></draw:frame>then this this chain gets cut off at the top but the absolute value is the way we've done it prevent you from going to zero but it does that's an important thing to remember so for example a two blade times a two blade let me change the way that's written change it to:</text:p>
      <text:p text:style-name="P24"/>
      <table:table table:name="Table10" table:style-name="Table10">
        <table:table-column table:style-name="Table10.A"/>
        <table:table-column table:style-name="Table10.B"/>
        <table:table-header-rows>
          <table:table-row>
            <table:table-cell table:style-name="Table10.A1" office:value-type="string">
              <text:p text:style-name="P61"><draw:frame draw:style-name="fr2" draw:name="Object129" text:anchor-type="as-char" svg:y="-0.1854in" svg:width="2.6591in" svg:height="0.261in" draw:z-index="286"><draw:object xlink:href="./Object 129" xlink:type="simple" xlink:show="embed" xlink:actuate="onLoad"/><draw:image xlink:href="./ObjectReplacements/Object 129" xlink:type="simple" xlink:show="embed" xlink:actuate="onLoad"/><svg:desc>formula</svg:desc></draw:frame></text:p>
            </table:table-cell>
            <table:table-cell table:style-name="Table10.A1" office:value-type="string">
              <text:p text:style-name="P62">(<text:sequence text:ref-name="refText9" text:name="Text" text:formula="ooow:Text+1" style:num-format="1">10</text:sequence>)</text:p>
            </table:table-cell>
          </table:table-row>
        </table:table-header-rows>
      </table:table>
      <text:p text:style-name="P23"/>
      <text:p text:style-name="P25"><text:span text:style-name="T23">T</text:span>he two representing the<draw:frame draw:style-name="fr2" draw:name="Object130" text:anchor-type="as-char" svg:y="-0.1484in" svg:width="0.1665in" svg:height="0.1839in" draw:z-index="287"><draw:object xlink:href="./Object 130" xlink:type="simple" xlink:show="embed" xlink:actuate="onLoad"/><draw:image xlink:href="./ObjectReplacements/Object 130" xlink:type="simple" xlink:show="embed" xlink:actuate="onLoad"/></draw:frame>-ness of the object so<draw:frame draw:style-name="fr2" draw:name="Object131" text:anchor-type="as-char" svg:y="-0.1484in" svg:width="0.2071in" svg:height="0.1839in" draw:z-index="288"><draw:object xlink:href="./Object 131" xlink:type="simple" xlink:show="embed" xlink:actuate="onLoad"/><draw:image xlink:href="./ObjectReplacements/Object 131" xlink:type="simple" xlink:show="embed" xlink:actuate="onLoad"/></draw:frame>is a two blade, <draw:frame draw:style-name="fr2" draw:name="Object132" text:anchor-type="as-char" svg:y="-0.1484in" svg:width="0.1917in" svg:height="0.1839in" draw:z-index="289"><draw:object xlink:href="./Object 132" xlink:type="simple" xlink:show="embed" xlink:actuate="onLoad"/><draw:image xlink:href="./ObjectReplacements/Object 132" xlink:type="simple" xlink:show="embed" xlink:actuate="onLoad"/></draw:frame>is a two blade, that's not meant to be components, I don't know any other way to stick a value on there so I'm going to go with<draw:frame draw:style-name="fr2" draw:name="Object133" text:anchor-type="as-char" svg:y="-0.1484in" svg:width="0.1626in" svg:height="0.1839in" draw:z-index="290"><draw:object xlink:href="./Object 133" xlink:type="simple" xlink:show="embed" xlink:actuate="onLoad"/><draw:image xlink:href="./ObjectReplacements/Object 133" xlink:type="simple" xlink:show="embed" xlink:actuate="onLoad"/></draw:frame><text:span text:style-name="T23">and</text:span><text:span text:style-name="T23"><draw:frame draw:style-name="fr2" draw:name="Object134" text:anchor-type="as-char" svg:y="-0.1484in" svg:width="0.1626in" svg:height="0.1839in" draw:z-index="291"><draw:object xlink:href="./Object 134" xlink:type="simple" xlink:show="embed" xlink:actuate="onLoad"/><draw:image xlink:href="./ObjectReplacements/Object 134" xlink:type="simple" xlink:show="embed" xlink:actuate="onLoad"/></draw:frame></text:span>for now but whatever that product is, really what it is, I should just write<draw:frame draw:style-name="fr2" draw:name="Object135" text:anchor-type="as-char" svg:y="-0.1484in" svg:width="0.3362in" svg:height="0.1839in" draw:z-index="292"><draw:object xlink:href="./Object 135" xlink:type="simple" xlink:show="embed" xlink:actuate="onLoad"/><draw:image xlink:href="./ObjectReplacements/Object 135" xlink:type="simple" xlink:show="embed" xlink:actuate="onLoad"/></draw:frame>and we understand these are two two blades so the space-time product of<draw:frame draw:style-name="fr2" draw:name="Object136" text:anchor-type="as-char" svg:y="-0.1484in" svg:width="0.3362in" svg:height="0.1839in" draw:z-index="293"><draw:object xlink:href="./Object 136" xlink:type="simple" xlink:show="embed" xlink:actuate="onLoad"/><draw:image xlink:href="./ObjectReplacements/Object 136" xlink:type="simple" xlink:show="embed" xlink:actuate="onLoad"/></draw:frame>I can suck out the <text:span text:style-name="T24">z</text:span>ero part and put it there <text:soft-page-break/>suck out the two part and put it there suck out the four part and put it there <text:sequence-ref text:reference-format="text" text:ref-name="refText9">(10)</text:sequence-ref><text:s/>and that won't be a problem because there is no three there's no one part and there is no three part if<draw:frame draw:style-name="fr2" draw:name="Object137" text:anchor-type="as-char" svg:y="-0.1484in" svg:width="0.2071in" svg:height="0.1839in" draw:z-index="294"><draw:object xlink:href="./Object 137" xlink:type="simple" xlink:show="embed" xlink:actuate="onLoad"/><draw:image xlink:href="./ObjectReplacements/Object 137" xlink:type="simple" xlink:show="embed" xlink:actuate="onLoad"/></draw:frame>and<draw:frame draw:style-name="fr2" draw:name="Object138" text:anchor-type="as-char" svg:y="-0.1484in" svg:width="0.1917in" svg:height="0.1839in" draw:z-index="295"><draw:object xlink:href="./Object 138" xlink:type="simple" xlink:show="embed" xlink:actuate="onLoad"/><draw:image xlink:href="./ObjectReplacements/Object 138" xlink:type="simple" xlink:show="embed" xlink:actuate="onLoad"/></draw:frame>are both two blades, you'll only have a<draw:frame draw:style-name="fr2" draw:name="Object139" text:anchor-type="as-char" svg:y="-0.1484in" svg:width="0.611in" svg:height="0.1839in" draw:z-index="296"><draw:object xlink:href="./Object 139" xlink:type="simple" xlink:show="embed" xlink:actuate="onLoad"/><draw:image xlink:href="./ObjectReplacements/Object 139" xlink:type="simple" xlink:show="embed" xlink:actuate="onLoad"/></draw:frame>, <draw:frame draw:style-name="fr2" draw:name="Object140" text:anchor-type="as-char" svg:y="-0.1484in" svg:width="0.8055in" svg:height="0.1839in" draw:z-index="297"><draw:object xlink:href="./Object 140" xlink:type="simple" xlink:show="embed" xlink:actuate="onLoad"/><draw:image xlink:href="./ObjectReplacements/Object 140" xlink:type="simple" xlink:show="embed" xlink:actuate="onLoad"/></draw:frame>and<draw:frame draw:style-name="fr2" draw:name="Object141" text:anchor-type="as-char" svg:y="-0.1484in" svg:width="0.5929in" svg:height="0.1839in" draw:z-index="298"><draw:object xlink:href="./Object 141" xlink:type="simple" xlink:show="embed" xlink:actuate="onLoad"/><draw:image xlink:href="./ObjectReplacements/Object 141" xlink:type="simple" xlink:show="embed" xlink:actuate="onLoad"/></draw:frame>and that's it so this cannot really be broken into a<text:span text:style-name="T24">n</text:span> anti-symmetric and symmetric piece that are the same as well you can always break into a symmetric and anti-symmetric piece you could always write<draw:frame draw:style-name="fr2" draw:name="Object142" text:anchor-type="as-char" svg:y="-0.152in" svg:width="0.9744in" svg:height="0.1992in" draw:z-index="299"><draw:object xlink:href="./Object 142" xlink:type="simple" xlink:show="embed" xlink:actuate="onLoad"/><draw:image xlink:href="./ObjectReplacements/Object 142" xlink:type="simple" xlink:show="embed" xlink:actuate="onLoad"/></draw:frame>, don't get me wrong, the problem is this is not uniquely some single blade this is some multi-vector that's a combination of zero blades, two blades and four blades so it becomes less useful to make that symmetric anti-symmetric combination so we have to learn how to do this a little bit more explicitly. <text:span text:style-name="T24">A</text:span> lot of papers don't bother because you don't often use these products but I can't stand it I have to know how it's done so we're going to give it a shot. <text:span text:style-name="T24">T</text:span>hat's the general stuff about multiplication inside the Geometric algebra notice this is all true for any dimensionality of Geometric algebra and so it applies to our space-time algebra just as well. <text:span text:style-name="T25">L</text:span>et's review our two vector times a regular vector the space-time product of a two vector<draw:frame draw:style-name="fr2" draw:name="Object146" text:anchor-type="as-char" svg:y="-0.1484in" svg:width="0.1917in" svg:height="0.1839in" draw:z-index="300"><draw:object xlink:href="./Object 146" xlink:type="simple" xlink:show="embed" xlink:actuate="onLoad"/><draw:image xlink:href="./ObjectReplacements/Object 146" xlink:type="simple" xlink:show="embed" xlink:actuate="onLoad"/><svg:desc>formula</svg:desc></draw:frame>times a regular vector<draw:frame draw:style-name="fr2" draw:name="Object147" text:anchor-type="as-char" svg:y="-0.1484in" svg:width="0.1665in" svg:height="0.1839in" draw:z-index="301"><draw:object xlink:href="./Object 147" xlink:type="simple" xlink:show="embed" xlink:actuate="onLoad"/><draw:image xlink:href="./ObjectReplacements/Object 147" xlink:type="simple" xlink:show="embed" xlink:actuate="onLoad"/><svg:desc>formula</svg:desc></draw:frame>.</text:p>
      <text:p text:style-name="P26"/>
      <table:table table:name="Table11" table:style-name="Table11">
        <table:table-column table:style-name="Table11.A"/>
        <table:table-column table:style-name="Table11.B"/>
        <table:table-header-rows>
          <table:table-row>
            <table:table-cell table:style-name="Table11.A1" office:value-type="string">
              <text:p text:style-name="P61"><draw:frame draw:style-name="fr2" draw:name="Object143" text:anchor-type="as-char" svg:y="-1.2063in" svg:width="4.5134in" svg:height="2.3693in" draw:z-index="310"><draw:object xlink:href="./Object 143" xlink:type="simple" xlink:show="embed" xlink:actuate="onLoad"/><draw:image xlink:href="./ObjectReplacements/Object 143" xlink:type="simple" xlink:show="embed" xlink:actuate="onLoad"/><svg:desc>formula</svg:desc></draw:frame></text:p>
            </table:table-cell>
            <table:table-cell table:style-name="Table11.A1" office:value-type="string">
              <text:p text:style-name="P62">(<text:sequence text:ref-name="refText10" text:name="Text" text:formula="ooow:Text+1" style:num-format="1">11</text:sequence>)</text:p>
            </table:table-cell>
          </table:table-row>
        </table:table-header-rows>
      </table:table>
      <text:p text:style-name="P25"/>
      <text:p text:style-name="P27"><text:span text:style-name="T25">L</text:span>et's review our two vector times a regular vector the space-time product of a two vector<draw:frame draw:style-name="fr2" draw:name="Object144" text:anchor-type="as-char" svg:y="-0.1484in" svg:width="0.1917in" svg:height="0.1839in" draw:z-index="302"><draw:object xlink:href="./Object 144" xlink:type="simple" xlink:show="embed" xlink:actuate="onLoad"/><draw:image xlink:href="./ObjectReplacements/Object 144" xlink:type="simple" xlink:show="embed" xlink:actuate="onLoad"/></draw:frame>times a regular vector<draw:frame draw:style-name="fr2" draw:name="Object145" text:anchor-type="as-char" svg:y="-0.1484in" svg:width="0.1665in" svg:height="0.1839in" draw:z-index="303"><draw:object xlink:href="./Object 145" xlink:type="simple" xlink:show="embed" xlink:actuate="onLoad"/><draw:image xlink:href="./ObjectReplacements/Object 145" xlink:type="simple" xlink:show="embed" xlink:actuate="onLoad"/></draw:frame>. <text:span text:style-name="T26">N</text:span>ow in this case because one of the space-time products is a one vector we know we can break it up in this form because we basically have<draw:frame draw:style-name="fr2" draw:name="Object148" text:anchor-type="as-char" svg:y="-0.1484in" svg:width="0.6063in" svg:height="0.1839in" draw:z-index="304"><draw:object xlink:href="./Object 148" xlink:type="simple" xlink:show="embed" xlink:actuate="onLoad"/><draw:image xlink:href="./ObjectReplacements/Object 148" xlink:type="simple" xlink:show="embed" xlink:actuate="onLoad"/></draw:frame>which is this is going to be a one blade and<draw:frame draw:style-name="fr2" draw:name="Object149" text:anchor-type="as-char" svg:y="-0.1484in" svg:width="0.5839in" svg:height="0.1839in" draw:z-index="305"><draw:object xlink:href="./Object 149" xlink:type="simple" xlink:show="embed" xlink:actuate="onLoad"/><draw:image xlink:href="./ObjectReplacements/Object 149" xlink:type="simple" xlink:show="embed" xlink:actuate="onLoad"/></draw:frame>, this is going to be a <text:span text:style-name="T27">three</text:span> blade and that's the only two terms and we've already shown that we can split this up into the symmetric and anti-symmetric parts using the logic that we learned early in our lessons so knowing that this is the case, we will directly <text:span text:style-name="T27">make </text:span>a substitution and we're going to do this in a relative form which means we're going to cast it in a set of basis vectors <text:span text:style-name="T27">(second line of </text:span><text:span text:style-name="T27"><text:sequence-ref text:reference-format="text" text:ref-name="refText10">(11)</text:sequence-ref></text:span><text:span text:style-name="T27">) where</text:span><text:span text:style-name="T27"><draw:frame draw:style-name="fr2" draw:name="Object150" text:anchor-type="as-char" svg:y="-0.1602in" svg:width="0.7465in" svg:height="0.2209in" draw:z-index="306"><draw:object xlink:href="./Object 150" xlink:type="simple" xlink:show="embed" xlink:actuate="onLoad"/><draw:image xlink:href="./ObjectReplacements/Object 150" xlink:type="simple" xlink:show="embed" xlink:actuate="onLoad"/></draw:frame></text:span>is the relative form of a bi-vector<draw:frame draw:style-name="fr2" draw:name="Object151" text:anchor-type="as-char" svg:y="-0.1484in" svg:width="0.1917in" svg:height="0.1839in" draw:z-index="307"><draw:object xlink:href="./Object 151" xlink:type="simple" xlink:show="embed" xlink:actuate="onLoad"/><draw:image xlink:href="./ObjectReplacements/Object 151" xlink:type="simple" xlink:show="embed" xlink:actuate="onLoad"/></draw:frame>, it's simply the component and the basis vector it's that simple it's the component times the basis vector. <text:span text:style-name="T27">W</text:span>e could understand<draw:frame draw:style-name="fr2" draw:name="Object152" text:anchor-type="as-char" svg:y="-0.1484in" svg:width="0.6429in" svg:height="0.1839in" draw:z-index="308"><draw:object xlink:href="./Object 152" xlink:type="simple" xlink:show="embed" xlink:actuate="onLoad"/><draw:image xlink:href="./ObjectReplacements/Object 152" xlink:type="simple" xlink:show="embed" xlink:actuate="onLoad"/></draw:frame>, there's<draw:frame draw:style-name="fr2" draw:name="Object153" text:anchor-type="as-char" svg:y="-0.1484in" svg:width="0.1917in" svg:height="0.1839in" draw:z-index="309"><draw:object xlink:href="./Object 153" xlink:type="simple" xlink:show="embed" xlink:actuate="onLoad"/><draw:image xlink:href="./ObjectReplacements/Object 153" xlink:type="simple" xlink:show="embed" xlink:actuate="onLoad"/></draw:frame><text:span text:style-name="T27">is </text:span>written as a blade, this is a two blade now and we could say that well that's just:</text:p>
      <text:p text:style-name="P28"/>
      <table:table table:name="Table12" table:style-name="Table12">
        <table:table-column table:style-name="Table12.A"/>
        <table:table-column table:style-name="Table12.B"/>
        <table:table-header-rows>
          <table:table-row>
            <table:table-cell table:style-name="Table12.A1" office:value-type="string">
              <text:p text:style-name="P61"><draw:frame draw:style-name="fr2" draw:name="Object154" text:anchor-type="as-char" svg:y="-0.2154in" svg:width="3.1138in" svg:height="0.2902in" draw:z-index="311"><draw:object xlink:href="./Object 154" xlink:type="simple" xlink:show="embed" xlink:actuate="onLoad"/><draw:image xlink:href="./ObjectReplacements/Object 154" xlink:type="simple" xlink:show="embed" xlink:actuate="onLoad"/><svg:desc>formula</svg:desc></draw:frame></text:p>
            </table:table-cell>
            <table:table-cell table:style-name="Table12.A1" office:value-type="string">
              <text:p text:style-name="P62">(<text:sequence text:ref-name="refText11" text:name="Text" text:formula="ooow:Text+1" style:num-format="1">12</text:sequence>)</text:p>
            </table:table-cell>
          </table:table-row>
        </table:table-header-rows>
      </table:table>
      <text:p text:style-name="P27"/>
      <text:p text:style-name="P29"><text:span text:style-name="T27">T</text:span>hen we just take this<draw:frame draw:style-name="fr2" draw:name="Object155" text:anchor-type="as-char" svg:y="-0.1602in" svg:width="0.3453in" svg:height="0.1957in" draw:z-index="312"><draw:object xlink:href="./Object 155" xlink:type="simple" xlink:show="embed" xlink:actuate="onLoad"/><draw:image xlink:href="./ObjectReplacements/Object 155" xlink:type="simple" xlink:show="embed" xlink:actuate="onLoad"/></draw:frame>and say that's a number and that's the product of two numbers so why don't I just write it as<draw:frame draw:style-name="fr2" draw:name="Object156" text:anchor-type="as-char" svg:y="-0.1602in" svg:width="0.8665in" svg:height="0.2209in" draw:z-index="313"><draw:object xlink:href="./Object 156" xlink:type="simple" xlink:show="embed" xlink:actuate="onLoad"/><draw:image xlink:href="./ObjectReplacements/Object 156" xlink:type="simple" xlink:show="embed" xlink:actuate="onLoad"/></draw:frame>. <text:span text:style-name="T28">J</text:span>ust to be clear how we can go from this form <text:sequence-ref text:reference-format="text" text:ref-name="refText11">(12)</text:sequence-ref><text:s/>of a bi-vector call it<draw:frame draw:style-name="fr2" draw:name="Object157" text:anchor-type="as-char" svg:y="-0.1484in" svg:width="0.1917in" svg:height="0.1839in" draw:z-index="314"><draw:object xlink:href="./Object 157" xlink:type="simple" xlink:show="embed" xlink:actuate="onLoad"/><draw:image xlink:href="./ObjectReplacements/Object 157" xlink:type="simple" xlink:show="embed" xlink:actuate="onLoad"/></draw:frame>and then end up with a two component object, in case that's confusing to anybody. <text:span text:style-name="T29">Back to </text:span><text:span text:style-name="T29"><text:sequence-ref text:reference-format="text" text:ref-name="refText10">(11)</text:sequence-ref></text:span><text:span text:style-name="T29">, </text:span>we have this two component object and we're going to dot it with a one component object and that's this term right this term and then we take the two component object and we wedge it with a one component object and we basically do the same thing. <text:span text:style-name="T29">T</text:span>his <text:span text:style-name="T29">second </text:span>term <text:span text:style-name="T29">(in second line) </text:span>is actually done, that's about as simple as it gets. <text:span text:style-name="T29">I</text:span>t's it's just going to follow us.</text:p>
      <text:p text:style-name="P29"><text:soft-page-break/></text:p>
      <text:p text:style-name="P29"><text:span text:style-name="T30">W</text:span>e're going to study this first term so the first term we're going to first thing I'm going to take the<draw:frame draw:style-name="fr2" draw:name="Object158" text:anchor-type="as-char" svg:y="-0.1602in" svg:width="0.2193in" svg:height="0.1957in" draw:z-index="48"><draw:object xlink:href="./Object 158" xlink:type="simple" xlink:show="embed" xlink:actuate="onLoad"/><draw:image xlink:href="./ObjectReplacements/Object 158" xlink:type="simple" xlink:show="embed" xlink:actuate="onLoad"/></draw:frame>and move it out front leaving the b<text:span text:style-name="T30">i-</text:span>vector basis dotted into the one vector basis or this<draw:frame draw:style-name="fr2" draw:name="Object159" text:anchor-type="as-char" svg:y="-0.0866in" svg:width="0.2535in" svg:height="0.1472in" draw:z-index="49"><draw:object xlink:href="./Object 159" xlink:type="simple" xlink:show="embed" xlink:actuate="onLoad"/><draw:image xlink:href="./ObjectReplacements/Object 159" xlink:type="simple" xlink:show="embed" xlink:actuate="onLoad"/></draw:frame>but I know what this expression is because we did it in the last lesson, remember if we followed the formula of</text:p>
      <text:p text:style-name="Standard">our last lesson we would see that:</text:p>
      <text:p text:style-name="P30"/>
      <table:table table:name="Table13" table:style-name="Table13">
        <table:table-column table:style-name="Table13.A"/>
        <table:table-column table:style-name="Table13.B"/>
        <table:table-header-rows>
          <table:table-row>
            <table:table-cell table:style-name="Table13.A1" office:value-type="string">
              <text:p text:style-name="P61"><draw:frame draw:style-name="fr2" draw:name="Object160" text:anchor-type="as-char" svg:y="-0.1898in" svg:width="2.6535in" svg:height="0.2654in" draw:z-index="148"><draw:object xlink:href="./Object 160" xlink:type="simple" xlink:show="embed" xlink:actuate="onLoad"/><draw:image xlink:href="./ObjectReplacements/Object 160" xlink:type="simple" xlink:show="embed" xlink:actuate="onLoad"/><svg:desc>formula</svg:desc></draw:frame></text:p>
            </table:table-cell>
            <table:table-cell table:style-name="Table13.A1" office:value-type="string">
              <text:p text:style-name="P62">(<text:sequence text:ref-name="refText12" text:name="Text" text:formula="ooow:Text+1" style:num-format="1">13</text:sequence>)</text:p>
            </table:table-cell>
          </table:table-row>
        </table:table-header-rows>
      </table:table>
      <text:p text:style-name="Standard"/>
      <text:p text:style-name="Standard"><text:span text:style-name="T31">T</text:span>his has to do with that projecting<draw:frame draw:style-name="fr2" draw:name="Object161" text:anchor-type="as-char" svg:y="-0.1484in" svg:width="0.2134in" svg:height="0.2091in" draw:z-index="50"><draw:object xlink:href="./Object 161" xlink:type="simple" xlink:show="embed" xlink:actuate="onLoad"/><draw:image xlink:href="./ObjectReplacements/Object 161" xlink:type="simple" xlink:show="embed" xlink:actuate="onLoad"/></draw:frame>on the plane of<draw:frame draw:style-name="fr2" draw:name="Object162" text:anchor-type="as-char" svg:y="-0.1484in" svg:width="0.4571in" svg:height="0.2091in" draw:z-index="51"><draw:object xlink:href="./Object 162" xlink:type="simple" xlink:show="embed" xlink:actuate="onLoad"/><draw:image xlink:href="./ObjectReplacements/Object 162" xlink:type="simple" xlink:show="embed" xlink:actuate="onLoad"/></draw:frame>and then rotating it 90<text:span text:style-name="T33">º, </text:span>that's where that minus sign comes from so we finished that up in our last lesson now of course this is going to be equal to zero if<draw:frame draw:style-name="fr2" draw:name="Object163" text:anchor-type="as-char" svg:y="-0.1484in" svg:width="0.2134in" svg:height="0.2091in" draw:z-index="52"><draw:object xlink:href="./Object 163" xlink:type="simple" xlink:show="embed" xlink:actuate="onLoad"/><draw:image xlink:href="./ObjectReplacements/Object 163" xlink:type="simple" xlink:show="embed" xlink:actuate="onLoad"/><svg:desc>formula</svg:desc></draw:frame>is orthogonal to<draw:frame draw:style-name="fr2" draw:name="Object164" text:anchor-type="as-char" svg:y="-0.1484in" svg:width="0.1902in" svg:height="0.2091in" draw:z-index="53"><draw:object xlink:href="./Object 164" xlink:type="simple" xlink:show="embed" xlink:actuate="onLoad"/><draw:image xlink:href="./ObjectReplacements/Object 164" xlink:type="simple" xlink:show="embed" xlink:actuate="onLoad"/><svg:desc>formula</svg:desc></draw:frame>and<draw:frame draw:style-name="fr2" draw:name="Object165" text:anchor-type="as-char" svg:y="-0.1484in" svg:width="0.2063in" svg:height="0.2091in" draw:z-index="54"><draw:object xlink:href="./Object 165" xlink:type="simple" xlink:show="embed" xlink:actuate="onLoad"/><draw:image xlink:href="./ObjectReplacements/Object 165" xlink:type="simple" xlink:show="embed" xlink:actuate="onLoad"/><svg:desc>formula</svg:desc></draw:frame>so the<draw:frame draw:style-name="fr2" draw:name="Object166" text:anchor-type="as-char" svg:y="-0.1484in" svg:width="0.1665in" svg:height="0.1839in" draw:z-index="55"><draw:object xlink:href="./Object 166" xlink:type="simple" xlink:show="embed" xlink:actuate="onLoad"/><draw:image xlink:href="./ObjectReplacements/Object 166" xlink:type="simple" xlink:show="embed" xlink:actuate="onLoad"/></draw:frame>is going to have to equal<draw:frame draw:style-name="fr2" draw:name="Object167" text:anchor-type="as-char" svg:y="-0.1484in" svg:width="0.1283in" svg:height="0.1839in" draw:z-index="56"><draw:object xlink:href="./Object 167" xlink:type="simple" xlink:show="embed" xlink:actuate="onLoad"/><draw:image xlink:href="./ObjectReplacements/Object 167" xlink:type="simple" xlink:show="embed" xlink:actuate="onLoad"/></draw:frame>or<draw:frame draw:style-name="fr2" draw:name="Object168" text:anchor-type="as-char" svg:y="-0.1484in" svg:width="0.1555in" svg:height="0.1839in" draw:z-index="57"><draw:object xlink:href="./Object 168" xlink:type="simple" xlink:show="embed" xlink:actuate="onLoad"/><draw:image xlink:href="./ObjectReplacements/Object 168" xlink:type="simple" xlink:show="embed" xlink:actuate="onLoad"/></draw:frame>in this particular case for this <text:sequence-ref text:reference-format="text" text:ref-name="refText12">(13)</text:sequence-ref><text:s/>to be non-zero but that's what we're facing here, the point is I can make that substitution for this expression and I get <text:span text:style-name="T32">the fourth line is </text:span><text:span text:style-name="T32"><text:sequence-ref text:reference-format="text" text:ref-name="refText10">(11)</text:sequence-ref></text:span><text:span text:style-name="T32">. T</text:span>hat substitution is sweet and then this is where the natural existence of the metric inside <text:span text:style-name="T32">G</text:span>eometric alg<text:span text:style-name="T32">ebra</text:span> just pops out <text:span text:style-name="T32">in 5</text:span><text:span text:style-name="T34">th</text:span><text:span text:style-name="T32"> line is </text:span><text:span text:style-name="T32"><text:sequence-ref text:reference-format="text" text:ref-name="refText10">(11)</text:sequence-ref></text:span><text:span text:style-name="T32">. Then</text:span><draw:frame draw:style-name="fr2" draw:name="Object169" text:anchor-type="as-char" svg:y="-0.0866in" svg:width="0.4563in" svg:height="0.1472in" draw:z-index="64"><draw:object xlink:href="./Object 169" xlink:type="simple" xlink:show="embed" xlink:actuate="onLoad"/><draw:image xlink:href="./ObjectReplacements/Object 169" xlink:type="simple" xlink:show="embed" xlink:actuate="onLoad"/></draw:frame>is the definition of the <text:span text:style-name="T32">m</text:span>atrix, of the element, of the number that is the metric between<draw:frame draw:style-name="fr2" draw:name="Object170" text:anchor-type="as-char" svg:y="-0.1484in" svg:width="0.1555in" svg:height="0.1839in" draw:z-index="65"><draw:object xlink:href="./Object 170" xlink:type="simple" xlink:show="embed" xlink:actuate="onLoad"/><draw:image xlink:href="./ObjectReplacements/Object 170" xlink:type="simple" xlink:show="embed" xlink:actuate="onLoad"/></draw:frame>and<draw:frame draw:style-name="fr2" draw:name="Object171" text:anchor-type="as-char" svg:y="-0.1484in" svg:width="0.1665in" svg:height="0.1839in" draw:z-index="66"><draw:object xlink:href="./Object 171" xlink:type="simple" xlink:show="embed" xlink:actuate="onLoad"/><draw:image xlink:href="./ObjectReplacements/Object 171" xlink:type="simple" xlink:show="embed" xlink:actuate="onLoad"/></draw:frame>so I can replace that literally with the metric value in this coordinate system which in our case is th<text:span text:style-name="T44">e</text:span> <text:span text:style-name="T32">M</text:span>inkowski expression <text:span text:style-name="T44">given by</text:span><text:span text:style-name="T44"><draw:frame draw:style-name="fr2" draw:name="Object172" text:anchor-type="as-char" svg:y="-0.0839in" svg:width="0.1929in" svg:height="0.1256in" draw:z-index="67"><draw:object xlink:href="./Object 172" xlink:type="simple" xlink:show="embed" xlink:actuate="onLoad"/><draw:image xlink:href="./ObjectReplacements/Object 172" xlink:type="simple" xlink:show="embed" xlink:actuate="onLoad"/></draw:frame></text:span><text:span text:style-name="T44">. I</text:span>f we were dealing with four-dimensional Euclidean algebra this would be different, instead of having this here I would have<draw:frame draw:style-name="fr2" draw:name="Object173" text:anchor-type="as-char" svg:y="-0.1602in" svg:width="0.2346in" svg:height="0.2209in" draw:z-index="68"><draw:object xlink:href="./Object 173" xlink:type="simple" xlink:show="embed" xlink:actuate="onLoad"/><draw:image xlink:href="./ObjectReplacements/Object 173" xlink:type="simple" xlink:show="embed" xlink:actuate="onLoad"/></draw:frame>and with<draw:frame draw:style-name="fr2" draw:name="Object174" text:anchor-type="as-char" svg:y="-0.1602in" svg:width="0.2346in" svg:height="0.2209in" draw:z-index="69"><draw:object xlink:href="./Object 174" xlink:type="simple" xlink:show="embed" xlink:actuate="onLoad"/><draw:image xlink:href="./ObjectReplacements/Object 174" xlink:type="simple" xlink:show="embed" xlink:actuate="onLoad"/><svg:desc>formula</svg:desc></draw:frame><text:span text:style-name="T44">I </text:span>wouldn't need these up down indices so much but I can still use the formalism if I'd like but we don't have a Euclidean system we <text:span text:style-name="T44">h</text:span>ave a Minkowski system so I want to keep this<draw:frame draw:style-name="fr2" draw:name="Object175" text:anchor-type="as-char" svg:y="-0.0839in" svg:width="0.3016in" svg:height="0.1453in" draw:z-index="70"><draw:object xlink:href="./Object 175" xlink:type="simple" xlink:show="embed" xlink:actuate="onLoad"/><draw:image xlink:href="./ObjectReplacements/Object 175" xlink:type="simple" xlink:show="embed" xlink:actuate="onLoad"/><svg:desc>formula</svg:desc></draw:frame>and then over here this becomes<draw:frame draw:style-name="fr2" draw:name="Object176" text:anchor-type="as-char" svg:y="-0.0839in" svg:width="0.2862in" svg:height="0.1453in" draw:z-index="80"><draw:object xlink:href="./Object 176" xlink:type="simple" xlink:show="embed" xlink:actuate="onLoad"/><draw:image xlink:href="./ObjectReplacements/Object 176" xlink:type="simple" xlink:show="embed" xlink:actuate="onLoad"/><svg:desc>formula</svg:desc></draw:frame>.</text:p>
      <text:p text:style-name="P31"/>
      <text:p text:style-name="Standard"><text:span text:style-name="T45">T</text:span>hen of course this part just falls down, the wedge product part follows us around. <text:span text:style-name="T45">N</text:span>ow I'm just going to distribute this<draw:frame draw:style-name="fr2" draw:name="Object177" text:anchor-type="as-char" svg:y="-0.1602in" svg:width="0.2193in" svg:height="0.1957in" draw:z-index="85"><draw:object xlink:href="./Object 177" xlink:type="simple" xlink:show="embed" xlink:actuate="onLoad"/><draw:image xlink:href="./ObjectReplacements/Object 177" xlink:type="simple" xlink:show="embed" xlink:actuate="onLoad"/></draw:frame>inside and then lower the index using the metric <text:span text:style-name="T45">from 5</text:span><text:span text:style-name="T35">th</text:span><text:span text:style-name="T45"> to 6</text:span><text:span text:style-name="T35">th</text:span><text:span text:style-name="T45"> lines in </text:span><text:span text:style-name="T45"><text:sequence-ref text:reference-format="text" text:ref-name="refText10">(11)</text:sequence-ref></text:span><text:span text:style-name="T45">. T</text:span>o be clear when I said if we had <text:span text:style-name="T45">a </text:span>Euclidean metric it would have been<draw:frame draw:style-name="fr2" draw:name="Object178" text:anchor-type="as-char" svg:y="-0.1256in" svg:width="0.1819in" svg:height="0.1354in" draw:z-index="87"><draw:object xlink:href="./Object 178" xlink:type="simple" xlink:show="embed" xlink:actuate="onLoad"/><draw:image xlink:href="./ObjectReplacements/Object 178" xlink:type="simple" xlink:show="embed" xlink:actuate="onLoad"/></draw:frame>but if we had an arbitrary metric</text:p>
      <text:p text:style-name="P32">it would have been<draw:frame draw:style-name="fr2" draw:name="Object179" text:anchor-type="as-char" svg:y="-0.1484in" svg:width="0.2772in" svg:height="0.2091in" draw:z-index="88"><draw:object xlink:href="./Object 179" xlink:type="simple" xlink:show="embed" xlink:actuate="onLoad"/><draw:image xlink:href="./ObjectReplacements/Object 179" xlink:type="simple" xlink:show="embed" xlink:actuate="onLoad"/></draw:frame>so this lowering of this index is actually very important because this value of the lowered index, <draw:frame draw:style-name="fr2" draw:name="Object180" text:anchor-type="as-char" svg:y="-0.1602in" svg:width="0.2193in" svg:height="0.1957in" draw:z-index="92"><draw:object xlink:href="./Object 180" xlink:type="simple" xlink:show="embed" xlink:actuate="onLoad"/><draw:image xlink:href="./ObjectReplacements/Object 180" xlink:type="simple" xlink:show="embed" xlink:actuate="onLoad"/><svg:desc>formula</svg:desc></draw:frame>lowers to<draw:frame draw:style-name="fr2" draw:name="Object181" text:anchor-type="as-char" svg:y="-0.1484in" svg:width="0.2126in" svg:height="0.2091in" draw:z-index="110"><draw:object xlink:href="./Object 181" xlink:type="simple" xlink:show="embed" xlink:actuate="onLoad"/><draw:image xlink:href="./ObjectReplacements/Object 181" xlink:type="simple" xlink:show="embed" xlink:actuate="onLoad"/><svg:desc>formula</svg:desc></draw:frame>does not equal<draw:frame draw:style-name="fr2" draw:name="Object182" text:anchor-type="as-char" svg:y="-0.1602in" svg:width="0.2193in" svg:height="0.1957in" draw:z-index="115"><draw:object xlink:href="./Object 182" xlink:type="simple" xlink:show="embed" xlink:actuate="onLoad"/><draw:image xlink:href="./ObjectReplacements/Object 182" xlink:type="simple" xlink:show="embed" xlink:actuate="onLoad"/><svg:desc>formula</svg:desc></draw:frame>in the Minkowski system <text:span text:style-name="T46">necessarily,</text:span> if this was the Euclidean system then these two would in fact be the same value all the time so we don't need to keep track of this up and down this but the fact that it's down means it's been processed by the metric so this<draw:frame draw:style-name="fr2" draw:name="Object183" text:anchor-type="as-char" svg:y="-0.1484in" svg:width="0.2126in" svg:height="0.2091in" draw:z-index="116"><draw:object xlink:href="./Object 183" xlink:type="simple" xlink:show="embed" xlink:actuate="onLoad"/><draw:image xlink:href="./ObjectReplacements/Object 183" xlink:type="simple" xlink:show="embed" xlink:actuate="onLoad"/><svg:desc>formula</svg:desc></draw:frame>you cannot assume it equals<draw:frame draw:style-name="fr2" draw:name="Object184" text:anchor-type="as-char" svg:y="-0.1602in" svg:width="0.2193in" svg:height="0.1957in" draw:z-index="119"><draw:object xlink:href="./Object 184" xlink:type="simple" xlink:show="embed" xlink:actuate="onLoad"/><draw:image xlink:href="./ObjectReplacements/Object 184" xlink:type="simple" xlink:show="embed" xlink:actuate="onLoad"/><svg:desc>formula</svg:desc></draw:frame>and that's why I'm preserving this up down index notation is to track all of that in the language of <text:span text:style-name="T46">G</text:span>eneral relativity of course this is the covariant component and the contravariant component, anyway but the metric just lowers the index simple as that we don't need to think about it any more than that and then you have this expression plus the little piece that's carried around, you add to it the wedge product piece.</text:p>
      <text:p text:style-name="P32"/>
      <text:p text:style-name="P32"><text:span text:style-name="T46">W</text:span>e were right here <text:span text:style-name="T46">(6</text:span><text:span text:style-name="T36">th</text:span><text:span text:style-name="T46"> line of</text:span><text:span text:style-name="T46"><text:sequence-ref text:reference-format="text" text:ref-name="refText10">(11)</text:sequence-ref></text:span><text:span text:style-name="T46">) </text:span>where we keep bringing down the wedge part and we had just lowered the index on<draw:frame draw:style-name="fr2" draw:name="Object185" text:anchor-type="as-char" svg:y="-0.1602in" svg:width="0.2193in" svg:height="0.1957in" draw:z-index="121"><draw:object xlink:href="./Object 185" xlink:type="simple" xlink:show="embed" xlink:actuate="onLoad"/><draw:image xlink:href="./ObjectReplacements/Object 185" xlink:type="simple" xlink:show="embed" xlink:actuate="onLoad"/><svg:desc>formula</svg:desc></draw:frame>to get<draw:frame draw:style-name="fr2" draw:name="Object186" text:anchor-type="as-char" svg:y="-0.1484in" svg:width="0.2126in" svg:height="0.2091in" draw:z-index="126"><draw:object xlink:href="./Object 186" xlink:type="simple" xlink:show="embed" xlink:actuate="onLoad"/><draw:image xlink:href="./ObjectReplacements/Object 186" xlink:type="simple" xlink:show="embed" xlink:actuate="onLoad"/><svg:desc>formula</svg:desc></draw:frame>and<draw:frame draw:style-name="fr2" draw:name="Object187" text:anchor-type="as-char" svg:y="-0.1484in" svg:width="0.1965in" svg:height="0.2091in" draw:z-index="128"><draw:object xlink:href="./Object 187" xlink:type="simple" xlink:show="embed" xlink:actuate="onLoad"/><draw:image xlink:href="./ObjectReplacements/Object 187" xlink:type="simple" xlink:show="embed" xlink:actuate="onLoad"/><svg:desc>formula</svg:desc></draw:frame>and then we just distribute the<draw:frame draw:style-name="fr2" draw:name="Object188" text:anchor-type="as-char" svg:y="-0.1602in" svg:width="0.2772in" svg:height="0.1957in" draw:z-index="130"><draw:object xlink:href="./Object 188" xlink:type="simple" xlink:show="embed" xlink:actuate="onLoad"/><draw:image xlink:href="./ObjectReplacements/Object 188" xlink:type="simple" xlink:show="embed" xlink:actuate="onLoad"/></draw:frame>but when we distribute the <draw:frame draw:style-name="fr2" draw:name="Object194" text:anchor-type="as-char" svg:y="-0.1602in" svg:width="0.2772in" svg:height="0.1957in" draw:z-index="133"><draw:object xlink:href="./Object 194" xlink:type="simple" xlink:show="embed" xlink:actuate="onLoad"/><draw:image xlink:href="./ObjectReplacements/Object 194" xlink:type="simple" xlink:show="embed" xlink:actuate="onLoad"/><svg:desc>formula</svg:desc></draw:frame>to this piece the second part, I just change<draw:frame draw:style-name="fr2" draw:name="Object189" text:anchor-type="as-char" svg:y="-0.1484in" svg:width="0.1283in" svg:height="0.1839in" draw:z-index="134"><draw:object xlink:href="./Object 189" xlink:type="simple" xlink:show="embed" xlink:actuate="onLoad"/><draw:image xlink:href="./ObjectReplacements/Object 189" xlink:type="simple" xlink:show="embed" xlink:actuate="onLoad"/></draw:frame>to<draw:frame draw:style-name="fr2" draw:name="Object190" text:anchor-type="as-char" svg:y="-0.1484in" svg:width="0.1555in" svg:height="0.1839in" draw:z-index="135"><draw:object xlink:href="./Object 190" xlink:type="simple" xlink:show="embed" xlink:actuate="onLoad"/><draw:image xlink:href="./ObjectReplacements/Object 190" xlink:type="simple" xlink:show="embed" xlink:actuate="onLoad"/></draw:frame>and<draw:frame draw:style-name="fr2" draw:name="Object191" text:anchor-type="as-char" svg:y="-0.1484in" svg:width="0.1555in" svg:height="0.1839in" draw:z-index="138"><draw:object xlink:href="./Object 191" xlink:type="simple" xlink:show="embed" xlink:actuate="onLoad"/><draw:image xlink:href="./ObjectReplacements/Object 191" xlink:type="simple" xlink:show="embed" xlink:actuate="onLoad"/></draw:frame>to<draw:frame draw:style-name="fr2" draw:name="Object192" text:anchor-type="as-char" svg:y="-0.1484in" svg:width="0.1283in" svg:height="0.1839in" draw:z-index="139"><draw:object xlink:href="./Object 192" xlink:type="simple" xlink:show="embed" xlink:actuate="onLoad"/><draw:image xlink:href="./ObjectReplacements/Object 192" xlink:type="simple" xlink:show="embed" xlink:actuate="onLoad"/></draw:frame>arbitrarily because they're dummy indices so I can change the dummy indices but that'll allow me to pull out the<draw:frame draw:style-name="fr2" draw:name="Object193" text:anchor-type="as-char" svg:y="-0.1484in" svg:width="0.3783in" svg:height="0.2091in" draw:z-index="145"><draw:object xlink:href="./Object 193" xlink:type="simple" xlink:show="embed" xlink:actuate="onLoad"/><draw:image xlink:href="./ObjectReplacements/Object 193" xlink:type="simple" xlink:show="embed" xlink:actuate="onLoad"/></draw:frame>from both terms and I get <text:span text:style-name="T47">the 8</text:span><text:span text:style-name="T37">th</text:span><text:span text:style-name="T47"> line of </text:span><text:span text:style-name="T47"><text:sequence-ref text:reference-format="text" text:ref-name="refText10">(11)</text:sequence-ref></text:span><text:s/>and that is our expression for the grade lowering part of<draw:frame draw:style-name="fr2" draw:name="Object195" text:anchor-type="as-char" svg:y="-0.1484in" svg:width="0.2965in" svg:height="0.1839in" draw:z-index="147"><draw:object xlink:href="./Object 195" xlink:type="simple" xlink:show="embed" xlink:actuate="onLoad"/><draw:image xlink:href="./ObjectReplacements/Object 195" xlink:type="simple" xlink:show="embed" xlink:actuate="onLoad"/></draw:frame>so I can actually write in this last line if I get rid of <text:span text:style-name="T47">last part, </text:span>I can write:</text:p>
      <text:p text:style-name="P33"/>
      <table:table table:name="Table14" table:style-name="Table14">
        <table:table-column table:style-name="Table14.A"/>
        <table:table-column table:style-name="Table14.B"/>
        <table:table-header-rows>
          <table:table-row>
            <table:table-cell table:style-name="Table14.A1" office:value-type="string">
              <text:p text:style-name="P61"><draw:frame draw:style-name="fr2" draw:name="Object196" text:anchor-type="as-char" svg:y="-0.228in" svg:width="1.75in" svg:height="0.3035in" draw:z-index="151"><draw:object xlink:href="./Object 196" xlink:type="simple" xlink:show="embed" xlink:actuate="onLoad"/><draw:image xlink:href="./ObjectReplacements/Object 196" xlink:type="simple" xlink:show="embed" xlink:actuate="onLoad"/><svg:desc>formula</svg:desc></draw:frame></text:p>
            </table:table-cell>
            <table:table-cell table:style-name="Table14.A1" office:value-type="string">
              <text:p text:style-name="P62">(<text:sequence text:ref-name="refText13" text:name="Text" text:formula="ooow:Text+1" style:num-format="1">14</text:sequence>)</text:p>
            </table:table-cell>
          </table:table-row>
        </table:table-header-rows>
      </table:table>
      <text:p text:style-name="P34"/>
      <table:table table:name="Table15" table:style-name="Table15">
        <table:table-column table:style-name="Table15.A"/>
        <table:table-column table:style-name="Table15.B"/>
        <table:table-header-rows>
          <table:table-row>
            <table:table-cell table:style-name="Table15.A1" office:value-type="string">
              <text:p text:style-name="P61"><draw:frame draw:style-name="fr2" draw:name="Object197" text:anchor-type="as-char" svg:y="-0.2154in" svg:width="2.0925in" svg:height="0.2902in" draw:z-index="152"><draw:object xlink:href="./Object 197" xlink:type="simple" xlink:show="embed" xlink:actuate="onLoad"/><draw:image xlink:href="./ObjectReplacements/Object 197" xlink:type="simple" xlink:show="embed" xlink:actuate="onLoad"/><svg:desc>formula</svg:desc></draw:frame></text:p>
            </table:table-cell>
            <table:table-cell table:style-name="Table15.A1" office:value-type="string">
              <text:p text:style-name="P62">(<text:sequence text:ref-name="refText14" text:name="Text" text:formula="ooow:Text+1" style:num-format="1">15</text:sequence>)</text:p>
            </table:table-cell>
          </table:table-row>
        </table:table-header-rows>
      </table:table>
      <text:p text:style-name="P36"><text:soft-page-break/><text:span text:style-name="T48">N</text:span>ow the wedge product is equal to this expression here <text:sequence-ref text:reference-format="text" text:ref-name="refText14">(15)</text:sequence-ref>, we got that right away so that was easy, the dot product <text:sequence-ref text:reference-format="text" text:ref-name="refText13">(14)</text:sequence-ref>, we did a little math and we ended up down there so now the question is can we do this for a tri-vector? <text:span text:style-name="T49">L</text:span>et's give that a shot, <text:s/>not too hard:</text:p>
      <text:p text:style-name="P35"/>
      <table:table table:name="Table16" table:style-name="Table16">
        <table:table-column table:style-name="Table16.A"/>
        <table:table-column table:style-name="Table16.B"/>
        <table:table-header-rows>
          <table:table-row>
            <table:table-cell table:style-name="Table16.A1" office:value-type="string">
              <text:p text:style-name="P61"><draw:frame draw:style-name="fr2" draw:name="Object198" text:anchor-type="as-char" svg:y="-1.4047in" svg:width="5.0598in" svg:height="2.7602in" draw:z-index="155"><draw:object xlink:href="./Object 198" xlink:type="simple" xlink:show="embed" xlink:actuate="onLoad"/><draw:image xlink:href="./ObjectReplacements/Object 198" xlink:type="simple" xlink:show="embed" xlink:actuate="onLoad"/><svg:desc>formula</svg:desc></draw:frame></text:p>
            </table:table-cell>
            <table:table-cell table:style-name="Table16.A1" office:value-type="string">
              <text:p text:style-name="P62">(<text:sequence text:ref-name="refText15" text:name="Text" text:formula="ooow:Text+1" style:num-format="1">16</text:sequence>)</text:p>
            </table:table-cell>
          </table:table-row>
        </table:table-header-rows>
      </table:table>
      <text:p text:style-name="Standard"/>
      <text:p text:style-name="Standard"><text:span text:style-name="T50">T</text:span>he space-time product of a tri-vector times a vector, well I make the same substitution, your tri-vector substituted in relative form using this coordinate basis and there is our vector<draw:frame draw:style-name="fr2" draw:name="Object199" text:anchor-type="as-char" svg:y="-0.1602in" svg:width="0.4083in" svg:height="0.2209in" draw:z-index="158"><draw:object xlink:href="./Object 199" xlink:type="simple" xlink:show="embed" xlink:actuate="onLoad"/><draw:image xlink:href="./ObjectReplacements/Object 199" xlink:type="simple" xlink:show="embed" xlink:actuate="onLoad"/></draw:frame>and that's the dot product part <text:span text:style-name="T50">(first line of </text:span><text:span text:style-name="T50"><text:sequence-ref text:reference-format="text" text:ref-name="refText15">(16)</text:sequence-ref></text:span><text:span text:style-name="T50">) </text:span>and then the wedge product part is right over here <text:span text:style-name="T50">with </text:span>the full four vectors wedged together. <text:span text:style-name="T50">N</text:span>ow this can only be a one-dimensional object over here at this point in our space-time algebra but if we were in <text:span text:style-name="T50">ten d</text:span>imensions there's some dimensionality I think for what <text:span text:style-name="T50">I </text:span>want to call it a four blade or I said this isn't a blade now because you have these summations you're adding many blades together here but this four vector is just one of a large <text:span text:style-name="T50">p</text:span>antheon of<draw:frame draw:style-name="fr2" draw:name="Object200" text:anchor-type="as-char" svg:y="-0.1484in" svg:width="0.1665in" svg:height="0.1839in" draw:z-index="159"><draw:object xlink:href="./Object 200" xlink:type="simple" xlink:show="embed" xlink:actuate="onLoad"/><draw:image xlink:href="./ObjectReplacements/Object 200" xlink:type="simple" xlink:show="embed" xlink:actuate="onLoad"/></draw:frame>vectors that live in the algebra but for space-time algebra this is the largest algebra in the sense that it's got the most number of <text:span text:style-name="T50">wedge</text:span> products in its basis vector, it's actually a smaller. I shouldn't say algebra a vector space, it's actually a smaller vector space because it's only one dimensional in a four-dimensional</text:p>
      <text:p text:style-name="P36">algebra anyway the point is it's very easy to calculate but this guy, <text:span text:style-name="T50">the dot product, </text:span>we will have to work on a little bit and what we do here actually is fun what you end up doing is <text:span text:style-name="T50">o</text:span>nce you pull out this <draw:frame draw:style-name="fr2" draw:name="Object201" text:anchor-type="as-char" svg:y="-0.1602in" svg:width="0.2193in" svg:height="0.1957in" draw:z-index="160"><draw:object xlink:href="./Object 201" xlink:type="simple" xlink:show="embed" xlink:actuate="onLoad"/><draw:image xlink:href="./ObjectReplacements/Object 201" xlink:type="simple" xlink:show="embed" xlink:actuate="onLoad"/></draw:frame>up front, you pull the<draw:frame draw:style-name="fr2" draw:name="Object202" text:anchor-type="as-char" svg:y="-0.1602in" svg:width="0.2193in" svg:height="0.1957in" draw:z-index="161"><draw:object xlink:href="./Object 202" xlink:type="simple" xlink:show="embed" xlink:actuate="onLoad"/><draw:image xlink:href="./ObjectReplacements/Object 202" xlink:type="simple" xlink:show="embed" xlink:actuate="onLoad"/><svg:desc>formula</svg:desc></draw:frame>out to be up front and you're left with this structure right here that you've got to work on and the dot product of that structure follows the exact same logic we used for the bi-vector actually but we're going to take the scalar product of the last two of the basis vectors here.</text:p>
      <text:p text:style-name="P36"/>
      <text:p text:style-name="P37"><text:span text:style-name="T52">In</text:span> this case you'll have <text:span text:style-name="T51">3</text:span><text:span text:style-name="T38">rd</text:span><text:span text:style-name="T51"> line of </text:span><text:span text:style-name="T51"><text:sequence-ref text:reference-format="text" text:ref-name="refText15">(16)</text:sequence-ref></text:span><text:span text:style-name="T51">, </text:span>we'll get <text:span text:style-name="T53">a </text:span>dot product with<draw:frame draw:style-name="fr2" draw:name="Object203" text:anchor-type="as-char" svg:y="-0.0866in" svg:width="0.2535in" svg:height="0.1472in" draw:z-index="175"><draw:object xlink:href="./Object 203" xlink:type="simple" xlink:show="embed" xlink:actuate="onLoad"/><draw:image xlink:href="./ObjectReplacements/Object 203" xlink:type="simple" xlink:show="embed" xlink:actuate="onLoad"/></draw:frame>and these are two one vectors now, we're treating this scalar product as one vector so I can actually say this is the literal dot product as it's actually the Minkowski metric contraction of these two basis vectors and this process has to be unique so you can't just favor<draw:frame draw:style-name="fr2" draw:name="Object204" text:anchor-type="as-char" svg:y="-0.0866in" svg:width="0.2311in" svg:height="0.1472in" draw:z-index="207"><draw:object xlink:href="./Object 204" xlink:type="simple" xlink:show="embed" xlink:actuate="onLoad"/><draw:image xlink:href="./ObjectReplacements/Object 204" xlink:type="simple" xlink:show="embed" xlink:actuate="onLoad"/><svg:desc>formula</svg:desc></draw:frame>because it happens to be hanging off the end, what you need to do next is you need to flip<draw:frame draw:style-name="fr2" draw:name="Object205" text:anchor-type="as-char" svg:y="-0.1484in" svg:width="0.1555in" svg:height="0.1839in" draw:z-index="209"><draw:object xlink:href="./Object 205" xlink:type="simple" xlink:show="embed" xlink:actuate="onLoad"/><draw:image xlink:href="./ObjectReplacements/Object 205" xlink:type="simple" xlink:show="embed" xlink:actuate="onLoad"/></draw:frame>and<draw:frame draw:style-name="fr2" draw:name="Object206" text:anchor-type="as-char" svg:y="-0.1484in" svg:width="0.1299in" svg:height="0.1839in" draw:z-index="210"><draw:object xlink:href="./Object 206" xlink:type="simple" xlink:show="embed" xlink:actuate="onLoad"/><draw:image xlink:href="./ObjectReplacements/Object 206" xlink:type="simple" xlink:show="embed" xlink:actuate="onLoad"/></draw:frame>and then hit<draw:frame draw:style-name="fr2" draw:name="Object207" text:anchor-type="as-char" svg:y="-0.1484in" svg:width="0.1555in" svg:height="0.1839in" draw:z-index="212"><draw:object xlink:href="./Object 207" xlink:type="simple" xlink:show="embed" xlink:actuate="onLoad"/><draw:image xlink:href="./ObjectReplacements/Object 207" xlink:type="simple" xlink:show="embed" xlink:actuate="onLoad"/></draw:frame>with it but when you flip<draw:frame draw:style-name="fr2" draw:name="Object208" text:anchor-type="as-char" svg:y="-0.1484in" svg:width="0.1555in" svg:height="0.1839in" draw:z-index="214"><draw:object xlink:href="./Object 208" xlink:type="simple" xlink:show="embed" xlink:actuate="onLoad"/><draw:image xlink:href="./ObjectReplacements/Object 208" xlink:type="simple" xlink:show="embed" xlink:actuate="onLoad"/></draw:frame>and<draw:frame draw:style-name="fr2" draw:name="Object209" text:anchor-type="as-char" svg:y="-0.1484in" svg:width="0.1299in" svg:height="0.1839in" draw:z-index="227"><draw:object xlink:href="./Object 209" xlink:type="simple" xlink:show="embed" xlink:actuate="onLoad"/><draw:image xlink:href="./ObjectReplacements/Object 209" xlink:type="simple" xlink:show="embed" xlink:actuate="onLoad"/></draw:frame>you pick up a minus sign but now you get<draw:frame draw:style-name="fr2" draw:name="Object210" text:anchor-type="as-char" svg:y="-0.0866in" svg:width="0.472in" svg:height="0.1472in" draw:z-index="232"><draw:object xlink:href="./Object 210" xlink:type="simple" xlink:show="embed" xlink:actuate="onLoad"/><draw:image xlink:href="./ObjectReplacements/Object 210" xlink:type="simple" xlink:show="embed" xlink:actuate="onLoad"/></draw:frame>and<draw:frame draw:style-name="fr2" draw:name="Object211" text:anchor-type="as-char" svg:y="-0.1043in" svg:width="0.5193in" svg:height="0.1646in" draw:z-index="234"><draw:object xlink:href="./Object 211" xlink:type="simple" xlink:show="embed" xlink:actuate="onLoad"/><draw:image xlink:href="./ObjectReplacements/Object 211" xlink:type="simple" xlink:show="embed" xlink:actuate="onLoad"/></draw:frame>and that's this term here and<draw:frame draw:style-name="fr2" draw:name="Object212" text:anchor-type="as-char" svg:y="-0.0866in" svg:width="0.472in" svg:height="0.1472in" draw:z-index="241"><draw:object xlink:href="./Object 212" xlink:type="simple" xlink:show="embed" xlink:actuate="onLoad"/><draw:image xlink:href="./ObjectReplacements/Object 212" xlink:type="simple" xlink:show="embed" xlink:actuate="onLoad"/></draw:frame>becomes its version of the metric and then you have to get<draw:frame draw:style-name="fr2" draw:name="Object213" text:anchor-type="as-char" svg:y="-0.0866in" svg:width="0.2307in" svg:height="0.1472in" draw:z-index="262"><draw:object xlink:href="./Object 213" xlink:type="simple" xlink:show="embed" xlink:actuate="onLoad"/><draw:image xlink:href="./ObjectReplacements/Object 213" xlink:type="simple" xlink:show="embed" xlink:actuate="onLoad"/><svg:desc>formula</svg:desc></draw:frame>scalar <text:span text:style-name="T53">product</text:span> with<draw:frame draw:style-name="fr2" draw:name="Object214" text:anchor-type="as-char" svg:y="-0.0866in" svg:width="0.2535in" svg:height="0.1472in" draw:z-index="264"><draw:object xlink:href="./Object 214" xlink:type="simple" xlink:show="embed" xlink:actuate="onLoad"/><draw:image xlink:href="./ObjectReplacements/Object 214" xlink:type="simple" xlink:show="embed" xlink:actuate="onLoad"/><svg:desc>formula</svg:desc></draw:frame>so you have to flip this thing twice to do that so you don't lose any minus sign, here you got a minus sign, here you picked it up and then you put it back down and you got the <text:span text:style-name="T53">p</text:span>lus back. <text:span text:style-name="T53">Y</text:span>ou make these substitutions just like we did before exactly the same way <text:span text:style-name="T53">in 4</text:span><text:span text:style-name="T39">th</text:span><text:span text:style-name="T53"> </text:span><text:span text:style-name="T51">line of </text:span><text:span text:style-name="T51"><text:sequence-ref text:reference-format="text" text:ref-name="refText15">(16)</text:sequence-ref></text:span><text:span text:style-name="T51">. </text:span><text:span text:style-name="T53">W</text:span>e expand it by bringing<draw:frame draw:style-name="fr2" draw:name="Object215" text:anchor-type="as-char" svg:y="-0.1602in" svg:width="0.2193in" svg:height="0.1957in" draw:z-index="265"><draw:object xlink:href="./Object 215" xlink:type="simple" xlink:show="embed" xlink:actuate="onLoad"/><draw:image xlink:href="./ObjectReplacements/Object 215" xlink:type="simple" xlink:show="embed" xlink:actuate="onLoad"/><svg:desc>formula</svg:desc></draw:frame>inside and raising and lowering the index of<draw:frame draw:style-name="fr2" draw:name="Object216" text:anchor-type="as-char" svg:y="-0.1602in" svg:width="0.2193in" svg:height="0.1957in" draw:z-index="266"><draw:object xlink:href="./Object 216" xlink:type="simple" xlink:show="embed" xlink:actuate="onLoad"/><draw:image xlink:href="./ObjectReplacements/Object 216" xlink:type="simple" xlink:show="embed" xlink:actuate="onLoad"/><svg:desc>formula</svg:desc></draw:frame>from this upper index form to the lower index form which means it's been modified by the metric</text:p>
      <text:p text:style-name="P38">and we retain these basis vectors so now we see we have what do we got, <text:span text:style-name="T54">5</text:span><text:span text:style-name="T40">th</text:span><text:span text:style-name="T54"> </text:span><text:span text:style-name="T51">line of </text:span><text:span text:style-name="T51"><text:sequence-ref text:reference-format="text" text:ref-name="refText15">(16)</text:sequence-ref></text:span><text:span text:style-name="T51">.</text:span></text:p>
      <text:p text:style-name="P38"><text:soft-page-break/></text:p>
      <text:p text:style-name="P38"><text:span text:style-name="T54">W</text:span>ell the<draw:frame draw:style-name="fr2" draw:name="Object217" text:anchor-type="as-char" svg:y="-0.1484in" svg:width="0.1299in" svg:height="0.1839in" draw:z-index="98"><draw:object xlink:href="./Object 217" xlink:type="simple" xlink:show="embed" xlink:actuate="onLoad"/><draw:image xlink:href="./ObjectReplacements/Object 217" xlink:type="simple" xlink:show="embed" xlink:actuate="onLoad"/></draw:frame>contracts so this is now a two component object it looks like a three component object but</text:p>
      <text:p text:style-name="P39">you've contracted out the<draw:frame draw:style-name="fr2" draw:name="Object218" text:anchor-type="as-char" svg:y="-0.1484in" svg:width="0.1299in" svg:height="0.1839in" draw:z-index="105"><draw:object xlink:href="./Object 218" xlink:type="simple" xlink:show="embed" xlink:actuate="onLoad"/><draw:image xlink:href="./ObjectReplacements/Object 218" xlink:type="simple" xlink:show="embed" xlink:actuate="onLoad"/></draw:frame>and so you have a two component object over a two component basis vector <text:span text:style-name="T55">in</text:span> <text:span text:style-name="T55">line </text:span><text:span text:style-name="T54">5</text:span><text:span text:style-name="T40">th</text:span><text:span text:style-name="T54"> </text:span><text:span text:style-name="T51">line of </text:span><text:span text:style-name="T51"><text:sequence-ref text:reference-format="text" text:ref-name="refText15">(16)</text:sequence-ref></text:span><text:span text:style-name="T51">, </text:span>this term here is a bi-vector now what did I say before? I said a<draw:frame draw:style-name="fr2" draw:name="Object219" text:anchor-type="as-char" svg:y="-0.1484in" svg:width="0.1665in" svg:height="0.1839in" draw:z-index="106"><draw:object xlink:href="./Object 219" xlink:type="simple" xlink:show="embed" xlink:actuate="onLoad"/><draw:image xlink:href="./ObjectReplacements/Object 219" xlink:type="simple" xlink:show="embed" xlink:actuate="onLoad"/></draw:frame>vector space-time product with a vector is going to give you a<draw:frame draw:style-name="fr2" draw:name="Object220" text:anchor-type="as-char" svg:y="-0.1484in" svg:width="0.389in" svg:height="0.1839in" draw:z-index="131"><draw:object xlink:href="./Object 220" xlink:type="simple" xlink:show="embed" xlink:actuate="onLoad"/><draw:image xlink:href="./ObjectReplacements/Object 220" xlink:type="simple" xlink:show="embed" xlink:actuate="onLoad"/></draw:frame>vector and a<draw:frame draw:style-name="fr2" draw:name="Object221" text:anchor-type="as-char" svg:y="-0.1484in" svg:width="0.3638in" svg:height="0.1839in" draw:z-index="132"><draw:object xlink:href="./Object 221" xlink:type="simple" xlink:show="embed" xlink:actuate="onLoad"/><draw:image xlink:href="./ObjectReplacements/Object 221" xlink:type="simple" xlink:show="embed" xlink:actuate="onLoad"/></draw:frame>vector, well if this is a three vector then this is the two vectors so this is the grade lowering part and the same analysis happens for the other two terms, you just contract a different index away and after you've done all that contraction what you can do next is you rename in each term the indices of the basis vectors to<draw:frame draw:style-name="fr2" draw:name="Object222" text:anchor-type="as-char" svg:y="-0.1484in" svg:width="0.1283in" svg:height="0.1839in" draw:z-index="144"><draw:object xlink:href="./Object 222" xlink:type="simple" xlink:show="embed" xlink:actuate="onLoad"/><draw:image xlink:href="./ObjectReplacements/Object 222" xlink:type="simple" xlink:show="embed" xlink:actuate="onLoad"/></draw:frame>and<draw:frame draw:style-name="fr2" draw:name="Object223" text:anchor-type="as-char" svg:y="-0.1484in" svg:width="0.1555in" svg:height="0.1839in" draw:z-index="146"><draw:object xlink:href="./Object 223" xlink:type="simple" xlink:show="embed" xlink:actuate="onLoad"/><draw:image xlink:href="./ObjectReplacements/Object 223" xlink:type="simple" xlink:show="embed" xlink:actuate="onLoad"/></draw:frame>so you're just renaming dummy indices that's all you're doing and so you can pull out a<draw:frame draw:style-name="fr2" draw:name="Object224" text:anchor-type="as-char" svg:y="-0.1043in" svg:width="0.5339in" svg:height="0.1646in" draw:z-index="174"><draw:object xlink:href="./Object 224" xlink:type="simple" xlink:show="embed" xlink:actuate="onLoad"/><draw:image xlink:href="./ObjectReplacements/Object 224" xlink:type="simple" xlink:show="embed" xlink:actuate="onLoad"/></draw:frame>but you'll notice now you've jumbled up the indices in<draw:frame draw:style-name="fr2" draw:name="Object225" text:anchor-type="as-char" svg:y="-0.1484in" svg:width="0.1898in" svg:height="0.1839in" draw:z-index="203"><draw:object xlink:href="./Object 225" xlink:type="simple" xlink:show="embed" xlink:actuate="onLoad"/><draw:image xlink:href="./ObjectReplacements/Object 225" xlink:type="simple" xlink:show="embed" xlink:actuate="onLoad"/></draw:frame>but you've also turned all of the indices in<draw:frame draw:style-name="fr2" draw:name="Object226" text:anchor-type="as-char" svg:y="-0.1484in" svg:width="0.1665in" svg:height="0.1839in" draw:z-index="204"><draw:object xlink:href="./Object 226" xlink:type="simple" xlink:show="embed" xlink:actuate="onLoad"/><draw:image xlink:href="./ObjectReplacements/Object 226" xlink:type="simple" xlink:show="embed" xlink:actuate="onLoad"/></draw:frame>to<draw:frame draw:style-name="fr2" draw:name="Object227" text:anchor-type="as-char" svg:y="-0.1484in" svg:width="0.1299in" svg:height="0.1839in" draw:z-index="205"><draw:object xlink:href="./Object 227" xlink:type="simple" xlink:show="embed" xlink:actuate="onLoad"/><draw:image xlink:href="./ObjectReplacements/Object 227" xlink:type="simple" xlink:show="embed" xlink:actuate="onLoad"/></draw:frame>so you have:</text:p>
      <text:p text:style-name="P40"/>
      <table:table table:name="Table17" table:style-name="Table17">
        <table:table-column table:style-name="Table17.A"/>
        <table:table-column table:style-name="Table17.B"/>
        <table:table-header-rows>
          <table:table-row>
            <table:table-cell table:style-name="Table17.A1" office:value-type="string">
              <text:p text:style-name="P61"><draw:frame draw:style-name="fr2" draw:name="Object228" text:anchor-type="as-char" svg:y="-0.228in" svg:width="4.5902in" svg:height="0.3035in" draw:z-index="218"><draw:object xlink:href="./Object 228" xlink:type="simple" xlink:show="embed" xlink:actuate="onLoad"/><draw:image xlink:href="./ObjectReplacements/Object 228" xlink:type="simple" xlink:show="embed" xlink:actuate="onLoad"/><svg:desc>formula</svg:desc></draw:frame></text:p>
            </table:table-cell>
            <table:table-cell table:style-name="Table17.A1" office:value-type="string">
              <text:p text:style-name="P62">(<text:sequence text:ref-name="refText16" text:name="Text" text:formula="ooow:Text+1" style:num-format="1">17</text:sequence>)</text:p>
            </table:table-cell>
          </table:table-row>
        </table:table-header-rows>
      </table:table>
      <text:p text:style-name="P41"/>
      <table:table table:name="Table18" table:style-name="Table18">
        <table:table-column table:style-name="Table18.A"/>
        <table:table-column table:style-name="Table18.B"/>
        <table:table-header-rows>
          <table:table-row>
            <table:table-cell table:style-name="Table18.A1" office:value-type="string">
              <text:p text:style-name="P61"><draw:frame draw:style-name="fr2" draw:name="Object230" text:anchor-type="as-char" svg:y="-0.228in" svg:width="2.6701in" svg:height="0.3035in" draw:z-index="219"><draw:object xlink:href="./Object 230" xlink:type="simple" xlink:show="embed" xlink:actuate="onLoad"/><draw:image xlink:href="./ObjectReplacements/Object 230" xlink:type="simple" xlink:show="embed" xlink:actuate="onLoad"/><svg:desc>formula</svg:desc></draw:frame></text:p>
            </table:table-cell>
            <table:table-cell table:style-name="Table18.A1" office:value-type="string">
              <text:p text:style-name="P62">(<text:sequence text:ref-name="refText17" text:name="Text" text:formula="ooow:Text+1" style:num-format="1">18</text:sequence>)</text:p>
            </table:table-cell>
          </table:table-row>
        </table:table-header-rows>
      </table:table>
      <text:p text:style-name="Standard"/>
      <table:table table:name="Table19" table:style-name="Table19">
        <table:table-column table:style-name="Table19.A"/>
        <table:table-column table:style-name="Table19.B"/>
        <table:table-header-rows>
          <table:table-row>
            <table:table-cell table:style-name="Table19.A1" office:value-type="string">
              <text:p text:style-name="P61"><draw:frame draw:style-name="fr2" draw:name="Object231" text:anchor-type="as-char" svg:y="-0.2154in" svg:width="2.4965in" svg:height="0.2902in" draw:z-index="220"><draw:object xlink:href="./Object 231" xlink:type="simple" xlink:show="embed" xlink:actuate="onLoad"/><draw:image xlink:href="./ObjectReplacements/Object 231" xlink:type="simple" xlink:show="embed" xlink:actuate="onLoad"/><svg:desc>formula</svg:desc></draw:frame></text:p>
            </table:table-cell>
            <table:table-cell table:style-name="Table19.A1" office:value-type="string">
              <text:p text:style-name="P62">(<text:sequence text:ref-name="refText18" text:name="Text" text:formula="ooow:Text+1" style:num-format="1">19</text:sequence>)</text:p>
            </table:table-cell>
          </table:table-row>
        </table:table-header-rows>
      </table:table>
      <text:p text:style-name="Standard"/>
      <text:p text:style-name="Standard"><text:span text:style-name="T56">We </text:span>introduce these two minus signs and then you pull out the<draw:frame draw:style-name="fr2" draw:name="Object229" text:anchor-type="as-char" svg:y="-0.1484in" svg:width="0.198in" svg:height="0.2091in" draw:z-index="206"><draw:object xlink:href="./Object 229" xlink:type="simple" xlink:show="embed" xlink:actuate="onLoad"/><draw:image xlink:href="./ObjectReplacements/Object 229" xlink:type="simple" xlink:show="embed" xlink:actuate="onLoad"/></draw:frame>and you're left with this expression as the dot product of a tri-vector with a vector <text:sequence-ref text:reference-format="text" text:ref-name="refText17">(18)</text:sequence-ref><text:s/>and the wedge product of a tri-vector with a vector is really easy <text:sequence-ref text:reference-format="text" text:ref-name="refText18">(19)</text:sequence-ref>, it's just this thing here that tri-vector is never hard <text:span text:style-name="T57">tri-</text:span>vector just drops right out but the grade raising part, the <text:span text:style-name="T57">quad-</text:span>vector part is really easy, the grade lowering part takes a little bit of effort. <text:span text:style-name="T57">W</text:span>e're going to use the exact same logic to do two-vectors times two-vectors so based on what I've talked about before we know that if we have two bi-vectors<draw:frame draw:style-name="fr2" draw:name="Object232" text:anchor-type="as-char" svg:y="-0.1484in" svg:width="0.2071in" svg:height="0.1839in" draw:z-index="208"><draw:object xlink:href="./Object 232" xlink:type="simple" xlink:show="embed" xlink:actuate="onLoad"/><draw:image xlink:href="./ObjectReplacements/Object 232" xlink:type="simple" xlink:show="embed" xlink:actuate="onLoad"/></draw:frame>and<draw:frame draw:style-name="fr2" draw:name="Object233" text:anchor-type="as-char" svg:y="-0.1484in" svg:width="0.1917in" svg:height="0.1839in" draw:z-index="211"><draw:object xlink:href="./Object 233" xlink:type="simple" xlink:show="embed" xlink:actuate="onLoad"/><draw:image xlink:href="./ObjectReplacements/Object 233" xlink:type="simple" xlink:show="embed" xlink:actuate="onLoad"/></draw:frame>and we're looking at the space-time product of them we're going to end up with three different degrees or grades inside that thing you</text:p>
      <text:p text:style-name="P42">can have a zero grade, <text:span text:style-name="T59">a</text:span> two grade and a four grade, two minus two, two minus two plus two and two minus two plus four so let's see if we can figure these out one by one.</text:p>
      <text:p text:style-name="P43"/>
      <table:table table:name="Table20" table:style-name="Table20">
        <table:table-column table:style-name="Table20.A"/>
        <table:table-column table:style-name="Table20.B"/>
        <table:table-header-rows>
          <table:table-row>
            <table:table-cell table:style-name="Table20.A1" office:value-type="string">
              <text:p text:style-name="P61"><draw:frame draw:style-name="fr2" draw:name="Object234" text:anchor-type="as-char" svg:y="-0.1854in" svg:width="2.5339in" svg:height="0.261in" draw:z-index="221"><draw:object xlink:href="./Object 234" xlink:type="simple" xlink:show="embed" xlink:actuate="onLoad"/><draw:image xlink:href="./ObjectReplacements/Object 234" xlink:type="simple" xlink:show="embed" xlink:actuate="onLoad"/><svg:desc>formula</svg:desc></draw:frame></text:p>
            </table:table-cell>
            <table:table-cell table:style-name="Table20.A1" office:value-type="string">
              <text:p text:style-name="P62">(<text:sequence text:ref-name="refText19" text:name="Text" text:formula="ooow:Text+1" style:num-format="1">20</text:sequence>)</text:p>
            </table:table-cell>
          </table:table-row>
        </table:table-header-rows>
      </table:table>
      <text:p text:style-name="P42"/>
      <text:p text:style-name="P44"><text:span text:style-name="T58">W</text:span>ell the first one is this easy one at the right, let's look at that one first so I have two bi-vectors <text:span text:style-name="T59">I'm </text:span>calling <text:span text:style-name="T59">it</text:span><text:span text:style-name="T59"><draw:frame draw:style-name="fr2" draw:name="Object235" text:anchor-type="as-char" svg:y="-0.1602in" svg:width="0.2925in" svg:height="0.1957in" draw:z-index="213"><draw:object xlink:href="./Object 235" xlink:type="simple" xlink:show="embed" xlink:actuate="onLoad"/><draw:image xlink:href="./ObjectReplacements/Object 235" xlink:type="simple" xlink:show="embed" xlink:actuate="onLoad"/></draw:frame></text:span><text:span text:style-name="T59">, </text:span>I've broken it down into its relative form we're doing all of this in relative form for now</text:p>
      <text:p text:style-name="Standard">because the paper ultimately does everything in relative form so we're just going to start getting used to it so how can I create a unique four vector out of this and <text:span text:style-name="T59">w</text:span>hat suggests itself is in fact the answer you just write<draw:frame draw:style-name="fr2" draw:name="Object236" text:anchor-type="as-char" svg:y="-0.1602in" svg:width="0.5154in" svg:height="0.1957in" draw:z-index="217"><draw:object xlink:href="./Object 236" xlink:type="simple" xlink:show="embed" xlink:actuate="onLoad"/><draw:image xlink:href="./ObjectReplacements/Object 236" xlink:type="simple" xlink:show="embed" xlink:actuate="onLoad"/><svg:desc>formula</svg:desc></draw:frame>and you wedge everything together and that's going to give you the exact structure you need:</text:p>
      <table:table table:name="Table21" table:style-name="Table21">
        <table:table-column table:style-name="Table21.A"/>
        <table:table-column table:style-name="Table21.B"/>
        <table:table-header-rows>
          <table:table-row>
            <table:table-cell table:style-name="Table21.A1" office:value-type="string">
              <text:p text:style-name="P61"><draw:frame draw:style-name="fr2" draw:name="Object237" text:anchor-type="as-char" svg:y="-0.2154in" svg:width="4.2075in" svg:height="0.2902in" draw:z-index="222"><draw:object xlink:href="./Object 237" xlink:type="simple" xlink:show="embed" xlink:actuate="onLoad"/><draw:image xlink:href="./ObjectReplacements/Object 237" xlink:type="simple" xlink:show="embed" xlink:actuate="onLoad"/><svg:desc>formula</svg:desc></draw:frame></text:p>
            </table:table-cell>
            <table:table-cell table:style-name="Table21.A1" office:value-type="string">
              <text:p text:style-name="P62">(<text:sequence text:ref-name="refText20" text:name="Text" text:formula="ooow:Text+1" style:num-format="1">21</text:sequence>)</text:p>
            </table:table-cell>
          </table:table-row>
        </table:table-header-rows>
      </table:table>
      <text:p text:style-name="Standard"/>
      <text:p text:style-name="Standard"><text:span text:style-name="T60">T</text:span>here's nothing arbitrary about it, you just throw the two together and you end up with this <text:sequence-ref text:reference-format="text" text:ref-name="refText20">(21)</text:sequence-ref><text:s/>and</text:p>
      <text:p text:style-name="P45">that is your four vector part of the space-time product of<draw:frame draw:style-name="fr2" draw:name="Object238" text:anchor-type="as-char" svg:y="-0.1484in" svg:width="0.2071in" svg:height="0.1839in" draw:z-index="223"><draw:object xlink:href="./Object 238" xlink:type="simple" xlink:show="embed" xlink:actuate="onLoad"/><draw:image xlink:href="./ObjectReplacements/Object 238" xlink:type="simple" xlink:show="embed" xlink:actuate="onLoad"/></draw:frame>and<draw:frame draw:style-name="fr2" draw:name="Object239" text:anchor-type="as-char" svg:y="-0.1484in" svg:width="0.1917in" svg:height="0.1839in" draw:z-index="224"><draw:object xlink:href="./Object 239" xlink:type="simple" xlink:show="embed" xlink:actuate="onLoad"/><draw:image xlink:href="./ObjectReplacements/Object 239" xlink:type="simple" xlink:show="embed" xlink:actuate="onLoad"/></draw:frame>. <text:span text:style-name="T60">If you think about it carefully </text:span>you could create a four vector part using some different rule where you <text:span text:style-name="T60">swap</text:span><text:span text:style-name="T60"><draw:frame draw:style-name="fr2" draw:name="Object240" text:anchor-type="as-char" svg:y="-0.1484in" svg:width="0.1283in" svg:height="0.1839in" draw:z-index="225"><draw:object xlink:href="./Object 240" xlink:type="simple" xlink:show="embed" xlink:actuate="onLoad"/><draw:image xlink:href="./ObjectReplacements/Object 240" xlink:type="simple" xlink:show="embed" xlink:actuate="onLoad"/></draw:frame></text:span>and<draw:frame draw:style-name="fr2" draw:name="Object241" text:anchor-type="as-char" svg:y="-0.1484in" svg:width="0.1555in" svg:height="0.1839in" draw:z-index="226"><draw:object xlink:href="./Object 241" xlink:type="simple" xlink:show="embed" xlink:actuate="onLoad"/><draw:image xlink:href="./ObjectReplacements/Object 241" xlink:type="simple" xlink:show="embed" xlink:actuate="onLoad"/></draw:frame>for some reason and you end up with a weird minus sign in the whole thing but it turns out the only way to do it that's not completely arbitrary is this way and if we did the extended proof that looked a lot like the proof we did I think early in the last episode or the episode before where you're adding and subtracting stuff and combining things and it just gets crazy the bigger the spaces you get and the more vectors you get but <text:soft-page-break/>this so I'm going to do some special pleading here and say this is the answer, the answer is the obvious thing, you just wedge, you literally wedge<draw:frame draw:style-name="fr2" draw:name="Object242" text:anchor-type="as-char" svg:y="-0.1484in" svg:width="0.2071in" svg:height="0.1839in" draw:z-index="71"><draw:object xlink:href="./Object 242" xlink:type="simple" xlink:show="embed" xlink:actuate="onLoad"/><draw:image xlink:href="./ObjectReplacements/Object 242" xlink:type="simple" xlink:show="embed" xlink:actuate="onLoad"/></draw:frame>and<draw:frame draw:style-name="fr2" draw:name="Object243" text:anchor-type="as-char" svg:y="-0.1484in" svg:width="0.1917in" svg:height="0.1839in" draw:z-index="72"><draw:object xlink:href="./Object 243" xlink:type="simple" xlink:show="embed" xlink:actuate="onLoad"/><draw:image xlink:href="./ObjectReplacements/Object 243" xlink:type="simple" xlink:show="embed" xlink:actuate="onLoad"/></draw:frame>together and you get the largest component of this process so now we have to look at these other two so now I want to take these two bi-vectors and I want to create another bi-vector. <text:span text:style-name="T60">In </text:span>this example the space-time product actually has another bi-<text:span text:style-name="T60">v</text:span>ector in it so the way we're going to do that, the mechanical method that's used to do that goes as follows:</text:p>
      <text:p text:style-name="P46"/>
      <table:table table:name="Table22" table:style-name="Table22">
        <table:table-column table:style-name="Table22.A"/>
        <table:table-column table:style-name="Table22.B"/>
        <table:table-header-rows>
          <table:table-row>
            <table:table-cell table:style-name="Table22.A1" office:value-type="string">
              <text:p text:style-name="P61"><draw:frame draw:style-name="fr2" draw:name="Object244" text:anchor-type="as-char" svg:y="-0.2154in" svg:width="5.0602in" svg:height="0.3047in" draw:z-index="104"><draw:object xlink:href="./Object 244" xlink:type="simple" xlink:show="embed" xlink:actuate="onLoad"/><draw:image xlink:href="./ObjectReplacements/Object 244" xlink:type="simple" xlink:show="embed" xlink:actuate="onLoad"/><svg:desc>formula</svg:desc></draw:frame></text:p>
            </table:table-cell>
            <table:table-cell table:style-name="Table22.A1" office:value-type="string">
              <text:p text:style-name="P62">(<text:sequence text:ref-name="refText21" text:name="Text" text:formula="ooow:Text+1" style:num-format="1">22</text:sequence>)</text:p>
            </table:table-cell>
          </table:table-row>
        </table:table-header-rows>
      </table:table>
      <text:p text:style-name="P45"/>
      <text:p text:style-name="P47"><text:span text:style-name="T60">W</text:span>e pull those two out and what we're going to do is we're going to take<draw:frame draw:style-name="fr2" draw:name="Object245" text:anchor-type="as-char" svg:y="-0.1043in" svg:width="0.5339in" svg:height="0.1646in" draw:z-index="73"><draw:object xlink:href="./Object 245" xlink:type="simple" xlink:show="embed" xlink:actuate="onLoad"/><draw:image xlink:href="./ObjectReplacements/Object 245" xlink:type="simple" xlink:show="embed" xlink:actuate="onLoad"/></draw:frame>and we're going to create this dot notion <text:sequence-ref text:reference-format="text" text:ref-name="refText21">(22)</text:sequence-ref><text:s/>and we're going to call this the dot product of<draw:frame draw:style-name="fr2" draw:name="Object246" text:anchor-type="as-char" svg:y="-0.1484in" svg:width="0.2071in" svg:height="0.1839in" draw:z-index="74"><draw:object xlink:href="./Object 246" xlink:type="simple" xlink:show="embed" xlink:actuate="onLoad"/><draw:image xlink:href="./ObjectReplacements/Object 246" xlink:type="simple" xlink:show="embed" xlink:actuate="onLoad"/></draw:frame>and<draw:frame draw:style-name="fr2" draw:name="Object247" text:anchor-type="as-char" svg:y="-0.1484in" svg:width="0.1917in" svg:height="0.1839in" draw:z-index="79"><draw:object xlink:href="./Object 247" xlink:type="simple" xlink:show="embed" xlink:actuate="onLoad"/><draw:image xlink:href="./ObjectReplacements/Object 247" xlink:type="simple" xlink:show="embed" xlink:actuate="onLoad"/></draw:frame>. <text:span text:style-name="T61">N</text:span>ow notice that our previous introduction of the dot product was very strongly linked to a symmetric and anti-symmetric part and the dot product was always the grade lowering thing. <text:span text:style-name="T61">C</text:span>learly if we're going to <text:span text:style-name="T61">d</text:span>efine this then this dot product is the grade not changing things<draw:frame draw:style-name="fr2" draw:name="Object248" text:anchor-type="as-char" svg:y="-0.1484in" svg:width="0.2071in" svg:height="0.1839in" draw:z-index="81"><draw:object xlink:href="./Object 248" xlink:type="simple" xlink:show="embed" xlink:actuate="onLoad"/><draw:image xlink:href="./ObjectReplacements/Object 248" xlink:type="simple" xlink:show="embed" xlink:actuate="onLoad"/></draw:frame>and<draw:frame draw:style-name="fr2" draw:name="Object249" text:anchor-type="as-char" svg:y="-0.1484in" svg:width="0.1917in" svg:height="0.1839in" draw:z-index="82"><draw:object xlink:href="./Object 249" xlink:type="simple" xlink:show="embed" xlink:actuate="onLoad"/><draw:image xlink:href="./ObjectReplacements/Object 249" xlink:type="simple" xlink:show="embed" xlink:actuate="onLoad"/></draw:frame>are both grade two and<draw:frame draw:style-name="fr2" draw:name="Object250" text:anchor-type="as-char" svg:y="-0.1484in" svg:width="0.5244in" svg:height="0.2091in" draw:z-index="83"><draw:object xlink:href="./Object 250" xlink:type="simple" xlink:show="embed" xlink:actuate="onLoad"/><draw:image xlink:href="./ObjectReplacements/Object 250" xlink:type="simple" xlink:show="embed" xlink:actuate="onLoad"/></draw:frame>is a grade two part of the product so here we're using the dot product in a slightly different way but it turns out that if you go through the full bodied proof of it, this expression here can only be calculated in one meaningful way and that is to literally take the vector dot product that's sitting right in front of you<draw:frame draw:style-name="fr2" draw:name="Object251" text:anchor-type="as-char" svg:y="-0.1484in" svg:width="0.1555in" svg:height="0.1839in" draw:z-index="84"><draw:object xlink:href="./Object 251" xlink:type="simple" xlink:show="embed" xlink:actuate="onLoad"/><draw:image xlink:href="./ObjectReplacements/Object 251" xlink:type="simple" xlink:show="embed" xlink:actuate="onLoad"/></draw:frame>and<draw:frame draw:style-name="fr2" draw:name="Object252" text:anchor-type="as-char" svg:y="-0.1484in" svg:width="0.1665in" svg:height="0.1839in" draw:z-index="97"><draw:object xlink:href="./Object 252" xlink:type="simple" xlink:show="embed" xlink:actuate="onLoad"/><draw:image xlink:href="./ObjectReplacements/Object 252" xlink:type="simple" xlink:show="embed" xlink:actuate="onLoad"/></draw:frame>and say we can do this in any order so we can do this dot product first and pull it out and as long as we do this in every conceivable order with all the possible patterns, we'll capture the unique and only way, the only way to get a unique grade <text:span text:style-name="T61">two</text:span> object so this is going to be:</text:p>
      <text:p text:style-name="P48"/>
      <table:table table:name="Table23" table:style-name="Table23">
        <table:table-column table:style-name="Table23.A"/>
        <table:table-column table:style-name="Table23.B"/>
        <table:table-header-rows>
          <table:table-row>
            <table:table-cell table:style-name="Table23.A1" office:value-type="string">
              <text:p text:style-name="P61"><draw:frame draw:style-name="fr2" draw:name="Object253" text:anchor-type="as-char" svg:y="-0.3291in" svg:width="4.2102in" svg:height="0.6091in" draw:z-index="117"><draw:object xlink:href="./Object 253" xlink:type="simple" xlink:show="embed" xlink:actuate="onLoad"/><draw:image xlink:href="./ObjectReplacements/Object 253" xlink:type="simple" xlink:show="embed" xlink:actuate="onLoad"/><svg:desc>formula</svg:desc></draw:frame></text:p>
            </table:table-cell>
            <table:table-cell table:style-name="Table23.A1" office:value-type="string">
              <text:p text:style-name="P62">(<text:sequence text:ref-name="refText22" text:name="Text" text:formula="ooow:Text+1" style:num-format="1">23</text:sequence>)</text:p>
            </table:table-cell>
          </table:table-row>
        </table:table-header-rows>
      </table:table>
      <text:p text:style-name="P47"/>
      <text:p text:style-name="P49"><text:span text:style-name="T62">T</text:span>his dot product now is actually the regular Minkowski contraction. <text:span text:style-name="T62">W</text:span>e cleared out this middle piece, we cleared it out, turned it into a number, pulled it out front and left a bi-v<text:span text:style-name="T62">e</text:span>ctor behind. <text:span text:style-name="T62">T</text:span>he problem is is that's not particularly unique because it really is depending on how you chose to order these things so we have to add to that every other possible combination that we could have so for example I could flip <draw:frame draw:style-name="fr2" draw:name="Object254" text:anchor-type="as-char" svg:y="-0.1484in" svg:width="0.1283in" svg:height="0.1839in" draw:z-index="99"><draw:object xlink:href="./Object 254" xlink:type="simple" xlink:show="embed" xlink:actuate="onLoad"/><draw:image xlink:href="./ObjectReplacements/Object 254" xlink:type="simple" xlink:show="embed" xlink:actuate="onLoad"/></draw:frame>and<draw:frame draw:style-name="fr2" draw:name="Object255" text:anchor-type="as-char" svg:y="-0.1484in" svg:width="0.1555in" svg:height="0.1839in" draw:z-index="101"><draw:object xlink:href="./Object 255" xlink:type="simple" xlink:show="embed" xlink:actuate="onLoad"/><draw:image xlink:href="./ObjectReplacements/Object 255" xlink:type="simple" xlink:show="embed" xlink:actuate="onLoad"/></draw:frame>and if I flip<draw:frame draw:style-name="fr2" draw:name="Object256" text:anchor-type="as-char" svg:y="-0.1484in" svg:width="0.1283in" svg:height="0.1839in" draw:z-index="102"><draw:object xlink:href="./Object 256" xlink:type="simple" xlink:show="embed" xlink:actuate="onLoad"/><draw:image xlink:href="./ObjectReplacements/Object 256" xlink:type="simple" xlink:show="embed" xlink:actuate="onLoad"/><svg:desc>formula</svg:desc></draw:frame>and<draw:frame draw:style-name="fr2" draw:name="Object257" text:anchor-type="as-char" svg:y="-0.1484in" svg:width="0.1555in" svg:height="0.1839in" draw:z-index="103"><draw:object xlink:href="./Object 257" xlink:type="simple" xlink:show="embed" xlink:actuate="onLoad"/><draw:image xlink:href="./ObjectReplacements/Object 257" xlink:type="simple" xlink:show="embed" xlink:actuate="onLoad"/><svg:desc>formula</svg:desc></draw:frame>I get a minus sign and then I end up with <text:span text:style-name="T63">the 2</text:span><text:span text:style-name="T41">nd</text:span><text:span text:style-name="T63"> term of</text:span> <text:sequence-ref text:reference-format="text" text:ref-name="refText22">(23)</text:sequence-ref><text:s/>and then I could leave this side alone but flip <text:span text:style-name="T62">the other</text:span> side and I would get <text:span text:style-name="T63">the 3</text:span><text:span text:style-name="T41">rd</text:span><text:span text:style-name="T63"> term of </text:span><text:span text:style-name="T63"><text:sequence-ref text:reference-format="text" text:ref-name="refText22">(23)</text:sequence-ref></text:span><text:span text:style-name="T63"><text:s/></text:span>and then lastly I could flip them both and I would get <text:span text:style-name="T63">4</text:span><text:span text:style-name="T41">th</text:span><text:span text:style-name="T63"> term of </text:span><text:span text:style-name="T63"><text:sequence-ref text:reference-format="text" text:ref-name="refText22">(23)</text:sequence-ref></text:span><text:span text:style-name="T63">.</text:span></text:p>
      <text:p text:style-name="P49"/>
      <text:p text:style-name="Standard"><text:span text:style-name="T64">I</text:span>f I did this then now I just have to do all of these contractions and I leave behind a variety of bi-vectors so the definition here just to understand how this notation is working what I'm really saying is the bi-vector dot product between two bi-v<text:span text:style-name="T64">e</text:span>ctors can be broken down into this formulation of the Minkowski contraction of vectors and bi-vectors <text:sequence-ref text:reference-format="text" text:ref-name="refText22">(23)</text:sequence-ref><text:s/>so this is not the same dot product as you see here <text:sequence-ref text:reference-format="text" text:ref-name="refText21">(22)</text:sequence-ref><text:s/>but this is the only way to uniquely create a bi-vector out of two b<text:span text:style-name="T65">i-</text:span>vectors being multiplied together and it turns out it is the correct way if you do this long proof that I've never actually worked through so with that in mind we can simplify this by executing these contractions and pulling them out front just like we did with this first term:</text:p>
      <text:p text:style-name="P50"/>
      <table:table table:name="Table24" table:style-name="Table24">
        <table:table-column table:style-name="Table24.A"/>
        <table:table-column table:style-name="Table24.B"/>
        <table:table-header-rows>
          <table:table-row>
            <table:table-cell table:style-name="Table24.A1" office:value-type="string">
              <text:p text:style-name="P61"><draw:frame draw:style-name="fr2" draw:name="Object258" text:anchor-type="as-char" svg:y="-0.2154in" svg:width="5.1035in" svg:height="0.302in" draw:z-index="143"><draw:object xlink:href="./Object 258" xlink:type="simple" xlink:show="embed" xlink:actuate="onLoad"/><draw:image xlink:href="./ObjectReplacements/Object 258" xlink:type="simple" xlink:show="embed" xlink:actuate="onLoad"/><svg:desc>formula</svg:desc></draw:frame></text:p>
            </table:table-cell>
            <table:table-cell table:style-name="Table24.A1" office:value-type="string">
              <text:p text:style-name="P62">(<text:sequence text:ref-name="refText23" text:name="Text" text:formula="ooow:Text+1" style:num-format="1">24</text:sequence>)</text:p>
            </table:table-cell>
          </table:table-row>
        </table:table-header-rows>
      </table:table>
      <text:p text:style-name="Standard"/>
      <text:p text:style-name="P51">I hope I wrote this down correctly, I kept the thing out front I I made all of these contractions so this should be<draw:frame draw:style-name="fr2" draw:name="Object259" text:anchor-type="as-char" svg:y="-0.0866in" svg:width="0.7902in" svg:height="0.1472in" draw:z-index="154"><draw:object xlink:href="./Object 259" xlink:type="simple" xlink:show="embed" xlink:actuate="onLoad"/><draw:image xlink:href="./ObjectReplacements/Object 259" xlink:type="simple" xlink:show="embed" xlink:actuate="onLoad"/></draw:frame>, <draw:frame draw:style-name="fr2" draw:name="Object260" text:anchor-type="as-char" svg:y="-0.0866in" svg:width="0.778in" svg:height="0.1472in" draw:z-index="156"><draw:object xlink:href="./Object 260" xlink:type="simple" xlink:show="embed" xlink:actuate="onLoad"/><draw:image xlink:href="./ObjectReplacements/Object 260" xlink:type="simple" xlink:show="embed" xlink:actuate="onLoad"/><svg:desc>formula</svg:desc></draw:frame><text:span text:style-name="T66">and so on. Th</text:span>at's all good and in our next line we just blow this up I'm going ahead and I'm using the metrics to lower these indices so I get these raised and lowered forms <text:soft-page-break/>on these two component items so now you have mixed components there and then you have all of these basis vectors <text:span text:style-name="T66">that </text:span>are different.</text:p>
      <text:p text:style-name="P52"/>
      <table:table table:name="Table25" table:style-name="Table25">
        <table:table-column table:style-name="Table25.A"/>
        <table:table-column table:style-name="Table25.B"/>
        <table:table-header-rows>
          <table:table-row>
            <table:table-cell table:style-name="Table25.A1" office:value-type="string">
              <text:p text:style-name="P61"><draw:frame draw:style-name="fr2" draw:name="Object261" text:anchor-type="as-char" svg:y="-0.2154in" svg:width="5.6256in" svg:height="0.2902in" draw:z-index="191"><draw:object xlink:href="./Object 261" xlink:type="simple" xlink:show="embed" xlink:actuate="onLoad"/><draw:image xlink:href="./ObjectReplacements/Object 261" xlink:type="simple" xlink:show="embed" xlink:actuate="onLoad"/><svg:desc>formula</svg:desc></draw:frame></text:p>
            </table:table-cell>
            <table:table-cell table:style-name="Table25.A1" office:value-type="string">
              <text:p text:style-name="P62">(<text:sequence text:ref-name="refText24" text:name="Text" text:formula="ooow:Text+1" style:num-format="1">25</text:sequence>)</text:p>
            </table:table-cell>
          </table:table-row>
        </table:table-header-rows>
      </table:table>
      <text:p text:style-name="P51"/>
      <text:p text:style-name="P53"><text:span text:style-name="T67">T</text:span>he next goal is to just make all these basis vectors the <text:span text:style-name="T67">s</text:span>ame by just renaming indices and pulling them out and adding things up. <text:span text:style-name="T67">N</text:span>otice before we do this that we started with<draw:frame draw:style-name="fr2" draw:name="Object262" text:anchor-type="as-char" svg:y="-0.1634in" svg:width="1.3839in" svg:height="0.2354in" draw:z-index="86"><draw:object xlink:href="./Object 262" xlink:type="simple" xlink:show="embed" xlink:actuate="onLoad"/><draw:image xlink:href="./ObjectReplacements/Object 262" xlink:type="simple" xlink:show="embed" xlink:actuate="onLoad"/></draw:frame>but notice down here <text:sequence-ref text:reference-format="text" text:ref-name="refText24">(25)</text:sequence-ref>, <draw:frame draw:style-name="fr2" draw:name="Object263" text:anchor-type="as-char" svg:y="-0.1484in" svg:width="0.2827in" svg:height="0.1839in" draw:z-index="90"><draw:object xlink:href="./Object 263" xlink:type="simple" xlink:show="embed" xlink:actuate="onLoad"/><draw:image xlink:href="./ObjectReplacements/Object 263" xlink:type="simple" xlink:show="embed" xlink:actuate="onLoad"/></draw:frame>and<draw:frame draw:style-name="fr2" draw:name="Object264" text:anchor-type="as-char" svg:y="-0.1484in" svg:width="0.2957in" svg:height="0.1839in" draw:z-index="91"><draw:object xlink:href="./Object 264" xlink:type="simple" xlink:show="embed" xlink:actuate="onLoad"/><draw:image xlink:href="./ObjectReplacements/Object 264" xlink:type="simple" xlink:show="embed" xlink:actuate="onLoad"/></draw:frame>do not show up, it's all the other combinations<draw:frame draw:style-name="fr2" draw:name="Object265" text:anchor-type="as-char" svg:y="-0.1484in" svg:width="0.2571in" svg:height="0.1839in" draw:z-index="113"><draw:object xlink:href="./Object 265" xlink:type="simple" xlink:show="embed" xlink:actuate="onLoad"/><draw:image xlink:href="./ObjectReplacements/Object 265" xlink:type="simple" xlink:show="embed" xlink:actuate="onLoad"/></draw:frame>,<draw:frame draw:style-name="fr2" draw:name="Object266" text:anchor-type="as-char" svg:y="-0.1484in" svg:width="0.2839in" svg:height="0.1839in" draw:z-index="114"><draw:object xlink:href="./Object 266" xlink:type="simple" xlink:show="embed" xlink:actuate="onLoad"/><draw:image xlink:href="./ObjectReplacements/Object 266" xlink:type="simple" xlink:show="embed" xlink:actuate="onLoad"/></draw:frame>,<draw:frame draw:style-name="fr2" draw:name="Object267" text:anchor-type="as-char" svg:y="-0.1484in" svg:width="0.2937in" svg:height="0.1839in" draw:z-index="127"><draw:object xlink:href="./Object 267" xlink:type="simple" xlink:show="embed" xlink:actuate="onLoad"/><draw:image xlink:href="./ObjectReplacements/Object 267" xlink:type="simple" xlink:show="embed" xlink:actuate="onLoad"/></draw:frame>and<draw:frame draw:style-name="fr2" draw:name="Object268" text:anchor-type="as-char" svg:y="-0.1484in" svg:width="0.3217in" svg:height="0.1839in" draw:z-index="129"><draw:object xlink:href="./Object 268" xlink:type="simple" xlink:show="embed" xlink:actuate="onLoad"/><draw:image xlink:href="./ObjectReplacements/Object 268" xlink:type="simple" xlink:show="embed" xlink:actuate="onLoad"/></draw:frame>but no<draw:frame draw:style-name="fr2" draw:name="Object269" text:anchor-type="as-char" svg:y="-0.1484in" svg:width="0.2827in" svg:height="0.1839in" draw:z-index="149"><draw:object xlink:href="./Object 269" xlink:type="simple" xlink:show="embed" xlink:actuate="onLoad"/><draw:image xlink:href="./ObjectReplacements/Object 269" xlink:type="simple" xlink:show="embed" xlink:actuate="onLoad"/><svg:desc>formula</svg:desc></draw:frame>and<draw:frame draw:style-name="fr2" draw:name="Object270" text:anchor-type="as-char" svg:y="-0.1484in" svg:width="0.2957in" svg:height="0.1839in" draw:z-index="150"><draw:object xlink:href="./Object 270" xlink:type="simple" xlink:show="embed" xlink:actuate="onLoad"/><draw:image xlink:href="./ObjectReplacements/Object 270" xlink:type="simple" xlink:show="embed" xlink:actuate="onLoad"/><svg:desc>formula</svg:desc></draw:frame>, <text:span text:style-name="T67">that's </text:span>interesting so we are going to turn this into, let's turn everything into<draw:frame draw:style-name="fr2" draw:name="Object271" text:anchor-type="as-char" svg:y="-0.1484in" svg:width="0.2571in" svg:height="0.1839in" draw:z-index="162"><draw:object xlink:href="./Object 271" xlink:type="simple" xlink:show="embed" xlink:actuate="onLoad"/><draw:image xlink:href="./ObjectReplacements/Object 271" xlink:type="simple" xlink:show="embed" xlink:actuate="onLoad"/><svg:desc>formula</svg:desc></draw:frame>and I hope I did all this right but if you take all of this stuff and you make all these note conversions so in this case I leave it alone but in this case I'm swapping, wait a minute, I want everything to be<draw:frame draw:style-name="fr2" draw:name="Object272" text:anchor-type="as-char" svg:y="-0.1484in" svg:width="0.2571in" svg:height="0.1839in" draw:z-index="163"><draw:object xlink:href="./Object 272" xlink:type="simple" xlink:show="embed" xlink:actuate="onLoad"/><draw:image xlink:href="./ObjectReplacements/Object 272" xlink:type="simple" xlink:show="embed" xlink:actuate="onLoad"/><svg:desc>formula</svg:desc></draw:frame>so I have to switch<draw:frame draw:style-name="fr2" draw:name="Object273" text:anchor-type="as-char" svg:y="-0.1484in" svg:width="0.1555in" svg:height="0.1839in" draw:z-index="164"><draw:object xlink:href="./Object 273" xlink:type="simple" xlink:show="embed" xlink:actuate="onLoad"/><draw:image xlink:href="./ObjectReplacements/Object 273" xlink:type="simple" xlink:show="embed" xlink:actuate="onLoad"/></draw:frame>with<draw:frame draw:style-name="fr2" draw:name="Object274" text:anchor-type="as-char" svg:y="-0.1484in" svg:width="0.1283in" svg:height="0.1839in" draw:z-index="165"><draw:object xlink:href="./Object 274" xlink:type="simple" xlink:show="embed" xlink:actuate="onLoad"/><draw:image xlink:href="./ObjectReplacements/Object 274" xlink:type="simple" xlink:show="embed" xlink:actuate="onLoad"/></draw:frame>so I swap<draw:frame draw:style-name="fr2" draw:name="Object275" text:anchor-type="as-char" svg:y="-0.1484in" svg:width="0.1555in" svg:height="0.1839in" draw:z-index="166"><draw:object xlink:href="./Object 275" xlink:type="simple" xlink:show="embed" xlink:actuate="onLoad"/><draw:image xlink:href="./ObjectReplacements/Object 275" xlink:type="simple" xlink:show="embed" xlink:actuate="onLoad"/></draw:frame>with<draw:frame draw:style-name="fr2" draw:name="Object276" text:anchor-type="as-char" svg:y="-0.1484in" svg:width="0.1283in" svg:height="0.1839in" draw:z-index="167"><draw:object xlink:href="./Object 276" xlink:type="simple" xlink:show="embed" xlink:actuate="onLoad"/><draw:image xlink:href="./ObjectReplacements/Object 276" xlink:type="simple" xlink:show="embed" xlink:actuate="onLoad"/></draw:frame>there, I swap this<draw:frame draw:style-name="fr2" draw:name="Object277" text:anchor-type="as-char" svg:y="-0.1484in" svg:width="0.1283in" svg:height="0.1839in" draw:z-index="168"><draw:object xlink:href="./Object 277" xlink:type="simple" xlink:show="embed" xlink:actuate="onLoad"/><draw:image xlink:href="./ObjectReplacements/Object 277" xlink:type="simple" xlink:show="embed" xlink:actuate="onLoad"/></draw:frame>becomes a<draw:frame draw:style-name="fr2" draw:name="Object278" text:anchor-type="as-char" svg:y="-0.1484in" svg:width="0.1555in" svg:height="0.1839in" draw:z-index="169"><draw:object xlink:href="./Object 278" xlink:type="simple" xlink:show="embed" xlink:actuate="onLoad"/><draw:image xlink:href="./ObjectReplacements/Object 278" xlink:type="simple" xlink:show="embed" xlink:actuate="onLoad"/></draw:frame>, this<draw:frame draw:style-name="fr2" draw:name="Object279" text:anchor-type="as-char" svg:y="-0.1484in" svg:width="0.1555in" svg:height="0.1839in" draw:z-index="170"><draw:object xlink:href="./Object 279" xlink:type="simple" xlink:show="embed" xlink:actuate="onLoad"/><draw:image xlink:href="./ObjectReplacements/Object 279" xlink:type="simple" xlink:show="embed" xlink:actuate="onLoad"/></draw:frame>becomes an<draw:frame draw:style-name="fr2" draw:name="Object280" text:anchor-type="as-char" svg:y="-0.1484in" svg:width="0.1283in" svg:height="0.1839in" draw:z-index="171"><draw:object xlink:href="./Object 280" xlink:type="simple" xlink:show="embed" xlink:actuate="onLoad"/><draw:image xlink:href="./ObjectReplacements/Object 280" xlink:type="simple" xlink:show="embed" xlink:actuate="onLoad"/></draw:frame>and I've got<draw:frame draw:style-name="fr2" draw:name="Object281" text:anchor-type="as-char" svg:y="-0.1484in" svg:width="0.2571in" svg:height="0.1839in" draw:z-index="173"><draw:object xlink:href="./Object 281" xlink:type="simple" xlink:show="embed" xlink:actuate="onLoad"/><draw:image xlink:href="./ObjectReplacements/Object 281" xlink:type="simple" xlink:show="embed" xlink:actuate="onLoad"/><svg:desc>formula</svg:desc></draw:frame>here so that works and then in this case I want the<draw:frame draw:style-name="fr2" draw:name="Object282" text:anchor-type="as-char" svg:y="-0.1484in" svg:width="0.1665in" svg:height="0.1839in" draw:z-index="177"><draw:object xlink:href="./Object 282" xlink:type="simple" xlink:show="embed" xlink:actuate="onLoad"/><draw:image xlink:href="./ObjectReplacements/Object 282" xlink:type="simple" xlink:show="embed" xlink:actuate="onLoad"/></draw:frame>to become an<draw:frame draw:style-name="fr2" draw:name="Object283" text:anchor-type="as-char" svg:y="-0.1484in" svg:width="0.1299in" svg:height="0.1839in" draw:z-index="178"><draw:object xlink:href="./Object 283" xlink:type="simple" xlink:show="embed" xlink:actuate="onLoad"/><draw:image xlink:href="./ObjectReplacements/Object 283" xlink:type="simple" xlink:show="embed" xlink:actuate="onLoad"/></draw:frame>. <text:span text:style-name="T68">T</text:span>his is just one dummy index so I just switch the<draw:frame draw:style-name="fr2" draw:name="Object284" text:anchor-type="as-char" svg:y="-0.1484in" svg:width="0.1665in" svg:height="0.1839in" draw:z-index="179"><draw:object xlink:href="./Object 284" xlink:type="simple" xlink:show="embed" xlink:actuate="onLoad"/><draw:image xlink:href="./ObjectReplacements/Object 284" xlink:type="simple" xlink:show="embed" xlink:actuate="onLoad"/></draw:frame><text:span text:style-name="T68">t</text:span>o an<draw:frame draw:style-name="fr2" draw:name="Object285" text:anchor-type="as-char" svg:y="-0.1484in" svg:width="0.1299in" svg:height="0.1839in" draw:z-index="180"><draw:object xlink:href="./Object 285" xlink:type="simple" xlink:show="embed" xlink:actuate="onLoad"/><draw:image xlink:href="./ObjectReplacements/Object 285" xlink:type="simple" xlink:show="embed" xlink:actuate="onLoad"/></draw:frame>and I'm good so that one's easy so that switch is done here:</text:p>
      <text:p text:style-name="P54"/>
      <table:table table:name="Table26" table:style-name="Table26">
        <table:table-column table:style-name="Table26.A"/>
        <table:table-column table:style-name="Table26.B"/>
        <table:table-header-rows>
          <table:table-row>
            <table:table-cell table:style-name="Table26.A1" office:value-type="string">
              <text:p text:style-name="P61"><draw:frame draw:style-name="fr2" draw:name="Object286" text:anchor-type="as-char" svg:y="-0.3484in" svg:width="3.9484in" svg:height="0.6543in" draw:z-index="192"><draw:object xlink:href="./Object 286" xlink:type="simple" xlink:show="embed" xlink:actuate="onLoad"/><draw:image xlink:href="./ObjectReplacements/Object 286" xlink:type="simple" xlink:show="embed" xlink:actuate="onLoad"/><svg:desc>formula</svg:desc></draw:frame></text:p>
            </table:table-cell>
            <table:table-cell table:style-name="Table26.A1" office:value-type="string">
              <text:p text:style-name="P62">(<text:sequence text:ref-name="refText25" text:name="Text" text:formula="ooow:Text+1" style:num-format="1">26</text:sequence>)</text:p>
            </table:table-cell>
          </table:table-row>
        </table:table-header-rows>
      </table:table>
      <text:p text:style-name="P53"/>
      <text:p text:style-name="P55"><text:span text:style-name="T69">S</text:span>witching<draw:frame draw:style-name="fr2" draw:name="Object287" text:anchor-type="as-char" svg:y="-0.1484in" svg:width="0.1665in" svg:height="0.1839in" draw:z-index="181"><draw:object xlink:href="./Object 287" xlink:type="simple" xlink:show="embed" xlink:actuate="onLoad"/><draw:image xlink:href="./ObjectReplacements/Object 287" xlink:type="simple" xlink:show="embed" xlink:actuate="onLoad"/></draw:frame><text:span text:style-name="T69">y</text:span>o<draw:frame draw:style-name="fr2" draw:name="Object288" text:anchor-type="as-char" svg:y="-0.1484in" svg:width="0.1299in" svg:height="0.1839in" draw:z-index="182"><draw:object xlink:href="./Object 288" xlink:type="simple" xlink:show="embed" xlink:actuate="onLoad"/><draw:image xlink:href="./ObjectReplacements/Object 288" xlink:type="simple" xlink:show="embed" xlink:actuate="onLoad"/></draw:frame>is done in this <text:span text:style-name="T69">3</text:span><text:span text:style-name="T42">rd</text:span><text:span text:style-name="T69"> term of </text:span><text:sequence-ref text:reference-format="text" text:ref-name="refText24">(25)</text:sequence-ref><text:s/>and then in <text:span text:style-name="T69">the 4</text:span><text:span text:style-name="T42">th</text:span><text:span text:style-name="T69"> term of </text:span><text:span text:style-name="T69"><text:sequence-ref text:reference-format="text" text:ref-name="refText24">(25)</text:sequence-ref></text:span><text:span text:style-name="T69">, </text:span>this one required two switches but one is just<draw:frame draw:style-name="fr2" draw:name="Object289" text:anchor-type="as-char" svg:y="-0.1484in" svg:width="0.1665in" svg:height="0.1839in" draw:z-index="183"><draw:object xlink:href="./Object 289" xlink:type="simple" xlink:show="embed" xlink:actuate="onLoad"/><draw:image xlink:href="./ObjectReplacements/Object 289" xlink:type="simple" xlink:show="embed" xlink:actuate="onLoad"/></draw:frame>to<draw:frame draw:style-name="fr2" draw:name="Object290" text:anchor-type="as-char" svg:y="-0.1484in" svg:width="0.1299in" svg:height="0.1839in" draw:z-index="184"><draw:object xlink:href="./Object 290" xlink:type="simple" xlink:show="embed" xlink:actuate="onLoad"/><draw:image xlink:href="./ObjectReplacements/Object 290" xlink:type="simple" xlink:show="embed" xlink:actuate="onLoad"/></draw:frame>which is just really easy then you switch<draw:frame draw:style-name="fr2" draw:name="Object291" text:anchor-type="as-char" svg:y="-0.1484in" svg:width="0.1283in" svg:height="0.1839in" draw:z-index="185"><draw:object xlink:href="./Object 291" xlink:type="simple" xlink:show="embed" xlink:actuate="onLoad"/><draw:image xlink:href="./ObjectReplacements/Object 291" xlink:type="simple" xlink:show="embed" xlink:actuate="onLoad"/></draw:frame>and<draw:frame draw:style-name="fr2" draw:name="Object292" text:anchor-type="as-char" svg:y="-0.1484in" svg:width="0.1555in" svg:height="0.1839in" draw:z-index="186"><draw:object xlink:href="./Object 292" xlink:type="simple" xlink:show="embed" xlink:actuate="onLoad"/><draw:image xlink:href="./ObjectReplacements/Object 292" xlink:type="simple" xlink:show="embed" xlink:actuate="onLoad"/></draw:frame>and that's done in this line so each of these gets adjusted so they're all<draw:frame draw:style-name="fr2" draw:name="Object293" text:anchor-type="as-char" svg:y="-0.1043in" svg:width="0.5193in" svg:height="0.1646in" draw:z-index="187"><draw:object xlink:href="./Object 293" xlink:type="simple" xlink:show="embed" xlink:actuate="onLoad"/><draw:image xlink:href="./ObjectReplacements/Object 293" xlink:type="simple" xlink:show="embed" xlink:actuate="onLoad"/></draw:frame>and then you pull out the<draw:frame draw:style-name="fr2" draw:name="Object294" text:anchor-type="as-char" svg:y="-0.1043in" svg:width="0.5193in" svg:height="0.1646in" draw:z-index="188"><draw:object xlink:href="./Object 294" xlink:type="simple" xlink:show="embed" xlink:actuate="onLoad"/><draw:image xlink:href="./ObjectReplacements/Object 294" xlink:type="simple" xlink:show="embed" xlink:actuate="onLoad"/><svg:desc>formula</svg:desc></draw:frame>here and you left behind with th<text:span text:style-name="T69">e</text:span> <text:span text:style-name="T69">1</text:span><text:span text:style-name="T42">st</text:span><text:span text:style-name="T69"> line of </text:span><text:sequence-ref text:reference-format="text" text:ref-name="refText25">(26)</text:sequence-ref><text:s/>and then it turns out that if you look at that carefully you can <text:span text:style-name="T69">f</text:span>actor it into t<text:span text:style-name="T70">he</text:span> <text:span text:style-name="T69">2</text:span><text:span text:style-name="T42">nd</text:span><text:span text:style-name="T69"> line of </text:span><text:sequence-ref text:reference-format="text" text:ref-name="refText25">(26)</text:sequence-ref>, <text:span text:style-name="T69">i</text:span>f I got it all right. <text:span text:style-name="T69">T</text:span>he point is that this is a real number, it's unambiguous and unique and it's a two vector. I claim this is an expression for this middle part so now we know how to do two parts of our space-time product of<draw:frame draw:style-name="fr2" draw:name="Object295" text:anchor-type="as-char" svg:y="-0.1484in" svg:width="0.2071in" svg:height="0.1839in" draw:z-index="189"><draw:object xlink:href="./Object 295" xlink:type="simple" xlink:show="embed" xlink:actuate="onLoad"/><draw:image xlink:href="./ObjectReplacements/Object 295" xlink:type="simple" xlink:show="embed" xlink:actuate="onLoad"/></draw:frame>and<draw:frame draw:style-name="fr2" draw:name="Object296" text:anchor-type="as-char" svg:y="-0.1484in" svg:width="0.1917in" svg:height="0.1839in" draw:z-index="190"><draw:object xlink:href="./Object 296" xlink:type="simple" xlink:show="embed" xlink:actuate="onLoad"/><draw:image xlink:href="./ObjectReplacements/Object 296" xlink:type="simple" xlink:show="embed" xlink:actuate="onLoad"/></draw:frame>, we can do grade four part and the grade two part so what's left? <text:span text:style-name="T70">W</text:span>ell what's left is the grade <text:span text:style-name="T70">z</text:span>ero part <text:span text:style-name="T71">which </text:span>we can do that very easily, <text:span text:style-name="T72">w</text:span>ell we can't do it very easily but can we do it. <text:span text:style-name="T72">H</text:span>ere I have done that this is all in the pursuit of completeness, we want to know how to do all of the space-time products that we can reasonably figure out.</text:p>
      <text:p text:style-name="P56"/>
      <table:table table:name="Table27" table:style-name="Table27">
        <table:table-column table:style-name="Table27.A"/>
        <table:table-column table:style-name="Table27.B"/>
        <table:table-header-rows>
          <table:table-row>
            <table:table-cell table:style-name="Table27.A1" office:value-type="string">
              <text:p text:style-name="P61"><draw:frame draw:style-name="fr2" draw:name="Object297" text:anchor-type="as-char" svg:y="-0.2154in" svg:width="1.8701in" svg:height="0.2902in" draw:z-index="193"><draw:object xlink:href="./Object 297" xlink:type="simple" xlink:show="embed" xlink:actuate="onLoad"/><draw:image xlink:href="./ObjectReplacements/Object 297" xlink:type="simple" xlink:show="embed" xlink:actuate="onLoad"/><svg:desc>formula</svg:desc></draw:frame></text:p>
            </table:table-cell>
            <table:table-cell table:style-name="Table27.A1" office:value-type="string">
              <text:p text:style-name="P62">(<text:sequence text:ref-name="refText26" text:name="Text" text:formula="ooow:Text+1" style:num-format="1">27</text:sequence>)</text:p>
            </table:table-cell>
          </table:table-row>
        </table:table-header-rows>
      </table:table>
      <text:p text:style-name="Standard"/>
      <text:p text:style-name="P57"><text:span text:style-name="T72">H</text:span>ere we've introduced this double dot notation to say <text:span text:style-name="T72">w</text:span>e're going to take this thing and we got to distinguish it from the one we just did, we've got to distinguish it from the single dot, that gives us a <text:span text:style-name="T72">two </text:span>vector, we're looking for something now that is a scalar so I create this double dot notation which isn't my creation, there actually is a double dot product for tensors and that's basically what we're doing here we're doing a double product for tensors but with a little added twist that we've got these anti-symmetric two blades tensors but there's only really one way to proceed, you can't do too much, you can only take the dot product of all four of these things in some various combination and looking at it you can take the dot product of these two in the middle and then the dot product of the two that are on the outside so the two in the middle is<draw:frame draw:style-name="fr2" draw:name="Object298" text:anchor-type="as-char" svg:y="-0.0866in" svg:width="0.472in" svg:height="0.1472in" draw:z-index="194"><draw:object xlink:href="./Object 298" xlink:type="simple" xlink:show="embed" xlink:actuate="onLoad"/><draw:image xlink:href="./ObjectReplacements/Object 298" xlink:type="simple" xlink:show="embed" xlink:actuate="onLoad"/></draw:frame>and now this is the Minkowski contraction and<draw:frame draw:style-name="fr2" draw:name="Object299" text:anchor-type="as-char" svg:y="-0.0866in" svg:width="0.4339in" svg:height="0.1472in" draw:z-index="195"><draw:object xlink:href="./Object 299" xlink:type="simple" xlink:show="embed" xlink:actuate="onLoad"/><draw:image xlink:href="./ObjectReplacements/Object 299" xlink:type="simple" xlink:show="embed" xlink:actuate="onLoad"/><svg:desc>formula</svg:desc></draw:frame>is the Minkowski contraction the first and the last one and you didn't change any order so you don't change any signs but then you could flip<draw:frame draw:style-name="fr2" draw:name="Object300" text:anchor-type="as-char" svg:y="-0.1484in" svg:width="0.1283in" svg:height="0.1839in" draw:z-index="196"><draw:object xlink:href="./Object 300" xlink:type="simple" xlink:show="embed" xlink:actuate="onLoad"/><draw:image xlink:href="./ObjectReplacements/Object 300" xlink:type="simple" xlink:show="embed" xlink:actuate="onLoad"/></draw:frame>and<draw:frame draw:style-name="fr2" draw:name="Object301" text:anchor-type="as-char" svg:y="-0.1484in" svg:width="0.1555in" svg:height="0.1839in" draw:z-index="197"><draw:object xlink:href="./Object 301" xlink:type="simple" xlink:show="embed" xlink:actuate="onLoad"/><draw:image xlink:href="./ObjectReplacements/Object 301" xlink:type="simple" xlink:show="embed" xlink:actuate="onLoad"/></draw:frame>and then you get<draw:frame draw:style-name="fr2" draw:name="Object302" text:anchor-type="as-char" svg:y="-0.0866in" svg:width="0.4563in" svg:height="0.1472in" draw:z-index="198"><draw:object xlink:href="./Object 302" xlink:type="simple" xlink:show="embed" xlink:actuate="onLoad"/><draw:image xlink:href="./ObjectReplacements/Object 302" xlink:type="simple" xlink:show="embed" xlink:actuate="onLoad"/><svg:desc>formula</svg:desc></draw:frame>which would be this piece and then<draw:frame draw:style-name="fr2" draw:name="Object303" text:anchor-type="as-char" svg:y="-0.1484in" svg:width="0.1555in" svg:height="0.1839in" draw:z-index="200"><draw:object xlink:href="./Object 303" xlink:type="simple" xlink:show="embed" xlink:actuate="onLoad"/><draw:image xlink:href="./ObjectReplacements/Object 303" xlink:type="simple" xlink:show="embed" xlink:actuate="onLoad"/></draw:frame>is now at the end, <draw:frame draw:style-name="fr2" draw:name="Object304" text:anchor-type="as-char" svg:y="-0.1484in" svg:width="0.1555in" svg:height="0.1839in" draw:z-index="201"><draw:object xlink:href="./Object 304" xlink:type="simple" xlink:show="embed" xlink:actuate="onLoad"/><draw:image xlink:href="./ObjectReplacements/Object 304" xlink:type="simple" xlink:show="embed" xlink:actuate="onLoad"/></draw:frame><text:span text:style-name="T73">has</text:span> now moved over to here and<draw:frame draw:style-name="fr2" draw:name="Object305" text:anchor-type="as-char" svg:y="-0.1484in" svg:width="0.1283in" svg:height="0.1839in" draw:z-index="202"><draw:object xlink:href="./Object 305" xlink:type="simple" xlink:show="embed" xlink:actuate="onLoad"/><draw:image xlink:href="./ObjectReplacements/Object 305" xlink:type="simple" xlink:show="embed" xlink:actuate="onLoad"/></draw:frame><text:span text:style-name="T73">has </text:span>moved over to here so then <text:soft-page-break/>you're left with<draw:frame draw:style-name="fr2" draw:name="Object306" text:anchor-type="as-char" svg:y="-0.1484in" svg:width="0.1555in" svg:height="0.1839in" draw:z-index="58"><draw:object xlink:href="./Object 306" xlink:type="simple" xlink:show="embed" xlink:actuate="onLoad"/><draw:image xlink:href="./ObjectReplacements/Object 306" xlink:type="simple" xlink:show="embed" xlink:actuate="onLoad"/></draw:frame>and<draw:frame draw:style-name="fr2" draw:name="Object307" text:anchor-type="as-char" svg:y="-0.1484in" svg:width="0.1299in" svg:height="0.1839in" draw:z-index="59"><draw:object xlink:href="./Object 307" xlink:type="simple" xlink:show="embed" xlink:actuate="onLoad"/><draw:image xlink:href="./ObjectReplacements/Object 307" xlink:type="simple" xlink:show="embed" xlink:actuate="onLoad"/></draw:frame>so<draw:frame draw:style-name="fr2" draw:name="Object308" text:anchor-type="as-char" svg:y="-0.0866in" svg:width="0.45in" svg:height="0.1472in" draw:z-index="60"><draw:object xlink:href="./Object 308" xlink:type="simple" xlink:show="embed" xlink:actuate="onLoad"/><draw:image xlink:href="./ObjectReplacements/Object 308" xlink:type="simple" xlink:show="embed" xlink:actuate="onLoad"/><svg:desc>formula</svg:desc></draw:frame>but you did do a flip so you change the sign and then you could flip it two other ways and I did that but then I noticed that the two other ways give you the same thing.</text:p>
      <text:p text:style-name="P58"/>
      <table:table table:name="Table28" table:style-name="Table28">
        <table:table-column table:style-name="Table28.A"/>
        <table:table-column table:style-name="Table28.B"/>
        <table:table-header-rows>
          <table:table-row>
            <table:table-cell table:style-name="Table28.A1" office:value-type="string">
              <text:p text:style-name="P61"><draw:frame draw:style-name="fr2" draw:name="Object309" text:anchor-type="as-char" svg:y="-0.3165in" svg:width="4.0291in" svg:height="0.5909in" draw:z-index="199"><draw:object xlink:href="./Object 309" xlink:type="simple" xlink:show="embed" xlink:actuate="onLoad"/><draw:image xlink:href="./ObjectReplacements/Object 309" xlink:type="simple" xlink:show="embed" xlink:actuate="onLoad"/><svg:desc>formula</svg:desc></draw:frame></text:p>
            </table:table-cell>
            <table:table-cell table:style-name="Table28.A1" office:value-type="string">
              <text:p text:style-name="P62">(<text:sequence text:ref-name="refText27" text:name="Text" text:formula="ooow:Text+1" style:num-format="1">28</text:sequence>)</text:p>
            </table:table-cell>
          </table:table-row>
        </table:table-header-rows>
      </table:table>
      <text:p text:style-name="P57"/>
      <text:p text:style-name="P59"><text:span text:style-name="T74">I</text:span>f you do another flip you'll get<draw:frame draw:style-name="fr2" draw:name="Object310" text:anchor-type="as-char" svg:y="-0.0866in" svg:width="0.45in" svg:height="0.1472in" draw:z-index="315"><draw:object xlink:href="./Object 310" xlink:type="simple" xlink:show="embed" xlink:actuate="onLoad"/><draw:image xlink:href="./ObjectReplacements/Object 310" xlink:type="simple" xlink:show="embed" xlink:actuate="onLoad"/><svg:desc>formula</svg:desc></draw:frame>and<draw:frame draw:style-name="fr2" draw:name="Object311" text:anchor-type="as-char" svg:y="-0.0866in" svg:width="0.4563in" svg:height="0.1472in" draw:z-index="316"><draw:object xlink:href="./Object 311" xlink:type="simple" xlink:show="embed" xlink:actuate="onLoad"/><draw:image xlink:href="./ObjectReplacements/Object 311" xlink:type="simple" xlink:show="embed" xlink:actuate="onLoad"/><svg:desc>formula</svg:desc></draw:frame>again and<draw:frame draw:style-name="fr2" draw:name="Object312" text:anchor-type="as-char" svg:y="-0.0866in" svg:width="0.472in" svg:height="0.1472in" draw:z-index="317"><draw:object xlink:href="./Object 312" xlink:type="simple" xlink:show="embed" xlink:actuate="onLoad"/><draw:image xlink:href="./ObjectReplacements/Object 312" xlink:type="simple" xlink:show="embed" xlink:actuate="onLoad"/><svg:desc>formula</svg:desc></draw:frame>and<draw:frame draw:style-name="fr2" draw:name="Object313" text:anchor-type="as-char" svg:y="-0.0866in" svg:width="0.4339in" svg:height="0.1472in" draw:z-index="318"><draw:object xlink:href="./Object 313" xlink:type="simple" xlink:show="embed" xlink:actuate="onLoad"/><draw:image xlink:href="./ObjectReplacements/Object 313" xlink:type="simple" xlink:show="embed" xlink:actuate="onLoad"/><svg:desc>formula</svg:desc></draw:frame>so these two really we already have accounted for them essentially, the signs <text:span text:style-name="T74">are </text:span>the same because it takes two flips or no flips but the point is that so these two don't even really belong. <text:span text:style-name="T74">T</text:span>his is the Minkowski contractions, these are all Minkowski contractions so I can replace this with:</text:p>
      <text:p text:style-name="P60"/>
      <table:table table:name="Table29" table:style-name="Table29">
        <table:table-column table:style-name="Table29.A"/>
        <table:table-column table:style-name="Table29.B"/>
        <table:table-header-rows>
          <table:table-row>
            <table:table-cell table:style-name="Table29.A1" office:value-type="string">
              <text:p text:style-name="P61"><draw:frame draw:style-name="fr2" draw:name="Object314" text:anchor-type="as-char" svg:y="-0.3327in" svg:width="2.7516in" svg:height="0.6154in" draw:z-index="319"><draw:object xlink:href="./Object 314" xlink:type="simple" xlink:show="embed" xlink:actuate="onLoad"/><draw:image xlink:href="./ObjectReplacements/Object 314" xlink:type="simple" xlink:show="embed" xlink:actuate="onLoad"/><svg:desc>formula</svg:desc></draw:frame></text:p>
            </table:table-cell>
            <table:table-cell table:style-name="Table29.A1" office:value-type="string">
              <text:p text:style-name="P62">(<text:sequence text:ref-name="refText28" text:name="Text" text:formula="ooow:Text+1" style:num-format="1">29</text:sequence>)</text:p>
            </table:table-cell>
          </table:table-row>
        </table:table-header-rows>
      </table:table>
      <text:p text:style-name="P59"/>
      <text:p text:style-name="Standard"><text:span text:style-name="T75">A</text:span>ll the indices are correct and when you do that now you just raise and lower the indices like you're supposed to and you end up with <text:span text:style-name="T75">the 2</text:span><text:span text:style-name="T43">nd</text:span><text:span text:style-name="T75"> line of </text:span><text:span text:style-name="T75"><text:sequence-ref text:reference-format="text" text:ref-name="refText28">(29)</text:sequence-ref></text:span><text:span text:style-name="T75"><text:s/></text:span>and you'll notice the<draw:frame draw:style-name="fr2" draw:name="Object315" text:anchor-type="as-char" svg:y="-0.1602in" svg:width="0.2925in" svg:height="0.1957in" draw:z-index="320"><draw:object xlink:href="./Object 315" xlink:type="simple" xlink:show="embed" xlink:actuate="onLoad"/><draw:image xlink:href="./ObjectReplacements/Object 315" xlink:type="simple" xlink:show="embed" xlink:actuate="onLoad"/></draw:frame>is just factor out and that is a number so that is the method that is used to find the grade <text:span text:style-name="T75">z</text:span>ero part of a bi-v<text:span text:style-name="T2">e</text:span>ctor b<text:span text:style-name="T75">i-</text:span>vector space-time product. <text:span text:style-name="T75">N</text:span>ow this may have seemed like a little bit of hand waving because the way I've done this here <text:sequence-ref text:reference-format="text" text:ref-name="refText27">(28)</text:sequence-ref>. I was trying to show you the mechanical ultimate result of how these inner products are calculated. <text:span text:style-name="T75">T</text:span>he proofs <text:span text:style-name="T75">of</text:span> the fundamental principles of the algebra are actually pretty long and I don't think I've ever seen them completely written out and I do not have the patience to work through them but this is a good picture of what you're left with in the end and you can do this also for the bi-vector tri-vector product and there's really nothing different about that and I'll leave that to you because I've</text:p>
      <text:p text:style-name="Standard">already burnt out on these products but that does show us how to do all the products between arbitrary elements of each of these graded spaces so that's great</text:p>
      <text:p text:style-name="Standard"/>
      <text:p text:style-name="Standard"><text:span text:style-name="T75">W</text:span>ith that in mind we will call it a day saying we're now going to claim we have a full understanding of how to do all the space-time products that matter in the graded algebra, everything that we've covered all of these things this this notion of <text:span text:style-name="T75">a vector times bi-vector </text:span>a b<text:span text:style-name="T75">i-</text:span>vector times tri-vector, <text:span text:style-name="T75">a vector</text:span> times another vector, well we did <text:span text:style-name="T75">not </text:span>do <text:span text:style-name="T75">a vector </text:span>times a quad-vector but it's the exact same process that we studied <text:span text:style-name="T75">a vector </text:span>times <text:span text:style-name="T75">a </text:span>tri-vector, <text:span text:style-name="T75">a vector </text:span>times <text:span text:style-name="T75">a </text:span>quad-vector is going to equal zero, well the wedge part is going to equal zero and the dot part is going to equal a tri-vector and you calculate that <text:span text:style-name="T75">t</text:span>ri-vector exactly the way we calculated the bi-vector so that's a good exercise for you to do and then we also now have covered a bi-vector times a bi-vector which has three pieces, the grade zero, grade <text:span text:style-name="T76">two </text:span>and grade <text:span text:style-name="T76">four </text:span>pieces and I'll leave you to ponder a bi-vector times a tri-vector using the same technique that we did, this needs to end up being a grade one object and a grade <text:span text:style-name="T76">t</text:span>hree object and a grade five object. <text:span text:style-name="T76">N</text:span>ow of course the grade five object is immediately zero but the grade one and the grade three object has got a vector object and a tri-vector object and you use the same logic we just used with the bi-<text:span text:style-name="T76">v</text:span>ector b<text:span text:style-name="T76">i-v</text:span>ector product so with that in mind we are pretty comfortable with where we're at and the next lesson will be finally we will attack these little plus signs that should be a quick lesson actually,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1-20T21:28:37.789000000</meta:creation-date>
    <meta:editing-cycles>66</meta:editing-cycles>
    <meta:editing-duration>PT11H31M3S</meta:editing-duration>
    <dc:title>Geometric Algebra: Multivector Products</dc:title>
    <dc:subject>QED Prerequisites</dc:subject>
    <meta:keyword>XylyXylyX</meta:keyword>
    <dc:date>2024-01-29T11:43:04.939000000</dc:date>
    <dc:creator>Daniel Volinski</dc:creator>
    <meta:generator>LibreOffice/6.4.5.2$Windows_X86_64 LibreOffice_project/a726b36747cf2001e06b58ad5db1aa3a9a1872d6</meta:generator>
    <meta:document-statistic meta:table-count="29" meta:image-count="0" meta:object-count="315" meta:page-count="12" meta:paragraph-count="124" meta:word-count="7470" meta:character-count="39806" meta:non-whitespace-character-count="32429"/>
  </office:meta>
</office:document-meta>
</file>

<file path=Object 1/content.xml><?xml version="1.0" encoding="utf-8"?>
<math xmlns="http://www.w3.org/1998/Math/MathML">
  <semantics>
    <msub>
      <mi>ℳ</mi>
      <mrow>
        <mn>1</mn>
        <mi>,</mi>
        <mn>3</mn>
      </mrow>
    </msub>
    <annotation encoding="StarMath 5.0">ℳ sub {1 , 3}</annotation>
  </semantics>
</math>
</file>

<file path=Object 10/content.xml><?xml version="1.0" encoding="utf-8"?>
<math xmlns="http://www.w3.org/1998/Math/MathML" display="block">
  <semantics>
    <mi>γ</mi>
    <annotation encoding="StarMath 5.0"> %gamma</annotation>
  </semantics>
</math>
</file>

<file path=Object 100/content.xml><?xml version="1.0" encoding="utf-8"?>
<math xmlns="http://www.w3.org/1998/Math/MathML" display="block">
  <semantics>
    <mi>k</mi>
    <annotation encoding="StarMath 5.0">k </annotation>
  </semantics>
</math>
</file>

<file path=Object 101/content.xml><?xml version="1.0" encoding="utf-8"?>
<math xmlns="http://www.w3.org/1998/Math/MathML" display="block">
  <semantics>
    <mi>k</mi>
    <annotation encoding="StarMath 5.0">k</annotation>
  </semantics>
</math>
</file>

<file path=Object 102/content.xml><?xml version="1.0" encoding="utf-8"?>
<math xmlns="http://www.w3.org/1998/Math/MathML" display="block">
  <semantics>
    <mi>k</mi>
    <annotation encoding="StarMath 5.0">k</annotation>
  </semantics>
</math>
</file>

<file path=Object 103/content.xml><?xml version="1.0" encoding="utf-8"?>
<math xmlns="http://www.w3.org/1998/Math/MathML" display="block">
  <semantics>
    <mi>k</mi>
    <annotation encoding="StarMath 5.0">k</annotation>
  </semantics>
</math>
</file>

<file path=Object 104/content.xml><?xml version="1.0" encoding="utf-8"?>
<math xmlns="http://www.w3.org/1998/Math/MathML" display="block">
  <semantics>
    <mi>k</mi>
    <annotation encoding="StarMath 5.0">k</annotation>
  </semantics>
</math>
</file>

<file path=Object 105/content.xml><?xml version="1.0" encoding="utf-8"?>
<math xmlns="http://www.w3.org/1998/Math/MathML" display="block">
  <semantics>
    <mi>M</mi>
    <annotation encoding="StarMath 5.0"> M </annotation>
  </semantics>
</math>
</file>

<file path=Object 106/content.xml><?xml version="1.0" encoding="utf-8"?>
<math xmlns="http://www.w3.org/1998/Math/MathML" display="block">
  <semantics>
    <mrow>
      <mi>M</mi>
      <mo stretchy="false">=</mo>
      <mrow>
        <mover>
          <mover>
            <msub>
              <mrow>
                <mo fence="true" stretchy="false">⟨</mo>
                <mrow>
                  <mi>M</mi>
                </mrow>
                <mo fence="true" stretchy="false">⟩</mo>
              </mrow>
              <mn>0</mn>
            </msub>
            <mo stretchy="true">⏞</mo>
          </mover>
          <mrow>
            <msub>
              <mi mathvariant="normal">Λ</mi>
              <mn>0</mn>
            </msub>
            <mrow>
              <mo fence="true" stretchy="false">(</mo>
              <mrow>
                <msub>
                  <mi>ℳ</mi>
                  <mrow>
                    <mn>1</mn>
                    <mi>,</mi>
                    <mn>3</mn>
                  </mrow>
                </msub>
              </mrow>
              <mo fence="true" stretchy="false">)</mo>
            </mrow>
          </mrow>
        </mover>
        <mo stretchy="false">+</mo>
        <mover>
          <mover>
            <msub>
              <mrow>
                <mo fence="true" stretchy="false">⟨</mo>
                <mrow>
                  <mi>M</mi>
                </mrow>
                <mo fence="true" stretchy="false">⟩</mo>
              </mrow>
              <mn>1</mn>
            </msub>
            <mo stretchy="true">⏞</mo>
          </mover>
          <mrow>
            <msub>
              <mi mathvariant="normal">Λ</mi>
              <mn>1</mn>
            </msub>
            <mrow>
              <mo fence="true" stretchy="false">(</mo>
              <mrow>
                <msub>
                  <mi>ℳ</mi>
                  <mrow>
                    <mn>1</mn>
                    <mi>,</mi>
                    <mn>3</mn>
                  </mrow>
                </msub>
              </mrow>
              <mo fence="true" stretchy="false">)</mo>
            </mrow>
          </mrow>
        </mover>
        <mo stretchy="false">+</mo>
        <mover>
          <mover>
            <msub>
              <mrow>
                <mo fence="true" stretchy="false">⟨</mo>
                <mrow>
                  <mi>M</mi>
                </mrow>
                <mo fence="true" stretchy="false">⟩</mo>
              </mrow>
              <mn>2</mn>
            </msub>
            <mo stretchy="true">⏞</mo>
          </mover>
          <mrow>
            <msub>
              <mi mathvariant="normal">Λ</mi>
              <mn>2</mn>
            </msub>
            <mrow>
              <mo fence="true" stretchy="false">(</mo>
              <mrow>
                <msub>
                  <mi>ℳ</mi>
                  <mrow>
                    <mn>1</mn>
                    <mi>,</mi>
                    <mn>3</mn>
                  </mrow>
                </msub>
              </mrow>
              <mo fence="true" stretchy="false">)</mo>
            </mrow>
          </mrow>
        </mover>
        <mo stretchy="false">+</mo>
        <mover>
          <mover>
            <msub>
              <mrow>
                <mo fence="true" stretchy="false">⟨</mo>
                <mrow>
                  <mi>M</mi>
                </mrow>
                <mo fence="true" stretchy="false">⟩</mo>
              </mrow>
              <mn>3</mn>
            </msub>
            <mo stretchy="true">⏞</mo>
          </mover>
          <mrow>
            <msub>
              <mi mathvariant="normal">Λ</mi>
              <mn>3</mn>
            </msub>
            <mrow>
              <mo fence="true" stretchy="false">(</mo>
              <mrow>
                <msub>
                  <mi>ℳ</mi>
                  <mrow>
                    <mn>1</mn>
                    <mi>,</mi>
                    <mn>3</mn>
                  </mrow>
                </msub>
              </mrow>
              <mo fence="true" stretchy="false">)</mo>
            </mrow>
          </mrow>
        </mover>
        <mo stretchy="false">+</mo>
        <mover>
          <mover>
            <msub>
              <mrow>
                <mo fence="true" stretchy="false">⟨</mo>
                <mrow>
                  <mi>M</mi>
                </mrow>
                <mo fence="true" stretchy="false">⟩</mo>
              </mrow>
              <mn>4</mn>
            </msub>
            <mo stretchy="true">⏞</mo>
          </mover>
          <mrow>
            <msub>
              <mi mathvariant="normal">Λ</mi>
              <mn>4</mn>
            </msub>
            <mrow>
              <mo fence="true" stretchy="false">(</mo>
              <mrow>
                <msub>
                  <mi>ℳ</mi>
                  <mrow>
                    <mn>1</mn>
                    <mi>,</mi>
                    <mn>3</mn>
                  </mrow>
                </msub>
              </mrow>
              <mo fence="true" stretchy="false">)</mo>
            </mrow>
          </mrow>
        </mover>
      </mrow>
    </mrow>
    <annotation encoding="StarMath 5.0">M = {langle {M} rangle sub 0 overbrace {%LAMBDA sub 0 (ℳ sub {1 , 3})}} + {langle {M} rangle sub 1 overbrace {%LAMBDA sub 1 (ℳ sub {1 , 3})}} + {langle {M} rangle sub 2 overbrace {%LAMBDA sub 2 (ℳ sub {1 , 3})}} + {langle {M} rangle sub 3 overbrace {%LAMBDA sub 3 (ℳ sub {1 , 3})}} + {langle {M} rangle sub 4 overbrace {%LAMBDA sub 4 (ℳ sub {1 , 3})}}</annotation>
  </semantics>
</math>
</file>

<file path=Object 107/content.xml><?xml version="1.0" encoding="utf-8"?>
<math xmlns="http://www.w3.org/1998/Math/MathML">
  <semantics>
    <msub>
      <mrow>
        <mo fence="true" stretchy="false">⟨</mo>
        <mrow>
          <mi>M</mi>
        </mrow>
        <mo fence="true" stretchy="false">⟩</mo>
      </mrow>
      <mn>0</mn>
    </msub>
    <annotation encoding="StarMath 5.0">langle {M} rangle sub 0</annotation>
  </semantics>
</math>
</file>

<file path=Object 108/content.xml><?xml version="1.0" encoding="utf-8"?>
<math xmlns="http://www.w3.org/1998/Math/MathML">
  <semantics>
    <mrow>
      <msub>
        <mi mathvariant="normal">Λ</mi>
        <mn>0</mn>
      </msub>
      <mrow>
        <mo fence="true" stretchy="false">(</mo>
        <mrow>
          <msub>
            <mi>ℳ</mi>
            <mrow>
              <mn>1</mn>
              <mi>,</mi>
              <mn>3</mn>
            </mrow>
          </msub>
        </mrow>
        <mo fence="true" stretchy="false">)</mo>
      </mrow>
    </mrow>
    <annotation encoding="StarMath 5.0">%LAMBDA sub 0 (ℳ sub {1 , 3})</annotation>
  </semantics>
</math>
</file>

<file path=Object 109/content.xml><?xml version="1.0" encoding="utf-8"?>
<math xmlns="http://www.w3.org/1998/Math/MathML" display="block">
  <semantics>
    <mi>M</mi>
    <annotation encoding="StarMath 5.0"> M </annotation>
  </semantics>
</math>
</file>

<file path=Object 11/content.xml><?xml version="1.0" encoding="utf-8"?>
<math xmlns="http://www.w3.org/1998/Math/MathML" display="block">
  <semantics>
    <mi>γ</mi>
    <annotation encoding="StarMath 5.0"> %gamma </annotation>
  </semantics>
</math>
</file>

<file path=Object 110/content.xml><?xml version="1.0" encoding="utf-8"?>
<math xmlns="http://www.w3.org/1998/Math/MathML" display="block">
  <semantics>
    <mi>q</mi>
    <annotation encoding="StarMath 5.0"> q </annotation>
  </semantics>
</math>
</file>

<file path=Object 111/content.xml><?xml version="1.0" encoding="utf-8"?>
<math xmlns="http://www.w3.org/1998/Math/MathML" display="block">
  <semantics>
    <mi>p</mi>
    <annotation encoding="StarMath 5.0"> p </annotation>
  </semantics>
</math>
</file>

<file path=Object 112/content.xml><?xml version="1.0" encoding="utf-8"?>
<math xmlns="http://www.w3.org/1998/Math/MathML" display="block">
  <semantics>
    <mi>A</mi>
    <annotation encoding="StarMath 5.0"> A </annotation>
  </semantics>
</math>
</file>

<file path=Object 113/content.xml><?xml version="1.0" encoding="utf-8"?>
<math xmlns="http://www.w3.org/1998/Math/MathML" display="block">
  <semantics>
    <mi>q</mi>
    <annotation encoding="StarMath 5.0"> q </annotation>
  </semantics>
</math>
</file>

<file path=Object 114/content.xml><?xml version="1.0" encoding="utf-8"?>
<math xmlns="http://www.w3.org/1998/Math/MathML" display="block">
  <semantics>
    <mi>B</mi>
    <annotation encoding="StarMath 5.0"> B </annotation>
  </semantics>
</math>
</file>

<file path=Object 115/content.xml><?xml version="1.0" encoding="utf-8"?>
<math xmlns="http://www.w3.org/1998/Math/MathML" display="block">
  <semantics>
    <mi>p</mi>
    <annotation encoding="StarMath 5.0"> p </annotation>
  </semantics>
</math>
</file>

<file path=Object 116/content.xml><?xml version="1.0" encoding="utf-8"?>
<math xmlns="http://www.w3.org/1998/Math/MathML" display="block">
  <semantics>
    <mrow>
      <msub>
        <mi>A</mi>
        <mi>q</mi>
      </msub>
      <mrow>
        <msub>
          <mi>B</mi>
          <mi>p</mi>
        </msub>
        <mo stretchy="false">=</mo>
        <mrow>
          <msub>
            <mrow>
              <mo fence="true" stretchy="false">⟨</mo>
              <mrow>
                <mrow>
                  <mi>A</mi>
                  <mi>B</mi>
                </mrow>
              </mrow>
              <mo fence="true" stretchy="false">⟩</mo>
            </mrow>
            <mrow>
              <mo fence="true" stretchy="true">|</mo>
              <mrow>
                <mrow>
                  <mi>q</mi>
                  <mo stretchy="false">−</mo>
                  <mi>p</mi>
                </mrow>
              </mrow>
              <mo fence="true" stretchy="true">|</mo>
            </mrow>
          </msub>
          <mo stretchy="false">+</mo>
          <msub>
            <mrow>
              <mo fence="true" stretchy="false">⟨</mo>
              <mrow>
                <mrow>
                  <mi>A</mi>
                  <mi>B</mi>
                </mrow>
              </mrow>
              <mo fence="true" stretchy="false">⟩</mo>
            </mrow>
            <mrow>
              <mrow>
                <mo fence="true" stretchy="true">|</mo>
                <mrow>
                  <mrow>
                    <mi>q</mi>
                    <mo stretchy="false">−</mo>
                    <mi>p</mi>
                  </mrow>
                </mrow>
                <mo fence="true" stretchy="true">|</mo>
              </mrow>
              <mo stretchy="false">+</mo>
              <mn>2</mn>
            </mrow>
          </msub>
          <mo stretchy="false">+</mo>
          <mo stretchy="false">⋯</mo>
          <mo stretchy="false">+</mo>
          <msub>
            <mrow>
              <mo fence="true" stretchy="false">⟨</mo>
              <mrow>
                <mrow>
                  <mi>A</mi>
                  <mi>B</mi>
                </mrow>
              </mrow>
              <mo fence="true" stretchy="false">⟩</mo>
            </mrow>
            <mrow>
              <mo fence="true" stretchy="true">|</mo>
              <mrow>
                <mrow>
                  <mi>q</mi>
                  <mo stretchy="false">+</mo>
                  <mi>p</mi>
                </mrow>
              </mrow>
              <mo fence="true" stretchy="true">|</mo>
            </mrow>
          </msub>
        </mrow>
      </mrow>
    </mrow>
    <annotation encoding="StarMath 5.0">A sub q B sub p = langle { A B } rangle sub abs{q-p} + langle { A B } rangle sub {abs{q-p}+2} + dotsaxis + langle { A B } rangle sub abs{q+p}</annotation>
  </semantics>
</math>
</file>

<file path=Object 117/content.xml><?xml version="1.0" encoding="utf-8"?>
<math xmlns="http://www.w3.org/1998/Math/MathML" display="block">
  <semantics>
    <mrow>
      <msub>
        <mrow>
          <mo fence="true" stretchy="false">⟨</mo>
          <mrow>
            <mi>A</mi>
          </mrow>
          <mo fence="true" stretchy="false">⟩</mo>
        </mrow>
        <mn>2</mn>
      </msub>
      <mrow>
        <msub>
          <mrow>
            <mo fence="true" stretchy="false">⟨</mo>
            <mrow>
              <mi>B</mi>
            </mrow>
            <mo fence="true" stretchy="false">⟩</mo>
          </mrow>
          <mn>2</mn>
        </msub>
        <mo stretchy="false">=</mo>
        <mrow>
          <msub>
            <mrow>
              <mo fence="true" stretchy="false">⟨</mo>
              <mrow>
                <mrow>
                  <mi>A</mi>
                  <mi>B</mi>
                </mrow>
              </mrow>
              <mo fence="true" stretchy="false">⟩</mo>
            </mrow>
            <mn>0</mn>
          </msub>
          <mo stretchy="false">+</mo>
          <msub>
            <mrow>
              <mo fence="true" stretchy="false">⟨</mo>
              <mrow>
                <mrow>
                  <mi>A</mi>
                  <mi>B</mi>
                </mrow>
              </mrow>
              <mo fence="true" stretchy="false">⟩</mo>
            </mrow>
            <mn>2</mn>
          </msub>
          <mo stretchy="false">+</mo>
          <msub>
            <mrow>
              <mo fence="true" stretchy="false">⟨</mo>
              <mrow>
                <mrow>
                  <mi>A</mi>
                  <mi>B</mi>
                </mrow>
              </mrow>
              <mo fence="true" stretchy="false">⟩</mo>
            </mrow>
            <mn>4</mn>
          </msub>
        </mrow>
      </mrow>
    </mrow>
    <annotation encoding="StarMath 5.0">langle {A} rangle sub 2 langle {B} rangle sub 2 = langle { A B } rangle sub 0 + langle { A B } rangle sub 2 + langle { A B } rangle sub 4</annotation>
  </semantics>
</math>
</file>

<file path=Object 118/content.xml><?xml version="1.0" encoding="utf-8"?>
<math xmlns="http://www.w3.org/1998/Math/MathML">
  <semantics>
    <mrow>
      <mi>q</mi>
      <mo stretchy="false">−</mo>
      <mi>p</mi>
    </mrow>
    <annotation encoding="StarMath 5.0">q - p</annotation>
  </semantics>
</math>
</file>

<file path=Object 119/content.xml><?xml version="1.0" encoding="utf-8"?>
<math xmlns="http://www.w3.org/1998/Math/MathML" display="block">
  <semantics>
    <mi>p</mi>
    <annotation encoding="StarMath 5.0">p </annotation>
  </semantics>
</math>
</file>

<file path=Object 12/content.xml><?xml version="1.0" encoding="utf-8"?>
<math xmlns="http://www.w3.org/1998/Math/MathML" display="block">
  <semantics>
    <mi>γ</mi>
    <annotation encoding="StarMath 5.0"> %gamma</annotation>
  </semantics>
</math>
</file>

<file path=Object 120/content.xml><?xml version="1.0" encoding="utf-8"?>
<math xmlns="http://www.w3.org/1998/Math/MathML" display="block">
  <semantics>
    <mi>q</mi>
    <annotation encoding="StarMath 5.0">q</annotation>
  </semantics>
</math>
</file>

<file path=Object 121/content.xml><?xml version="1.0" encoding="utf-8"?>
<math xmlns="http://www.w3.org/1998/Math/MathML" display="block">
  <semantics>
    <mrow>
      <mo fence="true" stretchy="true">|</mo>
      <mrow>
        <mrow>
          <mi>q</mi>
          <mo stretchy="false">−</mo>
          <mi>p</mi>
        </mrow>
      </mrow>
      <mo fence="true" stretchy="true">|</mo>
    </mrow>
    <annotation encoding="StarMath 5.0">abs{q - p}</annotation>
  </semantics>
</math>
</file>

<file path=Object 122/content.xml><?xml version="1.0" encoding="utf-8"?>
<math xmlns="http://www.w3.org/1998/Math/MathML" display="block">
  <semantics>
    <mrow>
      <mrow>
        <mo fence="true" stretchy="true">|</mo>
        <mrow>
          <mrow>
            <mi>q</mi>
            <mo stretchy="false">−</mo>
            <mi>p</mi>
          </mrow>
        </mrow>
        <mo fence="true" stretchy="true">|</mo>
      </mrow>
      <mo stretchy="false">+</mo>
      <mn>2</mn>
    </mrow>
    <annotation encoding="StarMath 5.0">abs{q - p} + 2</annotation>
  </semantics>
</math>
</file>

<file path=Object 123/content.xml><?xml version="1.0" encoding="utf-8"?>
<math xmlns="http://www.w3.org/1998/Math/MathML" display="block">
  <semantics>
    <mrow>
      <mo fence="true" stretchy="true">|</mo>
      <mrow>
        <mrow>
          <mi>q</mi>
          <mo stretchy="false">+</mo>
          <mi>p</mi>
        </mrow>
      </mrow>
      <mo fence="true" stretchy="true">|</mo>
    </mrow>
    <annotation encoding="StarMath 5.0">abs{q + p}</annotation>
  </semantics>
</math>
</file>

<file path=Object 124/content.xml><?xml version="1.0" encoding="utf-8"?>
<math xmlns="http://www.w3.org/1998/Math/MathML" display="block">
  <semantics>
    <mi>q</mi>
    <annotation encoding="StarMath 5.0"> q </annotation>
  </semantics>
</math>
</file>

<file path=Object 125/content.xml><?xml version="1.0" encoding="utf-8"?>
<math xmlns="http://www.w3.org/1998/Math/MathML" display="block">
  <semantics>
    <mi>p</mi>
    <annotation encoding="StarMath 5.0">p</annotation>
  </semantics>
</math>
</file>

<file path=Object 126/content.xml><?xml version="1.0" encoding="utf-8"?>
<math xmlns="http://www.w3.org/1998/Math/MathML" display="block">
  <semantics>
    <mi>n</mi>
    <annotation encoding="StarMath 5.0"> n </annotation>
  </semantics>
</math>
</file>

<file path=Object 127/content.xml><?xml version="1.0" encoding="utf-8"?>
<math xmlns="http://www.w3.org/1998/Math/MathML" display="block">
  <semantics>
    <mi>n</mi>
    <annotation encoding="StarMath 5.0"> n </annotation>
  </semantics>
</math>
</file>

<file path=Object 128/content.xml><?xml version="1.0" encoding="utf-8"?>
<math xmlns="http://www.w3.org/1998/Math/MathML" display="block">
  <semantics>
    <mi>n</mi>
    <annotation encoding="StarMath 5.0"> n </annotation>
  </semantics>
</math>
</file>

<file path=Object 129/content.xml><?xml version="1.0" encoding="utf-8"?>
<math xmlns="http://www.w3.org/1998/Math/MathML" display="block">
  <semantics>
    <mrow>
      <msub>
        <mi>A</mi>
        <mn>2</mn>
      </msub>
      <mrow>
        <msub>
          <mi>B</mi>
          <mn>2</mn>
        </msub>
        <mo stretchy="false">=</mo>
        <mrow>
          <msub>
            <mrow>
              <mo fence="true" stretchy="false">⟨</mo>
              <mrow>
                <mrow>
                  <mi>A</mi>
                  <mi>B</mi>
                </mrow>
              </mrow>
              <mo fence="true" stretchy="false">⟩</mo>
            </mrow>
            <mn>0</mn>
          </msub>
          <mo stretchy="false">+</mo>
          <msub>
            <mrow>
              <mo fence="true" stretchy="false">⟨</mo>
              <mrow>
                <mrow>
                  <mi>A</mi>
                  <mi>B</mi>
                </mrow>
              </mrow>
              <mo fence="true" stretchy="false">⟩</mo>
            </mrow>
            <mn>2</mn>
          </msub>
          <mo stretchy="false">+</mo>
          <msub>
            <mrow>
              <mo fence="true" stretchy="false">⟨</mo>
              <mrow>
                <mrow>
                  <mi>A</mi>
                  <mi>B</mi>
                </mrow>
              </mrow>
              <mo fence="true" stretchy="false">⟩</mo>
            </mrow>
            <mn>4</mn>
          </msub>
        </mrow>
      </mrow>
    </mrow>
    <annotation encoding="StarMath 5.0">A sub 2 B sub 2 = langle { A B } rangle sub 0 + langle { A B } rangle sub 2 + langle { A B } rangle sub 4</annotation>
  </semantics>
</math>
</file>

<file path=Object 13/content.xml><?xml version="1.0" encoding="utf-8"?>
<math xmlns="http://www.w3.org/1998/Math/MathML" display="block">
  <semantics>
    <mi>γ</mi>
    <annotation encoding="StarMath 5.0"> %gamma </annotation>
  </semantics>
</math>
</file>

<file path=Object 130/content.xml><?xml version="1.0" encoding="utf-8"?>
<math xmlns="http://www.w3.org/1998/Math/MathML" display="block">
  <semantics>
    <mi>k</mi>
    <annotation encoding="StarMath 5.0"> k</annotation>
  </semantics>
</math>
</file>

<file path=Object 131/content.xml><?xml version="1.0" encoding="utf-8"?>
<math xmlns="http://www.w3.org/1998/Math/MathML" display="block">
  <semantics>
    <mi>A</mi>
    <annotation encoding="StarMath 5.0">A</annotation>
  </semantics>
</math>
</file>

<file path=Object 132/content.xml><?xml version="1.0" encoding="utf-8"?>
<math xmlns="http://www.w3.org/1998/Math/MathML" display="block">
  <semantics>
    <mi>B</mi>
    <annotation encoding="StarMath 5.0">B </annotation>
  </semantics>
</math>
</file>

<file path=Object 133/content.xml><?xml version="1.0" encoding="utf-8"?>
<math xmlns="http://www.w3.org/1998/Math/MathML" display="block">
  <semantics>
    <mn>2</mn>
    <annotation encoding="StarMath 5.0"> 2 </annotation>
  </semantics>
</math>
</file>

<file path=Object 134/content.xml><?xml version="1.0" encoding="utf-8"?>
<math xmlns="http://www.w3.org/1998/Math/MathML" display="block">
  <semantics>
    <mn>2</mn>
    <annotation encoding="StarMath 5.0">2</annotation>
  </semantics>
</math>
</file>

<file path=Object 135/content.xml><?xml version="1.0" encoding="utf-8"?>
<math xmlns="http://www.w3.org/1998/Math/MathML" display="block">
  <semantics>
    <mrow>
      <mi>A</mi>
      <mi>B</mi>
    </mrow>
    <annotation encoding="StarMath 5.0">A B</annotation>
  </semantics>
</math>
</file>

<file path=Object 136/content.xml><?xml version="1.0" encoding="utf-8"?>
<math xmlns="http://www.w3.org/1998/Math/MathML" display="block">
  <semantics>
    <mrow>
      <mi>A</mi>
      <mi>B</mi>
    </mrow>
    <annotation encoding="StarMath 5.0">A B </annotation>
  </semantics>
</math>
</file>

<file path=Object 137/content.xml><?xml version="1.0" encoding="utf-8"?>
<math xmlns="http://www.w3.org/1998/Math/MathML" display="block">
  <semantics>
    <mi>A</mi>
    <annotation encoding="StarMath 5.0">A</annotation>
  </semantics>
</math>
</file>

<file path=Object 138/content.xml><?xml version="1.0" encoding="utf-8"?>
<math xmlns="http://www.w3.org/1998/Math/MathML" display="block">
  <semantics>
    <mi>B</mi>
    <annotation encoding="StarMath 5.0">B</annotation>
  </semantics>
</math>
</file>

<file path=Object 139/content.xml><?xml version="1.0" encoding="utf-8"?>
<math xmlns="http://www.w3.org/1998/Math/MathML" display="block">
  <semantics>
    <mrow>
      <mrow>
        <mn>2</mn>
        <mo stretchy="false">−</mo>
        <mn>2</mn>
      </mrow>
      <mo stretchy="false">=</mo>
      <mn>0</mn>
    </mrow>
    <annotation encoding="StarMath 5.0">2 - 2 = 0</annotation>
  </semantics>
</math>
</file>

<file path=Object 14/content.xml><?xml version="1.0" encoding="utf-8"?>
<math xmlns="http://www.w3.org/1998/Math/MathML" display="block">
  <semantics>
    <mi>γ</mi>
    <annotation encoding="StarMath 5.0">%gamma</annotation>
  </semantics>
</math>
</file>

<file path=Object 140/content.xml><?xml version="1.0" encoding="utf-8"?>
<math xmlns="http://www.w3.org/1998/Math/MathML" display="block">
  <semantics>
    <mrow>
      <mrow>
        <mn>2</mn>
        <mo stretchy="false">−</mo>
        <mn>2</mn>
        <mo stretchy="false">+</mo>
        <mn>2</mn>
      </mrow>
      <mo stretchy="false">=</mo>
      <mn>2</mn>
    </mrow>
    <annotation encoding="StarMath 5.0">2 - 2 + 2 = 2</annotation>
  </semantics>
</math>
</file>

<file path=Object 141/content.xml><?xml version="1.0" encoding="utf-8"?>
<math xmlns="http://www.w3.org/1998/Math/MathML" display="block">
  <semantics>
    <mrow>
      <mrow>
        <mn>2</mn>
        <mo stretchy="false">+</mo>
        <mn>2</mn>
      </mrow>
      <mo stretchy="false">=</mo>
      <mn>4</mn>
    </mrow>
    <annotation encoding="StarMath 5.0">2 + 2 = 4</annotation>
  </semantics>
</math>
</file>

<file path=Object 142/content.xml><?xml version="1.0" encoding="utf-8"?>
<math xmlns="http://www.w3.org/1998/Math/MathML" display="block">
  <semantics>
    <mrow>
      <mn>½</mn>
      <mrow>
        <mo fence="true" stretchy="false">(</mo>
        <mrow>
          <mrow>
            <mi>A</mi>
            <mrow>
              <mi>B</mi>
              <mo stretchy="false">+</mo>
              <mi>B</mi>
            </mrow>
            <mi>A</mi>
          </mrow>
        </mrow>
        <mo fence="true" stretchy="false">)</mo>
      </mrow>
    </mrow>
    <annotation encoding="StarMath 5.0"> ½  ( A B + B A )</annotation>
  </semantics>
</math>
</file>

<file path=Object 143/content.xml><?xml version="1.0" encoding="utf-8"?>
<math xmlns="http://www.w3.org/1998/Math/MathML" display="block">
  <semantics>
    <mtable>
      <mtr>
        <mtd columnalign="left">
          <mrow>
            <mi>B</mi>
            <mrow>
              <mi>v</mi>
              <mo stretchy="false">=</mo>
              <mrow>
                <mrow>
                  <mi>B</mi>
                  <mo stretchy="false">⋅</mo>
                  <mi>v</mi>
                </mrow>
                <mo stretchy="false">+</mo>
                <mrow>
                  <mi>B</mi>
                  <mo stretchy="false">∧</mo>
                  <mi>v</mi>
                </mrow>
              </mrow>
            </mrow>
          </mrow>
        </mtd>
      </mtr>
      <mtr>
        <mtd columnalign="left">
          <mrow>
            <mrow>
              <mphantom>
                <mrow>
                  <mi>B</mi>
                  <mi>v</mi>
                </mrow>
              </mphantom>
              <mo stretchy="false">=</mo>
              <msup>
                <mi>B</mi>
                <mrow>
                  <mstyle color="blue">
                    <mi>i</mi>
                  </mstyle>
                  <mstyle color="blue">
                    <mi>j</mi>
                  </mstyle>
                </mrow>
              </msup>
            </mrow>
            <mrow>
              <msub>
                <mi>γ</mi>
                <mstyle color="blue">
                  <mi>i</mi>
                </mstyle>
              </msub>
              <mo stretchy="false">∧</mo>
              <msub>
                <mi>γ</mi>
                <mstyle color="blue">
                  <mi>j</mi>
                </mstyle>
              </msub>
              <mo stretchy="false">⋅</mo>
              <msup>
                <mi>v</mi>
                <mstyle color="blue">
                  <mi>k</mi>
                </mstyle>
              </msup>
            </mrow>
            <mrow>
              <msub>
                <mi>γ</mi>
                <mstyle color="blue">
                  <mi>k</mi>
                </mstyle>
              </msub>
              <mo stretchy="false">+</mo>
              <msup>
                <mi>B</mi>
                <mrow>
                  <mstyle color="blue">
                    <mi>i</mi>
                  </mstyle>
                  <mstyle color="blue">
                    <mi>j</mi>
                  </mstyle>
                </mrow>
              </msup>
            </mrow>
            <msup>
              <mi>v</mi>
              <mstyle color="blue">
                <mi>k</mi>
              </mstyle>
            </msup>
            <mrow>
              <msub>
                <mi>γ</mi>
                <mstyle color="blue">
                  <mi>i</mi>
                </mstyle>
              </msub>
              <mo stretchy="false">∧</mo>
              <msub>
                <mi>γ</mi>
                <mstyle color="blue">
                  <mi>j</mi>
                </mstyle>
              </msub>
              <mo stretchy="false">∧</mo>
              <msub>
                <mi>γ</mi>
                <mstyle color="blue">
                  <mi>k</mi>
                </mstyle>
              </msub>
            </mrow>
          </mrow>
        </mtd>
      </mtr>
      <mtr>
        <mtd columnalign="left">
          <mrow>
            <mrow>
              <mphantom>
                <mrow>
                  <mi>B</mi>
                  <mi>v</mi>
                </mrow>
              </mphantom>
              <mo stretchy="false">=</mo>
              <msup>
                <mi>B</mi>
                <mrow>
                  <mstyle color="blue">
                    <mi>i</mi>
                  </mstyle>
                  <mstyle color="blue">
                    <mi>j</mi>
                  </mstyle>
                </mrow>
              </msup>
            </mrow>
            <msup>
              <mi>v</mi>
              <mi>k</mi>
            </msup>
            <mrow>
              <mrow>
                <msub>
                  <mi>γ</mi>
                  <mstyle color="blue">
                    <mi>i</mi>
                  </mstyle>
                </msub>
                <mo stretchy="false">∧</mo>
                <msub>
                  <mi>γ</mi>
                  <mstyle color="blue">
                    <mi>j</mi>
                  </mstyle>
                </msub>
                <mo stretchy="false">⋅</mo>
                <msub>
                  <mi>γ</mi>
                  <mstyle color="blue">
                    <mi>k</mi>
                  </mstyle>
                </msub>
              </mrow>
              <mo stretchy="false">+</mo>
              <msup>
                <mi>B</mi>
                <mrow>
                  <mstyle color="blue">
                    <mi>i</mi>
                  </mstyle>
                  <mstyle color="blue">
                    <mi>j</mi>
                  </mstyle>
                </mrow>
              </msup>
            </mrow>
            <msup>
              <mi>v</mi>
              <mstyle color="blue">
                <mi>k</mi>
              </mstyle>
            </msup>
            <mrow>
              <msub>
                <mi>γ</mi>
                <mstyle color="blue">
                  <mi>i</mi>
                </mstyle>
              </msub>
              <mo stretchy="false">∧</mo>
              <msub>
                <mi>γ</mi>
                <mstyle color="blue">
                  <mi>j</mi>
                </mstyle>
              </msub>
              <mo stretchy="false">∧</mo>
              <msub>
                <mi>γ</mi>
                <mstyle color="blue">
                  <mi>k</mi>
                </mstyle>
              </msub>
            </mrow>
          </mrow>
        </mtd>
      </mtr>
      <mtr>
        <mtd columnalign="left">
          <mrow>
            <mrow>
              <mphantom>
                <mrow>
                  <mi>B</mi>
                  <mi>v</mi>
                </mrow>
              </mphantom>
              <mo stretchy="false">=</mo>
              <msup>
                <mi>B</mi>
                <mrow>
                  <mstyle color="blue">
                    <mi>i</mi>
                  </mstyle>
                  <mstyle color="blue">
                    <mi>j</mi>
                  </mstyle>
                </mrow>
              </msup>
            </mrow>
            <msup>
              <mi>v</mi>
              <mstyle color="blue">
                <mi>k</mi>
              </mstyle>
            </msup>
            <mrow>
              <mrow>
                <mo fence="true" stretchy="true">[</mo>
                <mrow>
                  <mrow>
                    <mrow>
                      <mo fence="true" stretchy="false">(</mo>
                      <mrow>
                        <mrow>
                          <msub>
                            <mi>γ</mi>
                            <mstyle color="blue">
                              <mi>j</mi>
                            </mstyle>
                          </msub>
                          <mo stretchy="false">⋅</mo>
                          <msub>
                            <mi>γ</mi>
                            <mstyle color="blue">
                              <mi>k</mi>
                            </mstyle>
                          </msub>
                        </mrow>
                      </mrow>
                      <mo fence="true" stretchy="false">)</mo>
                    </mrow>
                    <mrow>
                      <msub>
                        <mi>γ</mi>
                        <mstyle color="blue">
                          <mi>i</mi>
                        </mstyle>
                      </msub>
                      <mo stretchy="false">−</mo>
                      <mrow>
                        <mo fence="true" stretchy="false">(</mo>
                        <mrow>
                          <mrow>
                            <msub>
                              <mi>γ</mi>
                              <mstyle color="blue">
                                <mi>i</mi>
                              </mstyle>
                            </msub>
                            <mo stretchy="false">⋅</mo>
                            <msub>
                              <mi>γ</mi>
                              <mstyle color="blue">
                                <mi>k</mi>
                              </mstyle>
                            </msub>
                          </mrow>
                        </mrow>
                        <mo fence="true" stretchy="false">)</mo>
                      </mrow>
                    </mrow>
                    <msub>
                      <mi>γ</mi>
                      <mstyle color="blue">
                        <mi>j</mi>
                      </mstyle>
                    </msub>
                  </mrow>
                </mrow>
                <mo fence="true" stretchy="true">]</mo>
              </mrow>
              <mo stretchy="false">+</mo>
              <msup>
                <mi>B</mi>
                <mrow>
                  <mstyle color="blue">
                    <mi>i</mi>
                  </mstyle>
                  <mstyle color="blue">
                    <mi>j</mi>
                  </mstyle>
                </mrow>
              </msup>
            </mrow>
            <msup>
              <mi>v</mi>
              <mstyle color="blue">
                <mi>k</mi>
              </mstyle>
            </msup>
            <mrow>
              <msub>
                <mi>γ</mi>
                <mstyle color="blue">
                  <mi>i</mi>
                </mstyle>
              </msub>
              <mo stretchy="false">∧</mo>
              <msub>
                <mi>γ</mi>
                <mstyle color="blue">
                  <mi>j</mi>
                </mstyle>
              </msub>
              <mo stretchy="false">∧</mo>
              <msub>
                <mi>γ</mi>
                <mstyle color="blue">
                  <mi>k</mi>
                </mstyle>
              </msub>
            </mrow>
          </mrow>
        </mtd>
      </mtr>
      <mtr>
        <mtd columnalign="left">
          <mrow>
            <mrow>
              <mphantom>
                <mrow>
                  <mi>B</mi>
                  <mi>v</mi>
                </mrow>
              </mphantom>
              <mo stretchy="false">=</mo>
              <msup>
                <mi>B</mi>
                <mrow>
                  <mstyle color="blue">
                    <mi>i</mi>
                  </mstyle>
                  <mstyle color="blue">
                    <mi>j</mi>
                  </mstyle>
                </mrow>
              </msup>
            </mrow>
            <msup>
              <mi>v</mi>
              <mstyle color="blue">
                <mi>k</mi>
              </mstyle>
            </msup>
            <mrow>
              <mrow>
                <mo fence="true" stretchy="true">[</mo>
                <mrow>
                  <mrow>
                    <msub>
                      <mi>η</mi>
                      <mrow>
                        <mstyle color="blue">
                          <mi>j</mi>
                        </mstyle>
                        <mstyle color="blue">
                          <mi>k</mi>
                        </mstyle>
                      </mrow>
                    </msub>
                    <mrow>
                      <msub>
                        <mi>γ</mi>
                        <mstyle color="blue">
                          <mi>i</mi>
                        </mstyle>
                      </msub>
                      <mo stretchy="false">−</mo>
                      <msub>
                        <mi>η</mi>
                        <mrow>
                          <mstyle color="blue">
                            <mi>i</mi>
                          </mstyle>
                          <mstyle color="blue">
                            <mi>k</mi>
                          </mstyle>
                        </mrow>
                      </msub>
                    </mrow>
                    <msub>
                      <mi>γ</mi>
                      <mstyle color="blue">
                        <mi>j</mi>
                      </mstyle>
                    </msub>
                  </mrow>
                </mrow>
                <mo fence="true" stretchy="true">]</mo>
              </mrow>
              <mo stretchy="false">+</mo>
              <msup>
                <mi>B</mi>
                <mrow>
                  <mstyle color="blue">
                    <mi>i</mi>
                  </mstyle>
                  <mstyle color="blue">
                    <mi>j</mi>
                  </mstyle>
                </mrow>
              </msup>
            </mrow>
            <msup>
              <mi>v</mi>
              <mstyle color="blue">
                <mi>k</mi>
              </mstyle>
            </msup>
            <mrow>
              <msub>
                <mi>γ</mi>
                <mstyle color="blue">
                  <mi>i</mi>
                </mstyle>
              </msub>
              <mo stretchy="false">∧</mo>
              <msub>
                <mi>γ</mi>
                <mstyle color="blue">
                  <mi>j</mi>
                </mstyle>
              </msub>
              <mo stretchy="false">∧</mo>
              <msub>
                <mi>γ</mi>
                <mstyle color="blue">
                  <mi>k</mi>
                </mstyle>
              </msub>
            </mrow>
          </mrow>
        </mtd>
      </mtr>
      <mtr>
        <mtd columnalign="left">
          <mrow>
            <mrow>
              <mphantom>
                <mrow>
                  <mi>B</mi>
                  <mi>v</mi>
                </mrow>
              </mphantom>
              <mo stretchy="false">=</mo>
              <msup>
                <mi>B</mi>
                <mrow>
                  <mi>i</mi>
                  <mi>j</mi>
                </mrow>
              </msup>
            </mrow>
            <mrow>
              <mrow>
                <mo fence="true" stretchy="false">[</mo>
                <mrow>
                  <mrow>
                    <msub>
                      <mi>v</mi>
                      <mi>j</mi>
                    </msub>
                    <mrow>
                      <msub>
                        <mi>γ</mi>
                        <mi>i</mi>
                      </msub>
                      <mo stretchy="false">−</mo>
                      <msub>
                        <mi>v</mi>
                        <mi>i</mi>
                      </msub>
                    </mrow>
                    <msub>
                      <mi>γ</mi>
                      <mi>j</mi>
                    </msub>
                  </mrow>
                </mrow>
                <mo fence="true" stretchy="false">]</mo>
              </mrow>
              <mo stretchy="false">+</mo>
              <msup>
                <mi>B</mi>
                <mrow>
                  <mstyle color="blue">
                    <mi>i</mi>
                  </mstyle>
                  <mstyle color="blue">
                    <mi>j</mi>
                  </mstyle>
                </mrow>
              </msup>
            </mrow>
            <msup>
              <mi>v</mi>
              <mstyle color="blue">
                <mi>k</mi>
              </mstyle>
            </msup>
            <mrow>
              <msub>
                <mi>γ</mi>
                <mstyle color="blue">
                  <mi>i</mi>
                </mstyle>
              </msub>
              <mo stretchy="false">∧</mo>
              <msub>
                <mi>γ</mi>
                <mstyle color="blue">
                  <mi>j</mi>
                </mstyle>
              </msub>
              <mo stretchy="false">∧</mo>
              <msub>
                <mi>γ</mi>
                <mstyle color="blue">
                  <mi>k</mi>
                </mstyle>
              </msub>
            </mrow>
          </mrow>
        </mtd>
      </mtr>
      <mtr>
        <mtd columnalign="left">
          <mrow>
            <mrow>
              <mphantom>
                <mrow>
                  <mi>B</mi>
                  <mi>v</mi>
                </mrow>
              </mphantom>
              <mo stretchy="false">=</mo>
              <msup>
                <mi>B</mi>
                <mrow>
                  <mi>i</mi>
                  <mi>j</mi>
                </mrow>
              </msup>
            </mrow>
            <msub>
              <mi>v</mi>
              <mi>j</mi>
            </msub>
            <mrow>
              <msub>
                <mi>γ</mi>
                <mi>i</mi>
              </msub>
              <mo stretchy="false">−</mo>
              <msup>
                <mi>B</mi>
                <mrow>
                  <mi>j</mi>
                  <mi>i</mi>
                </mrow>
              </msup>
            </mrow>
            <msub>
              <mi>v</mi>
              <mi>j</mi>
            </msub>
            <mrow>
              <msub>
                <mi>γ</mi>
                <mi>i</mi>
              </msub>
              <mo stretchy="false">+</mo>
              <msup>
                <mi>B</mi>
                <mrow>
                  <mstyle color="blue">
                    <mi>i</mi>
                  </mstyle>
                  <mstyle color="blue">
                    <mi>j</mi>
                  </mstyle>
                </mrow>
              </msup>
            </mrow>
            <msup>
              <mi>v</mi>
              <mstyle color="blue">
                <mi>k</mi>
              </mstyle>
            </msup>
            <mrow>
              <msub>
                <mi>γ</mi>
                <mstyle color="blue">
                  <mi>i</mi>
                </mstyle>
              </msub>
              <mo stretchy="false">∧</mo>
              <msub>
                <mi>γ</mi>
                <mstyle color="blue">
                  <mi>j</mi>
                </mstyle>
              </msub>
              <mo stretchy="false">∧</mo>
              <msub>
                <mi>γ</mi>
                <mstyle color="blue">
                  <mi>k</mi>
                </mstyle>
              </msub>
            </mrow>
          </mrow>
        </mtd>
      </mtr>
      <mtr>
        <mtd columnalign="left">
          <mrow>
            <mrow>
              <mphantom>
                <mrow>
                  <mi>B</mi>
                  <mi>v</mi>
                </mrow>
              </mphantom>
              <mo stretchy="false">=</mo>
              <mrow>
                <mo fence="true" stretchy="true">[</mo>
                <mrow>
                  <mrow>
                    <msup>
                      <mi>B</mi>
                      <mrow>
                        <mstyle color="blue">
                          <mi>i</mi>
                        </mstyle>
                        <mstyle color="blue">
                          <mi>j</mi>
                        </mstyle>
                      </mrow>
                    </msup>
                    <mo stretchy="false">−</mo>
                    <msup>
                      <mi>B</mi>
                      <mrow>
                        <mstyle color="blue">
                          <mi>j</mi>
                        </mstyle>
                        <mstyle color="blue">
                          <mi>i</mi>
                        </mstyle>
                      </mrow>
                    </msup>
                  </mrow>
                </mrow>
                <mo fence="true" stretchy="true">]</mo>
              </mrow>
            </mrow>
            <msub>
              <mi>v</mi>
              <mstyle color="blue">
                <mi>j</mi>
              </mstyle>
            </msub>
            <mrow>
              <msub>
                <mi>γ</mi>
                <mstyle color="blue">
                  <mi>i</mi>
                </mstyle>
              </msub>
              <mo stretchy="false">+</mo>
              <msup>
                <mi>B</mi>
                <mrow>
                  <mstyle color="blue">
                    <mi>i</mi>
                  </mstyle>
                  <mstyle color="blue">
                    <mi>j</mi>
                  </mstyle>
                </mrow>
              </msup>
            </mrow>
            <msup>
              <mi>v</mi>
              <mstyle color="blue">
                <mi>k</mi>
              </mstyle>
            </msup>
            <mrow>
              <msub>
                <mi>γ</mi>
                <mstyle color="blue">
                  <mi>i</mi>
                </mstyle>
              </msub>
              <mo stretchy="false">∧</mo>
              <msub>
                <mi>γ</mi>
                <mstyle color="blue">
                  <mi>j</mi>
                </mstyle>
              </msub>
              <mo stretchy="false">∧</mo>
              <msub>
                <mi>γ</mi>
                <mstyle color="blue">
                  <mi>k</mi>
                </mstyle>
              </msub>
            </mrow>
          </mrow>
        </mtd>
      </mtr>
    </mtable>
    <annotation encoding="StarMath 5.0">alignl B v = B cdot v + B and v newline
alignl phantom{B v} = B sup {{color blue i} {color blue j}} %gamma sub {color blue i} and %gamma sub {color blue j} cdot v sup {color blue k} %gamma sub {color blue k} + B sup {{color blue i} {color blue j}} v sup {color blue k} %gamma sub {color blue i} and %gamma sub {color blue j} and %gamma sub {color blue k} newline
alignl phantom{B v} = B sup {{color blue i} {color blue j}} v sup k %gamma sub {color blue i} and %gamma sub {color blue j} cdot %gamma sub {color blue k} + B sup {{color blue i} {color blue j}} v sup {color blue k} %gamma sub {color blue i} and %gamma sub {color blue j} and %gamma sub {color blue k} newline
alignl phantom{B v} = B sup {{color blue i} {color blue j}} v sup {color blue k} left [ { ( %gamma sub {color blue j} cdot %gamma sub {color blue k} )  %gamma sub {color blue i} - ( %gamma sub {color blue i} cdot %gamma sub {color blue k} ) %gamma sub {color blue j} } right ] + B sup {{color blue i} {color blue j}} v sup {color blue k} %gamma sub {color blue i} and %gamma sub {color blue j} and %gamma sub {color blue k}newline
alignl phantom{B v} = B sup {{color blue i} {color blue j}} v sup {color blue k} left [ { %eta sub {{color blue j} {color blue k}} %gamma sub {color blue i} - %eta sub {{color blue i} {color blue k}} %gamma sub {color blue j} } right ] + B sup {{color blue i} {color blue j}} v sup {color blue k} %gamma sub {color blue i} and %gamma sub {color blue j} and %gamma sub {color blue k} newline
alignl phantom{B v} = B sup {i j} [ v sub j %gamma sub i - v sub i %gamma sub j ] + B sup {{color blue i} {color blue j}} v sup {color blue k} %gamma sub {color blue i} and %gamma sub {color blue j} and %gamma sub {color blue k} newline
alignl phantom{B v} = B sup {i j} v sub j %gamma sub i - B sup {j i} v sub j %gamma sub i + B sup {{color blue i} {color blue j}} v sup {color blue k} %gamma sub {color blue i} and %gamma sub {color blue j} and %gamma sub {color blue k} newline
alignl phantom{B v} = left [ { B sup {{color blue i} {color blue j}} - B sup {{color blue j} {color blue i}} } right ] v sub {color blue j} %gamma sub {color blue i} + B sup {{color blue i} {color blue j}} v sup {color blue k} %gamma sub {color blue i} and %gamma sub {color blue j} and %gamma sub {color blue k}</annotation>
  </semantics>
</math>
</file>

<file path=Object 144/content.xml><?xml version="1.0" encoding="utf-8"?>
<math xmlns="http://www.w3.org/1998/Math/MathML" display="block">
  <semantics>
    <mi>B</mi>
    <annotation encoding="StarMath 5.0"> B </annotation>
  </semantics>
</math>
</file>

<file path=Object 145/content.xml><?xml version="1.0" encoding="utf-8"?>
<math xmlns="http://www.w3.org/1998/Math/MathML" display="block">
  <semantics>
    <mi>v</mi>
    <annotation encoding="StarMath 5.0"> v </annotation>
  </semantics>
</math>
</file>

<file path=Object 146/content.xml><?xml version="1.0" encoding="utf-8"?>
<math xmlns="http://www.w3.org/1998/Math/MathML" display="block">
  <semantics>
    <mi>B</mi>
    <annotation encoding="StarMath 5.0"> B </annotation>
  </semantics>
</math>
</file>

<file path=Object 147/content.xml><?xml version="1.0" encoding="utf-8"?>
<math xmlns="http://www.w3.org/1998/Math/MathML" display="block">
  <semantics>
    <mi>v</mi>
    <annotation encoding="StarMath 5.0"> v </annotation>
  </semantics>
</math>
</file>

<file path=Object 148/content.xml><?xml version="1.0" encoding="utf-8"?>
<math xmlns="http://www.w3.org/1998/Math/MathML" display="block">
  <semantics>
    <mrow>
      <mrow>
        <mn>2</mn>
        <mo stretchy="false">−</mo>
        <mn>1</mn>
      </mrow>
      <mo stretchy="false">=</mo>
      <mn>1</mn>
    </mrow>
    <annotation encoding="StarMath 5.0"> 2 - 1 = 1</annotation>
  </semantics>
</math>
</file>

<file path=Object 149/content.xml><?xml version="1.0" encoding="utf-8"?>
<math xmlns="http://www.w3.org/1998/Math/MathML" display="block">
  <semantics>
    <mrow>
      <mrow>
        <mn>2</mn>
        <mo stretchy="false">+</mo>
        <mn>1</mn>
      </mrow>
      <mo stretchy="false">=</mo>
      <mn>3</mn>
    </mrow>
    <annotation encoding="StarMath 5.0">2 + 1 = 3</annotation>
  </semantics>
</math>
</file>

<file path=Object 15/content.xml><?xml version="1.0" encoding="utf-8"?>
<math xmlns="http://www.w3.org/1998/Math/MathML" display="block">
  <semantics>
    <mrow>
      <mrow/>
      <mo stretchy="false">⊕</mo>
      <mrow/>
    </mrow>
    <annotation encoding="StarMath 5.0">{{}oplus{}}</annotation>
  </semantics>
</math>
</file>

<file path=Object 150/content.xml><?xml version="1.0" encoding="utf-8"?>
<math xmlns="http://www.w3.org/1998/Math/MathML">
  <semantics>
    <mrow>
      <msup>
        <mi>B</mi>
        <mrow>
          <mstyle color="blue">
            <mi>i</mi>
          </mstyle>
          <mstyle color="blue">
            <mi>j</mi>
          </mstyle>
        </mrow>
      </msup>
      <mrow>
        <msub>
          <mi>γ</mi>
          <mstyle color="blue">
            <mi>i</mi>
          </mstyle>
        </msub>
        <mo stretchy="false">∧</mo>
        <msub>
          <mi>γ</mi>
          <mstyle color="blue">
            <mi>j</mi>
          </mstyle>
        </msub>
      </mrow>
    </mrow>
    <annotation encoding="StarMath 5.0">B sup {{color blue i} {color blue j}} %gamma sub {color blue i} and %gamma sub {color blue j}</annotation>
  </semantics>
</math>
</file>

<file path=Object 151/content.xml><?xml version="1.0" encoding="utf-8"?>
<math xmlns="http://www.w3.org/1998/Math/MathML" display="block">
  <semantics>
    <mi>B</mi>
    <annotation encoding="StarMath 5.0">B</annotation>
  </semantics>
</math>
</file>

<file path=Object 152/content.xml><?xml version="1.0" encoding="utf-8"?>
<math xmlns="http://www.w3.org/1998/Math/MathML">
  <semantics>
    <mrow>
      <mi>B</mi>
      <mo stretchy="false">=</mo>
      <mrow>
        <mi>u</mi>
        <mo stretchy="false">∧</mo>
        <mi>v</mi>
      </mrow>
    </mrow>
    <annotation encoding="StarMath 5.0">B = u and v</annotation>
  </semantics>
</math>
</file>

<file path=Object 153/content.xml><?xml version="1.0" encoding="utf-8"?>
<math xmlns="http://www.w3.org/1998/Math/MathML" display="block">
  <semantics>
    <mi>B</mi>
    <annotation encoding="StarMath 5.0"> B</annotation>
  </semantics>
</math>
</file>

<file path=Object 154/content.xml><?xml version="1.0" encoding="utf-8"?>
<math xmlns="http://www.w3.org/1998/Math/MathML" display="block">
  <semantics>
    <mrow>
      <mrow>
        <mi>B</mi>
        <mo stretchy="false">=</mo>
        <mrow>
          <mi>u</mi>
          <mo stretchy="false">∧</mo>
          <mi>v</mi>
        </mrow>
        <mo stretchy="false">=</mo>
        <msup>
          <mi>u</mi>
          <mstyle color="blue">
            <mi>i</mi>
          </mstyle>
        </msup>
      </mrow>
      <mrow>
        <msub>
          <mi>γ</mi>
          <mstyle color="blue">
            <mi>i</mi>
          </mstyle>
        </msub>
        <mo stretchy="false">∧</mo>
        <msup>
          <mi>v</mi>
          <mstyle color="blue">
            <mi>j</mi>
          </mstyle>
        </msup>
      </mrow>
      <mrow>
        <msub>
          <mi>γ</mi>
          <mstyle color="blue">
            <mi>j</mi>
          </mstyle>
        </msub>
        <mo stretchy="false">=</mo>
        <msup>
          <mi>u</mi>
          <mstyle color="blue">
            <mi>i</mi>
          </mstyle>
        </msup>
      </mrow>
      <msup>
        <mi>v</mi>
        <mstyle color="blue">
          <mi>j</mi>
        </mstyle>
      </msup>
      <mrow>
        <mo fence="true" stretchy="false">(</mo>
        <mrow>
          <mrow>
            <msub>
              <mi>γ</mi>
              <mstyle color="blue">
                <mi>i</mi>
              </mstyle>
            </msub>
            <mo stretchy="false">∧</mo>
            <msub>
              <mi>γ</mi>
              <mstyle color="blue">
                <mi>j</mi>
              </mstyle>
            </msub>
          </mrow>
        </mrow>
        <mo fence="true" stretchy="false">)</mo>
      </mrow>
    </mrow>
    <annotation encoding="StarMath 5.0">B = u and v = u sup {color blue i} %gamma sub {color blue i} and v sup {color blue j} %gamma sub {color blue j} = u sup {color blue i} v sup {color blue j} ( %gamma sub {color blue i} and %gamma sub {color blue j} )</annotation>
  </semantics>
</math>
</file>

<file path=Object 155/content.xml><?xml version="1.0" encoding="utf-8"?>
<math xmlns="http://www.w3.org/1998/Math/MathML">
  <semantics>
    <mrow>
      <msup>
        <mi>u</mi>
        <mstyle color="red">
          <mi>i</mi>
        </mstyle>
      </msup>
      <msup>
        <mi>v</mi>
        <mstyle color="red">
          <mi>j</mi>
        </mstyle>
      </msup>
    </mrow>
    <annotation encoding="StarMath 5.0">u sup {color red i} v sup {color red j}</annotation>
  </semantics>
</math>
</file>

<file path=Object 156/content.xml><?xml version="1.0" encoding="utf-8"?>
<math xmlns="http://www.w3.org/1998/Math/MathML">
  <semantics>
    <mrow>
      <msup>
        <mi>B</mi>
        <mrow>
          <mstyle color="blue">
            <mi>i</mi>
          </mstyle>
          <mstyle color="blue">
            <mi>j</mi>
          </mstyle>
        </mrow>
      </msup>
      <mrow>
        <mo fence="true" stretchy="false">(</mo>
        <mrow>
          <mrow>
            <msub>
              <mi>γ</mi>
              <mstyle color="blue">
                <mi>i</mi>
              </mstyle>
            </msub>
            <mo stretchy="false">∧</mo>
            <msub>
              <mi>γ</mi>
              <mstyle color="blue">
                <mi>j</mi>
              </mstyle>
            </msub>
          </mrow>
        </mrow>
        <mo fence="true" stretchy="false">)</mo>
      </mrow>
    </mrow>
    <annotation encoding="StarMath 5.0">B sup {{color blue i} {color blue j}} ( %gamma sub {color blue i} and %gamma sub {color blue j} )</annotation>
  </semantics>
</math>
</file>

<file path=Object 157/content.xml><?xml version="1.0" encoding="utf-8"?>
<math xmlns="http://www.w3.org/1998/Math/MathML" display="block">
  <semantics>
    <mi>B</mi>
    <annotation encoding="StarMath 5.0"> B </annotation>
  </semantics>
</math>
</file>

<file path=Object 158/content.xml><?xml version="1.0" encoding="utf-8"?>
<math xmlns="http://www.w3.org/1998/Math/MathML">
  <semantics>
    <msup>
      <mi>v</mi>
      <mstyle color="red">
        <mi>k</mi>
      </mstyle>
    </msup>
    <annotation encoding="StarMath 5.0">v sup {color red k}</annotation>
  </semantics>
</math>
</file>

<file path=Object 159/content.xml><?xml version="1.0" encoding="utf-8"?>
<math xmlns="http://www.w3.org/1998/Math/MathML">
  <semantics>
    <msub>
      <mi>γ</mi>
      <mstyle color="red">
        <mi>k</mi>
      </mstyle>
    </msub>
    <annotation encoding="StarMath 5.0">%gamma sub {color red k}</annotation>
  </semantics>
</math>
</file>

<file path=Object 16/content.xml><?xml version="1.0" encoding="utf-8"?>
<math xmlns="http://www.w3.org/1998/Math/MathML" display="block">
  <semantics>
    <mrow>
      <mrow/>
      <mo stretchy="false">⊕</mo>
      <mrow/>
    </mrow>
    <annotation encoding="StarMath 5.0">{{}oplus{}}</annotation>
  </semantics>
</math>
</file>

<file path=Object 160/content.xml><?xml version="1.0" encoding="utf-8"?>
<math xmlns="http://www.w3.org/1998/Math/MathML" display="block">
  <semantics>
    <mrow>
      <mrow>
        <mrow>
          <msub>
            <mi>e</mi>
            <mstyle color="red">
              <mi>i</mi>
            </mstyle>
          </msub>
          <mo stretchy="false">∧</mo>
          <msub>
            <mi>e</mi>
            <mstyle color="red">
              <mi>j</mi>
            </mstyle>
          </msub>
          <mo stretchy="false">⋅</mo>
          <msub>
            <mi>e</mi>
            <mstyle color="red">
              <mi>k</mi>
            </mstyle>
          </msub>
        </mrow>
        <mo stretchy="false">=</mo>
        <mrow>
          <mo stretchy="false">+</mo>
          <mrow>
            <mo fence="true" stretchy="false">(</mo>
            <mrow>
              <mrow>
                <msub>
                  <mi>e</mi>
                  <mstyle color="red">
                    <mi>j</mi>
                  </mstyle>
                </msub>
                <mo stretchy="false">⋅</mo>
                <msub>
                  <mi>e</mi>
                  <mstyle color="red">
                    <mi>k</mi>
                  </mstyle>
                </msub>
              </mrow>
            </mrow>
            <mo fence="true" stretchy="false">)</mo>
          </mrow>
        </mrow>
      </mrow>
      <mrow>
        <msub>
          <mi>e</mi>
          <mstyle color="red">
            <mi>i</mi>
          </mstyle>
        </msub>
        <mo stretchy="false">−</mo>
        <mrow>
          <mo fence="true" stretchy="false">(</mo>
          <mrow>
            <mrow>
              <msub>
                <mi>e</mi>
                <mstyle color="red">
                  <mi>i</mi>
                </mstyle>
              </msub>
              <mo stretchy="false">⋅</mo>
              <msub>
                <mi>e</mi>
                <mstyle color="red">
                  <mi>k</mi>
                </mstyle>
              </msub>
            </mrow>
          </mrow>
          <mo fence="true" stretchy="false">)</mo>
        </mrow>
      </mrow>
      <msub>
        <mi>e</mi>
        <mstyle color="red">
          <mi>j</mi>
        </mstyle>
      </msub>
    </mrow>
    <annotation encoding="StarMath 5.0">e sub {color red i} and e sub {color red j} cdot e sub {color red k} = + ( e sub {color red j} cdot e sub {color red k} ) e sub {color red i} - ( e sub {color red i} cdot e sub {color red k} ) e sub {color red j}</annotation>
  </semantics>
</math>
</file>

<file path=Object 161/content.xml><?xml version="1.0" encoding="utf-8"?>
<math xmlns="http://www.w3.org/1998/Math/MathML">
  <semantics>
    <msub>
      <mi>e</mi>
      <mstyle color="red">
        <mi>k</mi>
      </mstyle>
    </msub>
    <annotation encoding="StarMath 5.0">e sub {color red k}</annotation>
  </semantics>
</math>
</file>

<file path=Object 162/content.xml><?xml version="1.0" encoding="utf-8"?>
<math xmlns="http://www.w3.org/1998/Math/MathML">
  <semantics>
    <mrow>
      <msub>
        <mi>e</mi>
        <mstyle color="red">
          <mi>i</mi>
        </mstyle>
      </msub>
      <mo stretchy="false">∧</mo>
      <msub>
        <mi>e</mi>
        <mstyle color="red">
          <mi>j</mi>
        </mstyle>
      </msub>
    </mrow>
    <annotation encoding="StarMath 5.0">e sub {color red i} and e sub {color red j}</annotation>
  </semantics>
</math>
</file>

<file path=Object 163/content.xml><?xml version="1.0" encoding="utf-8"?>
<math xmlns="http://www.w3.org/1998/Math/MathML">
  <semantics>
    <msub>
      <mi>e</mi>
      <mstyle color="red">
        <mi>k</mi>
      </mstyle>
    </msub>
    <annotation encoding="StarMath 5.0">e sub {color red k}</annotation>
  </semantics>
</math>
</file>

<file path=Object 164/content.xml><?xml version="1.0" encoding="utf-8"?>
<math xmlns="http://www.w3.org/1998/Math/MathML">
  <semantics>
    <msub>
      <mi>e</mi>
      <mstyle color="red">
        <mi>i</mi>
      </mstyle>
    </msub>
    <annotation encoding="StarMath 5.0">e sub {color red i}</annotation>
  </semantics>
</math>
</file>

<file path=Object 165/content.xml><?xml version="1.0" encoding="utf-8"?>
<math xmlns="http://www.w3.org/1998/Math/MathML">
  <semantics>
    <msub>
      <mi>e</mi>
      <mstyle color="red">
        <mi>j</mi>
      </mstyle>
    </msub>
    <annotation encoding="StarMath 5.0">e sub {color red j}</annotation>
  </semantics>
</math>
</file>

<file path=Object 166/content.xml><?xml version="1.0" encoding="utf-8"?>
<math xmlns="http://www.w3.org/1998/Math/MathML" display="block">
  <semantics>
    <mi>k</mi>
    <annotation encoding="StarMath 5.0">k</annotation>
  </semantics>
</math>
</file>

<file path=Object 167/content.xml><?xml version="1.0" encoding="utf-8"?>
<math xmlns="http://www.w3.org/1998/Math/MathML" display="block">
  <semantics>
    <mi>i</mi>
    <annotation encoding="StarMath 5.0">i</annotation>
  </semantics>
</math>
</file>

<file path=Object 168/content.xml><?xml version="1.0" encoding="utf-8"?>
<math xmlns="http://www.w3.org/1998/Math/MathML" display="block">
  <semantics>
    <mi>j</mi>
    <annotation encoding="StarMath 5.0">j</annotation>
  </semantics>
</math>
</file>

<file path=Object 169/content.xml><?xml version="1.0" encoding="utf-8"?>
<math xmlns="http://www.w3.org/1998/Math/MathML">
  <semantics>
    <mrow>
      <msub>
        <mi>γ</mi>
        <mstyle color="red">
          <mi>i</mi>
        </mstyle>
      </msub>
      <mo stretchy="false">⋅</mo>
      <msub>
        <mi>γ</mi>
        <mstyle color="red">
          <mi>k</mi>
        </mstyle>
      </msub>
    </mrow>
    <annotation encoding="StarMath 5.0">%gamma sub {color red i} cdot %gamma sub {color red k}</annotation>
  </semantics>
</math>
</file>

<file path=Object 17/content.xml><?xml version="1.0" encoding="utf-8"?>
<math xmlns="http://www.w3.org/1998/Math/MathML" display="block">
  <semantics>
    <mrow>
      <mrow/>
      <mo stretchy="false">⊕</mo>
      <mrow/>
    </mrow>
    <annotation encoding="StarMath 5.0">{{}oplus{}}</annotation>
  </semantics>
</math>
</file>

<file path=Object 170/content.xml><?xml version="1.0" encoding="utf-8"?>
<math xmlns="http://www.w3.org/1998/Math/MathML" display="block">
  <semantics>
    <mi>j</mi>
    <annotation encoding="StarMath 5.0">j</annotation>
  </semantics>
</math>
</file>

<file path=Object 171/content.xml><?xml version="1.0" encoding="utf-8"?>
<math xmlns="http://www.w3.org/1998/Math/MathML" display="block">
  <semantics>
    <mi>k</mi>
    <annotation encoding="StarMath 5.0">k</annotation>
  </semantics>
</math>
</file>

<file path=Object 172/content.xml><?xml version="1.0" encoding="utf-8"?>
<math xmlns="http://www.w3.org/1998/Math/MathML">
  <semantics>
    <mi>η</mi>
    <annotation encoding="StarMath 5.0">%eta</annotation>
  </semantics>
</math>
</file>

<file path=Object 173/content.xml><?xml version="1.0" encoding="utf-8"?>
<math xmlns="http://www.w3.org/1998/Math/MathML">
  <semantics>
    <msubsup>
      <mi>δ</mi>
      <mstyle color="red">
        <mi>k</mi>
      </mstyle>
      <mstyle color="red">
        <mi>j</mi>
      </mstyle>
    </msubsup>
    <annotation encoding="StarMath 5.0">%delta sub {color red k} sup {color red j}</annotation>
  </semantics>
</math>
</file>

<file path=Object 174/content.xml><?xml version="1.0" encoding="utf-8"?>
<math xmlns="http://www.w3.org/1998/Math/MathML">
  <semantics>
    <msubsup>
      <mi>δ</mi>
      <mstyle color="red">
        <mi>k</mi>
      </mstyle>
      <mstyle color="red">
        <mi>j</mi>
      </mstyle>
    </msubsup>
    <annotation encoding="StarMath 5.0">%delta sub {color red k} sup {color red j}</annotation>
  </semantics>
</math>
</file>

<file path=Object 175/content.xml><?xml version="1.0" encoding="utf-8"?>
<math xmlns="http://www.w3.org/1998/Math/MathML">
  <semantics>
    <msub>
      <mi>η</mi>
      <mrow>
        <mstyle color="red">
          <mi>j</mi>
        </mstyle>
        <mstyle color="red">
          <mi>k</mi>
        </mstyle>
      </mrow>
    </msub>
    <annotation encoding="StarMath 5.0">%eta sub {{color red j} {color red k}}</annotation>
  </semantics>
</math>
</file>

<file path=Object 176/content.xml><?xml version="1.0" encoding="utf-8"?>
<math xmlns="http://www.w3.org/1998/Math/MathML">
  <semantics>
    <msub>
      <mi>η</mi>
      <mrow>
        <mstyle color="red">
          <mi>i</mi>
        </mstyle>
        <mstyle color="red">
          <mi>k</mi>
        </mstyle>
      </mrow>
    </msub>
    <annotation encoding="StarMath 5.0">%eta sub {{color red i} {color red k}}</annotation>
  </semantics>
</math>
</file>

<file path=Object 177/content.xml><?xml version="1.0" encoding="utf-8"?>
<math xmlns="http://www.w3.org/1998/Math/MathML">
  <semantics>
    <msup>
      <mi>v</mi>
      <mstyle color="red">
        <mi>k</mi>
      </mstyle>
    </msup>
    <annotation encoding="StarMath 5.0">v sup {color red k}</annotation>
  </semantics>
</math>
</file>

<file path=Object 178/content.xml><?xml version="1.0" encoding="utf-8"?>
<math xmlns="http://www.w3.org/1998/Math/MathML">
  <semantics>
    <mi>δ</mi>
    <annotation encoding="StarMath 5.0">%delta</annotation>
  </semantics>
</math>
</file>

<file path=Object 179/content.xml><?xml version="1.0" encoding="utf-8"?>
<math xmlns="http://www.w3.org/1998/Math/MathML">
  <semantics>
    <msub>
      <mi mathvariant="normal">g</mi>
      <mrow>
        <mstyle color="red">
          <mi>j</mi>
        </mstyle>
        <mstyle color="red">
          <mi>k</mi>
        </mstyle>
      </mrow>
    </msub>
    <annotation encoding="StarMath 5.0">{func g} sub {{color red j} {color red k}}</annotation>
  </semantics>
</math>
</file>

<file path=Object 18/content.xml><?xml version="1.0" encoding="utf-8"?>
<math xmlns="http://www.w3.org/1998/Math/MathML" display="block">
  <semantics>
    <mrow>
      <mrow/>
      <mo stretchy="false">⊕</mo>
      <mrow/>
    </mrow>
    <annotation encoding="StarMath 5.0">{{}oplus{}}</annotation>
  </semantics>
</math>
</file>

<file path=Object 180/content.xml><?xml version="1.0" encoding="utf-8"?>
<math xmlns="http://www.w3.org/1998/Math/MathML">
  <semantics>
    <msup>
      <mi>v</mi>
      <mstyle color="red">
        <mi>k</mi>
      </mstyle>
    </msup>
    <annotation encoding="StarMath 5.0">v sup {color red k}</annotation>
  </semantics>
</math>
</file>

<file path=Object 181/content.xml><?xml version="1.0" encoding="utf-8"?>
<math xmlns="http://www.w3.org/1998/Math/MathML">
  <semantics>
    <msub>
      <mi>v</mi>
      <mstyle color="red">
        <mi>j</mi>
      </mstyle>
    </msub>
    <annotation encoding="StarMath 5.0">v sub {color red j}</annotation>
  </semantics>
</math>
</file>

<file path=Object 182/content.xml><?xml version="1.0" encoding="utf-8"?>
<math xmlns="http://www.w3.org/1998/Math/MathML">
  <semantics>
    <msup>
      <mi>v</mi>
      <mstyle color="red">
        <mi>k</mi>
      </mstyle>
    </msup>
    <annotation encoding="StarMath 5.0">v sup {color red k}</annotation>
  </semantics>
</math>
</file>

<file path=Object 183/content.xml><?xml version="1.0" encoding="utf-8"?>
<math xmlns="http://www.w3.org/1998/Math/MathML">
  <semantics>
    <msub>
      <mi>v</mi>
      <mstyle color="red">
        <mi>j</mi>
      </mstyle>
    </msub>
    <annotation encoding="StarMath 5.0">v sub {color red j}</annotation>
  </semantics>
</math>
</file>

<file path=Object 184/content.xml><?xml version="1.0" encoding="utf-8"?>
<math xmlns="http://www.w3.org/1998/Math/MathML">
  <semantics>
    <msup>
      <mi>v</mi>
      <mstyle color="red">
        <mi>k</mi>
      </mstyle>
    </msup>
    <annotation encoding="StarMath 5.0">v sup {color red k}</annotation>
  </semantics>
</math>
</file>

<file path=Object 185/content.xml><?xml version="1.0" encoding="utf-8"?>
<math xmlns="http://www.w3.org/1998/Math/MathML">
  <semantics>
    <msup>
      <mi>v</mi>
      <mstyle color="red">
        <mi>k</mi>
      </mstyle>
    </msup>
    <annotation encoding="StarMath 5.0">v sup {color red k}</annotation>
  </semantics>
</math>
</file>

<file path=Object 186/content.xml><?xml version="1.0" encoding="utf-8"?>
<math xmlns="http://www.w3.org/1998/Math/MathML">
  <semantics>
    <msub>
      <mi>v</mi>
      <mstyle color="red">
        <mi>j</mi>
      </mstyle>
    </msub>
    <annotation encoding="StarMath 5.0">v sub {color red j}</annotation>
  </semantics>
</math>
</file>

<file path=Object 187/content.xml><?xml version="1.0" encoding="utf-8"?>
<math xmlns="http://www.w3.org/1998/Math/MathML">
  <semantics>
    <msub>
      <mi>v</mi>
      <mstyle color="red">
        <mi>i</mi>
      </mstyle>
    </msub>
    <annotation encoding="StarMath 5.0">v sub {color red i}</annotation>
  </semantics>
</math>
</file>

<file path=Object 188/content.xml><?xml version="1.0" encoding="utf-8"?>
<math xmlns="http://www.w3.org/1998/Math/MathML">
  <semantics>
    <msup>
      <mi>B</mi>
      <mrow>
        <mstyle color="red">
          <mi>i</mi>
        </mstyle>
        <mstyle color="red">
          <mi>j</mi>
        </mstyle>
      </mrow>
    </msup>
    <annotation encoding="StarMath 5.0">B sup {{color red i} {color red j}}</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sub>
      <mi>ℳ</mi>
      <mrow>
        <mn>1</mn>
        <mi>,</mi>
        <mn>3</mn>
      </mrow>
    </msub>
    <annotation encoding="StarMath 5.0">ℳ sub {1 , 3}</annotation>
  </semantics>
</math>
</file>

<file path=Object 190/content.xml><?xml version="1.0" encoding="utf-8"?>
<math xmlns="http://www.w3.org/1998/Math/MathML" display="block">
  <semantics>
    <mi>j</mi>
    <annotation encoding="StarMath 5.0">j</annotation>
  </semantics>
</math>
</file>

<file path=Object 191/content.xml><?xml version="1.0" encoding="utf-8"?>
<math xmlns="http://www.w3.org/1998/Math/MathML" display="block">
  <semantics>
    <mi>j</mi>
    <annotation encoding="StarMath 5.0">j</annotation>
  </semantics>
</math>
</file>

<file path=Object 192/content.xml><?xml version="1.0" encoding="utf-8"?>
<math xmlns="http://www.w3.org/1998/Math/MathML" display="block">
  <semantics>
    <mi>i</mi>
    <annotation encoding="StarMath 5.0">i</annotation>
  </semantics>
</math>
</file>

<file path=Object 193/content.xml><?xml version="1.0" encoding="utf-8"?>
<math xmlns="http://www.w3.org/1998/Math/MathML" display="block">
  <semantics>
    <mrow>
      <msub>
        <mi>v</mi>
        <mstyle color="red">
          <mi>j</mi>
        </mstyle>
      </msub>
      <msub>
        <mi>γ</mi>
        <mstyle color="red">
          <mi>i</mi>
        </mstyle>
      </msub>
    </mrow>
    <annotation encoding="StarMath 5.0">v sub {color red j} %gamma sub {color red i}</annotation>
  </semantics>
</math>
</file>

<file path=Object 194/content.xml><?xml version="1.0" encoding="utf-8"?>
<math xmlns="http://www.w3.org/1998/Math/MathML">
  <semantics>
    <msup>
      <mi>B</mi>
      <mrow>
        <mstyle color="red">
          <mi>i</mi>
        </mstyle>
        <mstyle color="red">
          <mi>j</mi>
        </mstyle>
      </mrow>
    </msup>
    <annotation encoding="StarMath 5.0">B sup {{color red i} {color red j}}</annotation>
  </semantics>
</math>
</file>

<file path=Object 195/content.xml><?xml version="1.0" encoding="utf-8"?>
<math xmlns="http://www.w3.org/1998/Math/MathML" display="block">
  <semantics>
    <mrow>
      <mi>B</mi>
      <mi>v</mi>
    </mrow>
    <annotation encoding="StarMath 5.0">B v</annotation>
  </semantics>
</math>
</file>

<file path=Object 196/content.xml><?xml version="1.0" encoding="utf-8"?>
<math xmlns="http://www.w3.org/1998/Math/MathML" display="block">
  <semantics>
    <mrow>
      <mrow>
        <mrow>
          <mi>B</mi>
          <mo stretchy="false">⋅</mo>
          <mi>v</mi>
        </mrow>
        <mo stretchy="false">=</mo>
        <mrow>
          <mo fence="true" stretchy="true">[</mo>
          <mrow>
            <mrow>
              <msup>
                <mi>B</mi>
                <mrow>
                  <mstyle color="blue">
                    <mi>i</mi>
                  </mstyle>
                  <mstyle color="blue">
                    <mi>j</mi>
                  </mstyle>
                </mrow>
              </msup>
              <mo stretchy="false">−</mo>
              <msup>
                <mi>B</mi>
                <mrow>
                  <mstyle color="blue">
                    <mi>j</mi>
                  </mstyle>
                  <mstyle color="blue">
                    <mi>i</mi>
                  </mstyle>
                </mrow>
              </msup>
            </mrow>
          </mrow>
          <mo fence="true" stretchy="true">]</mo>
        </mrow>
      </mrow>
      <msub>
        <mi>v</mi>
        <mstyle color="blue">
          <mi>j</mi>
        </mstyle>
      </msub>
      <msub>
        <mi>γ</mi>
        <mstyle color="blue">
          <mi>i</mi>
        </mstyle>
      </msub>
    </mrow>
    <annotation encoding="StarMath 5.0">B cdot v = left [ { B sup {{color blue i} {color blue j}} - B sup {{color blue j} {color blue i}} } right ] v sub {color blue j} %gamma sub {color blue i}</annotation>
  </semantics>
</math>
</file>

<file path=Object 197/content.xml><?xml version="1.0" encoding="utf-8"?>
<math xmlns="http://www.w3.org/1998/Math/MathML" display="block">
  <semantics>
    <mrow>
      <mrow>
        <mrow>
          <mi>B</mi>
          <mo stretchy="false">∧</mo>
          <mi>v</mi>
        </mrow>
        <mo stretchy="false">=</mo>
        <msup>
          <mi>B</mi>
          <mrow>
            <mstyle color="blue">
              <mi>i</mi>
            </mstyle>
            <mstyle color="blue">
              <mi>j</mi>
            </mstyle>
          </mrow>
        </msup>
      </mrow>
      <msup>
        <mi>v</mi>
        <mstyle color="blue">
          <mi>k</mi>
        </mstyle>
      </msup>
      <mrow>
        <msub>
          <mi>γ</mi>
          <mstyle color="blue">
            <mi>i</mi>
          </mstyle>
        </msub>
        <mo stretchy="false">∧</mo>
        <msub>
          <mi>γ</mi>
          <mstyle color="blue">
            <mi>j</mi>
          </mstyle>
        </msub>
        <mo stretchy="false">∧</mo>
        <msub>
          <mi>γ</mi>
          <mstyle color="blue">
            <mi>k</mi>
          </mstyle>
        </msub>
      </mrow>
    </mrow>
    <annotation encoding="StarMath 5.0">B and v = B sup {{color blue i} {color blue j}} v sup {color blue k} %gamma sub {color blue i} and %gamma sub {color blue j} and %gamma sub {color blue k}</annotation>
  </semantics>
</math>
</file>

<file path=Object 198/content.xml><?xml version="1.0" encoding="utf-8"?>
<math xmlns="http://www.w3.org/1998/Math/MathML" display="block">
  <semantics>
    <mtable>
      <mtr>
        <mtd columnalign="left">
          <mrow>
            <mi>T</mi>
            <mrow>
              <mi>v</mi>
              <mo stretchy="false">=</mo>
              <msup>
                <mi>T</mi>
                <mrow>
                  <mstyle color="blue">
                    <mi>i</mi>
                  </mstyle>
                  <mstyle color="blue">
                    <mi>j</mi>
                  </mstyle>
                  <mstyle color="blue">
                    <mi>l</mi>
                  </mstyle>
                </mrow>
              </msup>
            </mrow>
            <mrow>
              <msub>
                <mi>γ</mi>
                <mstyle color="blue">
                  <mi>i</mi>
                </mstyle>
              </msub>
              <mo stretchy="false">∧</mo>
              <msub>
                <mi>γ</mi>
                <mstyle color="blue">
                  <mi>j</mi>
                </mstyle>
              </msub>
              <mo stretchy="false">∧</mo>
              <msub>
                <mi>γ</mi>
                <mstyle color="blue">
                  <mi>l</mi>
                </mstyle>
              </msub>
              <mo stretchy="false">⋅</mo>
              <msup>
                <mi>v</mi>
                <mstyle color="blue">
                  <mi>k</mi>
                </mstyle>
              </msup>
            </mrow>
            <mrow>
              <msub>
                <mi>γ</mi>
                <mstyle color="blue">
                  <mi>k</mi>
                </mstyle>
              </msub>
              <mo stretchy="false">+</mo>
              <mstyle color="purple">
                <mrow>
                  <msup>
                    <mi>T</mi>
                    <mrow>
                      <mstyle color="blue">
                        <mi>i</mi>
                      </mstyle>
                      <mstyle color="blue">
                        <mi>j</mi>
                      </mstyle>
                      <mstyle color="blue">
                        <mi>l</mi>
                      </mstyle>
                    </mrow>
                  </msup>
                  <msup>
                    <mi>v</mi>
                    <mstyle color="blue">
                      <mi>k</mi>
                    </mstyle>
                  </msup>
                  <mrow>
                    <msub>
                      <mi>γ</mi>
                      <mstyle color="blue">
                        <mi>i</mi>
                      </mstyle>
                    </msub>
                    <mo stretchy="false">∧</mo>
                    <msub>
                      <mi>γ</mi>
                      <mstyle color="blue">
                        <mi>j</mi>
                      </mstyle>
                    </msub>
                    <mo stretchy="false">∧</mo>
                    <msub>
                      <mi>γ</mi>
                      <mstyle color="blue">
                        <mi>l</mi>
                      </mstyle>
                    </msub>
                    <mo stretchy="false">∧</mo>
                    <msub>
                      <mi>γ</mi>
                      <mstyle color="blue">
                        <mi>k</mi>
                      </mstyle>
                    </msub>
                  </mrow>
                </mrow>
              </mstyle>
            </mrow>
          </mrow>
        </mtd>
      </mtr>
      <mtr>
        <mtd columnalign="left">
          <mrow>
            <mrow>
              <mphantom>
                <mrow>
                  <mi>T</mi>
                  <mi>v</mi>
                </mrow>
              </mphantom>
              <mo stretchy="false">=</mo>
              <msup>
                <mi>T</mi>
                <mrow>
                  <mstyle color="blue">
                    <mi>i</mi>
                  </mstyle>
                  <mstyle color="blue">
                    <mi>j</mi>
                  </mstyle>
                  <mstyle color="blue">
                    <mi>l</mi>
                  </mstyle>
                </mrow>
              </msup>
            </mrow>
            <msup>
              <mi>v</mi>
              <mstyle color="blue">
                <mi>k</mi>
              </mstyle>
            </msup>
            <mrow>
              <mrow>
                <msub>
                  <mi>γ</mi>
                  <mstyle color="blue">
                    <mi>i</mi>
                  </mstyle>
                </msub>
                <mo stretchy="false">∧</mo>
                <msub>
                  <mi>γ</mi>
                  <mstyle color="blue">
                    <mi>j</mi>
                  </mstyle>
                </msub>
                <mo stretchy="false">∧</mo>
                <msub>
                  <mi>γ</mi>
                  <mstyle color="blue">
                    <mi>l</mi>
                  </mstyle>
                </msub>
                <mo stretchy="false">⋅</mo>
                <msub>
                  <mi>γ</mi>
                  <mstyle color="blue">
                    <mi>k</mi>
                  </mstyle>
                </msub>
              </mrow>
              <mo stretchy="false">+</mo>
              <mstyle color="purple">
                <mrow>
                  <msup>
                    <mi>T</mi>
                    <mrow>
                      <mstyle color="blue">
                        <mi>i</mi>
                      </mstyle>
                      <mstyle color="blue">
                        <mi>j</mi>
                      </mstyle>
                      <mstyle color="blue">
                        <mi>l</mi>
                      </mstyle>
                    </mrow>
                  </msup>
                  <msup>
                    <mi>v</mi>
                    <mstyle color="blue">
                      <mi>k</mi>
                    </mstyle>
                  </msup>
                  <mrow>
                    <msub>
                      <mi>γ</mi>
                      <mstyle color="blue">
                        <mi>i</mi>
                      </mstyle>
                    </msub>
                    <mo stretchy="false">∧</mo>
                    <msub>
                      <mi>γ</mi>
                      <mstyle color="blue">
                        <mi>j</mi>
                      </mstyle>
                    </msub>
                    <mo stretchy="false">∧</mo>
                    <msub>
                      <mi>γ</mi>
                      <mstyle color="blue">
                        <mi>l</mi>
                      </mstyle>
                    </msub>
                    <mo stretchy="false">∧</mo>
                    <msub>
                      <mi>γ</mi>
                      <mstyle color="blue">
                        <mi>k</mi>
                      </mstyle>
                    </msub>
                  </mrow>
                </mrow>
              </mstyle>
            </mrow>
          </mrow>
        </mtd>
      </mtr>
      <mtr>
        <mtd columnalign="left">
          <mrow>
            <mrow>
              <mphantom>
                <mrow>
                  <mi>T</mi>
                  <mi>v</mi>
                </mrow>
              </mphantom>
              <mo stretchy="false">=</mo>
              <msup>
                <mi>T</mi>
                <mrow>
                  <mstyle color="blue">
                    <mi>i</mi>
                  </mstyle>
                  <mstyle color="blue">
                    <mi>j</mi>
                  </mstyle>
                  <mstyle color="blue">
                    <mi>l</mi>
                  </mstyle>
                </mrow>
              </msup>
            </mrow>
            <msup>
              <mi>v</mi>
              <mstyle color="blue">
                <mi>k</mi>
              </mstyle>
            </msup>
            <mrow>
              <mo fence="true" stretchy="true">[</mo>
              <mrow>
                <mrow>
                  <mrow>
                    <msub>
                      <mi>γ</mi>
                      <mstyle color="blue">
                        <mi>i</mi>
                      </mstyle>
                    </msub>
                    <mo stretchy="false">∧</mo>
                    <msub>
                      <mi>γ</mi>
                      <mstyle color="blue">
                        <mi>j</mi>
                      </mstyle>
                    </msub>
                  </mrow>
                  <mrow>
                    <mrow>
                      <mo fence="true" stretchy="false">(</mo>
                      <mrow>
                        <mrow>
                          <msub>
                            <mi>γ</mi>
                            <mstyle color="blue">
                              <mi>l</mi>
                            </mstyle>
                          </msub>
                          <mo stretchy="false">⋅</mo>
                          <msub>
                            <mi>γ</mi>
                            <mstyle color="blue">
                              <mi>k</mi>
                            </mstyle>
                          </msub>
                        </mrow>
                      </mrow>
                      <mo fence="true" stretchy="false">)</mo>
                    </mrow>
                    <mo stretchy="false">−</mo>
                    <mrow>
                      <msub>
                        <mi>γ</mi>
                        <mstyle color="blue">
                          <mi>i</mi>
                        </mstyle>
                      </msub>
                      <mo stretchy="false">∧</mo>
                      <msub>
                        <mi>γ</mi>
                        <mstyle color="blue">
                          <mi>l</mi>
                        </mstyle>
                      </msub>
                    </mrow>
                  </mrow>
                  <mrow>
                    <mrow>
                      <mo fence="true" stretchy="false">(</mo>
                      <mrow>
                        <mrow>
                          <msub>
                            <mi>γ</mi>
                            <mstyle color="blue">
                              <mi>j</mi>
                            </mstyle>
                          </msub>
                          <mo stretchy="false">⋅</mo>
                          <msub>
                            <mi>γ</mi>
                            <mstyle color="blue">
                              <mi>k</mi>
                            </mstyle>
                          </msub>
                        </mrow>
                      </mrow>
                      <mo fence="true" stretchy="false">)</mo>
                    </mrow>
                    <mo stretchy="false">+</mo>
                    <mrow>
                      <msub>
                        <mi>γ</mi>
                        <mstyle color="blue">
                          <mi>j</mi>
                        </mstyle>
                      </msub>
                      <mo stretchy="false">∧</mo>
                      <msub>
                        <mi>γ</mi>
                        <mstyle color="blue">
                          <mi>l</mi>
                        </mstyle>
                      </msub>
                    </mrow>
                  </mrow>
                  <mrow>
                    <mo fence="true" stretchy="false">(</mo>
                    <mrow>
                      <mrow>
                        <msub>
                          <mi>γ</mi>
                          <mstyle color="blue">
                            <mi>i</mi>
                          </mstyle>
                        </msub>
                        <mo stretchy="false">⋅</mo>
                        <msub>
                          <mi>γ</mi>
                          <mstyle color="blue">
                            <mi>k</mi>
                          </mstyle>
                        </msub>
                      </mrow>
                    </mrow>
                    <mo fence="true" stretchy="false">)</mo>
                  </mrow>
                </mrow>
              </mrow>
              <mo fence="true" stretchy="true">]</mo>
            </mrow>
          </mrow>
        </mtd>
      </mtr>
      <mtr>
        <mtd columnalign="left">
          <mrow>
            <mphantom>
              <mrow>
                <mi>T</mi>
                <mi>v</mi>
              </mrow>
            </mphantom>
            <mrow>
              <mtext>     </mtext>
              <mo stretchy="false">+</mo>
              <mstyle color="purple">
                <mrow>
                  <msup>
                    <mi>T</mi>
                    <mrow>
                      <mstyle color="blue">
                        <mi>i</mi>
                      </mstyle>
                      <mstyle color="blue">
                        <mi>j</mi>
                      </mstyle>
                      <mstyle color="blue">
                        <mi>l</mi>
                      </mstyle>
                    </mrow>
                  </msup>
                  <msup>
                    <mi>v</mi>
                    <mstyle color="blue">
                      <mi>k</mi>
                    </mstyle>
                  </msup>
                  <mrow>
                    <msub>
                      <mi>γ</mi>
                      <mstyle color="blue">
                        <mi>i</mi>
                      </mstyle>
                    </msub>
                    <mo stretchy="false">∧</mo>
                    <msub>
                      <mi>γ</mi>
                      <mstyle color="blue">
                        <mi>j</mi>
                      </mstyle>
                    </msub>
                    <mo stretchy="false">∧</mo>
                    <msub>
                      <mi>γ</mi>
                      <mstyle color="blue">
                        <mi>l</mi>
                      </mstyle>
                    </msub>
                    <mo stretchy="false">∧</mo>
                    <msub>
                      <mi>γ</mi>
                      <mstyle color="blue">
                        <mi>k</mi>
                      </mstyle>
                    </msub>
                  </mrow>
                </mrow>
              </mstyle>
            </mrow>
          </mrow>
        </mtd>
      </mtr>
      <mtr>
        <mtd columnalign="left">
          <mrow>
            <mrow>
              <mphantom>
                <mrow>
                  <mi>T</mi>
                  <mi>v</mi>
                </mrow>
              </mphantom>
              <mo stretchy="false">=</mo>
              <msup>
                <mi>T</mi>
                <mrow>
                  <mstyle color="blue">
                    <mi>i</mi>
                  </mstyle>
                  <mstyle color="blue">
                    <mi>j</mi>
                  </mstyle>
                  <mstyle color="blue">
                    <mi>l</mi>
                  </mstyle>
                </mrow>
              </msup>
            </mrow>
            <msup>
              <mi>v</mi>
              <mstyle color="blue">
                <mi>k</mi>
              </mstyle>
            </msup>
            <mrow>
              <mo fence="true" stretchy="true">[</mo>
              <mrow>
                <mrow>
                  <msub>
                    <mi>η</mi>
                    <mrow>
                      <mstyle color="blue">
                        <mi>l</mi>
                      </mstyle>
                      <mstyle color="blue">
                        <mi>k</mi>
                      </mstyle>
                    </mrow>
                  </msub>
                  <mrow>
                    <mrow>
                      <msub>
                        <mi>γ</mi>
                        <mstyle color="blue">
                          <mi>i</mi>
                        </mstyle>
                      </msub>
                      <mo stretchy="false">∧</mo>
                      <msub>
                        <mi>γ</mi>
                        <mstyle color="blue">
                          <mi>j</mi>
                        </mstyle>
                      </msub>
                    </mrow>
                    <mo stretchy="false">−</mo>
                    <msub>
                      <mi>η</mi>
                      <mrow>
                        <mstyle color="blue">
                          <mi>j</mi>
                        </mstyle>
                        <mstyle color="blue">
                          <mi>k</mi>
                        </mstyle>
                      </mrow>
                    </msub>
                  </mrow>
                  <mrow>
                    <mrow>
                      <msub>
                        <mi>γ</mi>
                        <mstyle color="blue">
                          <mi>i</mi>
                        </mstyle>
                      </msub>
                      <mo stretchy="false">∧</mo>
                      <msub>
                        <mi>γ</mi>
                        <mstyle color="blue">
                          <mi>l</mi>
                        </mstyle>
                      </msub>
                    </mrow>
                    <mo stretchy="false">+</mo>
                    <msub>
                      <mi>η</mi>
                      <mrow>
                        <mstyle color="blue">
                          <mi>i</mi>
                        </mstyle>
                        <mstyle color="blue">
                          <mi>k</mi>
                        </mstyle>
                      </mrow>
                    </msub>
                  </mrow>
                  <mrow>
                    <msub>
                      <mi>γ</mi>
                      <mstyle color="blue">
                        <mi>j</mi>
                      </mstyle>
                    </msub>
                    <mo stretchy="false">∧</mo>
                    <msub>
                      <mi>γ</mi>
                      <mstyle color="blue">
                        <mi>l</mi>
                      </mstyle>
                    </msub>
                  </mrow>
                </mrow>
              </mrow>
              <mo fence="true" stretchy="true">]</mo>
            </mrow>
          </mrow>
        </mtd>
      </mtr>
      <mtr>
        <mtd columnalign="left">
          <mrow>
            <mphantom>
              <mrow>
                <mi>T</mi>
                <mi>v</mi>
              </mrow>
            </mphantom>
            <mrow>
              <mtext>     </mtext>
              <mo stretchy="false">+</mo>
              <mstyle color="purple">
                <mrow>
                  <msup>
                    <mi>T</mi>
                    <mrow>
                      <mstyle color="blue">
                        <mi>i</mi>
                      </mstyle>
                      <mstyle color="blue">
                        <mi>j</mi>
                      </mstyle>
                      <mstyle color="blue">
                        <mi>l</mi>
                      </mstyle>
                    </mrow>
                  </msup>
                  <msup>
                    <mi>v</mi>
                    <mstyle color="blue">
                      <mi>k</mi>
                    </mstyle>
                  </msup>
                  <mrow>
                    <msub>
                      <mi>γ</mi>
                      <mstyle color="blue">
                        <mi>i</mi>
                      </mstyle>
                    </msub>
                    <mo stretchy="false">∧</mo>
                    <msub>
                      <mi>γ</mi>
                      <mstyle color="blue">
                        <mi>j</mi>
                      </mstyle>
                    </msub>
                    <mo stretchy="false">∧</mo>
                    <msub>
                      <mi>γ</mi>
                      <mstyle color="blue">
                        <mi>l</mi>
                      </mstyle>
                    </msub>
                    <mo stretchy="false">∧</mo>
                    <msub>
                      <mi>γ</mi>
                      <mstyle color="blue">
                        <mi>k</mi>
                      </mstyle>
                    </msub>
                  </mrow>
                </mrow>
              </mstyle>
            </mrow>
          </mrow>
        </mtd>
      </mtr>
      <mtr>
        <mtd columnalign="left">
          <mrow>
            <mrow>
              <mphantom>
                <mrow>
                  <mi>T</mi>
                  <mi>v</mi>
                </mrow>
              </mphantom>
              <mo stretchy="false">=</mo>
              <msup>
                <mi>T</mi>
                <mrow>
                  <mstyle color="blue">
                    <mi>i</mi>
                  </mstyle>
                  <mstyle color="blue">
                    <mi>j</mi>
                  </mstyle>
                  <mstyle color="blue">
                    <mi>l</mi>
                  </mstyle>
                </mrow>
              </msup>
            </mrow>
            <mrow>
              <mo fence="true" stretchy="true">[</mo>
              <mrow>
                <mrow>
                  <msub>
                    <mi>v</mi>
                    <mstyle color="blue">
                      <mi>l</mi>
                    </mstyle>
                  </msub>
                  <mrow>
                    <mrow>
                      <msub>
                        <mi>γ</mi>
                        <mstyle color="blue">
                          <mi>i</mi>
                        </mstyle>
                      </msub>
                      <mo stretchy="false">∧</mo>
                      <msub>
                        <mi>γ</mi>
                        <mstyle color="blue">
                          <mi>k</mi>
                        </mstyle>
                      </msub>
                    </mrow>
                    <mo stretchy="false">−</mo>
                    <msub>
                      <mi>v</mi>
                      <mstyle color="blue">
                        <mi>j</mi>
                      </mstyle>
                    </msub>
                  </mrow>
                  <mrow>
                    <mrow>
                      <msub>
                        <mi>γ</mi>
                        <mstyle color="blue">
                          <mi>i</mi>
                        </mstyle>
                      </msub>
                      <mo stretchy="false">∧</mo>
                      <msub>
                        <mi>γ</mi>
                        <mstyle color="blue">
                          <mi>l</mi>
                        </mstyle>
                      </msub>
                    </mrow>
                    <mo stretchy="false">+</mo>
                    <msub>
                      <mi>v</mi>
                      <mstyle color="blue">
                        <mi>i</mi>
                      </mstyle>
                    </msub>
                  </mrow>
                  <mrow>
                    <msub>
                      <mi>γ</mi>
                      <mstyle color="blue">
                        <mi>j</mi>
                      </mstyle>
                    </msub>
                    <mo stretchy="false">∧</mo>
                    <msub>
                      <mi>γ</mi>
                      <mstyle color="blue">
                        <mi>l</mi>
                      </mstyle>
                    </msub>
                  </mrow>
                </mrow>
              </mrow>
              <mo fence="true" stretchy="true">]</mo>
            </mrow>
          </mrow>
        </mtd>
      </mtr>
      <mtr>
        <mtd columnalign="left">
          <mrow>
            <mphantom>
              <mrow>
                <mi>T</mi>
                <mi>v</mi>
              </mrow>
            </mphantom>
            <mrow>
              <mtext>     </mtext>
              <mo stretchy="false">+</mo>
              <mstyle color="purple">
                <mrow>
                  <msup>
                    <mi>T</mi>
                    <mrow>
                      <mstyle color="blue">
                        <mi>i</mi>
                      </mstyle>
                      <mstyle color="blue">
                        <mi>j</mi>
                      </mstyle>
                      <mstyle color="blue">
                        <mi>l</mi>
                      </mstyle>
                    </mrow>
                  </msup>
                  <msup>
                    <mi>v</mi>
                    <mstyle color="blue">
                      <mi>k</mi>
                    </mstyle>
                  </msup>
                  <mrow>
                    <msub>
                      <mi>γ</mi>
                      <mstyle color="blue">
                        <mi>i</mi>
                      </mstyle>
                    </msub>
                    <mo stretchy="false">∧</mo>
                    <msub>
                      <mi>γ</mi>
                      <mstyle color="blue">
                        <mi>j</mi>
                      </mstyle>
                    </msub>
                    <mo stretchy="false">∧</mo>
                    <msub>
                      <mi>γ</mi>
                      <mstyle color="blue">
                        <mi>l</mi>
                      </mstyle>
                    </msub>
                    <mo stretchy="false">∧</mo>
                    <msub>
                      <mi>γ</mi>
                      <mstyle color="blue">
                        <mi>k</mi>
                      </mstyle>
                    </msub>
                  </mrow>
                </mrow>
              </mstyle>
            </mrow>
          </mrow>
        </mtd>
      </mtr>
      <mtr>
        <mtd columnalign="left">
          <mrow>
            <mrow>
              <mphantom>
                <mrow>
                  <mi>T</mi>
                  <mi>v</mi>
                </mrow>
              </mphantom>
              <mo stretchy="false">=</mo>
              <mrow>
                <mo fence="true" stretchy="true">[</mo>
                <mrow>
                  <mrow>
                    <msup>
                      <mi>T</mi>
                      <mrow>
                        <mstyle color="blue">
                          <mi>i</mi>
                        </mstyle>
                        <mstyle color="blue">
                          <mi>j</mi>
                        </mstyle>
                        <mstyle color="blue">
                          <mi>l</mi>
                        </mstyle>
                      </mrow>
                    </msup>
                    <mrow>
                      <msub>
                        <mi>v</mi>
                        <mstyle color="blue">
                          <mi>l</mi>
                        </mstyle>
                      </msub>
                      <mo stretchy="false">−</mo>
                      <msup>
                        <mi>T</mi>
                        <mrow>
                          <mstyle color="blue">
                            <mi>i</mi>
                          </mstyle>
                          <mstyle color="blue">
                            <mi>l</mi>
                          </mstyle>
                          <mstyle color="blue">
                            <mi>j</mi>
                          </mstyle>
                        </mrow>
                      </msup>
                    </mrow>
                    <mrow>
                      <msub>
                        <mi>v</mi>
                        <mstyle color="blue">
                          <mi>l</mi>
                        </mstyle>
                      </msub>
                      <mo stretchy="false">−</mo>
                      <msup>
                        <mi>T</mi>
                        <mrow>
                          <mstyle color="blue">
                            <mi>l</mi>
                          </mstyle>
                          <mstyle color="blue">
                            <mi>j</mi>
                          </mstyle>
                          <mstyle color="blue">
                            <mi>i</mi>
                          </mstyle>
                        </mrow>
                      </msup>
                    </mrow>
                    <msub>
                      <mi>v</mi>
                      <mstyle color="blue">
                        <mi>l</mi>
                      </mstyle>
                    </msub>
                  </mrow>
                </mrow>
                <mo fence="true" stretchy="true">]</mo>
              </mrow>
            </mrow>
            <mrow>
              <mrow>
                <msub>
                  <mi>γ</mi>
                  <mstyle color="blue">
                    <mi>i</mi>
                  </mstyle>
                </msub>
                <mo stretchy="false">∧</mo>
                <msub>
                  <mi>γ</mi>
                  <mstyle color="blue">
                    <mi>j</mi>
                  </mstyle>
                </msub>
              </mrow>
              <mo stretchy="false">+</mo>
              <mstyle color="purple">
                <mrow>
                  <msup>
                    <mi>T</mi>
                    <mrow>
                      <mstyle color="blue">
                        <mi>i</mi>
                      </mstyle>
                      <mstyle color="blue">
                        <mi>j</mi>
                      </mstyle>
                      <mstyle color="blue">
                        <mi>l</mi>
                      </mstyle>
                    </mrow>
                  </msup>
                  <msup>
                    <mi>v</mi>
                    <mstyle color="blue">
                      <mi>k</mi>
                    </mstyle>
                  </msup>
                  <mrow>
                    <msub>
                      <mi>γ</mi>
                      <mstyle color="blue">
                        <mi>i</mi>
                      </mstyle>
                    </msub>
                    <mo stretchy="false">∧</mo>
                    <msub>
                      <mi>γ</mi>
                      <mstyle color="blue">
                        <mi>j</mi>
                      </mstyle>
                    </msub>
                    <mo stretchy="false">∧</mo>
                    <msub>
                      <mi>γ</mi>
                      <mstyle color="blue">
                        <mi>l</mi>
                      </mstyle>
                    </msub>
                    <mo stretchy="false">∧</mo>
                    <msub>
                      <mi>γ</mi>
                      <mstyle color="blue">
                        <mi>k</mi>
                      </mstyle>
                    </msub>
                  </mrow>
                </mrow>
              </mstyle>
            </mrow>
          </mrow>
        </mtd>
      </mtr>
    </mtable>
    <annotation encoding="StarMath 5.0">alignl T v = T sup {{color blue i} {color blue j} {color blue l}} %gamma sub {color blue i} and %gamma sub {color blue j} and %gamma sub {color blue l} cdot v sup {color blue k} %gamma sub {color blue k} + color purple { T sup {{color blue i} {color blue j} {color blue l}} v sup {color blue k} %gamma sub {color blue i} and %gamma sub {color blue j} and %gamma sub {color blue l} and %gamma sub {color blue k} } newline
alignl phantom{T v} = T sup {{color blue i} {color blue j} {color blue l}} v sup {color blue k} %gamma sub {color blue i} and %gamma sub {color blue j} and %gamma sub {color blue l} cdot %gamma sub {color blue k} + color purple { T sup {{color blue i} {color blue j} {color blue l}} v sup {color blue k} %gamma sub {color blue i} and %gamma sub {color blue j} and %gamma sub {color blue l} and %gamma sub {color blue k} } newline
alignl phantom{T v} = T sup {{color blue i} {color blue j} {color blue l}} v sup {color blue k} left [ { %gamma sub {color blue i} and %gamma sub {color blue j} ( %gamma sub {color blue l} cdot %gamma sub {color blue k} ) - %gamma sub {color blue i} and %gamma sub {color blue l} ( %gamma sub {color blue j} cdot %gamma sub {color blue k} ) + %gamma sub {color blue j} and %gamma sub {color blue l} ( %gamma sub {color blue i} cdot %gamma sub {color blue k} ) } right ] newline
alignl phantom{T v} {"     "} + color purple { T sup {{color blue i} {color blue j} {color blue l}} v sup {color blue k} %gamma sub {color blue i} and %gamma sub {color blue j} and %gamma sub {color blue l} and %gamma sub {color blue k} } newline
alignl phantom{T v} = T sup {{color blue i} {color blue j} {color blue l}} v sup {color blue k} left [ { %eta sub {{color blue l} {color blue k}} %gamma sub {color blue i} and %gamma sub {color blue j} - %eta sub {{color blue j} {color blue k}} %gamma sub {color blue i} and %gamma sub {color blue l} + %eta sub {{color blue i} {color blue k}} %gamma sub {color blue j} and %gamma sub {color blue l} } right ] newline
alignl phantom{T v} {"     "} + color purple { T sup {{color blue i} {color blue j} {color blue l}} v sup {color blue k} %gamma sub {color blue i} and %gamma sub {color blue j} and %gamma sub {color blue l} and %gamma sub {color blue k} } newline
alignl phantom{T v} = T sup {{color blue i} {color blue j} {color blue l}} left [ { v sub {color blue l} %gamma sub {color blue i} and %gamma sub {color blue k} - v sub {color blue j} %gamma sub {color blue i} and %gamma sub {color blue l} + v sub {color blue i} %gamma sub {color blue j} and %gamma sub {color blue l} } right ] newline
alignl phantom{T v} {"     "} + color purple { T sup {{color blue i} {color blue j} {color blue l}} v sup {color blue k} %gamma sub {color blue i} and %gamma sub {color blue j} and %gamma sub {color blue l} and %gamma sub {color blue k} } newline
alignl phantom{T v} = left [ { T sup {{color blue i} {color blue j} {color blue l}} v sub {color blue l} - T sup {{color blue i} {color blue l} {color blue j}} v sub {color blue l} - T sup {{color blue l} {color blue j} {color blue i}} v sub {color blue l}} right ] %gamma sub {color blue i} and %gamma sub {color blue j} + color purple { T sup {{color blue i} {color blue j} {color blue l}} v sup {color blue k} %gamma sub {color blue i} and %gamma sub {color blue j} and %gamma sub {color blue l} and %gamma sub {color blue k} }</annotation>
  </semantics>
</math>
</file>

<file path=Object 199/content.xml><?xml version="1.0" encoding="utf-8"?>
<math xmlns="http://www.w3.org/1998/Math/MathML">
  <semantics>
    <mrow>
      <msup>
        <mi>v</mi>
        <mstyle color="blue">
          <mi>k</mi>
        </mstyle>
      </msup>
      <msub>
        <mi>γ</mi>
        <mstyle color="blue">
          <mi>k</mi>
        </mstyle>
      </msub>
    </mrow>
    <annotation encoding="StarMath 5.0">v sup {color blue k} %gamma sub {color blue k}</annotation>
  </semantics>
</math>
</file>

<file path=Object 2/content.xml><?xml version="1.0" encoding="utf-8"?>
<math xmlns="http://www.w3.org/1998/Math/MathML">
  <semantics>
    <msub>
      <mi>ℳ</mi>
      <mrow>
        <mn>1</mn>
        <mi>,</mi>
        <mn>3</mn>
      </mrow>
    </msub>
    <annotation encoding="StarMath 5.0">ℳ sub {1 , 3}</annotation>
  </semantics>
</math>
</file>

<file path=Object 20/content.xml><?xml version="1.0" encoding="utf-8"?>
<math xmlns="http://www.w3.org/1998/Math/MathML" display="block">
  <semantics>
    <mrow>
      <msub>
        <mi>γ</mi>
        <mn>0</mn>
      </msub>
      <mi>,</mi>
      <msub>
        <mi>γ</mi>
        <mn>1</mn>
      </msub>
      <mi>,</mi>
      <msub>
        <mi>γ</mi>
        <mn>2</mn>
      </msub>
      <mi>,</mi>
      <msub>
        <mi>γ</mi>
        <mn>3</mn>
      </msub>
    </mrow>
    <annotation encoding="StarMath 5.0">%gamma sub 0 , %gamma sub 1 , %gamma sub 2 , %gamma sub 3</annotation>
  </semantics>
</math>
</file>

<file path=Object 200/content.xml><?xml version="1.0" encoding="utf-8"?>
<math xmlns="http://www.w3.org/1998/Math/MathML" display="block">
  <semantics>
    <mi>k</mi>
    <annotation encoding="StarMath 5.0">k</annotation>
  </semantics>
</math>
</file>

<file path=Object 201/content.xml><?xml version="1.0" encoding="utf-8"?>
<math xmlns="http://www.w3.org/1998/Math/MathML">
  <semantics>
    <msup>
      <mi>v</mi>
      <mstyle color="red">
        <mi>k</mi>
      </mstyle>
    </msup>
    <annotation encoding="StarMath 5.0">v sup {color red k}</annotation>
  </semantics>
</math>
</file>

<file path=Object 202/content.xml><?xml version="1.0" encoding="utf-8"?>
<math xmlns="http://www.w3.org/1998/Math/MathML">
  <semantics>
    <msup>
      <mi>v</mi>
      <mstyle color="red">
        <mi>k</mi>
      </mstyle>
    </msup>
    <annotation encoding="StarMath 5.0">v sup {color red k}</annotation>
  </semantics>
</math>
</file>

<file path=Object 203/content.xml><?xml version="1.0" encoding="utf-8"?>
<math xmlns="http://www.w3.org/1998/Math/MathML">
  <semantics>
    <msub>
      <mi>γ</mi>
      <mstyle color="red">
        <mi>k</mi>
      </mstyle>
    </msub>
    <annotation encoding="StarMath 5.0">%gamma sub {color red k}</annotation>
  </semantics>
</math>
</file>

<file path=Object 204/content.xml><?xml version="1.0" encoding="utf-8"?>
<math xmlns="http://www.w3.org/1998/Math/MathML">
  <semantics>
    <msub>
      <mi>γ</mi>
      <mstyle color="red">
        <mi>l</mi>
      </mstyle>
    </msub>
    <annotation encoding="StarMath 5.0">%gamma sub {color red l}</annotation>
  </semantics>
</math>
</file>

<file path=Object 205/content.xml><?xml version="1.0" encoding="utf-8"?>
<math xmlns="http://www.w3.org/1998/Math/MathML" display="block">
  <semantics>
    <mi>j</mi>
    <annotation encoding="StarMath 5.0">j</annotation>
  </semantics>
</math>
</file>

<file path=Object 206/content.xml><?xml version="1.0" encoding="utf-8"?>
<math xmlns="http://www.w3.org/1998/Math/MathML" display="block">
  <semantics>
    <mi>l</mi>
    <annotation encoding="StarMath 5.0">l</annotation>
  </semantics>
</math>
</file>

<file path=Object 207/content.xml><?xml version="1.0" encoding="utf-8"?>
<math xmlns="http://www.w3.org/1998/Math/MathML" display="block">
  <semantics>
    <mi>j</mi>
    <annotation encoding="StarMath 5.0">j</annotation>
  </semantics>
</math>
</file>

<file path=Object 208/content.xml><?xml version="1.0" encoding="utf-8"?>
<math xmlns="http://www.w3.org/1998/Math/MathML" display="block">
  <semantics>
    <mi>j</mi>
    <annotation encoding="StarMath 5.0">j</annotation>
  </semantics>
</math>
</file>

<file path=Object 209/content.xml><?xml version="1.0" encoding="utf-8"?>
<math xmlns="http://www.w3.org/1998/Math/MathML" display="block">
  <semantics>
    <mi>l</mi>
    <annotation encoding="StarMath 5.0">l</annotation>
  </semantics>
</math>
</file>

<file path=Object 21/content.xml><?xml version="1.0" encoding="utf-8"?>
<math xmlns="http://www.w3.org/1998/Math/MathML" display="block">
  <semantics>
    <mi mathvariant="normal">ℝ</mi>
    <annotation encoding="StarMath 5.0">setR</annotation>
  </semantics>
</math>
</file>

<file path=Object 210/content.xml><?xml version="1.0" encoding="utf-8"?>
<math xmlns="http://www.w3.org/1998/Math/MathML">
  <semantics>
    <mrow>
      <msub>
        <mi>γ</mi>
        <mstyle color="red">
          <mi>j</mi>
        </mstyle>
      </msub>
      <mo stretchy="false">⋅</mo>
      <msub>
        <mi>γ</mi>
        <mstyle color="red">
          <mi>k</mi>
        </mstyle>
      </msub>
    </mrow>
    <annotation encoding="StarMath 5.0">%gamma sub {color red j} cdot %gamma sub {color red k}</annotation>
  </semantics>
</math>
</file>

<file path=Object 211/content.xml><?xml version="1.0" encoding="utf-8"?>
<math xmlns="http://www.w3.org/1998/Math/MathML">
  <semantics>
    <mrow>
      <msub>
        <mi>γ</mi>
        <mstyle color="red">
          <mi>i</mi>
        </mstyle>
      </msub>
      <mo stretchy="false">∧</mo>
      <msub>
        <mi>γ</mi>
        <mstyle color="red">
          <mi>l</mi>
        </mstyle>
      </msub>
    </mrow>
    <annotation encoding="StarMath 5.0">%gamma sub {color red i} and %gamma sub {color red l}</annotation>
  </semantics>
</math>
</file>

<file path=Object 212/content.xml><?xml version="1.0" encoding="utf-8"?>
<math xmlns="http://www.w3.org/1998/Math/MathML">
  <semantics>
    <mrow>
      <msub>
        <mi>γ</mi>
        <mstyle color="red">
          <mi>j</mi>
        </mstyle>
      </msub>
      <mo stretchy="false">⋅</mo>
      <msub>
        <mi>γ</mi>
        <mstyle color="red">
          <mi>k</mi>
        </mstyle>
      </msub>
    </mrow>
    <annotation encoding="StarMath 5.0">%gamma sub {color red j} cdot %gamma sub {color red k}</annotation>
  </semantics>
</math>
</file>

<file path=Object 213/content.xml><?xml version="1.0" encoding="utf-8"?>
<math xmlns="http://www.w3.org/1998/Math/MathML">
  <semantics>
    <msub>
      <mi>γ</mi>
      <mstyle color="red">
        <mi>i</mi>
      </mstyle>
    </msub>
    <annotation encoding="StarMath 5.0">%gamma sub {color red i}</annotation>
  </semantics>
</math>
</file>

<file path=Object 214/content.xml><?xml version="1.0" encoding="utf-8"?>
<math xmlns="http://www.w3.org/1998/Math/MathML">
  <semantics>
    <msub>
      <mi>γ</mi>
      <mstyle color="red">
        <mi>k</mi>
      </mstyle>
    </msub>
    <annotation encoding="StarMath 5.0">%gamma sub {color red k}</annotation>
  </semantics>
</math>
</file>

<file path=Object 215/content.xml><?xml version="1.0" encoding="utf-8"?>
<math xmlns="http://www.w3.org/1998/Math/MathML">
  <semantics>
    <msup>
      <mi>v</mi>
      <mstyle color="red">
        <mi>k</mi>
      </mstyle>
    </msup>
    <annotation encoding="StarMath 5.0">v sup {color red k}</annotation>
  </semantics>
</math>
</file>

<file path=Object 216/content.xml><?xml version="1.0" encoding="utf-8"?>
<math xmlns="http://www.w3.org/1998/Math/MathML">
  <semantics>
    <msup>
      <mi>v</mi>
      <mstyle color="red">
        <mi>k</mi>
      </mstyle>
    </msup>
    <annotation encoding="StarMath 5.0">v sup {color red k}</annotation>
  </semantics>
</math>
</file>

<file path=Object 217/content.xml><?xml version="1.0" encoding="utf-8"?>
<math xmlns="http://www.w3.org/1998/Math/MathML" display="block">
  <semantics>
    <mi>l</mi>
    <annotation encoding="StarMath 5.0">l</annotation>
  </semantics>
</math>
</file>

<file path=Object 218/content.xml><?xml version="1.0" encoding="utf-8"?>
<math xmlns="http://www.w3.org/1998/Math/MathML" display="block">
  <semantics>
    <mi>l</mi>
    <annotation encoding="StarMath 5.0">l</annotation>
  </semantics>
</math>
</file>

<file path=Object 219/content.xml><?xml version="1.0" encoding="utf-8"?>
<math xmlns="http://www.w3.org/1998/Math/MathML" display="block">
  <semantics>
    <mi>k</mi>
    <annotation encoding="StarMath 5.0"> k</annotation>
  </semantics>
</math>
</file>

<file path=Object 22/content.xml><?xml version="1.0" encoding="utf-8"?>
<math xmlns="http://www.w3.org/1998/Math/MathML" display="block">
  <semantics>
    <mn>1</mn>
    <annotation encoding="StarMath 5.0">1</annotation>
  </semantics>
</math>
</file>

<file path=Object 220/content.xml><?xml version="1.0" encoding="utf-8"?>
<math xmlns="http://www.w3.org/1998/Math/MathML" display="block">
  <semantics>
    <mrow>
      <mi>k</mi>
      <mo stretchy="false">−</mo>
      <mn>1</mn>
    </mrow>
    <annotation encoding="StarMath 5.0"> k - 1 </annotation>
  </semantics>
</math>
</file>

<file path=Object 221/content.xml><?xml version="1.0" encoding="utf-8"?>
<math xmlns="http://www.w3.org/1998/Math/MathML" display="block">
  <semantics>
    <mrow>
      <mi>k</mi>
      <mo stretchy="false">+</mo>
      <mn>1</mn>
    </mrow>
    <annotation encoding="StarMath 5.0">k + 1</annotation>
  </semantics>
</math>
</file>

<file path=Object 222/content.xml><?xml version="1.0" encoding="utf-8"?>
<math xmlns="http://www.w3.org/1998/Math/MathML" display="block">
  <semantics>
    <mi>i</mi>
    <annotation encoding="StarMath 5.0">i</annotation>
  </semantics>
</math>
</file>

<file path=Object 223/content.xml><?xml version="1.0" encoding="utf-8"?>
<math xmlns="http://www.w3.org/1998/Math/MathML" display="block">
  <semantics>
    <mi>j</mi>
    <annotation encoding="StarMath 5.0">j</annotation>
  </semantics>
</math>
</file>

<file path=Object 224/content.xml><?xml version="1.0" encoding="utf-8"?>
<math xmlns="http://www.w3.org/1998/Math/MathML">
  <semantics>
    <mrow>
      <msub>
        <mi>γ</mi>
        <mi>i</mi>
      </msub>
      <mo stretchy="false">∧</mo>
      <msub>
        <mi>γ</mi>
        <mi>j</mi>
      </msub>
    </mrow>
    <annotation encoding="StarMath 5.0"> %gamma sub i and %gamma sub j</annotation>
  </semantics>
</math>
</file>

<file path=Object 225/content.xml><?xml version="1.0" encoding="utf-8"?>
<math xmlns="http://www.w3.org/1998/Math/MathML" display="block">
  <semantics>
    <mi>T</mi>
    <annotation encoding="StarMath 5.0">T</annotation>
  </semantics>
</math>
</file>

<file path=Object 226/content.xml><?xml version="1.0" encoding="utf-8"?>
<math xmlns="http://www.w3.org/1998/Math/MathML" display="block">
  <semantics>
    <mi>v</mi>
    <annotation encoding="StarMath 5.0">v</annotation>
  </semantics>
</math>
</file>

<file path=Object 227/content.xml><?xml version="1.0" encoding="utf-8"?>
<math xmlns="http://www.w3.org/1998/Math/MathML" display="block">
  <semantics>
    <mi>l</mi>
    <annotation encoding="StarMath 5.0">l</annotation>
  </semantics>
</math>
</file>

<file path=Object 228/content.xml><?xml version="1.0" encoding="utf-8"?>
<math xmlns="http://www.w3.org/1998/Math/MathML" display="block">
  <semantics>
    <mrow>
      <mi>T</mi>
      <mrow>
        <mi>v</mi>
        <mo stretchy="false">=</mo>
        <mrow>
          <mo fence="true" stretchy="true">[</mo>
          <mrow>
            <mrow>
              <msup>
                <mi>T</mi>
                <mrow>
                  <mstyle color="blue">
                    <mi>i</mi>
                  </mstyle>
                  <mstyle color="blue">
                    <mi>j</mi>
                  </mstyle>
                  <mstyle color="blue">
                    <mi>l</mi>
                  </mstyle>
                </mrow>
              </msup>
              <mo stretchy="false">−</mo>
              <msup>
                <mi>T</mi>
                <mrow>
                  <mstyle color="blue">
                    <mi>i</mi>
                  </mstyle>
                  <mstyle color="blue">
                    <mi>l</mi>
                  </mstyle>
                  <mstyle color="blue">
                    <mi>j</mi>
                  </mstyle>
                </mrow>
              </msup>
              <mo stretchy="false">−</mo>
              <msup>
                <mi>T</mi>
                <mrow>
                  <mstyle color="blue">
                    <mi>l</mi>
                  </mstyle>
                  <mstyle color="blue">
                    <mi>j</mi>
                  </mstyle>
                  <mstyle color="blue">
                    <mi>i</mi>
                  </mstyle>
                </mrow>
              </msup>
            </mrow>
          </mrow>
          <mo fence="true" stretchy="true">]</mo>
        </mrow>
      </mrow>
      <msub>
        <mi>v</mi>
        <mstyle color="blue">
          <mi>l</mi>
        </mstyle>
      </msub>
      <mrow>
        <mrow>
          <msub>
            <mi>γ</mi>
            <mstyle color="blue">
              <mi>i</mi>
            </mstyle>
          </msub>
          <mo stretchy="false">∧</mo>
          <msub>
            <mi>γ</mi>
            <mstyle color="blue">
              <mi>j</mi>
            </mstyle>
          </msub>
        </mrow>
        <mo stretchy="false">+</mo>
        <mstyle color="purple">
          <mrow>
            <msup>
              <mi>T</mi>
              <mrow>
                <mstyle color="blue">
                  <mi>i</mi>
                </mstyle>
                <mstyle color="blue">
                  <mi>j</mi>
                </mstyle>
                <mstyle color="blue">
                  <mi>l</mi>
                </mstyle>
              </mrow>
            </msup>
            <msup>
              <mi>v</mi>
              <mstyle color="blue">
                <mi>k</mi>
              </mstyle>
            </msup>
            <mrow>
              <msub>
                <mi>γ</mi>
                <mstyle color="blue">
                  <mi>i</mi>
                </mstyle>
              </msub>
              <mo stretchy="false">∧</mo>
              <msub>
                <mi>γ</mi>
                <mstyle color="blue">
                  <mi>j</mi>
                </mstyle>
              </msub>
              <mo stretchy="false">∧</mo>
              <msub>
                <mi>γ</mi>
                <mstyle color="blue">
                  <mi>l</mi>
                </mstyle>
              </msub>
              <mo stretchy="false">∧</mo>
              <msub>
                <mi>γ</mi>
                <mstyle color="blue">
                  <mi>k</mi>
                </mstyle>
              </msub>
            </mrow>
          </mrow>
        </mstyle>
      </mrow>
    </mrow>
    <annotation encoding="StarMath 5.0">T v = left [ { T sup {{color blue i} {color blue j} {color blue l}} - T sup {{color blue i} {color blue l} {color blue j}} - T sup {{color blue l} {color blue j} {color blue i}} } right ] v sub {color blue l} %gamma sub {color blue i} and %gamma sub {color blue j} + color purple { T sup {{color blue i} {color blue j} {color blue l}} v sup {color blue k} %gamma sub {color blue i} and %gamma sub {color blue j} and %gamma sub {color blue l} and %gamma sub {color blue k} }</annotation>
  </semantics>
</math>
</file>

<file path=Object 229/content.xml><?xml version="1.0" encoding="utf-8"?>
<math xmlns="http://www.w3.org/1998/Math/MathML">
  <semantics>
    <msub>
      <mi>v</mi>
      <mstyle color="red">
        <mi>l</mi>
      </mstyle>
    </msub>
    <annotation encoding="StarMath 5.0">v sub {color red l}</annotation>
  </semantics>
</math>
</file>

<file path=Object 23/content.xml><?xml version="1.0" encoding="utf-8"?>
<math xmlns="http://www.w3.org/1998/Math/MathML" display="block">
  <semantics>
    <mrow>
      <msub>
        <mi>γ</mi>
        <mn>0</mn>
      </msub>
      <mo stretchy="false">∧</mo>
      <msub>
        <mi>γ</mi>
        <mn>1</mn>
      </msub>
      <mo stretchy="false">∧</mo>
      <msub>
        <mi>γ</mi>
        <mn>2</mn>
      </msub>
      <mo stretchy="false">∧</mo>
      <msub>
        <mi>γ</mi>
        <mn>3</mn>
      </msub>
    </mrow>
    <annotation encoding="StarMath 5.0">%gamma sub 0 and %gamma sub 1 and %gamma sub 2 and %gamma sub 3</annotation>
  </semantics>
</math>
</file>

<file path=Object 230/content.xml><?xml version="1.0" encoding="utf-8"?>
<math xmlns="http://www.w3.org/1998/Math/MathML" display="block">
  <semantics>
    <mrow>
      <mrow>
        <mrow>
          <mi>T</mi>
          <mo stretchy="false">⋅</mo>
          <mi>v</mi>
        </mrow>
        <mo stretchy="false">=</mo>
        <mrow>
          <mo fence="true" stretchy="true">[</mo>
          <mrow>
            <mrow>
              <msup>
                <mi>T</mi>
                <mrow>
                  <mstyle color="blue">
                    <mi>i</mi>
                  </mstyle>
                  <mstyle color="blue">
                    <mi>j</mi>
                  </mstyle>
                  <mstyle color="blue">
                    <mi>l</mi>
                  </mstyle>
                </mrow>
              </msup>
              <mo stretchy="false">−</mo>
              <msup>
                <mi>T</mi>
                <mrow>
                  <mstyle color="blue">
                    <mi>i</mi>
                  </mstyle>
                  <mstyle color="blue">
                    <mi>l</mi>
                  </mstyle>
                  <mstyle color="blue">
                    <mi>j</mi>
                  </mstyle>
                </mrow>
              </msup>
              <mo stretchy="false">−</mo>
              <msup>
                <mi>T</mi>
                <mrow>
                  <mstyle color="blue">
                    <mi>l</mi>
                  </mstyle>
                  <mstyle color="blue">
                    <mi>j</mi>
                  </mstyle>
                  <mstyle color="blue">
                    <mi>i</mi>
                  </mstyle>
                </mrow>
              </msup>
            </mrow>
          </mrow>
          <mo fence="true" stretchy="true">]</mo>
        </mrow>
      </mrow>
      <msub>
        <mi>v</mi>
        <mstyle color="blue">
          <mi>l</mi>
        </mstyle>
      </msub>
      <mrow>
        <msub>
          <mi>γ</mi>
          <mstyle color="blue">
            <mi>i</mi>
          </mstyle>
        </msub>
        <mo stretchy="false">∧</mo>
        <msub>
          <mi>γ</mi>
          <mstyle color="blue">
            <mi>j</mi>
          </mstyle>
        </msub>
      </mrow>
    </mrow>
    <annotation encoding="StarMath 5.0">T cdot v = left [ { T sup {{color blue i} {color blue j} {color blue l}} - T sup {{color blue i} {color blue l} {color blue j}} - T sup {{color blue l} {color blue j} {color blue i}} } right ] v sub {color blue l} %gamma sub {color blue i} and %gamma sub {color blue j}</annotation>
  </semantics>
</math>
</file>

<file path=Object 231/content.xml><?xml version="1.0" encoding="utf-8"?>
<math xmlns="http://www.w3.org/1998/Math/MathML" display="block">
  <semantics>
    <mrow>
      <mrow>
        <mi>T</mi>
        <mo stretchy="false">∧</mo>
        <mi>v</mi>
      </mrow>
      <mo stretchy="false">=</mo>
      <mstyle color="purple">
        <mrow>
          <msup>
            <mi>T</mi>
            <mrow>
              <mstyle color="blue">
                <mi>i</mi>
              </mstyle>
              <mstyle color="blue">
                <mi>j</mi>
              </mstyle>
              <mstyle color="blue">
                <mi>l</mi>
              </mstyle>
            </mrow>
          </msup>
          <msup>
            <mi>v</mi>
            <mstyle color="blue">
              <mi>k</mi>
            </mstyle>
          </msup>
          <mrow>
            <msub>
              <mi>γ</mi>
              <mstyle color="blue">
                <mi>i</mi>
              </mstyle>
            </msub>
            <mo stretchy="false">∧</mo>
            <msub>
              <mi>γ</mi>
              <mstyle color="blue">
                <mi>j</mi>
              </mstyle>
            </msub>
            <mo stretchy="false">∧</mo>
            <msub>
              <mi>γ</mi>
              <mstyle color="blue">
                <mi>l</mi>
              </mstyle>
            </msub>
            <mo stretchy="false">∧</mo>
            <msub>
              <mi>γ</mi>
              <mstyle color="blue">
                <mi>k</mi>
              </mstyle>
            </msub>
          </mrow>
        </mrow>
      </mstyle>
    </mrow>
    <annotation encoding="StarMath 5.0">T and v = color purple { T sup {{color blue i} {color blue j} {color blue l}} v sup {color blue k} %gamma sub {color blue i} and %gamma sub {color blue j} and %gamma sub {color blue l} and %gamma sub {color blue k} }</annotation>
  </semantics>
</math>
</file>

<file path=Object 232/content.xml><?xml version="1.0" encoding="utf-8"?>
<math xmlns="http://www.w3.org/1998/Math/MathML" display="block">
  <semantics>
    <mi>A</mi>
    <annotation encoding="StarMath 5.0"> A </annotation>
  </semantics>
</math>
</file>

<file path=Object 233/content.xml><?xml version="1.0" encoding="utf-8"?>
<math xmlns="http://www.w3.org/1998/Math/MathML" display="block">
  <semantics>
    <mi>B</mi>
    <annotation encoding="StarMath 5.0"> B </annotation>
  </semantics>
</math>
</file>

<file path=Object 234/content.xml><?xml version="1.0" encoding="utf-8"?>
<math xmlns="http://www.w3.org/1998/Math/MathML" display="block">
  <semantics>
    <mrow>
      <mi>A</mi>
      <mrow>
        <mi>B</mi>
        <mo stretchy="false">=</mo>
        <mrow>
          <msub>
            <mrow>
              <mo fence="true" stretchy="false">⟨</mo>
              <mrow>
                <mrow>
                  <mi>A</mi>
                  <mi>B</mi>
                </mrow>
              </mrow>
              <mo fence="true" stretchy="false">⟩</mo>
            </mrow>
            <mn>0</mn>
          </msub>
          <mo stretchy="false">+</mo>
          <msub>
            <mrow>
              <mo fence="true" stretchy="false">⟨</mo>
              <mrow>
                <mrow>
                  <mi>A</mi>
                  <mi>B</mi>
                </mrow>
              </mrow>
              <mo fence="true" stretchy="false">⟩</mo>
            </mrow>
            <mn>2</mn>
          </msub>
          <mo stretchy="false">+</mo>
          <msub>
            <mrow>
              <mo fence="true" stretchy="false">⟨</mo>
              <mrow>
                <mrow>
                  <mi>A</mi>
                  <mi>B</mi>
                </mrow>
              </mrow>
              <mo fence="true" stretchy="false">⟩</mo>
            </mrow>
            <mn>4</mn>
          </msub>
        </mrow>
      </mrow>
    </mrow>
    <annotation encoding="StarMath 5.0">A B = langle { A B } rangle sub 0 + langle { A B } rangle sub 2 + langle { A B } rangle sub 4</annotation>
  </semantics>
</math>
</file>

<file path=Object 235/content.xml><?xml version="1.0" encoding="utf-8"?>
<math xmlns="http://www.w3.org/1998/Math/MathML">
  <semantics>
    <msup>
      <mi>A</mi>
      <mrow>
        <mstyle color="red">
          <mi>i</mi>
        </mstyle>
        <mstyle color="red">
          <mi>j</mi>
        </mstyle>
      </mrow>
    </msup>
    <annotation encoding="StarMath 5.0">A sup {{color red i} {color red j}}</annotation>
  </semantics>
</math>
</file>

<file path=Object 236/content.xml><?xml version="1.0" encoding="utf-8"?>
<math xmlns="http://www.w3.org/1998/Math/MathML">
  <semantics>
    <mrow>
      <msup>
        <mi>A</mi>
        <mrow>
          <mstyle color="red">
            <mi>i</mi>
          </mstyle>
          <mstyle color="red">
            <mi>j</mi>
          </mstyle>
        </mrow>
      </msup>
      <msup>
        <mi>B</mi>
        <mrow>
          <mstyle color="red">
            <mi>k</mi>
          </mstyle>
          <mstyle color="red">
            <mi>l</mi>
          </mstyle>
        </mrow>
      </msup>
    </mrow>
    <annotation encoding="StarMath 5.0">A sup {{color red i} {color red j}} B sup {{color red k} {color red l}} </annotation>
  </semantics>
</math>
</file>

<file path=Object 237/content.xml><?xml version="1.0" encoding="utf-8"?>
<math xmlns="http://www.w3.org/1998/Math/MathML" display="block">
  <semantics>
    <mrow>
      <msup>
        <mi>A</mi>
        <mrow>
          <mstyle color="blue">
            <mi>i</mi>
          </mstyle>
          <mstyle color="blue">
            <mi>j</mi>
          </mstyle>
        </mrow>
      </msup>
      <mrow>
        <msub>
          <mi>γ</mi>
          <mstyle color="blue">
            <mi>i</mi>
          </mstyle>
        </msub>
        <mo stretchy="false">∧</mo>
        <msub>
          <mi>γ</mi>
          <mstyle color="blue">
            <mi>j</mi>
          </mstyle>
        </msub>
      </mrow>
      <mspace width="2em"/>
      <mi>,</mi>
      <mspace width="2em"/>
      <msup>
        <mi>B</mi>
        <mrow>
          <mstyle color="blue">
            <mi>k</mi>
          </mstyle>
          <mstyle color="blue">
            <mi>l</mi>
          </mstyle>
        </mrow>
      </msup>
      <mrow>
        <msub>
          <mi>γ</mi>
          <mstyle color="blue">
            <mi>k</mi>
          </mstyle>
        </msub>
        <mo stretchy="false">∧</mo>
        <msub>
          <mi>γ</mi>
          <mstyle color="blue">
            <mi>l</mi>
          </mstyle>
        </msub>
      </mrow>
      <mi>→</mi>
      <msup>
        <mi>A</mi>
        <mrow>
          <mstyle color="blue">
            <mi>i</mi>
          </mstyle>
          <mstyle color="blue">
            <mi>j</mi>
          </mstyle>
        </mrow>
      </msup>
      <msup>
        <mi>B</mi>
        <mrow>
          <mstyle color="blue">
            <mi>k</mi>
          </mstyle>
          <mstyle color="blue">
            <mi>l</mi>
          </mstyle>
        </mrow>
      </msup>
      <mrow>
        <msub>
          <mi>γ</mi>
          <mstyle color="blue">
            <mi>i</mi>
          </mstyle>
        </msub>
        <mo stretchy="false">∧</mo>
        <msub>
          <mi>γ</mi>
          <mstyle color="blue">
            <mi>j</mi>
          </mstyle>
        </msub>
        <mo stretchy="false">∧</mo>
        <msub>
          <mi>γ</mi>
          <mstyle color="blue">
            <mi>k</mi>
          </mstyle>
        </msub>
        <mo stretchy="false">∧</mo>
        <msub>
          <mi>γ</mi>
          <mstyle color="blue">
            <mi>l</mi>
          </mstyle>
        </msub>
      </mrow>
    </mrow>
    <annotation encoding="StarMath 5.0">A sup {{color blue i} {color blue j}} %gamma sub {color blue i} and %gamma sub {color blue j} ~,~ B sup {{color blue k} {color blue l}} %gamma sub {color blue k} and %gamma sub {color blue l} → A sup {{color blue i} {color blue j}} B sup {{color blue k} {color blue l}} %gamma sub {color blue i} and %gamma sub {color blue j} and %gamma sub {color blue k} and %gamma sub {color blue l}</annotation>
  </semantics>
</math>
</file>

<file path=Object 238/content.xml><?xml version="1.0" encoding="utf-8"?>
<math xmlns="http://www.w3.org/1998/Math/MathML" display="block">
  <semantics>
    <mi>A</mi>
    <annotation encoding="StarMath 5.0"> A </annotation>
  </semantics>
</math>
</file>

<file path=Object 239/content.xml><?xml version="1.0" encoding="utf-8"?>
<math xmlns="http://www.w3.org/1998/Math/MathML" display="block">
  <semantics>
    <mi>B</mi>
    <annotation encoding="StarMath 5.0"> B</annotation>
  </semantics>
</math>
</file>

<file path=Object 24/content.xml><?xml version="1.0" encoding="utf-8"?>
<math xmlns="http://www.w3.org/1998/Math/MathML" display="block">
  <semantics>
    <msub>
      <mstyle mathvariant="sans-serif">
        <mi>C</mi>
      </mstyle>
      <mrow>
        <mn>1</mn>
        <mi>,</mi>
        <mn>3</mn>
      </mrow>
    </msub>
    <annotation encoding="StarMath 5.0">{font sans C} sub {1 , 3}</annotation>
  </semantics>
</math>
</file>

<file path=Object 240/content.xml><?xml version="1.0" encoding="utf-8"?>
<math xmlns="http://www.w3.org/1998/Math/MathML" display="block">
  <semantics>
    <mi>i</mi>
    <annotation encoding="StarMath 5.0">i</annotation>
  </semantics>
</math>
</file>

<file path=Object 241/content.xml><?xml version="1.0" encoding="utf-8"?>
<math xmlns="http://www.w3.org/1998/Math/MathML" display="block">
  <semantics>
    <mi>j</mi>
    <annotation encoding="StarMath 5.0">j</annotation>
  </semantics>
</math>
</file>

<file path=Object 242/content.xml><?xml version="1.0" encoding="utf-8"?>
<math xmlns="http://www.w3.org/1998/Math/MathML" display="block">
  <semantics>
    <mi>A</mi>
    <annotation encoding="StarMath 5.0"> A </annotation>
  </semantics>
</math>
</file>

<file path=Object 243/content.xml><?xml version="1.0" encoding="utf-8"?>
<math xmlns="http://www.w3.org/1998/Math/MathML" display="block">
  <semantics>
    <mi>B</mi>
    <annotation encoding="StarMath 5.0"> B </annotation>
  </semantics>
</math>
</file>

<file path=Object 244/content.xml><?xml version="1.0" encoding="utf-8"?>
<math xmlns="http://www.w3.org/1998/Math/MathML" display="block">
  <semantics>
    <mrow>
      <msup>
        <mi>A</mi>
        <mrow>
          <mstyle color="blue">
            <mi>i</mi>
          </mstyle>
          <mstyle color="blue">
            <mi>j</mi>
          </mstyle>
        </mrow>
      </msup>
      <mrow>
        <msub>
          <mi>γ</mi>
          <mstyle color="blue">
            <mi>i</mi>
          </mstyle>
        </msub>
        <mo stretchy="false">∧</mo>
        <msub>
          <mi>γ</mi>
          <mstyle color="blue">
            <mi>j</mi>
          </mstyle>
        </msub>
      </mrow>
      <mspace width="2em"/>
      <mi>,</mi>
      <mspace width="2em"/>
      <msup>
        <mi>B</mi>
        <mrow>
          <mstyle color="blue">
            <mi>k</mi>
          </mstyle>
          <mstyle color="blue">
            <mi>l</mi>
          </mstyle>
        </mrow>
      </msup>
      <mrow>
        <msub>
          <mi>γ</mi>
          <mstyle color="blue">
            <mi>k</mi>
          </mstyle>
        </msub>
        <mo stretchy="false">∧</mo>
        <msub>
          <mi>γ</mi>
          <mstyle color="blue">
            <mi>l</mi>
          </mstyle>
        </msub>
      </mrow>
      <mi>→</mi>
      <mrow>
        <mrow>
          <mi>A</mi>
          <mo stretchy="false">⋅</mo>
          <mi>B</mi>
        </mrow>
        <mo stretchy="false">=</mo>
        <msup>
          <mi>A</mi>
          <mrow>
            <mstyle color="blue">
              <mi>i</mi>
            </mstyle>
            <mstyle color="blue">
              <mi>j</mi>
            </mstyle>
          </mrow>
        </msup>
      </mrow>
      <msup>
        <mi>B</mi>
        <mrow>
          <mstyle color="blue">
            <mi>k</mi>
          </mstyle>
          <mstyle color="blue">
            <mi>l</mi>
          </mstyle>
        </mrow>
      </msup>
      <mrow>
        <mo fence="true" stretchy="true">(</mo>
        <mrow>
          <mrow>
            <mrow>
              <mo fence="true" stretchy="false">(</mo>
              <mrow>
                <mrow>
                  <msub>
                    <mi>γ</mi>
                    <mstyle color="blue">
                      <mi>i</mi>
                    </mstyle>
                  </msub>
                  <mo stretchy="false">∧</mo>
                  <msub>
                    <mi>γ</mi>
                    <mstyle color="blue">
                      <mi>j</mi>
                    </mstyle>
                  </msub>
                </mrow>
              </mrow>
              <mo fence="true" stretchy="false">)</mo>
            </mrow>
            <mo stretchy="false">⋅</mo>
            <mrow>
              <mo fence="true" stretchy="false">(</mo>
              <mrow>
                <mrow>
                  <msub>
                    <mi>γ</mi>
                    <mstyle color="blue">
                      <mi>k</mi>
                    </mstyle>
                  </msub>
                  <mo stretchy="false">∧</mo>
                  <msub>
                    <mi>γ</mi>
                    <mstyle color="blue">
                      <mi>l</mi>
                    </mstyle>
                  </msub>
                </mrow>
              </mrow>
              <mo fence="true" stretchy="false">)</mo>
            </mrow>
          </mrow>
        </mrow>
        <mo fence="true" stretchy="true">)</mo>
      </mrow>
    </mrow>
    <annotation encoding="StarMath 5.0">A sup {{color blue i} {color blue j}} %gamma sub {color blue i} and %gamma sub {color blue j} ~,~ B sup {{color blue k} {color blue l}} %gamma sub {color blue k} and %gamma sub {color blue l} → A cdot B = A sup {{color blue i} {color blue j}} B sup {{color blue k} {color blue l}} left ( { ( %gamma sub {color blue i} and %gamma sub {color blue j} ) cdot ( %gamma sub {color blue k} and %gamma sub {color blue l} ) } right )</annotation>
  </semantics>
</math>
</file>

<file path=Object 245/content.xml><?xml version="1.0" encoding="utf-8"?>
<math xmlns="http://www.w3.org/1998/Math/MathML">
  <semantics>
    <mrow>
      <msub>
        <mi>γ</mi>
        <mstyle color="red">
          <mi>i</mi>
        </mstyle>
      </msub>
      <mo stretchy="false">∧</mo>
      <msub>
        <mi>γ</mi>
        <mstyle color="red">
          <mi>j</mi>
        </mstyle>
      </msub>
    </mrow>
    <annotation encoding="StarMath 5.0">%gamma sub {color red i} and %gamma sub {color red j}</annotation>
  </semantics>
</math>
</file>

<file path=Object 246/content.xml><?xml version="1.0" encoding="utf-8"?>
<math xmlns="http://www.w3.org/1998/Math/MathML" display="block">
  <semantics>
    <mi>A</mi>
    <annotation encoding="StarMath 5.0"> A </annotation>
  </semantics>
</math>
</file>

<file path=Object 247/content.xml><?xml version="1.0" encoding="utf-8"?>
<math xmlns="http://www.w3.org/1998/Math/MathML" display="block">
  <semantics>
    <mi>B</mi>
    <annotation encoding="StarMath 5.0"> B </annotation>
  </semantics>
</math>
</file>

<file path=Object 248/content.xml><?xml version="1.0" encoding="utf-8"?>
<math xmlns="http://www.w3.org/1998/Math/MathML" display="block">
  <semantics>
    <mi>A</mi>
    <annotation encoding="StarMath 5.0"> A </annotation>
  </semantics>
</math>
</file>

<file path=Object 249/content.xml><?xml version="1.0" encoding="utf-8"?>
<math xmlns="http://www.w3.org/1998/Math/MathML" display="block">
  <semantics>
    <mi>B</mi>
    <annotation encoding="StarMath 5.0"> B </annotation>
  </semantics>
</math>
</file>

<file path=Object 25/content.xml><?xml version="1.0" encoding="utf-8"?>
<math xmlns="http://www.w3.org/1998/Math/MathML" display="block">
  <semantics>
    <mrow>
      <mi>grade</mi>
      <mn>0</mn>
    </mrow>
    <annotation encoding="StarMath 5.0">{func grade} 0</annotation>
  </semantics>
</math>
</file>

<file path=Object 250/content.xml><?xml version="1.0" encoding="utf-8"?>
<math xmlns="http://www.w3.org/1998/Math/MathML">
  <semantics>
    <msub>
      <mrow>
        <mo fence="true" stretchy="false">⟨</mo>
        <mrow>
          <mrow>
            <mi>A</mi>
            <mi>B</mi>
          </mrow>
        </mrow>
        <mo fence="true" stretchy="false">⟩</mo>
      </mrow>
      <mn>2</mn>
    </msub>
    <annotation encoding="StarMath 5.0">langle { A B } rangle sub 2</annotation>
  </semantics>
</math>
</file>

<file path=Object 251/content.xml><?xml version="1.0" encoding="utf-8"?>
<math xmlns="http://www.w3.org/1998/Math/MathML" display="block">
  <semantics>
    <mi>j</mi>
    <annotation encoding="StarMath 5.0">j</annotation>
  </semantics>
</math>
</file>

<file path=Object 252/content.xml><?xml version="1.0" encoding="utf-8"?>
<math xmlns="http://www.w3.org/1998/Math/MathML" display="block">
  <semantics>
    <mi>k</mi>
    <annotation encoding="StarMath 5.0">k</annotation>
  </semantics>
</math>
</file>

<file path=Object 253/content.xml><?xml version="1.0" encoding="utf-8"?>
<math xmlns="http://www.w3.org/1998/Math/MathML" display="block">
  <semantics>
    <mtable>
      <mtr>
        <mtd columnalign="left">
          <mrow>
            <mrow>
              <mrow>
                <mi>A</mi>
                <mo stretchy="false">⋅</mo>
                <mi>B</mi>
              </mrow>
              <mo stretchy="false">=</mo>
              <msup>
                <mi>A</mi>
                <mrow>
                  <mstyle color="blue">
                    <mi>i</mi>
                  </mstyle>
                  <mstyle color="blue">
                    <mi>j</mi>
                  </mstyle>
                </mrow>
              </msup>
            </mrow>
            <msup>
              <mi>B</mi>
              <mrow>
                <mstyle color="blue">
                  <mi>k</mi>
                </mstyle>
                <mstyle color="blue">
                  <mi>l</mi>
                </mstyle>
              </mrow>
            </msup>
            <mrow>
              <mo fence="true" stretchy="true">(</mo>
              <mrow>
                <mrow>
                  <mphantom>
                    <mrow>
                      <mo fence="true" stretchy="false">(</mo>
                      <mrow/>
                      <mo fence="true" stretchy="false">)</mo>
                    </mrow>
                  </mphantom>
                  <mrow>
                    <mo fence="true" stretchy="false">(</mo>
                    <mrow>
                      <mrow>
                        <msub>
                          <mi>γ</mi>
                          <mstyle color="blue">
                            <mi>j</mi>
                          </mstyle>
                        </msub>
                        <mo stretchy="false">⋅</mo>
                        <msub>
                          <mi>γ</mi>
                          <mstyle color="blue">
                            <mi>k</mi>
                          </mstyle>
                        </msub>
                      </mrow>
                    </mrow>
                    <mo fence="true" stretchy="false">)</mo>
                  </mrow>
                  <mrow>
                    <mrow>
                      <msub>
                        <mi>γ</mi>
                        <mstyle color="blue">
                          <mi>i</mi>
                        </mstyle>
                      </msub>
                      <mo stretchy="false">∧</mo>
                      <msub>
                        <mi>γ</mi>
                        <mstyle color="blue">
                          <mi>l</mi>
                        </mstyle>
                      </msub>
                    </mrow>
                    <mo stretchy="false">−</mo>
                    <mrow>
                      <msub>
                        <mi>γ</mi>
                        <mstyle color="blue">
                          <mi>j</mi>
                        </mstyle>
                      </msub>
                      <mo stretchy="false">∧</mo>
                      <msub>
                        <mi>γ</mi>
                        <mstyle color="blue">
                          <mi>i</mi>
                        </mstyle>
                      </msub>
                      <mo stretchy="false">⋅</mo>
                      <msub>
                        <mi>γ</mi>
                        <mstyle color="blue">
                          <mi>k</mi>
                        </mstyle>
                      </msub>
                      <mo stretchy="false">∧</mo>
                      <msub>
                        <mi>γ</mi>
                        <mstyle color="blue">
                          <mi>l</mi>
                        </mstyle>
                      </msub>
                    </mrow>
                  </mrow>
                </mrow>
              </mrow>
            </mrow>
          </mrow>
        </mtd>
      </mtr>
      <mtr>
        <mtd columnalign="left">
          <mrow>
            <mphantom>
              <mrow>
                <mi>A</mi>
                <mo stretchy="false">⋅</mo>
                <mi>B</mi>
              </mrow>
            </mphantom>
            <mrow>
              <mphantom>
                <mrow>
                  <mo fence="true" stretchy="false">(</mo>
                  <mrow>
                    <mtext>            </mtext>
                  </mrow>
                  <mo fence="true" stretchy="false">)</mo>
                </mrow>
              </mphantom>
              <mo stretchy="false">−</mo>
              <mrow>
                <mrow>
                  <mrow>
                    <mrow>
                      <mrow>
                        <msub>
                          <mi>γ</mi>
                          <mstyle color="blue">
                            <mi>i</mi>
                          </mstyle>
                        </msub>
                        <mo stretchy="false">∧</mo>
                        <msub>
                          <mi>γ</mi>
                          <mstyle color="blue">
                            <mi>j</mi>
                          </mstyle>
                        </msub>
                        <mo stretchy="false">⋅</mo>
                        <msub>
                          <mi>γ</mi>
                          <mstyle color="blue">
                            <mi>l</mi>
                          </mstyle>
                        </msub>
                        <mo stretchy="false">∧</mo>
                        <msub>
                          <mi>γ</mi>
                          <mstyle color="blue">
                            <mi>k</mi>
                          </mstyle>
                        </msub>
                      </mrow>
                      <mo stretchy="false">+</mo>
                      <mrow>
                        <msub>
                          <mi>γ</mi>
                          <mstyle color="blue">
                            <mi>j</mi>
                          </mstyle>
                        </msub>
                        <mo stretchy="false">∧</mo>
                        <msub>
                          <mi>γ</mi>
                          <mstyle color="blue">
                            <mi>i</mi>
                          </mstyle>
                        </msub>
                        <mo stretchy="false">⋅</mo>
                        <msub>
                          <mi>γ</mi>
                          <mstyle color="blue">
                            <mi>l</mi>
                          </mstyle>
                        </msub>
                        <mo stretchy="false">∧</mo>
                        <msub>
                          <mi>γ</mi>
                          <mstyle color="blue">
                            <mi>k</mi>
                          </mstyle>
                        </msub>
                      </mrow>
                    </mrow>
                    <mphantom>
                      <mrow>
                        <mo fence="true" stretchy="false">(</mo>
                        <mrow/>
                        <mo fence="true" stretchy="false">)</mo>
                      </mrow>
                    </mphantom>
                  </mrow>
                </mrow>
                <mo fence="true" stretchy="true">)</mo>
              </mrow>
            </mrow>
          </mrow>
        </mtd>
      </mtr>
    </mtable>
    <annotation encoding="StarMath 5.0">alignl A cdot B = A sup {{color blue i} {color blue j}} B sup {{color blue k} {color blue l}} left ( { phantom() ( %gamma sub {color blue j} cdot %gamma sub {color blue k} ) %gamma sub {color blue i} and %gamma sub {color blue l} - %gamma sub {color blue j} and %gamma sub {color blue i} cdot %gamma sub {color blue k} and %gamma sub {color blue l} } right none newline
alignl phantom{A cdot B} phantom("            ") - left none { %gamma sub {color blue i} and %gamma sub {color blue j} cdot %gamma sub {color blue l} and %gamma sub {color blue k} + %gamma sub {color blue j} and %gamma sub {color blue i} cdot %gamma sub {color blue l} and %gamma sub {color blue k} phantom() } right )</annotation>
  </semantics>
</math>
</file>

<file path=Object 254/content.xml><?xml version="1.0" encoding="utf-8"?>
<math xmlns="http://www.w3.org/1998/Math/MathML" display="block">
  <semantics>
    <mi>i</mi>
    <annotation encoding="StarMath 5.0">i</annotation>
  </semantics>
</math>
</file>

<file path=Object 255/content.xml><?xml version="1.0" encoding="utf-8"?>
<math xmlns="http://www.w3.org/1998/Math/MathML" display="block">
  <semantics>
    <mi>j</mi>
    <annotation encoding="StarMath 5.0">j</annotation>
  </semantics>
</math>
</file>

<file path=Object 256/content.xml><?xml version="1.0" encoding="utf-8"?>
<math xmlns="http://www.w3.org/1998/Math/MathML" display="block">
  <semantics>
    <mi>i</mi>
    <annotation encoding="StarMath 5.0">i</annotation>
  </semantics>
</math>
</file>

<file path=Object 257/content.xml><?xml version="1.0" encoding="utf-8"?>
<math xmlns="http://www.w3.org/1998/Math/MathML" display="block">
  <semantics>
    <mi>j</mi>
    <annotation encoding="StarMath 5.0">j</annotation>
  </semantics>
</math>
</file>

<file path=Object 258/content.xml><?xml version="1.0" encoding="utf-8"?>
<math xmlns="http://www.w3.org/1998/Math/MathML" display="block">
  <semantics>
    <mrow>
      <mrow>
        <mrow>
          <mi>A</mi>
          <mo stretchy="false">⋅</mo>
          <mi>B</mi>
        </mrow>
        <mo stretchy="false">=</mo>
        <msup>
          <mi>A</mi>
          <mrow>
            <mstyle color="blue">
              <mi>i</mi>
            </mstyle>
            <mstyle color="blue">
              <mi>j</mi>
            </mstyle>
          </mrow>
        </msup>
      </mrow>
      <msup>
        <mi>B</mi>
        <mrow>
          <mstyle color="blue">
            <mi>k</mi>
          </mstyle>
          <mstyle color="blue">
            <mi>l</mi>
          </mstyle>
        </mrow>
      </msup>
      <mrow>
        <mo fence="true" stretchy="true">(</mo>
        <mrow>
          <mrow>
            <msub>
              <mi>η</mi>
              <mrow>
                <mstyle color="blue">
                  <mi>j</mi>
                </mstyle>
                <mstyle color="blue">
                  <mi>k</mi>
                </mstyle>
              </mrow>
            </msub>
            <mrow>
              <mrow>
                <msub>
                  <mi>γ</mi>
                  <mstyle color="blue">
                    <mi>i</mi>
                  </mstyle>
                </msub>
                <mo stretchy="false">∧</mo>
                <msub>
                  <mi>γ</mi>
                  <mstyle color="blue">
                    <mi>l</mi>
                  </mstyle>
                </msub>
              </mrow>
              <mo stretchy="false">−</mo>
              <msub>
                <mi>η</mi>
                <mrow>
                  <mstyle color="blue">
                    <mi>i</mi>
                  </mstyle>
                  <mstyle color="blue">
                    <mi>k</mi>
                  </mstyle>
                </mrow>
              </msub>
            </mrow>
            <mrow>
              <mrow>
                <msub>
                  <mi>γ</mi>
                  <mstyle color="blue">
                    <mi>j</mi>
                  </mstyle>
                </msub>
                <mo stretchy="false">∧</mo>
                <msub>
                  <mi>γ</mi>
                  <mstyle color="blue">
                    <mi>l</mi>
                  </mstyle>
                </msub>
              </mrow>
              <mo stretchy="false">−</mo>
              <msub>
                <mi>η</mi>
                <mrow>
                  <mstyle color="blue">
                    <mi>j</mi>
                  </mstyle>
                  <mstyle color="blue">
                    <mi>l</mi>
                  </mstyle>
                </mrow>
              </msub>
            </mrow>
            <mrow>
              <mrow>
                <msub>
                  <mi>γ</mi>
                  <mstyle color="blue">
                    <mi>i</mi>
                  </mstyle>
                </msub>
                <mo stretchy="false">∧</mo>
                <msub>
                  <mi>γ</mi>
                  <mstyle color="blue">
                    <mi>k</mi>
                  </mstyle>
                </msub>
              </mrow>
              <mo stretchy="false">+</mo>
              <msub>
                <mi>η</mi>
                <mrow>
                  <mstyle color="blue">
                    <mi>i</mi>
                  </mstyle>
                  <mstyle color="blue">
                    <mi>l</mi>
                  </mstyle>
                </mrow>
              </msub>
            </mrow>
            <mrow>
              <msub>
                <mi>γ</mi>
                <mstyle color="blue">
                  <mi>j</mi>
                </mstyle>
              </msub>
              <mo stretchy="false">∧</mo>
              <msub>
                <mi>γ</mi>
                <mstyle color="blue">
                  <mi>k</mi>
                </mstyle>
              </msub>
            </mrow>
          </mrow>
        </mrow>
        <mo fence="true" stretchy="true">)</mo>
      </mrow>
    </mrow>
    <annotation encoding="StarMath 5.0">A cdot B = A sup {{color blue i} {color blue j}} B sup {{color blue k} {color blue l}} left ( { %eta sub {{color blue j} {color blue k}} %gamma sub {color blue i} and %gamma sub {color blue l} - %eta sub {{color blue i} {color blue k}} %gamma sub {color blue j} and %gamma sub {color blue l} - %eta sub {{color blue j} {color blue l}} %gamma sub {color blue i} and %gamma sub {color blue k} + %eta sub {{color blue i} {color blue l}} %gamma sub {color blue j} and %gamma sub {color blue k} } right )</annotation>
  </semantics>
</math>
</file>

<file path=Object 259/content.xml><?xml version="1.0" encoding="utf-8"?>
<math xmlns="http://www.w3.org/1998/Math/MathML">
  <semantics>
    <mrow>
      <mrow>
        <msub>
          <mi>γ</mi>
          <mstyle color="red">
            <mi>i</mi>
          </mstyle>
        </msub>
        <mo stretchy="false">⋅</mo>
        <msub>
          <mi>γ</mi>
          <mstyle color="red">
            <mi>k</mi>
          </mstyle>
        </msub>
      </mrow>
      <mo stretchy="false">=</mo>
      <msub>
        <mi>η</mi>
        <mrow>
          <mstyle color="red">
            <mi>i</mi>
          </mstyle>
          <mstyle color="red">
            <mi>k</mi>
          </mstyle>
        </mrow>
      </msub>
    </mrow>
    <annotation encoding="StarMath 5.0">%gamma sub {color red i} cdot %gamma sub {color red k} = %eta sub {{color red i} {color red k}}</annotation>
  </semantics>
</math>
</file>

<file path=Object 26/content.xml><?xml version="1.0" encoding="utf-8"?>
<math xmlns="http://www.w3.org/1998/Math/MathML" display="block">
  <semantics>
    <mrow>
      <msub>
        <mi>γ</mi>
        <mn>0</mn>
      </msub>
      <mo stretchy="false">∧</mo>
      <msub>
        <mi>γ</mi>
        <mn>3</mn>
      </msub>
    </mrow>
    <annotation encoding="StarMath 5.0">%gamma sub 0 and %gamma sub 3</annotation>
  </semantics>
</math>
</file>

<file path=Object 260/content.xml><?xml version="1.0" encoding="utf-8"?>
<math xmlns="http://www.w3.org/1998/Math/MathML">
  <semantics>
    <mrow>
      <mrow>
        <msub>
          <mi>γ</mi>
          <mstyle color="red">
            <mi>j</mi>
          </mstyle>
        </msub>
        <mo stretchy="false">⋅</mo>
        <msub>
          <mi>γ</mi>
          <mstyle color="red">
            <mi>l</mi>
          </mstyle>
        </msub>
      </mrow>
      <mo stretchy="false">=</mo>
      <msub>
        <mi>η</mi>
        <mrow>
          <mstyle color="red">
            <mi>j</mi>
          </mstyle>
          <mstyle color="red">
            <mi>l</mi>
          </mstyle>
        </mrow>
      </msub>
    </mrow>
    <annotation encoding="StarMath 5.0">%gamma sub {color red j} cdot %gamma sub {color red l} = %eta sub {{color red j} {color red l}}</annotation>
  </semantics>
</math>
</file>

<file path=Object 261/content.xml><?xml version="1.0" encoding="utf-8"?>
<math xmlns="http://www.w3.org/1998/Math/MathML" display="block">
  <semantics>
    <mrow>
      <mrow>
        <mrow>
          <mi>A</mi>
          <mo stretchy="false">⋅</mo>
          <mi>B</mi>
        </mrow>
        <mo stretchy="false">=</mo>
        <msup>
          <mi>A</mi>
          <mrow>
            <mstyle color="blue">
              <mi>i</mi>
            </mstyle>
            <mstyle color="blue">
              <mi>j</mi>
            </mstyle>
          </mrow>
        </msup>
      </mrow>
      <msubsup>
        <mi>B</mi>
        <mstyle color="blue">
          <mi>j</mi>
        </mstyle>
        <mrow>
          <mphantom>
            <mi>j</mi>
          </mphantom>
          <mstyle color="blue">
            <mi>l</mi>
          </mstyle>
        </mrow>
      </msubsup>
      <mrow>
        <mrow>
          <msub>
            <mi>γ</mi>
            <mstyle color="blue">
              <mi>i</mi>
            </mstyle>
          </msub>
          <mo stretchy="false">∧</mo>
          <msub>
            <mi>γ</mi>
            <mstyle color="blue">
              <mi>l</mi>
            </mstyle>
          </msub>
        </mrow>
        <mo stretchy="false">−</mo>
        <msup>
          <mi>A</mi>
          <mrow>
            <mstyle color="blue">
              <mi>i</mi>
            </mstyle>
            <mstyle color="blue">
              <mi>j</mi>
            </mstyle>
          </mrow>
        </msup>
      </mrow>
      <msubsup>
        <mi>B</mi>
        <mstyle color="blue">
          <mi>i</mi>
        </mstyle>
        <mrow>
          <mphantom>
            <mi>j</mi>
          </mphantom>
          <mstyle color="blue">
            <mi>l</mi>
          </mstyle>
        </mrow>
      </msubsup>
      <mrow>
        <mrow>
          <msub>
            <mi>γ</mi>
            <mstyle color="blue">
              <mi>j</mi>
            </mstyle>
          </msub>
          <mo stretchy="false">∧</mo>
          <msub>
            <mi>γ</mi>
            <mstyle color="blue">
              <mi>l</mi>
            </mstyle>
          </msub>
        </mrow>
        <mo stretchy="false">−</mo>
        <msup>
          <mi>A</mi>
          <mrow>
            <mstyle color="blue">
              <mi>i</mi>
            </mstyle>
            <mstyle color="blue">
              <mi>j</mi>
            </mstyle>
          </mrow>
        </msup>
      </mrow>
      <msubsup>
        <mi>B</mi>
        <mrow>
          <mphantom>
            <mi>j</mi>
          </mphantom>
          <mstyle color="blue">
            <mi>j</mi>
          </mstyle>
        </mrow>
        <mstyle color="blue">
          <mi>k</mi>
        </mstyle>
      </msubsup>
      <mrow>
        <mrow>
          <msub>
            <mi>γ</mi>
            <mstyle color="blue">
              <mi>i</mi>
            </mstyle>
          </msub>
          <mo stretchy="false">∧</mo>
          <msub>
            <mi>γ</mi>
            <mstyle color="blue">
              <mi>k</mi>
            </mstyle>
          </msub>
        </mrow>
        <mo stretchy="false">+</mo>
        <msup>
          <mi>A</mi>
          <mrow>
            <mstyle color="blue">
              <mi>i</mi>
            </mstyle>
            <mstyle color="blue">
              <mi>j</mi>
            </mstyle>
          </mrow>
        </msup>
      </mrow>
      <msubsup>
        <mi>B</mi>
        <mrow>
          <mphantom>
            <mi>j</mi>
          </mphantom>
          <mstyle color="blue">
            <mi>i</mi>
          </mstyle>
        </mrow>
        <mstyle color="blue">
          <mi>k</mi>
        </mstyle>
      </msubsup>
      <mrow>
        <msub>
          <mi>γ</mi>
          <mstyle color="blue">
            <mi>j</mi>
          </mstyle>
        </msub>
        <mo stretchy="false">∧</mo>
        <msub>
          <mi>γ</mi>
          <mstyle color="blue">
            <mi>k</mi>
          </mstyle>
        </msub>
      </mrow>
    </mrow>
    <annotation encoding="StarMath 5.0">A cdot B = A sup {{color blue i} {color blue j}} B sub {color blue j} sup {phantom{j} {color blue l}} %gamma sub {color blue i} and %gamma sub {color blue l} - A sup {{color blue i} {color blue j}} B sub {color blue i} sup {phantom{j} {color blue l}} %gamma sub {color blue j} and %gamma sub {color blue l} - A sup {{color blue i} {color blue j}} B sub {phantom{j} {color blue j}} sup {color blue k} %gamma sub {color blue i} and %gamma sub {color blue k} + A sup {{color blue i} {color blue j}} B sub {phantom{j} {color blue i}} sup {color blue k} %gamma sub {color blue j} and %gamma sub {color blue k}</annotation>
  </semantics>
</math>
</file>

<file path=Object 262/content.xml><?xml version="1.0" encoding="utf-8"?>
<math xmlns="http://www.w3.org/1998/Math/MathML">
  <semantics>
    <mrow>
      <mo fence="true" stretchy="true">(</mo>
      <mrow>
        <mrow>
          <mrow>
            <mo fence="true" stretchy="false">(</mo>
            <mrow>
              <mrow>
                <msub>
                  <mi>γ</mi>
                  <mstyle color="red">
                    <mi>i</mi>
                  </mstyle>
                </msub>
                <mo stretchy="false">∧</mo>
                <msub>
                  <mi>γ</mi>
                  <mstyle color="red">
                    <mi>j</mi>
                  </mstyle>
                </msub>
              </mrow>
            </mrow>
            <mo fence="true" stretchy="false">)</mo>
          </mrow>
          <mo stretchy="false">⋅</mo>
          <mrow>
            <mo fence="true" stretchy="false">(</mo>
            <mrow>
              <mrow>
                <msub>
                  <mi>γ</mi>
                  <mstyle color="red">
                    <mi>k</mi>
                  </mstyle>
                </msub>
                <mo stretchy="false">∧</mo>
                <msub>
                  <mi>γ</mi>
                  <mstyle color="red">
                    <mi>l</mi>
                  </mstyle>
                </msub>
              </mrow>
            </mrow>
            <mo fence="true" stretchy="false">)</mo>
          </mrow>
        </mrow>
      </mrow>
      <mo fence="true" stretchy="true">)</mo>
    </mrow>
    <annotation encoding="StarMath 5.0">left ( { ( %gamma sub {color red i} and %gamma sub {color red j} ) cdot ( %gamma sub {color red k} and %gamma sub {color red l} ) } right )</annotation>
  </semantics>
</math>
</file>

<file path=Object 263/content.xml><?xml version="1.0" encoding="utf-8"?>
<math xmlns="http://www.w3.org/1998/Math/MathML" display="block">
  <semantics>
    <mrow>
      <mi>i</mi>
      <mi>,</mi>
      <mi>j</mi>
    </mrow>
    <annotation encoding="StarMath 5.0">i , j</annotation>
  </semantics>
</math>
</file>

<file path=Object 264/content.xml><?xml version="1.0" encoding="utf-8"?>
<math xmlns="http://www.w3.org/1998/Math/MathML" display="block">
  <semantics>
    <mrow>
      <mi>k</mi>
      <mi>,</mi>
      <mi>l</mi>
    </mrow>
    <annotation encoding="StarMath 5.0">k , l</annotation>
  </semantics>
</math>
</file>

<file path=Object 265/content.xml><?xml version="1.0" encoding="utf-8"?>
<math xmlns="http://www.w3.org/1998/Math/MathML" display="block">
  <semantics>
    <mrow>
      <mi>i</mi>
      <mi>,</mi>
      <mi>l</mi>
    </mrow>
    <annotation encoding="StarMath 5.0">i , l</annotation>
  </semantics>
</math>
</file>

<file path=Object 266/content.xml><?xml version="1.0" encoding="utf-8"?>
<math xmlns="http://www.w3.org/1998/Math/MathML" display="block">
  <semantics>
    <mrow>
      <mi>j</mi>
      <mi>,</mi>
      <mi>l</mi>
    </mrow>
    <annotation encoding="StarMath 5.0">j , l</annotation>
  </semantics>
</math>
</file>

<file path=Object 267/content.xml><?xml version="1.0" encoding="utf-8"?>
<math xmlns="http://www.w3.org/1998/Math/MathML" display="block">
  <semantics>
    <mrow>
      <mi>i</mi>
      <mi>,</mi>
      <mi>k</mi>
    </mrow>
    <annotation encoding="StarMath 5.0">i , k</annotation>
  </semantics>
</math>
</file>

<file path=Object 268/content.xml><?xml version="1.0" encoding="utf-8"?>
<math xmlns="http://www.w3.org/1998/Math/MathML" display="block">
  <semantics>
    <mrow>
      <mi>j</mi>
      <mi>,</mi>
      <mi>k</mi>
    </mrow>
    <annotation encoding="StarMath 5.0">j , k</annotation>
  </semantics>
</math>
</file>

<file path=Object 269/content.xml><?xml version="1.0" encoding="utf-8"?>
<math xmlns="http://www.w3.org/1998/Math/MathML" display="block">
  <semantics>
    <mrow>
      <mi>i</mi>
      <mi>,</mi>
      <mi>j</mi>
    </mrow>
    <annotation encoding="StarMath 5.0">i , j</annotation>
  </semantics>
</math>
</file>

<file path=Object 27/content.xml><?xml version="1.0" encoding="utf-8"?>
<math xmlns="http://www.w3.org/1998/Math/MathML" display="block">
  <semantics>
    <mrow>
      <msub>
        <mi>γ</mi>
        <mn>0</mn>
      </msub>
      <mo stretchy="false">∧</mo>
      <msub>
        <mi>γ</mi>
        <mn>1</mn>
      </msub>
    </mrow>
    <annotation encoding="StarMath 5.0">%gamma sub 0 and %gamma sub 1</annotation>
  </semantics>
</math>
</file>

<file path=Object 270/content.xml><?xml version="1.0" encoding="utf-8"?>
<math xmlns="http://www.w3.org/1998/Math/MathML" display="block">
  <semantics>
    <mrow>
      <mi>k</mi>
      <mi>,</mi>
      <mi>l</mi>
    </mrow>
    <annotation encoding="StarMath 5.0">k , l</annotation>
  </semantics>
</math>
</file>

<file path=Object 271/content.xml><?xml version="1.0" encoding="utf-8"?>
<math xmlns="http://www.w3.org/1998/Math/MathML" display="block">
  <semantics>
    <mrow>
      <mi>i</mi>
      <mi>,</mi>
      <mi>l</mi>
    </mrow>
    <annotation encoding="StarMath 5.0">i , l</annotation>
  </semantics>
</math>
</file>

<file path=Object 272/content.xml><?xml version="1.0" encoding="utf-8"?>
<math xmlns="http://www.w3.org/1998/Math/MathML" display="block">
  <semantics>
    <mrow>
      <mi>i</mi>
      <mi>,</mi>
      <mi>l</mi>
    </mrow>
    <annotation encoding="StarMath 5.0">i , l</annotation>
  </semantics>
</math>
</file>

<file path=Object 273/content.xml><?xml version="1.0" encoding="utf-8"?>
<math xmlns="http://www.w3.org/1998/Math/MathML" display="block">
  <semantics>
    <mi>j</mi>
    <annotation encoding="StarMath 5.0">j</annotation>
  </semantics>
</math>
</file>

<file path=Object 274/content.xml><?xml version="1.0" encoding="utf-8"?>
<math xmlns="http://www.w3.org/1998/Math/MathML" display="block">
  <semantics>
    <mi>i</mi>
    <annotation encoding="StarMath 5.0">i</annotation>
  </semantics>
</math>
</file>

<file path=Object 275/content.xml><?xml version="1.0" encoding="utf-8"?>
<math xmlns="http://www.w3.org/1998/Math/MathML" display="block">
  <semantics>
    <mi>j</mi>
    <annotation encoding="StarMath 5.0">j</annotation>
  </semantics>
</math>
</file>

<file path=Object 276/content.xml><?xml version="1.0" encoding="utf-8"?>
<math xmlns="http://www.w3.org/1998/Math/MathML" display="block">
  <semantics>
    <mi>i</mi>
    <annotation encoding="StarMath 5.0">i</annotation>
  </semantics>
</math>
</file>

<file path=Object 277/content.xml><?xml version="1.0" encoding="utf-8"?>
<math xmlns="http://www.w3.org/1998/Math/MathML" display="block">
  <semantics>
    <mi>i</mi>
    <annotation encoding="StarMath 5.0">i</annotation>
  </semantics>
</math>
</file>

<file path=Object 278/content.xml><?xml version="1.0" encoding="utf-8"?>
<math xmlns="http://www.w3.org/1998/Math/MathML" display="block">
  <semantics>
    <mi>j</mi>
    <annotation encoding="StarMath 5.0">j</annotation>
  </semantics>
</math>
</file>

<file path=Object 279/content.xml><?xml version="1.0" encoding="utf-8"?>
<math xmlns="http://www.w3.org/1998/Math/MathML" display="block">
  <semantics>
    <mi>j</mi>
    <annotation encoding="StarMath 5.0">j</annotation>
  </semantics>
</math>
</file>

<file path=Object 28/content.xml><?xml version="1.0" encoding="utf-8"?>
<math xmlns="http://www.w3.org/1998/Math/MathML" display="block">
  <semantics>
    <mrow>
      <msub>
        <mi>γ</mi>
        <mn>0</mn>
      </msub>
      <mo stretchy="false">∧</mo>
      <msub>
        <mi>γ</mi>
        <mn>2</mn>
      </msub>
    </mrow>
    <annotation encoding="StarMath 5.0">%gamma sub 0 and %gamma sub 2</annotation>
  </semantics>
</math>
</file>

<file path=Object 280/content.xml><?xml version="1.0" encoding="utf-8"?>
<math xmlns="http://www.w3.org/1998/Math/MathML" display="block">
  <semantics>
    <mi>i</mi>
    <annotation encoding="StarMath 5.0">i</annotation>
  </semantics>
</math>
</file>

<file path=Object 281/content.xml><?xml version="1.0" encoding="utf-8"?>
<math xmlns="http://www.w3.org/1998/Math/MathML" display="block">
  <semantics>
    <mrow>
      <mi>i</mi>
      <mi>,</mi>
      <mi>l</mi>
    </mrow>
    <annotation encoding="StarMath 5.0">i , l</annotation>
  </semantics>
</math>
</file>

<file path=Object 282/content.xml><?xml version="1.0" encoding="utf-8"?>
<math xmlns="http://www.w3.org/1998/Math/MathML" display="block">
  <semantics>
    <mi>k</mi>
    <annotation encoding="StarMath 5.0">k</annotation>
  </semantics>
</math>
</file>

<file path=Object 283/content.xml><?xml version="1.0" encoding="utf-8"?>
<math xmlns="http://www.w3.org/1998/Math/MathML" display="block">
  <semantics>
    <mi>l</mi>
    <annotation encoding="StarMath 5.0">l</annotation>
  </semantics>
</math>
</file>

<file path=Object 284/content.xml><?xml version="1.0" encoding="utf-8"?>
<math xmlns="http://www.w3.org/1998/Math/MathML" display="block">
  <semantics>
    <mi>k</mi>
    <annotation encoding="StarMath 5.0">k</annotation>
  </semantics>
</math>
</file>

<file path=Object 285/content.xml><?xml version="1.0" encoding="utf-8"?>
<math xmlns="http://www.w3.org/1998/Math/MathML" display="block">
  <semantics>
    <mi>l</mi>
    <annotation encoding="StarMath 5.0">l</annotation>
  </semantics>
</math>
</file>

<file path=Object 286/content.xml><?xml version="1.0" encoding="utf-8"?>
<math xmlns="http://www.w3.org/1998/Math/MathML" display="block">
  <semantics>
    <mtable>
      <mtr>
        <mtd columnalign="left">
          <mrow>
            <mrow>
              <mrow>
                <mi>A</mi>
                <mo stretchy="false">⋅</mo>
                <mi>B</mi>
              </mrow>
              <mo stretchy="false">=</mo>
              <mrow>
                <mo fence="true" stretchy="true">(</mo>
                <mrow>
                  <mrow>
                    <msup>
                      <mi>A</mi>
                      <mrow>
                        <mstyle color="blue">
                          <mi>i</mi>
                        </mstyle>
                        <mstyle color="blue">
                          <mi>j</mi>
                        </mstyle>
                      </mrow>
                    </msup>
                    <mrow>
                      <msubsup>
                        <mi>B</mi>
                        <mstyle color="blue">
                          <mi>j</mi>
                        </mstyle>
                        <mrow>
                          <mphantom>
                            <mi>j</mi>
                          </mphantom>
                          <mstyle color="blue">
                            <mi>l</mi>
                          </mstyle>
                        </mrow>
                      </msubsup>
                      <mo stretchy="false">−</mo>
                      <msup>
                        <mi>A</mi>
                        <mrow>
                          <mstyle color="blue">
                            <mi>j</mi>
                          </mstyle>
                          <mstyle color="blue">
                            <mi>i</mi>
                          </mstyle>
                        </mrow>
                      </msup>
                    </mrow>
                    <mrow>
                      <msubsup>
                        <mi>B</mi>
                        <mstyle color="blue">
                          <mi>j</mi>
                        </mstyle>
                        <mrow>
                          <mphantom>
                            <mi>j</mi>
                          </mphantom>
                          <mstyle color="blue">
                            <mi>l</mi>
                          </mstyle>
                        </mrow>
                      </msubsup>
                      <mo stretchy="false">−</mo>
                      <msup>
                        <mi>A</mi>
                        <mrow>
                          <mstyle color="blue">
                            <mi>i</mi>
                          </mstyle>
                          <mstyle color="blue">
                            <mi>j</mi>
                          </mstyle>
                        </mrow>
                      </msup>
                    </mrow>
                    <mrow>
                      <msubsup>
                        <mi>B</mi>
                        <mrow>
                          <mphantom>
                            <mi>l</mi>
                          </mphantom>
                          <mstyle color="blue">
                            <mi>j</mi>
                          </mstyle>
                        </mrow>
                        <mstyle color="blue">
                          <mi>l</mi>
                        </mstyle>
                      </msubsup>
                      <mo stretchy="false">+</mo>
                      <msup>
                        <mi>A</mi>
                        <mrow>
                          <mstyle color="blue">
                            <mi>j</mi>
                          </mstyle>
                          <mstyle color="blue">
                            <mi>i</mi>
                          </mstyle>
                        </mrow>
                      </msup>
                    </mrow>
                    <msubsup>
                      <mi>B</mi>
                      <mrow>
                        <mphantom>
                          <mi>l</mi>
                        </mphantom>
                        <mstyle color="blue">
                          <mi>j</mi>
                        </mstyle>
                      </mrow>
                      <mstyle color="blue">
                        <mi>l</mi>
                      </mstyle>
                    </msubsup>
                  </mrow>
                </mrow>
                <mo fence="true" stretchy="true">)</mo>
              </mrow>
            </mrow>
            <mrow>
              <msub>
                <mi>γ</mi>
                <mstyle color="blue">
                  <mi>i</mi>
                </mstyle>
              </msub>
              <mo stretchy="false">∧</mo>
              <msub>
                <mi>γ</mi>
                <mstyle color="blue">
                  <mi>l</mi>
                </mstyle>
              </msub>
            </mrow>
          </mrow>
        </mtd>
      </mtr>
      <mtr>
        <mtd columnalign="left">
          <mrow>
            <mrow>
              <mphantom>
                <mrow>
                  <mi>A</mi>
                  <mo stretchy="false">⋅</mo>
                  <mi>B</mi>
                </mrow>
              </mphantom>
              <mo stretchy="false">=</mo>
              <mrow>
                <mo fence="true" stretchy="true">(</mo>
                <mrow>
                  <mrow>
                    <msup>
                      <mi>A</mi>
                      <mrow>
                        <mstyle color="blue">
                          <mi>i</mi>
                        </mstyle>
                        <mstyle color="blue">
                          <mi>j</mi>
                        </mstyle>
                      </mrow>
                    </msup>
                    <mo stretchy="false">−</mo>
                    <msup>
                      <mi>A</mi>
                      <mrow>
                        <mstyle color="blue">
                          <mi>j</mi>
                        </mstyle>
                        <mstyle color="blue">
                          <mi>i</mi>
                        </mstyle>
                      </mrow>
                    </msup>
                  </mrow>
                </mrow>
                <mo fence="true" stretchy="true">)</mo>
              </mrow>
            </mrow>
            <mrow>
              <mo fence="true" stretchy="true">(</mo>
              <mrow>
                <mrow>
                  <msubsup>
                    <mi>B</mi>
                    <mstyle color="blue">
                      <mi>j</mi>
                    </mstyle>
                    <mrow>
                      <mphantom>
                        <mi>j</mi>
                      </mphantom>
                      <mstyle color="blue">
                        <mi>l</mi>
                      </mstyle>
                    </mrow>
                  </msubsup>
                  <mo stretchy="false">−</mo>
                  <msubsup>
                    <mi>B</mi>
                    <mrow>
                      <mphantom>
                        <mi>l</mi>
                      </mphantom>
                      <mstyle color="blue">
                        <mi>j</mi>
                      </mstyle>
                    </mrow>
                    <mstyle color="blue">
                      <mi>l</mi>
                    </mstyle>
                  </msubsup>
                </mrow>
              </mrow>
              <mo fence="true" stretchy="true">)</mo>
            </mrow>
            <mrow>
              <msub>
                <mi>γ</mi>
                <mstyle color="blue">
                  <mi>i</mi>
                </mstyle>
              </msub>
              <mo stretchy="false">∧</mo>
              <msub>
                <mi>γ</mi>
                <mstyle color="blue">
                  <mi>l</mi>
                </mstyle>
              </msub>
            </mrow>
          </mrow>
        </mtd>
      </mtr>
    </mtable>
    <annotation encoding="StarMath 5.0">alignl A cdot B = left ( { A sup {{color blue i} {color blue j}} B sub {color blue j} sup {phantom{j} {color blue l}} - A sup {{color blue j} {color blue i}} B sub {color blue j} sup {phantom{j} {color blue l}} - A sup {{color blue i} {color blue j}} B sub {phantom{l} {color blue j}} sup {color blue l} + A sup {{color blue j} {color blue i}} B sub {phantom{l} {color blue j}} sup {color blue l} } right ) %gamma sub {color blue i} and %gamma sub {color blue l} newline
alignl phantom{A cdot B} = left ( { A sup {{color blue i} {color blue j}} - A sup {{color blue j} {color blue i}} } right ) left ( { B sub {color blue j} sup {phantom{j} {color blue l}} - B sub {phantom{l} {color blue j}} sup {color blue l} } right ) %gamma sub {color blue i} and %gamma sub {color blue l}</annotation>
  </semantics>
</math>
</file>

<file path=Object 287/content.xml><?xml version="1.0" encoding="utf-8"?>
<math xmlns="http://www.w3.org/1998/Math/MathML" display="block">
  <semantics>
    <mi>k</mi>
    <annotation encoding="StarMath 5.0">k</annotation>
  </semantics>
</math>
</file>

<file path=Object 288/content.xml><?xml version="1.0" encoding="utf-8"?>
<math xmlns="http://www.w3.org/1998/Math/MathML" display="block">
  <semantics>
    <mi>l</mi>
    <annotation encoding="StarMath 5.0">l</annotation>
  </semantics>
</math>
</file>

<file path=Object 289/content.xml><?xml version="1.0" encoding="utf-8"?>
<math xmlns="http://www.w3.org/1998/Math/MathML" display="block">
  <semantics>
    <mi>k</mi>
    <annotation encoding="StarMath 5.0">k</annotation>
  </semantics>
</math>
</file>

<file path=Object 29/content.xml><?xml version="1.0" encoding="utf-8"?>
<math xmlns="http://www.w3.org/1998/Math/MathML" display="block">
  <semantics>
    <mrow>
      <msub>
        <mi>γ</mi>
        <mn>2</mn>
      </msub>
      <mo stretchy="false">∧</mo>
      <msub>
        <mi>γ</mi>
        <mn>3</mn>
      </msub>
    </mrow>
    <annotation encoding="StarMath 5.0">%gamma sub 2 and %gamma sub 3</annotation>
  </semantics>
</math>
</file>

<file path=Object 290/content.xml><?xml version="1.0" encoding="utf-8"?>
<math xmlns="http://www.w3.org/1998/Math/MathML" display="block">
  <semantics>
    <mi>l</mi>
    <annotation encoding="StarMath 5.0">l</annotation>
  </semantics>
</math>
</file>

<file path=Object 291/content.xml><?xml version="1.0" encoding="utf-8"?>
<math xmlns="http://www.w3.org/1998/Math/MathML" display="block">
  <semantics>
    <mi>i</mi>
    <annotation encoding="StarMath 5.0">i</annotation>
  </semantics>
</math>
</file>

<file path=Object 292/content.xml><?xml version="1.0" encoding="utf-8"?>
<math xmlns="http://www.w3.org/1998/Math/MathML" display="block">
  <semantics>
    <mi>j</mi>
    <annotation encoding="StarMath 5.0">j</annotation>
  </semantics>
</math>
</file>

<file path=Object 293/content.xml><?xml version="1.0" encoding="utf-8"?>
<math xmlns="http://www.w3.org/1998/Math/MathML">
  <semantics>
    <mrow>
      <msub>
        <mi>γ</mi>
        <mstyle color="red">
          <mi>i</mi>
        </mstyle>
      </msub>
      <mo stretchy="false">∧</mo>
      <msub>
        <mi>γ</mi>
        <mstyle color="red">
          <mi>l</mi>
        </mstyle>
      </msub>
    </mrow>
    <annotation encoding="StarMath 5.0">%gamma sub {color red i} and %gamma sub {color red l}</annotation>
  </semantics>
</math>
</file>

<file path=Object 294/content.xml><?xml version="1.0" encoding="utf-8"?>
<math xmlns="http://www.w3.org/1998/Math/MathML">
  <semantics>
    <mrow>
      <msub>
        <mi>γ</mi>
        <mstyle color="red">
          <mi>i</mi>
        </mstyle>
      </msub>
      <mo stretchy="false">∧</mo>
      <msub>
        <mi>γ</mi>
        <mstyle color="red">
          <mi>l</mi>
        </mstyle>
      </msub>
    </mrow>
    <annotation encoding="StarMath 5.0">%gamma sub {color red i} and %gamma sub {color red l}</annotation>
  </semantics>
</math>
</file>

<file path=Object 295/content.xml><?xml version="1.0" encoding="utf-8"?>
<math xmlns="http://www.w3.org/1998/Math/MathML" display="block">
  <semantics>
    <mi>A</mi>
    <annotation encoding="StarMath 5.0"> A </annotation>
  </semantics>
</math>
</file>

<file path=Object 296/content.xml><?xml version="1.0" encoding="utf-8"?>
<math xmlns="http://www.w3.org/1998/Math/MathML" display="block">
  <semantics>
    <mi>B</mi>
    <annotation encoding="StarMath 5.0"> B </annotation>
  </semantics>
</math>
</file>

<file path=Object 297/content.xml><?xml version="1.0" encoding="utf-8"?>
<math xmlns="http://www.w3.org/1998/Math/MathML" display="block">
  <semantics>
    <mrow>
      <msup>
        <mi>A</mi>
        <mrow>
          <mstyle color="blue">
            <mi>i</mi>
          </mstyle>
          <mstyle color="blue">
            <mi>j</mi>
          </mstyle>
        </mrow>
      </msup>
      <msup>
        <mi>B</mi>
        <mrow>
          <mstyle color="blue">
            <mi>k</mi>
          </mstyle>
          <mstyle color="blue">
            <mi>l</mi>
          </mstyle>
        </mrow>
      </msup>
      <mrow>
        <msub>
          <mi>γ</mi>
          <mstyle color="blue">
            <mi>i</mi>
          </mstyle>
        </msub>
        <mo stretchy="false">∧</mo>
        <msub>
          <mi>γ</mi>
          <mstyle color="blue">
            <mi>j</mi>
          </mstyle>
        </msub>
      </mrow>
      <mi mathvariant="normal">:</mi>
      <mrow>
        <msub>
          <mi>γ</mi>
          <mstyle color="blue">
            <mi>i</mi>
          </mstyle>
        </msub>
        <mo stretchy="false">∧</mo>
        <msub>
          <mi>γ</mi>
          <mstyle color="blue">
            <mi>j</mi>
          </mstyle>
        </msub>
      </mrow>
    </mrow>
    <annotation encoding="StarMath 5.0">A sup {{color blue i} {color blue j}} B sup {{color blue k} {color blue l}} %gamma sub {color blue i} and %gamma sub {color blue j} : %gamma sub {color blue i} and %gamma sub {color blue j}</annotation>
  </semantics>
</math>
</file>

<file path=Object 298/content.xml><?xml version="1.0" encoding="utf-8"?>
<math xmlns="http://www.w3.org/1998/Math/MathML">
  <semantics>
    <mrow>
      <msub>
        <mi>γ</mi>
        <mstyle color="red">
          <mi>j</mi>
        </mstyle>
      </msub>
      <mo stretchy="false">⋅</mo>
      <msub>
        <mi>γ</mi>
        <mstyle color="red">
          <mi>k</mi>
        </mstyle>
      </msub>
    </mrow>
    <annotation encoding="StarMath 5.0">%gamma sub {color red j} cdot %gamma sub {color red k}</annotation>
  </semantics>
</math>
</file>

<file path=Object 299/content.xml><?xml version="1.0" encoding="utf-8"?>
<math xmlns="http://www.w3.org/1998/Math/MathML">
  <semantics>
    <mrow>
      <msub>
        <mi>γ</mi>
        <mstyle color="red">
          <mi>i</mi>
        </mstyle>
      </msub>
      <mo stretchy="false">⋅</mo>
      <msub>
        <mi>γ</mi>
        <mstyle color="red">
          <mi>l</mi>
        </mstyle>
      </msub>
    </mrow>
    <annotation encoding="StarMath 5.0">%gamma sub {color red i} cdot %gamma sub {color red l}</annotation>
  </semantics>
</math>
</file>

<file path=Object 3/content.xml><?xml version="1.0" encoding="utf-8"?>
<math xmlns="http://www.w3.org/1998/Math/MathML">
  <semantics>
    <msub>
      <mi>ℳ</mi>
      <mrow>
        <mn>1</mn>
        <mi>,</mi>
        <mn>3</mn>
      </mrow>
    </msub>
    <annotation encoding="StarMath 5.0">ℳ sub {1 , 3}</annotation>
  </semantics>
</math>
</file>

<file path=Object 30/content.xml><?xml version="1.0" encoding="utf-8"?>
<math xmlns="http://www.w3.org/1998/Math/MathML" display="block">
  <semantics>
    <mrow>
      <msub>
        <mi>γ</mi>
        <mn>1</mn>
      </msub>
      <mo stretchy="false">∧</mo>
      <msub>
        <mi>γ</mi>
        <mn>2</mn>
      </msub>
    </mrow>
    <annotation encoding="StarMath 5.0">%gamma sub 1 and %gamma sub 2</annotation>
  </semantics>
</math>
</file>

<file path=Object 300/content.xml><?xml version="1.0" encoding="utf-8"?>
<math xmlns="http://www.w3.org/1998/Math/MathML" display="block">
  <semantics>
    <mi>i</mi>
    <annotation encoding="StarMath 5.0">i</annotation>
  </semantics>
</math>
</file>

<file path=Object 301/content.xml><?xml version="1.0" encoding="utf-8"?>
<math xmlns="http://www.w3.org/1998/Math/MathML" display="block">
  <semantics>
    <mi>j</mi>
    <annotation encoding="StarMath 5.0">j</annotation>
  </semantics>
</math>
</file>

<file path=Object 302/content.xml><?xml version="1.0" encoding="utf-8"?>
<math xmlns="http://www.w3.org/1998/Math/MathML">
  <semantics>
    <mrow>
      <msub>
        <mi>γ</mi>
        <mstyle color="red">
          <mi>j</mi>
        </mstyle>
      </msub>
      <mo stretchy="false">⋅</mo>
      <msub>
        <mi>γ</mi>
        <mstyle color="red">
          <mi>k</mi>
        </mstyle>
      </msub>
    </mrow>
    <annotation encoding="StarMath 5.0">%gamma sub {color red j} cdot %gamma sub {color red k}</annotation>
  </semantics>
</math>
</file>

<file path=Object 303/content.xml><?xml version="1.0" encoding="utf-8"?>
<math xmlns="http://www.w3.org/1998/Math/MathML" display="block">
  <semantics>
    <mi>j</mi>
    <annotation encoding="StarMath 5.0">j</annotation>
  </semantics>
</math>
</file>

<file path=Object 304/content.xml><?xml version="1.0" encoding="utf-8"?>
<math xmlns="http://www.w3.org/1998/Math/MathML" display="block">
  <semantics>
    <mi>j</mi>
    <annotation encoding="StarMath 5.0"> j </annotation>
  </semantics>
</math>
</file>

<file path=Object 305/content.xml><?xml version="1.0" encoding="utf-8"?>
<math xmlns="http://www.w3.org/1998/Math/MathML" display="block">
  <semantics>
    <mi>i</mi>
    <annotation encoding="StarMath 5.0">i</annotation>
  </semantics>
</math>
</file>

<file path=Object 306/content.xml><?xml version="1.0" encoding="utf-8"?>
<math xmlns="http://www.w3.org/1998/Math/MathML" display="block">
  <semantics>
    <mi>j</mi>
    <annotation encoding="StarMath 5.0"> j </annotation>
  </semantics>
</math>
</file>

<file path=Object 307/content.xml><?xml version="1.0" encoding="utf-8"?>
<math xmlns="http://www.w3.org/1998/Math/MathML" display="block">
  <semantics>
    <mi>l</mi>
    <annotation encoding="StarMath 5.0"> l </annotation>
  </semantics>
</math>
</file>

<file path=Object 308/content.xml><?xml version="1.0" encoding="utf-8"?>
<math xmlns="http://www.w3.org/1998/Math/MathML">
  <semantics>
    <mrow>
      <msub>
        <mi>γ</mi>
        <mstyle color="red">
          <mi>j</mi>
        </mstyle>
      </msub>
      <mo stretchy="false">⋅</mo>
      <msub>
        <mi>γ</mi>
        <mstyle color="red">
          <mi>l</mi>
        </mstyle>
      </msub>
    </mrow>
    <annotation encoding="StarMath 5.0">%gamma sub {color red j} cdot %gamma sub {color red l}</annotation>
  </semantics>
</math>
</file>

<file path=Object 309/content.xml><?xml version="1.0" encoding="utf-8"?>
<math xmlns="http://www.w3.org/1998/Math/MathML" display="block">
  <semantics>
    <mtable>
      <mtr>
        <mtd>
          <mrow>
            <mrow>
              <mrow/>
              <mo stretchy="false">=</mo>
              <msup>
                <mi>A</mi>
                <mrow>
                  <mstyle color="blue">
                    <mi>i</mi>
                  </mstyle>
                  <mstyle color="blue">
                    <mi>j</mi>
                  </mstyle>
                </mrow>
              </msup>
            </mrow>
            <msup>
              <mi>B</mi>
              <mrow>
                <mstyle color="blue">
                  <mi>k</mi>
                </mstyle>
                <mstyle color="blue">
                  <mi>l</mi>
                </mstyle>
              </mrow>
            </msup>
            <mrow>
              <mo fence="true" stretchy="false">(</mo>
              <mrow>
                <mrow>
                  <msub>
                    <mi>γ</mi>
                    <mstyle color="blue">
                      <mi>j</mi>
                    </mstyle>
                  </msub>
                  <mo stretchy="false">⋅</mo>
                  <msub>
                    <mi>γ</mi>
                    <mstyle color="blue">
                      <mi>k</mi>
                    </mstyle>
                  </msub>
                </mrow>
              </mrow>
              <mo fence="true" stretchy="false">)</mo>
            </mrow>
            <mrow>
              <mrow>
                <mo fence="true" stretchy="false">(</mo>
                <mrow>
                  <mrow>
                    <msub>
                      <mi>γ</mi>
                      <mstyle color="blue">
                        <mi>i</mi>
                      </mstyle>
                    </msub>
                    <mo stretchy="false">⋅</mo>
                    <msub>
                      <mi>γ</mi>
                      <mstyle color="blue">
                        <mi>l</mi>
                      </mstyle>
                    </msub>
                  </mrow>
                </mrow>
                <mo fence="true" stretchy="false">)</mo>
              </mrow>
              <mo stretchy="false">−</mo>
              <msup>
                <mi>A</mi>
                <mrow>
                  <mstyle color="blue">
                    <mi>i</mi>
                  </mstyle>
                  <mstyle color="blue">
                    <mi>j</mi>
                  </mstyle>
                </mrow>
              </msup>
            </mrow>
            <msup>
              <mi>B</mi>
              <mrow>
                <mstyle color="blue">
                  <mi>k</mi>
                </mstyle>
                <mstyle color="blue">
                  <mi>l</mi>
                </mstyle>
              </mrow>
            </msup>
            <mrow>
              <mo fence="true" stretchy="false">(</mo>
              <mrow>
                <mrow>
                  <msub>
                    <mi>γ</mi>
                    <mstyle color="blue">
                      <mi>i</mi>
                    </mstyle>
                  </msub>
                  <mo stretchy="false">⋅</mo>
                  <msub>
                    <mi>γ</mi>
                    <mstyle color="blue">
                      <mi>k</mi>
                    </mstyle>
                  </msub>
                </mrow>
              </mrow>
              <mo fence="true" stretchy="false">)</mo>
            </mrow>
            <mrow>
              <mo fence="true" stretchy="false">(</mo>
              <mrow>
                <mrow>
                  <msub>
                    <mi>γ</mi>
                    <mstyle color="blue">
                      <mi>j</mi>
                    </mstyle>
                  </msub>
                  <mo stretchy="false">⋅</mo>
                  <msub>
                    <mi>γ</mi>
                    <mstyle color="blue">
                      <mi>l</mi>
                    </mstyle>
                  </msub>
                </mrow>
              </mrow>
              <mo fence="true" stretchy="false">)</mo>
            </mrow>
          </mrow>
        </mtd>
      </mtr>
      <mtr>
        <mtd>
          <mrow>
            <mrow>
              <mo stretchy="false">−</mo>
              <msup>
                <mi>A</mi>
                <mrow>
                  <mstyle color="blue">
                    <mi>i</mi>
                  </mstyle>
                  <mstyle color="blue">
                    <mi>j</mi>
                  </mstyle>
                </mrow>
              </msup>
            </mrow>
            <msup>
              <mi>B</mi>
              <mrow>
                <mstyle color="blue">
                  <mi>k</mi>
                </mstyle>
                <mstyle color="blue">
                  <mi>l</mi>
                </mstyle>
              </mrow>
            </msup>
            <mrow>
              <mo fence="true" stretchy="false">(</mo>
              <mrow>
                <mrow>
                  <msub>
                    <mi>γ</mi>
                    <mstyle color="blue">
                      <mi>j</mi>
                    </mstyle>
                  </msub>
                  <mo stretchy="false">⋅</mo>
                  <msub>
                    <mi>γ</mi>
                    <mstyle color="blue">
                      <mi>l</mi>
                    </mstyle>
                  </msub>
                </mrow>
              </mrow>
              <mo fence="true" stretchy="false">)</mo>
            </mrow>
            <mrow>
              <mrow>
                <mo fence="true" stretchy="false">(</mo>
                <mrow>
                  <mrow>
                    <msub>
                      <mi>γ</mi>
                      <mstyle color="blue">
                        <mi>i</mi>
                      </mstyle>
                    </msub>
                    <mo stretchy="false">⋅</mo>
                    <msub>
                      <mi>γ</mi>
                      <mstyle color="blue">
                        <mi>k</mi>
                      </mstyle>
                    </msub>
                  </mrow>
                </mrow>
                <mo fence="true" stretchy="false">)</mo>
              </mrow>
              <mo stretchy="false">+</mo>
              <msup>
                <mi>A</mi>
                <mrow>
                  <mstyle color="blue">
                    <mi>i</mi>
                  </mstyle>
                  <mstyle color="blue">
                    <mi>j</mi>
                  </mstyle>
                </mrow>
              </msup>
            </mrow>
            <msup>
              <mi>B</mi>
              <mrow>
                <mstyle color="blue">
                  <mi>k</mi>
                </mstyle>
                <mstyle color="blue">
                  <mi>l</mi>
                </mstyle>
              </mrow>
            </msup>
            <mrow>
              <mo fence="true" stretchy="false">(</mo>
              <mrow>
                <mrow>
                  <msub>
                    <mi>γ</mi>
                    <mstyle color="blue">
                      <mi>j</mi>
                    </mstyle>
                  </msub>
                  <mo stretchy="false">⋅</mo>
                  <msub>
                    <mi>γ</mi>
                    <mstyle color="blue">
                      <mi>k</mi>
                    </mstyle>
                  </msub>
                </mrow>
              </mrow>
              <mo fence="true" stretchy="false">)</mo>
            </mrow>
            <mrow>
              <mo fence="true" stretchy="false">(</mo>
              <mrow>
                <mrow>
                  <msub>
                    <mi>γ</mi>
                    <mstyle color="blue">
                      <mi>i</mi>
                    </mstyle>
                  </msub>
                  <mo stretchy="false">⋅</mo>
                  <msub>
                    <mi>γ</mi>
                    <mstyle color="blue">
                      <mi>l</mi>
                    </mstyle>
                  </msub>
                </mrow>
              </mrow>
              <mo fence="true" stretchy="false">)</mo>
            </mrow>
          </mrow>
        </mtd>
      </mtr>
    </mtable>
    <annotation encoding="StarMath 5.0">{} = A sup {{color blue i} {color blue j}} B sup {{color blue k} {color blue l}} ( %gamma sub {color blue j} cdot %gamma sub {color blue k} ) ( %gamma sub {color blue i} cdot %gamma sub {color blue l} ) - A sup {{color blue i} {color blue j}} B sup {{color blue k} {color blue l}} ( %gamma sub {color blue i} cdot %gamma sub {color blue k} ) ( %gamma sub {color blue j} cdot %gamma sub {color blue l} ) newline
- A sup {{color blue i} {color blue j}} B sup {{color blue k} {color blue l}} ( %gamma sub {color blue j} cdot %gamma sub {color blue l} ) ( %gamma sub {color blue i} cdot %gamma sub {color blue k} ) + A sup {{color blue i} {color blue j}} B sup {{color blue k} {color blue l}} ( %gamma sub {color blue j} cdot %gamma sub {color blue k} ) ( %gamma sub {color blue i} cdot %gamma sub {color blue l} )</annotation>
  </semantics>
</math>
</file>

<file path=Object 31/content.xml><?xml version="1.0" encoding="utf-8"?>
<math xmlns="http://www.w3.org/1998/Math/MathML" display="block">
  <semantics>
    <mrow>
      <msub>
        <mi>γ</mi>
        <mn>1</mn>
      </msub>
      <mo stretchy="false">∧</mo>
      <msub>
        <mi>γ</mi>
        <mn>3</mn>
      </msub>
    </mrow>
    <annotation encoding="StarMath 5.0">%gamma sub 1 and %gamma sub 3</annotation>
  </semantics>
</math>
</file>

<file path=Object 310/content.xml><?xml version="1.0" encoding="utf-8"?>
<math xmlns="http://www.w3.org/1998/Math/MathML">
  <semantics>
    <mrow>
      <msub>
        <mi>γ</mi>
        <mstyle color="red">
          <mi>j</mi>
        </mstyle>
      </msub>
      <mo stretchy="false">⋅</mo>
      <msub>
        <mi>γ</mi>
        <mstyle color="red">
          <mi>l</mi>
        </mstyle>
      </msub>
    </mrow>
    <annotation encoding="StarMath 5.0">%gamma sub {color red j} cdot %gamma sub {color red l}</annotation>
  </semantics>
</math>
</file>

<file path=Object 311/content.xml><?xml version="1.0" encoding="utf-8"?>
<math xmlns="http://www.w3.org/1998/Math/MathML">
  <semantics>
    <mrow>
      <msub>
        <mi>γ</mi>
        <mstyle color="red">
          <mi>i</mi>
        </mstyle>
      </msub>
      <mo stretchy="false">⋅</mo>
      <msub>
        <mi>γ</mi>
        <mstyle color="red">
          <mi>k</mi>
        </mstyle>
      </msub>
    </mrow>
    <annotation encoding="StarMath 5.0">%gamma sub {color red i} cdot %gamma sub {color red k}</annotation>
  </semantics>
</math>
</file>

<file path=Object 312/content.xml><?xml version="1.0" encoding="utf-8"?>
<math xmlns="http://www.w3.org/1998/Math/MathML">
  <semantics>
    <mrow>
      <msub>
        <mi>γ</mi>
        <mstyle color="red">
          <mi>j</mi>
        </mstyle>
      </msub>
      <mo stretchy="false">⋅</mo>
      <msub>
        <mi>γ</mi>
        <mstyle color="red">
          <mi>k</mi>
        </mstyle>
      </msub>
    </mrow>
    <annotation encoding="StarMath 5.0">%gamma sub {color red j} cdot %gamma sub {color red k}</annotation>
  </semantics>
</math>
</file>

<file path=Object 313/content.xml><?xml version="1.0" encoding="utf-8"?>
<math xmlns="http://www.w3.org/1998/Math/MathML">
  <semantics>
    <mrow>
      <msub>
        <mi>γ</mi>
        <mstyle color="red">
          <mi>i</mi>
        </mstyle>
      </msub>
      <mo stretchy="false">⋅</mo>
      <msub>
        <mi>γ</mi>
        <mstyle color="red">
          <mi>l</mi>
        </mstyle>
      </msub>
    </mrow>
    <annotation encoding="StarMath 5.0">%gamma sub {color red i} cdot %gamma sub {color red l}</annotation>
  </semantics>
</math>
</file>

<file path=Object 314/content.xml><?xml version="1.0" encoding="utf-8"?>
<math xmlns="http://www.w3.org/1998/Math/MathML" display="block">
  <semantics>
    <mtable>
      <mtr>
        <mtd columnalign="left">
          <mrow>
            <mrow>
              <mrow/>
              <mo stretchy="false">=</mo>
              <msup>
                <mi>A</mi>
                <mrow>
                  <mstyle color="blue">
                    <mi>i</mi>
                  </mstyle>
                  <mstyle color="blue">
                    <mi>k</mi>
                  </mstyle>
                </mrow>
              </msup>
            </mrow>
            <msup>
              <mi>B</mi>
              <mrow>
                <mstyle color="blue">
                  <mi>k</mi>
                </mstyle>
                <mstyle color="blue">
                  <mi>l</mi>
                </mstyle>
              </mrow>
            </msup>
            <mrow>
              <mo fence="true" stretchy="true">[</mo>
              <mrow>
                <mrow>
                  <msub>
                    <mi>η</mi>
                    <mrow>
                      <mstyle color="blue">
                        <mi>j</mi>
                      </mstyle>
                      <mstyle color="blue">
                        <mi>k</mi>
                      </mstyle>
                    </mrow>
                  </msub>
                  <mrow>
                    <msub>
                      <mi>η</mi>
                      <mrow>
                        <mstyle color="blue">
                          <mi>i</mi>
                        </mstyle>
                        <mstyle color="blue">
                          <mi>l</mi>
                        </mstyle>
                      </mrow>
                    </msub>
                    <mo stretchy="false">−</mo>
                    <msub>
                      <mi>η</mi>
                      <mrow>
                        <mstyle color="blue">
                          <mi>i</mi>
                        </mstyle>
                        <mstyle color="blue">
                          <mi>k</mi>
                        </mstyle>
                      </mrow>
                    </msub>
                  </mrow>
                  <msub>
                    <mi>η</mi>
                    <mrow>
                      <mstyle color="blue">
                        <mi>j</mi>
                      </mstyle>
                      <mstyle color="blue">
                        <mi>l</mi>
                      </mstyle>
                    </mrow>
                  </msub>
                </mrow>
              </mrow>
              <mo fence="true" stretchy="true">]</mo>
            </mrow>
          </mrow>
        </mtd>
      </mtr>
      <mtr>
        <mtd columnalign="left">
          <mrow>
            <mrow>
              <mrow/>
              <mo stretchy="false">=</mo>
              <msup>
                <mi>A</mi>
                <mrow>
                  <mstyle color="blue">
                    <mi>i</mi>
                  </mstyle>
                  <mstyle color="blue">
                    <mi>j</mi>
                  </mstyle>
                </mrow>
              </msup>
            </mrow>
            <mrow>
              <msub>
                <mi>B</mi>
                <mrow>
                  <mstyle color="blue">
                    <mi>j</mi>
                  </mstyle>
                  <mstyle color="blue">
                    <mi>i</mi>
                  </mstyle>
                </mrow>
              </msub>
              <mo stretchy="false">−</mo>
              <msup>
                <mi>A</mi>
                <mrow>
                  <mstyle color="blue">
                    <mi>i</mi>
                  </mstyle>
                  <mstyle color="blue">
                    <mi>j</mi>
                  </mstyle>
                </mrow>
              </msup>
            </mrow>
            <mrow>
              <msub>
                <mi>B</mi>
                <mrow>
                  <mstyle color="blue">
                    <mi>i</mi>
                  </mstyle>
                  <mstyle color="blue">
                    <mi>j</mi>
                  </mstyle>
                </mrow>
              </msub>
              <mo stretchy="false">=</mo>
              <msup>
                <mi>A</mi>
                <mrow>
                  <mstyle color="blue">
                    <mi>i</mi>
                  </mstyle>
                  <mstyle color="blue">
                    <mi>j</mi>
                  </mstyle>
                </mrow>
              </msup>
            </mrow>
            <mrow>
              <mo fence="true" stretchy="true">(</mo>
              <mrow>
                <mrow>
                  <msub>
                    <mi>B</mi>
                    <mrow>
                      <mstyle color="blue">
                        <mi>j</mi>
                      </mstyle>
                      <mstyle color="blue">
                        <mi>i</mi>
                      </mstyle>
                    </mrow>
                  </msub>
                  <mo stretchy="false">−</mo>
                  <msub>
                    <mi>B</mi>
                    <mrow>
                      <mstyle color="blue">
                        <mi>i</mi>
                      </mstyle>
                      <mstyle color="blue">
                        <mi>j</mi>
                      </mstyle>
                    </mrow>
                  </msub>
                </mrow>
              </mrow>
              <mo fence="true" stretchy="true">)</mo>
            </mrow>
          </mrow>
        </mtd>
      </mtr>
    </mtable>
    <annotation encoding="StarMath 5.0">alignl {} = A sup {{color blue i} {color blue k}} B sup {{color blue k} {color blue l}} left [ { %eta sub {{color blue j} {color blue k}} %eta sub {{color blue i} {color blue l}} - %eta sub {{color blue i} {color blue k}} %eta sub {{color blue j} {color blue l}}} right ] newline
alignl {} = A sup {{color blue i} {color blue j}} B sub {{color blue j} {color blue i}} - A sup {{color blue i} {color blue j}} B sub {{color blue i} {color blue j}} = A sup {{color blue i} {color blue j}} left ( { B sub {{color blue j} {color blue i}} - B sub {{color blue i} {color blue j}}} right )</annotation>
  </semantics>
</math>
</file>

<file path=Object 315/content.xml><?xml version="1.0" encoding="utf-8"?>
<math xmlns="http://www.w3.org/1998/Math/MathML">
  <semantics>
    <msup>
      <mi>A</mi>
      <mrow>
        <mstyle color="red">
          <mi>i</mi>
        </mstyle>
        <mstyle color="red">
          <mi>j</mi>
        </mstyle>
      </mrow>
    </msup>
    <annotation encoding="StarMath 5.0">A sup {{color red i} {color red j}}</annotation>
  </semantics>
</math>
</file>

<file path=Object 32/content.xml><?xml version="1.0" encoding="utf-8"?>
<math xmlns="http://www.w3.org/1998/Math/MathML" display="block">
  <semantics>
    <mrow>
      <msub>
        <mi>γ</mi>
        <mn>0</mn>
      </msub>
      <mo stretchy="false">∧</mo>
      <msub>
        <mi>γ</mi>
        <mn>1</mn>
      </msub>
      <mo stretchy="false">∧</mo>
      <msub>
        <mi>γ</mi>
        <mn>2</mn>
      </msub>
    </mrow>
    <annotation encoding="StarMath 5.0">%gamma sub 0 and %gamma sub 1 and %gamma sub 2</annotation>
  </semantics>
</math>
</file>

<file path=Object 33/content.xml><?xml version="1.0" encoding="utf-8"?>
<math xmlns="http://www.w3.org/1998/Math/MathML" display="block">
  <semantics>
    <mrow>
      <msub>
        <mi>γ</mi>
        <mn>0</mn>
      </msub>
      <mo stretchy="false">∧</mo>
      <msub>
        <mi>γ</mi>
        <mn>2</mn>
      </msub>
      <mo stretchy="false">∧</mo>
      <msub>
        <mi>γ</mi>
        <mn>3</mn>
      </msub>
    </mrow>
    <annotation encoding="StarMath 5.0">%gamma sub 0 and %gamma sub 2 and %gamma sub 3</annotation>
  </semantics>
</math>
</file>

<file path=Object 34/content.xml><?xml version="1.0" encoding="utf-8"?>
<math xmlns="http://www.w3.org/1998/Math/MathML" display="block">
  <semantics>
    <mrow>
      <msub>
        <mi>γ</mi>
        <mn>0</mn>
      </msub>
      <mo stretchy="false">∧</mo>
      <msub>
        <mi>γ</mi>
        <mn>1</mn>
      </msub>
      <mo stretchy="false">∧</mo>
      <msub>
        <mi>γ</mi>
        <mn>3</mn>
      </msub>
    </mrow>
    <annotation encoding="StarMath 5.0">%gamma sub 0 and %gamma sub 1 and %gamma sub 3</annotation>
  </semantics>
</math>
</file>

<file path=Object 35/content.xml><?xml version="1.0" encoding="utf-8"?>
<math xmlns="http://www.w3.org/1998/Math/MathML" display="block">
  <semantics>
    <mrow>
      <msub>
        <mi>γ</mi>
        <mn>1</mn>
      </msub>
      <mo stretchy="false">∧</mo>
      <msub>
        <mi>γ</mi>
        <mn>2</mn>
      </msub>
      <mo stretchy="false">∧</mo>
      <msub>
        <mi>γ</mi>
        <mn>3</mn>
      </msub>
    </mrow>
    <annotation encoding="StarMath 5.0">%gamma sub 1 and %gamma sub 2 and %gamma sub 3</annotation>
  </semantics>
</math>
</file>

<file path=Object 36/content.xml><?xml version="1.0" encoding="utf-8"?>
<math xmlns="http://www.w3.org/1998/Math/MathML" display="block">
  <semantics>
    <mrow>
      <mi>grade</mi>
      <mn>1</mn>
    </mrow>
    <annotation encoding="StarMath 5.0">{func grade} 1</annotation>
  </semantics>
</math>
</file>

<file path=Object 37/content.xml><?xml version="1.0" encoding="utf-8"?>
<math xmlns="http://www.w3.org/1998/Math/MathML" display="block">
  <semantics>
    <mrow>
      <mi>grade</mi>
      <mn>2</mn>
    </mrow>
    <annotation encoding="StarMath 5.0">{func grade} 2</annotation>
  </semantics>
</math>
</file>

<file path=Object 38/content.xml><?xml version="1.0" encoding="utf-8"?>
<math xmlns="http://www.w3.org/1998/Math/MathML" display="block">
  <semantics>
    <mrow>
      <mi>grade</mi>
      <mn>3</mn>
    </mrow>
    <annotation encoding="StarMath 5.0">{func grade} 3</annotation>
  </semantics>
</math>
</file>

<file path=Object 39/content.xml><?xml version="1.0" encoding="utf-8"?>
<math xmlns="http://www.w3.org/1998/Math/MathML" display="block">
  <semantics>
    <mrow>
      <mi>grade</mi>
      <mn>4</mn>
    </mrow>
    <annotation encoding="StarMath 5.0">{func grade} 4</annotation>
  </semantics>
</math>
</file>

<file path=Object 4/content.xml><?xml version="1.0" encoding="utf-8"?>
<math xmlns="http://www.w3.org/1998/Math/MathML">
  <semantics>
    <mrow>
      <msub>
        <mi mathvariant="normal">Λ</mi>
        <mn>1</mn>
      </msub>
      <mrow>
        <mo fence="true" stretchy="false">(</mo>
        <mrow>
          <msub>
            <mi>ℳ</mi>
            <mrow>
              <mn>1</mn>
              <mi>,</mi>
              <mn>3</mn>
            </mrow>
          </msub>
        </mrow>
        <mo fence="true" stretchy="false">)</mo>
      </mrow>
    </mrow>
    <annotation encoding="StarMath 5.0">%LAMBDA sub 1 (ℳ sub {1 , 3})</annotation>
  </semantics>
</math>
</file>

<file path=Object 40/content.xml><?xml version="1.0" encoding="utf-8"?>
<math xmlns="http://www.w3.org/1998/Math/MathML">
  <semantics>
    <mrow>
      <mn>4</mn>
      <mo stretchy="false">×</mo>
      <mn>4</mn>
    </mrow>
    <annotation encoding="StarMath 5.0"> 4 times 4 </annotation>
  </semantics>
</math>
</file>

<file path=Object 41/content.xml><?xml version="1.0" encoding="utf-8"?>
<math xmlns="http://www.w3.org/1998/Math/MathML" display="block">
  <semantics>
    <mi>k</mi>
    <annotation encoding="StarMath 5.0">k</annotation>
  </semantics>
</math>
</file>

<file path=Object 42/content.xml><?xml version="1.0" encoding="utf-8"?>
<math xmlns="http://www.w3.org/1998/Math/MathML" display="block">
  <semantics>
    <mi>k</mi>
    <annotation encoding="StarMath 5.0"> k</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semantics>
    <msub>
      <mi>γ</mi>
      <mi>i</mi>
    </msub>
    <annotation encoding="StarMath 5.0">%gamma sub i</annotation>
  </semantics>
</math>
</file>

<file path=Object 45/content.xml><?xml version="1.0" encoding="utf-8"?>
<math xmlns="http://www.w3.org/1998/Math/MathML">
  <semantics>
    <mrow>
      <msub>
        <mi>γ</mi>
        <mstyle color="red">
          <mi>i</mi>
        </mstyle>
      </msub>
      <mo stretchy="false">∧</mo>
      <msub>
        <mi>γ</mi>
        <mstyle color="red">
          <mi>j</mi>
        </mstyle>
      </msub>
    </mrow>
    <annotation encoding="StarMath 5.0">%gamma sub {color red i} and %gamma sub {color red j}</annotation>
  </semantics>
</math>
</file>

<file path=Object 46/content.xml><?xml version="1.0" encoding="utf-8"?>
<math xmlns="http://www.w3.org/1998/Math/MathML" display="block">
  <semantics>
    <mrow>
      <mrow>
        <mrow>
          <msub>
            <mi>e</mi>
            <mn>1</mn>
          </msub>
          <mo stretchy="false">∧</mo>
          <msub>
            <mi>e</mi>
            <mn>2</mn>
          </msub>
        </mrow>
        <mo stretchy="false">+</mo>
        <mrow>
          <msub>
            <mi>e</mi>
            <mn>2</mn>
          </msub>
          <mo stretchy="false">∧</mo>
          <msub>
            <mi>e</mi>
            <mn>3</mn>
          </msub>
        </mrow>
      </mrow>
      <mo stretchy="false">=</mo>
      <mrow>
        <mrow>
          <msub>
            <mi>e</mi>
            <mn>1</mn>
          </msub>
          <mo stretchy="false">∧</mo>
          <msub>
            <mi>e</mi>
            <mn>2</mn>
          </msub>
        </mrow>
        <mo stretchy="false">−</mo>
        <mrow>
          <msub>
            <mi>e</mi>
            <mn>3</mn>
          </msub>
          <mo stretchy="false">∧</mo>
          <msub>
            <mi>e</mi>
            <mn>2</mn>
          </msub>
        </mrow>
      </mrow>
      <mo stretchy="false">=</mo>
      <mrow>
        <mrow>
          <mo fence="true" stretchy="false">(</mo>
          <mrow>
            <mrow>
              <msub>
                <mi>e</mi>
                <mn>1</mn>
              </msub>
              <mo stretchy="false">−</mo>
              <msub>
                <mi>e</mi>
                <mn>3</mn>
              </msub>
            </mrow>
          </mrow>
          <mo fence="true" stretchy="false">)</mo>
        </mrow>
        <mo stretchy="false">∧</mo>
        <msub>
          <mi>e</mi>
          <mn>2</mn>
        </msub>
      </mrow>
    </mrow>
    <annotation encoding="StarMath 5.0">e sub 1 and e sub 2 + e sub 2 and e sub 3 = e sub 1 and e sub 2 - e sub 3  and e sub 2 = ( e sub 1 - e sub 3 ) and e sub 2</annotation>
  </semantics>
</math>
</file>

<file path=Object 47/content.xml><?xml version="1.0" encoding="utf-8"?>
<math xmlns="http://www.w3.org/1998/Math/MathML">
  <semantics>
    <msub>
      <mi>e</mi>
      <mn>2</mn>
    </msub>
    <annotation encoding="StarMath 5.0">e sub 2</annotation>
  </semantics>
</math>
</file>

<file path=Object 48/content.xml><?xml version="1.0" encoding="utf-8"?>
<math xmlns="http://www.w3.org/1998/Math/MathML" display="block">
  <semantics>
    <mrow>
      <mrow>
        <mrow>
          <msub>
            <mi>e</mi>
            <mn>1</mn>
          </msub>
          <mo stretchy="false">∧</mo>
          <msub>
            <mi>e</mi>
            <mn>2</mn>
          </msub>
        </mrow>
        <mo stretchy="false">+</mo>
        <mrow>
          <msub>
            <mi>e</mi>
            <mn>1</mn>
          </msub>
          <mo stretchy="false">∧</mo>
          <msub>
            <mi>e</mi>
            <mn>3</mn>
          </msub>
        </mrow>
        <mo stretchy="false">+</mo>
        <mrow>
          <msub>
            <mi>e</mi>
            <mn>2</mn>
          </msub>
          <mo stretchy="false">∧</mo>
          <msub>
            <mi>e</mi>
            <mn>3</mn>
          </msub>
        </mrow>
      </mrow>
      <mo stretchy="false">=</mo>
      <mrow>
        <mover>
          <mover>
            <mrow>
              <mo fence="true" stretchy="false">(</mo>
              <mrow>
                <mrow>
                  <mrow>
                    <mo stretchy="false">−</mo>
                    <msub>
                      <mi>e</mi>
                      <mn>1</mn>
                    </msub>
                  </mrow>
                  <mo stretchy="false">−</mo>
                  <msub>
                    <mi>e</mi>
                    <mn>2</mn>
                  </msub>
                </mrow>
              </mrow>
              <mo fence="true" stretchy="false">)</mo>
            </mrow>
            <mo stretchy="true">⏞</mo>
          </mover>
          <mi>a</mi>
        </mover>
        <mo stretchy="false">∧</mo>
        <mover>
          <mover>
            <mrow>
              <mo fence="true" stretchy="false">(</mo>
              <mrow>
                <mrow>
                  <mrow>
                    <mo stretchy="false">−</mo>
                    <msub>
                      <mi>e</mi>
                      <mn>1</mn>
                    </msub>
                  </mrow>
                  <mo stretchy="false">−</mo>
                  <msub>
                    <mi>e</mi>
                    <mn>3</mn>
                  </msub>
                </mrow>
              </mrow>
              <mo fence="true" stretchy="false">)</mo>
            </mrow>
            <mo stretchy="true">⏞</mo>
          </mover>
          <mi>b</mi>
        </mover>
      </mrow>
    </mrow>
    <annotation encoding="StarMath 5.0">e sub 1 and e sub 2 + e sub 1 and e sub 3 + e sub 2 and e sub 3 = {( - e sub 1 - e sub 2 ) overbrace a} and {( - e sub 1 - e sub 3 ) overbrace b}</annotation>
  </semantics>
</math>
</file>

<file path=Object 49/content.xml><?xml version="1.0" encoding="utf-8"?>
<math xmlns="http://www.w3.org/1998/Math/MathML">
  <semantics>
    <mrow>
      <mi>a</mi>
      <mo stretchy="false">∧</mo>
      <mi>b</mi>
    </mrow>
    <annotation encoding="StarMath 5.0">a and b</annotation>
  </semantics>
</math>
</file>

<file path=Object 5/content.xml><?xml version="1.0" encoding="utf-8"?>
<math xmlns="http://www.w3.org/1998/Math/MathML" display="block">
  <semantics>
    <mi>M</mi>
    <annotation encoding="StarMath 5.0"> M </annotation>
  </semantics>
</math>
</file>

<file path=Object 50/content.xml><?xml version="1.0" encoding="utf-8"?>
<math xmlns="http://www.w3.org/1998/Math/MathML" display="block">
  <semantics>
    <mi>a</mi>
    <annotation encoding="StarMath 5.0">a</annotation>
  </semantics>
</math>
</file>

<file path=Object 51/content.xml><?xml version="1.0" encoding="utf-8"?>
<math xmlns="http://www.w3.org/1998/Math/MathML" display="block">
  <semantics>
    <mi>b</mi>
    <annotation encoding="StarMath 5.0">b</annotation>
  </semantics>
</math>
</file>

<file path=Object 52/content.xml><?xml version="1.0" encoding="utf-8"?>
<math xmlns="http://www.w3.org/1998/Math/MathML" display="block">
  <semantics>
    <mi>k</mi>
    <annotation encoding="StarMath 5.0">k</annotation>
  </semantics>
</math>
</file>

<file path=Object 53/content.xml><?xml version="1.0" encoding="utf-8"?>
<math xmlns="http://www.w3.org/1998/Math/MathML" display="block">
  <semantics>
    <mi>k</mi>
    <annotation encoding="StarMath 5.0">k</annotation>
  </semantics>
</math>
</file>

<file path=Object 54/content.xml><?xml version="1.0" encoding="utf-8"?>
<math xmlns="http://www.w3.org/1998/Math/MathML" display="block">
  <semantics>
    <mi>k</mi>
    <annotation encoding="StarMath 5.0"> k</annotation>
  </semantics>
</math>
</file>

<file path=Object 55/content.xml><?xml version="1.0" encoding="utf-8"?>
<math xmlns="http://www.w3.org/1998/Math/MathML" display="block">
  <semantics>
    <mi>k</mi>
    <annotation encoding="StarMath 5.0">k </annotation>
  </semantics>
</math>
</file>

<file path=Object 56/content.xml><?xml version="1.0" encoding="utf-8"?>
<math xmlns="http://www.w3.org/1998/Math/MathML" display="block">
  <semantics>
    <mi>k</mi>
    <annotation encoding="StarMath 5.0"> k</annotation>
  </semantics>
</math>
</file>

<file path=Object 57/content.xml><?xml version="1.0" encoding="utf-8"?>
<math xmlns="http://www.w3.org/1998/Math/MathML">
  <semantics>
    <mrow>
      <mi>a</mi>
      <mo stretchy="false">∧</mo>
      <mi>b</mi>
      <mo stretchy="false">∧</mo>
      <mi>c</mi>
    </mrow>
    <annotation encoding="StarMath 5.0">a and b and c</annotation>
  </semantics>
</math>
</file>

<file path=Object 58/content.xml><?xml version="1.0" encoding="utf-8"?>
<math xmlns="http://www.w3.org/1998/Math/MathML">
  <semantics>
    <mrow>
      <mi>j</mi>
      <mo stretchy="false">∧</mo>
      <mi>h</mi>
      <mo stretchy="false">∧</mo>
      <mi>i</mi>
    </mrow>
    <annotation encoding="StarMath 5.0">j and h and i</annotation>
  </semantics>
</math>
</file>

<file path=Object 59/content.xml><?xml version="1.0" encoding="utf-8"?>
<math xmlns="http://www.w3.org/1998/Math/MathML">
  <semantics>
    <mrow>
      <mi>w</mi>
      <mo stretchy="false">∧</mo>
      <mi>k</mi>
      <mo stretchy="false">∧</mo>
      <mi>s</mi>
    </mrow>
    <annotation encoding="StarMath 5.0">w and k and s</annotation>
  </semantics>
</math>
</file>

<file path=Object 6/content.xml><?xml version="1.0" encoding="utf-8"?>
<math xmlns="http://www.w3.org/1998/Math/MathML">
  <semantics>
    <msub>
      <mi>ℳ</mi>
      <mrow>
        <mn>1</mn>
        <mi>,</mi>
        <mn>3</mn>
      </mrow>
    </msub>
    <annotation encoding="StarMath 5.0">ℳ sub {1 , 3}</annotation>
  </semantics>
</math>
</file>

<file path=Object 60/content.xml><?xml version="1.0" encoding="utf-8"?>
<math xmlns="http://www.w3.org/1998/Math/MathML">
  <semantics>
    <mrow>
      <mi>w</mi>
      <mi>,</mi>
      <mi>k</mi>
      <mi>,</mi>
      <mi>s</mi>
    </mrow>
    <annotation encoding="StarMath 5.0">w , k , s</annotation>
  </semantics>
</math>
</file>

<file path=Object 61/content.xml><?xml version="1.0" encoding="utf-8"?>
<math xmlns="http://www.w3.org/1998/Math/MathML" display="block">
  <semantics>
    <mi>k</mi>
    <annotation encoding="StarMath 5.0"> k</annotation>
  </semantics>
</math>
</file>

<file path=Object 62/content.xml><?xml version="1.0" encoding="utf-8"?>
<math xmlns="http://www.w3.org/1998/Math/MathML" display="block">
  <semantics>
    <mi>k</mi>
    <annotation encoding="StarMath 5.0"> k</annotation>
  </semantics>
</math>
</file>

<file path=Object 63/content.xml><?xml version="1.0" encoding="utf-8"?>
<math xmlns="http://www.w3.org/1998/Math/MathML" display="block">
  <semantics>
    <mi>k</mi>
    <annotation encoding="StarMath 5.0"> k </annotation>
  </semantics>
</math>
</file>

<file path=Object 64/content.xml><?xml version="1.0" encoding="utf-8"?>
<math xmlns="http://www.w3.org/1998/Math/MathML" display="block">
  <semantics>
    <mi>k</mi>
    <annotation encoding="StarMath 5.0">k</annotation>
  </semantics>
</math>
</file>

<file path=Object 65/content.xml><?xml version="1.0" encoding="utf-8"?>
<math xmlns="http://www.w3.org/1998/Math/MathML" display="block">
  <semantics>
    <mi>k</mi>
    <annotation encoding="StarMath 5.0">k</annotation>
  </semantics>
</math>
</file>

<file path=Object 66/content.xml><?xml version="1.0" encoding="utf-8"?>
<math xmlns="http://www.w3.org/1998/Math/MathML" display="block">
  <semantics>
    <mi>k</mi>
    <annotation encoding="StarMath 5.0"> k</annotation>
  </semantics>
</math>
</file>

<file path=Object 67/content.xml><?xml version="1.0" encoding="utf-8"?>
<math xmlns="http://www.w3.org/1998/Math/MathML" display="block">
  <semantics>
    <mi>k</mi>
    <annotation encoding="StarMath 5.0">k</annotation>
  </semantics>
</math>
</file>

<file path=Object 68/content.xml><?xml version="1.0" encoding="utf-8"?>
<math xmlns="http://www.w3.org/1998/Math/MathML" display="block">
  <semantics>
    <mrow>
      <mi>a</mi>
      <mo stretchy="false">∧</mo>
      <mi>b</mi>
      <mo stretchy="false">∧</mo>
      <mi>v</mi>
    </mrow>
    <annotation encoding="StarMath 5.0">a and b and v</annotation>
  </semantics>
</math>
</file>

<file path=Object 69/content.xml><?xml version="1.0" encoding="utf-8"?>
<math xmlns="http://www.w3.org/1998/Math/MathML" display="block">
  <semantics>
    <mi>a</mi>
    <annotation encoding="StarMath 5.0">a</annotation>
  </semantics>
</math>
</file>

<file path=Object 7/content.xml><?xml version="1.0" encoding="utf-8"?>
<math xmlns="http://www.w3.org/1998/Math/MathML" display="block">
  <semantics>
    <mi>γ</mi>
    <annotation encoding="StarMath 5.0"> %gamma</annotation>
  </semantics>
</math>
</file>

<file path=Object 70/content.xml><?xml version="1.0" encoding="utf-8"?>
<math xmlns="http://www.w3.org/1998/Math/MathML" display="block">
  <semantics>
    <mi>k</mi>
    <annotation encoding="StarMath 5.0">k</annotation>
  </semantics>
</math>
</file>

<file path=Object 71/content.xml><?xml version="1.0" encoding="utf-8"?>
<math xmlns="http://www.w3.org/1998/Math/MathML" display="block">
  <semantics>
    <mi>n</mi>
    <annotation encoding="StarMath 5.0"> n </annotation>
  </semantics>
</math>
</file>

<file path=Object 72/content.xml><?xml version="1.0" encoding="utf-8"?>
<math xmlns="http://www.w3.org/1998/Math/MathML" display="block">
  <semantics>
    <mrow>
      <mi>n</mi>
      <mo stretchy="false">−</mo>
      <mn>1</mn>
    </mrow>
    <annotation encoding="StarMath 5.0"> n - 1</annotation>
  </semantics>
</math>
</file>

<file path=Object 73/content.xml><?xml version="1.0" encoding="utf-8"?>
<math xmlns="http://www.w3.org/1998/Math/MathML" display="block">
  <semantics>
    <mi>k</mi>
    <annotation encoding="StarMath 5.0"> k </annotation>
  </semantics>
</math>
</file>

<file path=Object 74/content.xml><?xml version="1.0" encoding="utf-8"?>
<math xmlns="http://www.w3.org/1998/Math/MathML" display="block">
  <semantics>
    <mi>K</mi>
    <annotation encoding="StarMath 5.0">K</annotation>
  </semantics>
</math>
</file>

<file path=Object 75/content.xml><?xml version="1.0" encoding="utf-8"?>
<math xmlns="http://www.w3.org/1998/Math/MathML" display="block">
  <semantics>
    <mi>k</mi>
    <annotation encoding="StarMath 5.0"> k </annotation>
  </semantics>
</math>
</file>

<file path=Object 76/content.xml><?xml version="1.0" encoding="utf-8"?>
<math xmlns="http://www.w3.org/1998/Math/MathML" display="block">
  <semantics>
    <mi>k</mi>
    <annotation encoding="StarMath 5.0">k </annotation>
  </semantics>
</math>
</file>

<file path=Object 77/content.xml><?xml version="1.0" encoding="utf-8"?>
<math xmlns="http://www.w3.org/1998/Math/MathML" display="block">
  <semantics>
    <mi>k</mi>
    <annotation encoding="StarMath 5.0"> k </annotation>
  </semantics>
</math>
</file>

<file path=Object 78/content.xml><?xml version="1.0" encoding="utf-8"?>
<math xmlns="http://www.w3.org/1998/Math/MathML" display="block">
  <semantics>
    <mi>k</mi>
    <annotation encoding="StarMath 5.0">k</annotation>
  </semantics>
</math>
</file>

<file path=Object 79/content.xml><?xml version="1.0" encoding="utf-8"?>
<math xmlns="http://www.w3.org/1998/Math/MathML" display="block">
  <semantics>
    <mi>k</mi>
    <annotation encoding="StarMath 5.0">k</annotation>
  </semantics>
</math>
</file>

<file path=Object 8/content.xml><?xml version="1.0" encoding="utf-8"?>
<math xmlns="http://www.w3.org/1998/Math/MathML" display="block">
  <semantics>
    <mi>e</mi>
    <annotation encoding="StarMath 5.0"> e </annotation>
  </semantics>
</math>
</file>

<file path=Object 80/content.xml><?xml version="1.0" encoding="utf-8"?>
<math xmlns="http://www.w3.org/1998/Math/MathML" display="block">
  <semantics>
    <mi>k</mi>
    <annotation encoding="StarMath 5.0"> k </annotation>
  </semantics>
</math>
</file>

<file path=Object 81/content.xml><?xml version="1.0" encoding="utf-8"?>
<math xmlns="http://www.w3.org/1998/Math/MathML" display="block">
  <semantics>
    <mi>k</mi>
    <annotation encoding="StarMath 5.0">k</annotation>
  </semantics>
</math>
</file>

<file path=Object 82/content.xml><?xml version="1.0" encoding="utf-8"?>
<math xmlns="http://www.w3.org/1998/Math/MathML" display="block">
  <semantics>
    <mrow>
      <mi>v</mi>
      <mrow>
        <mi>K</mi>
        <mo stretchy="false">=</mo>
        <mn>½</mn>
      </mrow>
      <mrow>
        <mrow>
          <mo fence="true" stretchy="false">(</mo>
          <mrow>
            <mrow>
              <mi>v</mi>
              <mrow>
                <mi>K</mi>
                <mo stretchy="false">+</mo>
                <mi>K</mi>
              </mrow>
              <mi>v</mi>
            </mrow>
          </mrow>
          <mo fence="true" stretchy="false">)</mo>
        </mrow>
        <mo stretchy="false">+</mo>
        <mn>½</mn>
      </mrow>
      <mrow>
        <mo fence="true" stretchy="false">(</mo>
        <mrow>
          <mrow>
            <mi>v</mi>
            <mrow>
              <mi>K</mi>
              <mo stretchy="false">−</mo>
              <mi>K</mi>
            </mrow>
            <mi>v</mi>
          </mrow>
        </mrow>
        <mo fence="true" stretchy="false">)</mo>
      </mrow>
    </mrow>
    <annotation encoding="StarMath 5.0">v K = ½ ( v K + K v ) + ½ ( v K - K v )</annotation>
  </semantics>
</math>
</file>

<file path=Object 83/content.xml><?xml version="1.0" encoding="utf-8"?>
<math xmlns="http://www.w3.org/1998/Math/MathML" display="block">
  <semantics>
    <mrow>
      <mi>v</mi>
      <mrow>
        <mi>K</mi>
        <mo stretchy="false">=</mo>
        <mrow>
          <mrow>
            <mi>v</mi>
            <mo stretchy="false">⋅</mo>
            <mi>K</mi>
          </mrow>
          <mo stretchy="false">+</mo>
          <mrow>
            <mi>v</mi>
            <mo stretchy="false">∧</mo>
            <mi>K</mi>
          </mrow>
        </mrow>
      </mrow>
    </mrow>
    <annotation encoding="StarMath 5.0">v K = v cdot K + v and K</annotation>
  </semantics>
</math>
</file>

<file path=Object 84/content.xml><?xml version="1.0" encoding="utf-8"?>
<math xmlns="http://www.w3.org/1998/Math/MathML" display="block">
  <semantics>
    <mrow>
      <mrow>
        <mrow>
          <mi>v</mi>
          <mo stretchy="false">⋅</mo>
          <mi>K</mi>
        </mrow>
        <mo stretchy="false">=</mo>
        <mn>½</mn>
      </mrow>
      <mrow>
        <mrow>
          <mo fence="true" stretchy="false">[</mo>
          <mrow>
            <mrow>
              <mi>v</mi>
              <mrow>
                <mi>K</mi>
                <mo stretchy="false">+</mo>
                <msup>
                  <mrow>
                    <mo fence="true" stretchy="false">(</mo>
                    <mrow>
                      <mrow>
                        <mo stretchy="false">−</mo>
                        <mn>1</mn>
                      </mrow>
                    </mrow>
                    <mo fence="true" stretchy="false">)</mo>
                  </mrow>
                  <mrow>
                    <mi>k</mi>
                    <mo stretchy="false">+</mo>
                    <mn>1</mn>
                  </mrow>
                </msup>
              </mrow>
              <mi>K</mi>
              <mi>v</mi>
            </mrow>
          </mrow>
          <mo fence="true" stretchy="false">]</mo>
        </mrow>
        <mo stretchy="false">=</mo>
        <msup>
          <mrow>
            <mo fence="true" stretchy="false">(</mo>
            <mrow>
              <mrow>
                <mo stretchy="false">−</mo>
                <mn>1</mn>
              </mrow>
            </mrow>
            <mo fence="true" stretchy="false">)</mo>
          </mrow>
          <mrow>
            <mi>k</mi>
            <mo stretchy="false">+</mo>
            <mn>1</mn>
          </mrow>
        </msup>
      </mrow>
      <mrow>
        <mi>K</mi>
        <mo stretchy="false">⋅</mo>
        <mi>v</mi>
      </mrow>
    </mrow>
    <annotation encoding="StarMath 5.0">v cdot K = ½ [  v K + (-1) sup {k+1} K v] = (-1) sup {k+1} K cdot v</annotation>
  </semantics>
</math>
</file>

<file path=Object 85/content.xml><?xml version="1.0" encoding="utf-8"?>
<math xmlns="http://www.w3.org/1998/Math/MathML" display="block">
  <semantics>
    <mrow>
      <mrow>
        <mrow>
          <mi>v</mi>
          <mo stretchy="false">∧</mo>
          <mi>K</mi>
        </mrow>
        <mo stretchy="false">=</mo>
        <mn>½</mn>
      </mrow>
      <mrow>
        <mrow>
          <mo fence="true" stretchy="false">[</mo>
          <mrow>
            <mrow>
              <mi>v</mi>
              <mrow>
                <mi>K</mi>
                <mo stretchy="false">+</mo>
                <msup>
                  <mrow>
                    <mo fence="true" stretchy="false">(</mo>
                    <mrow>
                      <mrow>
                        <mo stretchy="false">−</mo>
                        <mn>1</mn>
                      </mrow>
                    </mrow>
                    <mo fence="true" stretchy="false">)</mo>
                  </mrow>
                  <mi>k</mi>
                </msup>
              </mrow>
              <mi>K</mi>
              <mi>v</mi>
            </mrow>
          </mrow>
          <mo fence="true" stretchy="false">]</mo>
        </mrow>
        <mo stretchy="false">=</mo>
        <msup>
          <mrow>
            <mo fence="true" stretchy="false">(</mo>
            <mrow>
              <mrow>
                <mo stretchy="false">−</mo>
                <mn>1</mn>
              </mrow>
            </mrow>
            <mo fence="true" stretchy="false">)</mo>
          </mrow>
          <mi>k</mi>
        </msup>
      </mrow>
      <mrow>
        <mi>K</mi>
        <mo stretchy="false">∧</mo>
        <mi>v</mi>
      </mrow>
    </mrow>
    <annotation encoding="StarMath 5.0">v and K = ½ [ v K + (-1) sup k K v ] = (-1) sup k K and v</annotation>
  </semantics>
</math>
</file>

<file path=Object 86/content.xml><?xml version="1.0" encoding="utf-8"?>
<math xmlns="http://www.w3.org/1998/Math/MathML" display="block">
  <semantics>
    <mi>k</mi>
    <annotation encoding="StarMath 5.0">k</annotation>
  </semantics>
</math>
</file>

<file path=Object 87/content.xml><?xml version="1.0" encoding="utf-8"?>
<math xmlns="http://www.w3.org/1998/Math/MathML" display="block">
  <semantics>
    <mi>k</mi>
    <annotation encoding="StarMath 5.0">k</annotation>
  </semantics>
</math>
</file>

<file path=Object 88/content.xml><?xml version="1.0" encoding="utf-8"?>
<math xmlns="http://www.w3.org/1998/Math/MathML" display="block">
  <semantics>
    <mi>k</mi>
    <annotation encoding="StarMath 5.0"> k </annotation>
  </semantics>
</math>
</file>

<file path=Object 89/content.xml><?xml version="1.0" encoding="utf-8"?>
<math xmlns="http://www.w3.org/1998/Math/MathML" display="block">
  <semantics>
    <mrow>
      <mi>k</mi>
      <mo stretchy="false">−</mo>
      <mn>1</mn>
    </mrow>
    <annotation encoding="StarMath 5.0">k - 1</annotation>
  </semantics>
</math>
</file>

<file path=Object 9/content.xml><?xml version="1.0" encoding="utf-8"?>
<math xmlns="http://www.w3.org/1998/Math/MathML" display="block">
  <semantics>
    <mi>e</mi>
    <annotation encoding="StarMath 5.0"> e </annotation>
  </semantics>
</math>
</file>

<file path=Object 90/content.xml><?xml version="1.0" encoding="utf-8"?>
<math xmlns="http://www.w3.org/1998/Math/MathML" display="block">
  <semantics>
    <mrow>
      <mi>k</mi>
      <mo stretchy="false">+</mo>
      <mn>1</mn>
    </mrow>
    <annotation encoding="StarMath 5.0">k + 1</annotation>
  </semantics>
</math>
</file>

<file path=Object 91/content.xml><?xml version="1.0" encoding="utf-8"?>
<math xmlns="http://www.w3.org/1998/Math/MathML" display="block">
  <semantics>
    <mi>k</mi>
    <annotation encoding="StarMath 5.0">k</annotation>
  </semantics>
</math>
</file>

<file path=Object 92/content.xml><?xml version="1.0" encoding="utf-8"?>
<math xmlns="http://www.w3.org/1998/Math/MathML" display="block">
  <semantics>
    <mi>k</mi>
    <annotation encoding="StarMath 5.0">k</annotation>
  </semantics>
</math>
</file>

<file path=Object 93/content.xml><?xml version="1.0" encoding="utf-8"?>
<math xmlns="http://www.w3.org/1998/Math/MathML" display="block">
  <semantics>
    <mi>k</mi>
    <annotation encoding="StarMath 5.0">k</annotation>
  </semantics>
</math>
</file>

<file path=Object 94/content.xml><?xml version="1.0" encoding="utf-8"?>
<math xmlns="http://www.w3.org/1998/Math/MathML" display="block">
  <semantics>
    <mi>k</mi>
    <annotation encoding="StarMath 5.0">k</annotation>
  </semantics>
</math>
</file>

<file path=Object 95/content.xml><?xml version="1.0" encoding="utf-8"?>
<math xmlns="http://www.w3.org/1998/Math/MathML" display="block">
  <semantics>
    <mi>k</mi>
    <annotation encoding="StarMath 5.0">k</annotation>
  </semantics>
</math>
</file>

<file path=Object 96/content.xml><?xml version="1.0" encoding="utf-8"?>
<math xmlns="http://www.w3.org/1998/Math/MathML" display="block">
  <semantics>
    <mrow>
      <mrow>
        <mi>v</mi>
        <mo stretchy="false">⋅</mo>
        <mi>K</mi>
      </mrow>
      <mo stretchy="false">=</mo>
      <mrow>
        <mi>K</mi>
        <mo stretchy="false">⋅</mo>
        <mi>v</mi>
      </mrow>
    </mrow>
    <annotation encoding="StarMath 5.0">v cdot K = K cdot v</annotation>
  </semantics>
</math>
</file>

<file path=Object 97/content.xml><?xml version="1.0" encoding="utf-8"?>
<math xmlns="http://www.w3.org/1998/Math/MathML" display="block">
  <semantics>
    <mi>k</mi>
    <annotation encoding="StarMath 5.0">k</annotation>
  </semantics>
</math>
</file>

<file path=Object 98/content.xml><?xml version="1.0" encoding="utf-8"?>
<math xmlns="http://www.w3.org/1998/Math/MathML" display="block">
  <semantics>
    <mi>k</mi>
    <annotation encoding="StarMath 5.0">k</annotation>
  </semantics>
</math>
</file>

<file path=Object 99/content.xml><?xml version="1.0" encoding="utf-8"?>
<math xmlns="http://www.w3.org/1998/Math/MathML" display="block">
  <semantics>
    <mi>k</mi>
    <annotation encoding="StarMath 5.0">k</annotation>
  </semantics>
</math>
</file>